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4.062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ert_by_usern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po de hasheo</text:p>
          </table:table-cell>
          <table:table-cell office:value-type="string" calcext:value-type="string">
            <text:p><text:s/>Número de inserciones</text:p>
          </table:table-cell>
          <table:table-cell office:value-type="string" calcext:value-type="string">
            <text:p><text:s/>Tiempo(s)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718" calcext:value-type="float">
            <text:p>0,000247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3262" calcext:value-type="float">
            <text:p>0,0002532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895" calcext:value-type="float">
            <text:p>0,000228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24282" calcext:value-type="float">
            <text:p>0,0006242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6901" calcext:value-type="float">
            <text:p>0,0002069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81253" calcext:value-type="float">
            <text:p>0,0003812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6237" calcext:value-type="float">
            <text:p>0,0003562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1372" calcext:value-type="float">
            <text:p>0,0003113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61086" calcext:value-type="float">
            <text:p>0,0008610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89306" calcext:value-type="float">
            <text:p>0,0003893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4275" calcext:value-type="float">
            <text:p>0,0003642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9798" calcext:value-type="float">
            <text:p>0,0003197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2611" calcext:value-type="float">
            <text:p>0,0003026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23154" calcext:value-type="float">
            <text:p>0,0007231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1157" calcext:value-type="float">
            <text:p>0,0002011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6872" calcext:value-type="float">
            <text:p>0,0002368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0565" calcext:value-type="float">
            <text:p>0,0002505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3729" calcext:value-type="float">
            <text:p>0,0002737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26349" calcext:value-type="float">
            <text:p>0,0004263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4657" calcext:value-type="float">
            <text:p>0,0002446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6137" calcext:value-type="float">
            <text:p>0,0002761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131" calcext:value-type="float">
            <text:p>0,000231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8757" calcext:value-type="float">
            <text:p>0,0002187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5446" calcext:value-type="float">
            <text:p>0,0003754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4596" calcext:value-type="float">
            <text:p>0,0002145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4784" calcext:value-type="float">
            <text:p>0,0002447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2967" calcext:value-type="float">
            <text:p>0,0002229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5906" calcext:value-type="float">
            <text:p>0,0002359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4337" calcext:value-type="float">
            <text:p>0,0003443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8899" calcext:value-type="float">
            <text:p>0,0002088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0936" calcext:value-type="float">
            <text:p>0,0002609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5662" calcext:value-type="float">
            <text:p>0,0002356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8957" calcext:value-type="float">
            <text:p>0,0002389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1866" calcext:value-type="float">
            <text:p>0,0003518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1337" calcext:value-type="float">
            <text:p>0,0002313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768" calcext:value-type="float">
            <text:p>0,000247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244" calcext:value-type="float">
            <text:p>0,000232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7886" calcext:value-type="float">
            <text:p>0,0002278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4564" calcext:value-type="float">
            <text:p>0,0003445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9787" calcext:value-type="float">
            <text:p>0,0002097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4072" calcext:value-type="float">
            <text:p>0,0002540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1987" calcext:value-type="float">
            <text:p>0,0002319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4135" calcext:value-type="float">
            <text:p>0,0002341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3981" calcext:value-type="float">
            <text:p>0,0003539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4828" calcext:value-type="float">
            <text:p>0,0002448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7175" calcext:value-type="float">
            <text:p>0,0002571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1422" calcext:value-type="float">
            <text:p>0,0003014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0335" calcext:value-type="float">
            <text:p>0,0003003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25604" calcext:value-type="float">
            <text:p>0,0004256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9148" calcext:value-type="float">
            <text:p>0,0001991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284" calcext:value-type="float">
            <text:p>0,000232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0032" calcext:value-type="float">
            <text:p>0,0002100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364" calcext:value-type="float">
            <text:p>0,000213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0586" calcext:value-type="float">
            <text:p>0,0003705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0167" calcext:value-type="float">
            <text:p>0,0002301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0586" calcext:value-type="float">
            <text:p>0,0002105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9377" calcext:value-type="float">
            <text:p>0,0002093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4494" calcext:value-type="float">
            <text:p>0,0002344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9332" calcext:value-type="float">
            <text:p>0,0003793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6657" calcext:value-type="float">
            <text:p>0,0002366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0834" calcext:value-type="float">
            <text:p>0,0002708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1544" calcext:value-type="float">
            <text:p>0,0002215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8148" calcext:value-type="float">
            <text:p>0,0002181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8379" calcext:value-type="float">
            <text:p>0,0003683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4712" calcext:value-type="float">
            <text:p>0,0002747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3937" calcext:value-type="float">
            <text:p>0,0002239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2419" calcext:value-type="float">
            <text:p>0,0002024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955" calcext:value-type="float">
            <text:p>0,000279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88641" calcext:value-type="float">
            <text:p>0,0004886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9607" calcext:value-type="float">
            <text:p>0,0002096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9851" calcext:value-type="float">
            <text:p>0,0002298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6685" calcext:value-type="float">
            <text:p>0,0002466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2078" calcext:value-type="float">
            <text:p>0,0002420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2943" calcext:value-type="float">
            <text:p>0,0003429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3705" calcext:value-type="float">
            <text:p>0,0002037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7488" calcext:value-type="float">
            <text:p>0,0002774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4483" calcext:value-type="float">
            <text:p>0,0002244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197" calcext:value-type="float">
            <text:p>0,000241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95469" calcext:value-type="float">
            <text:p>0,0003954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3593" calcext:value-type="float">
            <text:p>0,0001735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0624" calcext:value-type="float">
            <text:p>0,0001606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289" calcext:value-type="float">
            <text:p>0,000152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916" calcext:value-type="float">
            <text:p>0,000159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9813" calcext:value-type="float">
            <text:p>0,0002998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522" calcext:value-type="float">
            <text:p>0,000155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4558" calcext:value-type="float">
            <text:p>0,0001645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96" calcext:value-type="float">
            <text:p>0,00014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8637" calcext:value-type="float">
            <text:p>0,0001486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0846" calcext:value-type="float">
            <text:p>0,0002508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1708" calcext:value-type="float">
            <text:p>0,0001817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088" calcext:value-type="float">
            <text:p>0,000150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9141" calcext:value-type="float">
            <text:p>0,0001491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8226" calcext:value-type="float">
            <text:p>0,0001482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1916" calcext:value-type="float">
            <text:p>0,0002319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7074" calcext:value-type="float">
            <text:p>0,0001570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231" calcext:value-type="float">
            <text:p>0,000172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3488" calcext:value-type="float">
            <text:p>0,0001434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095" calcext:value-type="float">
            <text:p>0,0001440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0946" calcext:value-type="float">
            <text:p>0,0002309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5869" calcext:value-type="float">
            <text:p>0,0001658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1444" calcext:value-type="float">
            <text:p>0,0001814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2149" calcext:value-type="float">
            <text:p>0,0001521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336" calcext:value-type="float">
            <text:p>0,000153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5015" calcext:value-type="float">
            <text:p>0,000235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0238" calcext:value-type="float">
            <text:p>0,0001802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8087" calcext:value-type="float">
            <text:p>0,0001880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9636" calcext:value-type="float">
            <text:p>0,0001696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3847" calcext:value-type="float">
            <text:p>0,0001538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1344" calcext:value-type="float">
            <text:p>0,0002313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7366" calcext:value-type="float">
            <text:p>0,0001473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3551" calcext:value-type="float">
            <text:p>0,0001635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5474" calcext:value-type="float">
            <text:p>0,0001654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6703" calcext:value-type="float">
            <text:p>0,0001667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8966" calcext:value-type="float">
            <text:p>0,0002389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4219" calcext:value-type="float">
            <text:p>0,0001642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7707" calcext:value-type="float">
            <text:p>0,0001677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101" calcext:value-type="float">
            <text:p>0,000181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7877" calcext:value-type="float">
            <text:p>0,0001878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4071" calcext:value-type="float">
            <text:p>0,0002940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0767" calcext:value-type="float">
            <text:p>0,0003507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2173" calcext:value-type="float">
            <text:p>0,000521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2048" calcext:value-type="float">
            <text:p>0,0002520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8596" calcext:value-type="float">
            <text:p>0,0002885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29408" calcext:value-type="float">
            <text:p>0,0004294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8531" calcext:value-type="float">
            <text:p>0,0003285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22786" calcext:value-type="float">
            <text:p>0,0009227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5489" calcext:value-type="float">
            <text:p>0,001154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4585" calcext:value-type="float">
            <text:p>0,0002745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30124" calcext:value-type="float">
            <text:p>0,0006301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0425" calcext:value-type="float">
            <text:p>0,0002504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7821" calcext:value-type="float">
            <text:p>0,0002778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9834" calcext:value-type="float">
            <text:p>0,0002598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6141" calcext:value-type="float">
            <text:p>0,0002261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8579" calcext:value-type="float">
            <text:p>0,0002485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9421" calcext:value-type="float">
            <text:p>0,0001594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9888" calcext:value-type="float">
            <text:p>0,0001698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5719" calcext:value-type="float">
            <text:p>0,0001457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7447" calcext:value-type="float">
            <text:p>0,0001474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9387" calcext:value-type="float">
            <text:p>0,0002293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3727" calcext:value-type="float">
            <text:p>0,0001337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862" calcext:value-type="float">
            <text:p>0,000168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2968" calcext:value-type="float">
            <text:p>0,0001629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6254" calcext:value-type="float">
            <text:p>0,0001462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6716" calcext:value-type="float">
            <text:p>0,0002467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9656" calcext:value-type="float">
            <text:p>0,0001496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6315" calcext:value-type="float">
            <text:p>0,0001663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5856" calcext:value-type="float">
            <text:p>0,0001458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989" calcext:value-type="float">
            <text:p>0,000159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8355" calcext:value-type="float">
            <text:p>0,0002383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4716" calcext:value-type="float">
            <text:p>0,0001547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2465" calcext:value-type="float">
            <text:p>0,0001624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6441" calcext:value-type="float">
            <text:p>0,0001464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7659" calcext:value-type="float">
            <text:p>0,0001476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162" calcext:value-type="float">
            <text:p>0,000241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8654" calcext:value-type="float">
            <text:p>0,0001386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8271" calcext:value-type="float">
            <text:p>0,0001582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9789" calcext:value-type="float">
            <text:p>0,0001397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5106" calcext:value-type="float">
            <text:p>0,0001451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8522" calcext:value-type="float">
            <text:p>0,0002485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0323" calcext:value-type="float">
            <text:p>0,0001503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4067" calcext:value-type="float">
            <text:p>0,0001540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3853" calcext:value-type="float">
            <text:p>0,0001538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937" calcext:value-type="float">
            <text:p>0,0001449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3105" calcext:value-type="float">
            <text:p>0,0002431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1558" calcext:value-type="float">
            <text:p>0,0001515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3982" calcext:value-type="float">
            <text:p>0,0001739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544" calcext:value-type="float">
            <text:p>0,000145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2722" calcext:value-type="float">
            <text:p>0,0001427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4682" calcext:value-type="float">
            <text:p>0,0002646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3932" calcext:value-type="float">
            <text:p>0,0002239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4734" calcext:value-type="float">
            <text:p>0,0001847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3141" calcext:value-type="float">
            <text:p>0,0001931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282" calcext:value-type="float">
            <text:p>0,000182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3512" calcext:value-type="float">
            <text:p>0,0002835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7823" calcext:value-type="float">
            <text:p>0,0001878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1338" calcext:value-type="float">
            <text:p>0,0001713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7105" calcext:value-type="float">
            <text:p>0,0001471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0933" calcext:value-type="float">
            <text:p>0,0001409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2452" calcext:value-type="float">
            <text:p>0,0002424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942" calcext:value-type="float">
            <text:p>0,000179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2271" calcext:value-type="float">
            <text:p>0,0001422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5734" calcext:value-type="float">
            <text:p>0,0001457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8408" calcext:value-type="float">
            <text:p>0,0001484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7763" calcext:value-type="float">
            <text:p>0,0002477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6606" calcext:value-type="float">
            <text:p>0,0001466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25" calcext:value-type="float">
            <text:p>0,00017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82" calcext:value-type="float">
            <text:p>0,000144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7973" calcext:value-type="float">
            <text:p>0,0001479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8839" calcext:value-type="float">
            <text:p>0,0002388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5056" calcext:value-type="float">
            <text:p>0,0001550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7583" calcext:value-type="float">
            <text:p>0,0001575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0862" calcext:value-type="float">
            <text:p>0,0001508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5505" calcext:value-type="float">
            <text:p>0,0001455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5006" calcext:value-type="float">
            <text:p>0,0002350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2387" calcext:value-type="float">
            <text:p>0,0001423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4015" calcext:value-type="float">
            <text:p>0,0001640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164" calcext:value-type="float">
            <text:p>0,0001441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3654" calcext:value-type="float">
            <text:p>0,0001436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4006" calcext:value-type="float">
            <text:p>0,0002240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6184" calcext:value-type="float">
            <text:p>0,0001661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7816" calcext:value-type="float">
            <text:p>0,0001378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6903" calcext:value-type="float">
            <text:p>0,0001369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6501" calcext:value-type="float">
            <text:p>0,0001365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4725" calcext:value-type="float">
            <text:p>0,0002347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7252" calcext:value-type="float">
            <text:p>0,0001372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4728" calcext:value-type="float">
            <text:p>0,0001547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6196" calcext:value-type="float">
            <text:p>0,0001361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7681" calcext:value-type="float">
            <text:p>0,0001376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3861" calcext:value-type="float">
            <text:p>0,0002238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2358" calcext:value-type="float">
            <text:p>0,0001423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3362" calcext:value-type="float">
            <text:p>0,0001533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4828" calcext:value-type="float">
            <text:p>0,0001348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6792" calcext:value-type="float">
            <text:p>0,0001367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2035" calcext:value-type="float">
            <text:p>0,000252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7347" calcext:value-type="float">
            <text:p>0,0001573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1933" calcext:value-type="float">
            <text:p>0,0001619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3656" calcext:value-type="float">
            <text:p>0,0001336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6683" calcext:value-type="float">
            <text:p>0,0001266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7183" calcext:value-type="float">
            <text:p>0,0001971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3847" calcext:value-type="float">
            <text:p>0,0001238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2986" calcext:value-type="float">
            <text:p>0,0001429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115" calcext:value-type="float">
            <text:p>0,000151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438" calcext:value-type="float">
            <text:p>0,0001444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9642" calcext:value-type="float">
            <text:p>0,0002396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4682" calcext:value-type="float">
            <text:p>0,0001646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6045" calcext:value-type="float">
            <text:p>0,0001560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9263" calcext:value-type="float">
            <text:p>0,0001492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8035" calcext:value-type="float">
            <text:p>0,0001480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5309" calcext:value-type="float">
            <text:p>0,0002353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1781" calcext:value-type="float">
            <text:p>0,0001317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6139" calcext:value-type="float">
            <text:p>0,0001561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1351" calcext:value-type="float">
            <text:p>0,0001513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9563" calcext:value-type="float">
            <text:p>0,0001395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2385" calcext:value-type="float">
            <text:p>0,0002423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3317" calcext:value-type="float">
            <text:p>0,0001333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0944" calcext:value-type="float">
            <text:p>0,0001409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1657" calcext:value-type="float">
            <text:p>0,0001216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1584" calcext:value-type="float">
            <text:p>0,0001215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7421" calcext:value-type="float">
            <text:p>0,0001974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5065" calcext:value-type="float">
            <text:p>0,0001250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891" calcext:value-type="float">
            <text:p>0,0001448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1724" calcext:value-type="float">
            <text:p>0,0001217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1841" calcext:value-type="float">
            <text:p>0,0001218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7651" calcext:value-type="float">
            <text:p>0,0001976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0038" calcext:value-type="float">
            <text:p>0,0001300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4006" calcext:value-type="float">
            <text:p>0,0001340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3043" calcext:value-type="float">
            <text:p>0,0001230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7589" calcext:value-type="float">
            <text:p>0,0001275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3068" calcext:value-type="float">
            <text:p>0,0002030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9794" calcext:value-type="float">
            <text:p>0,0001197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2902" calcext:value-type="float">
            <text:p>0,0001329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8071" calcext:value-type="float">
            <text:p>0,0001180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0027" calcext:value-type="float">
            <text:p>0,0001200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2632" calcext:value-type="float">
            <text:p>0,0002026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1977" calcext:value-type="float">
            <text:p>0,0001319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9576" calcext:value-type="float">
            <text:p>0,0001295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3509" calcext:value-type="float">
            <text:p>0,0001135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33" calcext:value-type="float">
            <text:p>0,000116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6208" calcext:value-type="float">
            <text:p>0,0001862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6195" calcext:value-type="float">
            <text:p>0,0001261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8485" calcext:value-type="float">
            <text:p>0,0001284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4797" calcext:value-type="float">
            <text:p>0,0001247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3859" calcext:value-type="float">
            <text:p>0,0001138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5707" calcext:value-type="float">
            <text:p>0,0001857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5306" calcext:value-type="float">
            <text:p>0,0001153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9927" calcext:value-type="float">
            <text:p>0,0001299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293" calcext:value-type="float">
            <text:p>0,000112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0703" calcext:value-type="float">
            <text:p>0,0001207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3451" calcext:value-type="float">
            <text:p>0,0002334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8252" calcext:value-type="float">
            <text:p>0,0001282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1867" calcext:value-type="float">
            <text:p>0,0001118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672" calcext:value-type="float">
            <text:p>0,0001076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028" calcext:value-type="float">
            <text:p>0,0001070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8621" calcext:value-type="float">
            <text:p>0,0001786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139" calcext:value-type="float">
            <text:p>0,0001091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9947" calcext:value-type="float">
            <text:p>0,0001299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839" calcext:value-type="float">
            <text:p>0,0001078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0087" calcext:value-type="float">
            <text:p>0,0001100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6164" calcext:value-type="float">
            <text:p>0,0001761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883" calcext:value-type="float">
            <text:p>0,0001168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972" calcext:value-type="float">
            <text:p>0,0001169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16" calcext:value-type="float">
            <text:p>0,000107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956" calcext:value-type="float">
            <text:p>0,0001069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8574" calcext:value-type="float">
            <text:p>0,0001785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855" calcext:value-type="float">
            <text:p>0,0001068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1857" calcext:value-type="float">
            <text:p>0,0001218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19" calcext:value-type="float">
            <text:p>0,000107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8415" calcext:value-type="float">
            <text:p>0,0001084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2793" calcext:value-type="float">
            <text:p>0,0001727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795" calcext:value-type="float">
            <text:p>0,0001067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6192" calcext:value-type="float">
            <text:p>0,0001261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23" calcext:value-type="float">
            <text:p>0,000109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2919" calcext:value-type="float">
            <text:p>0,0001129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4157" calcext:value-type="float">
            <text:p>0,0001841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4181" calcext:value-type="float">
            <text:p>0,0001241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9271" calcext:value-type="float">
            <text:p>0,0001292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655" calcext:value-type="float">
            <text:p>0,0001446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5522" calcext:value-type="float">
            <text:p>0,0001555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9795" calcext:value-type="float">
            <text:p>0,0002497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2373" calcext:value-type="float">
            <text:p>0,0001523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5357" calcext:value-type="float">
            <text:p>0,0002953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0599" calcext:value-type="float">
            <text:p>0,0001605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8372" calcext:value-type="float">
            <text:p>0,0001883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3073" calcext:value-type="float">
            <text:p>0,0002830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9502" calcext:value-type="float">
            <text:p>0,0001595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0757" calcext:value-type="float">
            <text:p>0,0003207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6089" calcext:value-type="float">
            <text:p>0,0002160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7149" calcext:value-type="float">
            <text:p>0,0002071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00072" calcext:value-type="float">
            <text:p>0,0006000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6335" calcext:value-type="float">
            <text:p>0,0002663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4404" calcext:value-type="float">
            <text:p>0,0002244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967" calcext:value-type="float">
            <text:p>0,000199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1716" calcext:value-type="float">
            <text:p>0,0002017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3098" calcext:value-type="float">
            <text:p>0,0002930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9333" calcext:value-type="float">
            <text:p>0,0001293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4363" calcext:value-type="float">
            <text:p>0,0001643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607" calcext:value-type="float">
            <text:p>0,0001446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9632" calcext:value-type="float">
            <text:p>0,0001696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2945" calcext:value-type="float">
            <text:p>0,0002529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8479" calcext:value-type="float">
            <text:p>0,0001484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9018" calcext:value-type="float">
            <text:p>0,0001490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1075" calcext:value-type="float">
            <text:p>0,0001410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2478" calcext:value-type="float">
            <text:p>0,0001424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6646" calcext:value-type="float">
            <text:p>0,0002466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722" calcext:value-type="float">
            <text:p>0,000157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8786" calcext:value-type="float">
            <text:p>0,0001687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7381" calcext:value-type="float">
            <text:p>0,0001473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9642" calcext:value-type="float">
            <text:p>0,0001496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8743" calcext:value-type="float">
            <text:p>0,0002287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5635" calcext:value-type="float">
            <text:p>0,0001656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445" calcext:value-type="float">
            <text:p>0,0001444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6598" calcext:value-type="float">
            <text:p>0,0001465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9361" calcext:value-type="float">
            <text:p>0,0001493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747" calcext:value-type="float">
            <text:p>0,000227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4143" calcext:value-type="float">
            <text:p>0,0001341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8493" calcext:value-type="float">
            <text:p>0,0001584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5019" calcext:value-type="float">
            <text:p>0,0001350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6745" calcext:value-type="float">
            <text:p>0,0001367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1165" calcext:value-type="float">
            <text:p>0,0002211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695" calcext:value-type="float">
            <text:p>0,000156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9328" calcext:value-type="float">
            <text:p>0,0001393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8044" calcext:value-type="float">
            <text:p>0,0001380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9527" calcext:value-type="float">
            <text:p>0,0001495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8982" calcext:value-type="float">
            <text:p>0,0002189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5187" calcext:value-type="float">
            <text:p>0,0001351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3695" calcext:value-type="float">
            <text:p>0,0001536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653" calcext:value-type="float">
            <text:p>0,000136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0103" calcext:value-type="float">
            <text:p>0,0001401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7697" calcext:value-type="float">
            <text:p>0,0002376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6848" calcext:value-type="float">
            <text:p>0,0001568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7655" calcext:value-type="float">
            <text:p>0,0001576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9014" calcext:value-type="float">
            <text:p>0,0001890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4158" calcext:value-type="float">
            <text:p>0,0002141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92449" calcext:value-type="float">
            <text:p>0,0003924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3359" calcext:value-type="float">
            <text:p>0,0001533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5669" calcext:value-type="float">
            <text:p>0,0001856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6496" calcext:value-type="float">
            <text:p>0,0001564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5229" calcext:value-type="float">
            <text:p>0,0002052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2142" calcext:value-type="float">
            <text:p>0,0002721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2651" calcext:value-type="float">
            <text:p>0,0001926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9135" calcext:value-type="float">
            <text:p>0,0002191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5723" calcext:value-type="float">
            <text:p>0,0001657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1478" calcext:value-type="float">
            <text:p>0,0001714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8502" calcext:value-type="float">
            <text:p>0,0002685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0078" calcext:value-type="float">
            <text:p>0,0001600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9964" calcext:value-type="float">
            <text:p>0,0001799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8387" calcext:value-type="float">
            <text:p>0,0001583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0608" calcext:value-type="float">
            <text:p>0,0001806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3551" calcext:value-type="float">
            <text:p>0,0002535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5914" calcext:value-type="float">
            <text:p>0,0001559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9765" calcext:value-type="float">
            <text:p>0,0001597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508" calcext:value-type="float">
            <text:p>0,0001445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97" calcext:value-type="float">
            <text:p>0,000144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1599" calcext:value-type="float">
            <text:p>0,0002415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2687" calcext:value-type="float">
            <text:p>0,0001426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4733" calcext:value-type="float">
            <text:p>0,0001647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5" calcext:value-type="float">
            <text:p>0,0001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5489" calcext:value-type="float">
            <text:p>0,0001454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0096" calcext:value-type="float">
            <text:p>0,0002400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7342" calcext:value-type="float">
            <text:p>0,0001673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7742" calcext:value-type="float">
            <text:p>0,0001477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8175" calcext:value-type="float">
            <text:p>0,0001481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8851" calcext:value-type="float">
            <text:p>0,0001488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6707" calcext:value-type="float">
            <text:p>0,0002467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268" calcext:value-type="float">
            <text:p>0,000152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5896" calcext:value-type="float">
            <text:p>0,0001658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3517" calcext:value-type="float">
            <text:p>0,0001535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6325" calcext:value-type="float">
            <text:p>0,0001463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9155" calcext:value-type="float">
            <text:p>0,0002391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859" calcext:value-type="float">
            <text:p>0,000178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5172" calcext:value-type="float">
            <text:p>0,0001551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713" calcext:value-type="float">
            <text:p>0,000147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896" calcext:value-type="float">
            <text:p>0,0001448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7728" calcext:value-type="float">
            <text:p>0,0002377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342" calcext:value-type="float">
            <text:p>0,0001443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4381" calcext:value-type="float">
            <text:p>0,0001743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937" calcext:value-type="float">
            <text:p>0,000149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8862" calcext:value-type="float">
            <text:p>0,0001488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0746" calcext:value-type="float">
            <text:p>0,0002507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3274" calcext:value-type="float">
            <text:p>0,0001632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6212" calcext:value-type="float">
            <text:p>0,0001662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6395" calcext:value-type="float">
            <text:p>0,0001463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5924" calcext:value-type="float">
            <text:p>0,0001459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9089" calcext:value-type="float">
            <text:p>0,0002390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6304" calcext:value-type="float">
            <text:p>0,0001463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7841" calcext:value-type="float">
            <text:p>0,0001678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0929" calcext:value-type="float">
            <text:p>0,0001609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1447" calcext:value-type="float">
            <text:p>0,0001614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5468" calcext:value-type="float">
            <text:p>0,0002654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445" calcext:value-type="float">
            <text:p>0,000184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9849" calcext:value-type="float">
            <text:p>0,0002298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8298" calcext:value-type="float">
            <text:p>0,0002482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3823" calcext:value-type="float">
            <text:p>0,0001938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7679" calcext:value-type="float">
            <text:p>0,0003476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2688" calcext:value-type="float">
            <text:p>0,0002326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8334" calcext:value-type="float">
            <text:p>0,0001983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7604" calcext:value-type="float">
            <text:p>0,0002076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5009" calcext:value-type="float">
            <text:p>0,0001650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1288" calcext:value-type="float">
            <text:p>0,0002512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0971" calcext:value-type="float">
            <text:p>0,0001809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8561" calcext:value-type="float">
            <text:p>0,0001885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309" calcext:value-type="float">
            <text:p>0,000183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4921" calcext:value-type="float">
            <text:p>0,0002949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2445" calcext:value-type="float">
            <text:p>0,0004624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4367" calcext:value-type="float">
            <text:p>0,0002143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7262" calcext:value-type="float">
            <text:p>0,0002472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0499" calcext:value-type="float">
            <text:p>0,0002104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3294" calcext:value-type="float">
            <text:p>0,0002232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4687" calcext:value-type="float">
            <text:p>0,0003446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9351" calcext:value-type="float">
            <text:p>0,0001493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1068" calcext:value-type="float">
            <text:p>0,0001710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1219" calcext:value-type="float">
            <text:p>0,0001512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2671" calcext:value-type="float">
            <text:p>0,0001526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7731" calcext:value-type="float">
            <text:p>0,0002477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3884" calcext:value-type="float">
            <text:p>0,0001538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0538" calcext:value-type="float">
            <text:p>0,0001705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9635" calcext:value-type="float">
            <text:p>0,0001696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202" calcext:value-type="float">
            <text:p>0,000232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8072" calcext:value-type="float">
            <text:p>0,0003480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3831" calcext:value-type="float">
            <text:p>0,0002038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6064" calcext:value-type="float">
            <text:p>0,0002260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0882" calcext:value-type="float">
            <text:p>0,0002208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6032" calcext:value-type="float">
            <text:p>0,0002160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2018" calcext:value-type="float">
            <text:p>0,000322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4805" calcext:value-type="float">
            <text:p>0,0002048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2753" calcext:value-type="float">
            <text:p>0,0002027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024" calcext:value-type="float">
            <text:p>0,000150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649" calcext:value-type="float">
            <text:p>0,000146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972" calcext:value-type="float">
            <text:p>0,000289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618" calcext:value-type="float">
            <text:p>0,000186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8172" calcext:value-type="float">
            <text:p>0,0001881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1146" calcext:value-type="float">
            <text:p>0,0002011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5406" calcext:value-type="float">
            <text:p>0,0002254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95522" calcext:value-type="float">
            <text:p>0,0004955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1264" calcext:value-type="float">
            <text:p>0,0002512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6995" calcext:value-type="float">
            <text:p>0,0002869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6216" calcext:value-type="float">
            <text:p>0,0002562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0713" calcext:value-type="float">
            <text:p>0,0002507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3846" calcext:value-type="float">
            <text:p>0,000438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81763" calcext:value-type="float">
            <text:p>0,0003817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1085" calcext:value-type="float">
            <text:p>0,0002710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7647" calcext:value-type="float">
            <text:p>0,0002576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3199" calcext:value-type="float">
            <text:p>0,0003031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3669" calcext:value-type="float">
            <text:p>0,000436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8672" calcext:value-type="float">
            <text:p>0,0002486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8515" calcext:value-type="float">
            <text:p>0,0002485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7353" calcext:value-type="float">
            <text:p>0,0002373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2817" calcext:value-type="float">
            <text:p>0,0002228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8401" calcext:value-type="float">
            <text:p>0,0003584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578" calcext:value-type="float">
            <text:p>0,000245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3902" calcext:value-type="float">
            <text:p>0,0002639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6332" calcext:value-type="float">
            <text:p>0,0002363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4533" calcext:value-type="float">
            <text:p>0,0002445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34075" calcext:value-type="float">
            <text:p>0,0004340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72366" calcext:value-type="float">
            <text:p>0,0004723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55743" calcext:value-type="float">
            <text:p>0,0004557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5964" calcext:value-type="float">
            <text:p>0,0003659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801" calcext:value-type="float">
            <text:p>0,000378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4809" calcext:value-type="float">
            <text:p>0,0004048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6717" calcext:value-type="float">
            <text:p>0,0001967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1334" calcext:value-type="float">
            <text:p>0,0002713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7589" calcext:value-type="float">
            <text:p>0,0002275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6841" calcext:value-type="float">
            <text:p>0,0002268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4848" calcext:value-type="float">
            <text:p>0,0003048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6455" calcext:value-type="float">
            <text:p>0,0002264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6697" calcext:value-type="float">
            <text:p>0,0002466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9485" calcext:value-type="float">
            <text:p>0,0002294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9849" calcext:value-type="float">
            <text:p>0,0002398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84427" calcext:value-type="float">
            <text:p>0,0003844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8138" calcext:value-type="float">
            <text:p>0,0002681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5573" calcext:value-type="float">
            <text:p>0,0002755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616" calcext:value-type="float">
            <text:p>0,000276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9205" calcext:value-type="float">
            <text:p>0,0002592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3748" calcext:value-type="float">
            <text:p>0,0003737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8667" calcext:value-type="float">
            <text:p>0,0002286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5681" calcext:value-type="float">
            <text:p>0,0002556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9305" calcext:value-type="float">
            <text:p>0,0002293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2756" calcext:value-type="float">
            <text:p>0,0002027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328" calcext:value-type="float">
            <text:p>0,000293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0629" calcext:value-type="float">
            <text:p>0,0002106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2116" calcext:value-type="float">
            <text:p>0,0003421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5368" calcext:value-type="float">
            <text:p>0,0002853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4189" calcext:value-type="float">
            <text:p>0,0002841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70918" calcext:value-type="float">
            <text:p>0,0005709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9119" calcext:value-type="float">
            <text:p>0,0002891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0224" calcext:value-type="float">
            <text:p>0,0003202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8311" calcext:value-type="float">
            <text:p>0,0002683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8846" calcext:value-type="float">
            <text:p>0,0002488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79414" calcext:value-type="float">
            <text:p>0,0004794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7631" calcext:value-type="float">
            <text:p>0,0003576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2307" calcext:value-type="float">
            <text:p>0,0003323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0799" calcext:value-type="float">
            <text:p>0,0002907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4337" calcext:value-type="float">
            <text:p>0,0002743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5924" calcext:value-type="float">
            <text:p>0,000459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7384" calcext:value-type="float">
            <text:p>0,0003473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3848" calcext:value-type="float">
            <text:p>0,0003338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9217" calcext:value-type="float">
            <text:p>0,0002892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2868" calcext:value-type="float">
            <text:p>0,0003028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50934" calcext:value-type="float">
            <text:p>0,0004509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62205" calcext:value-type="float">
            <text:p>0,0003622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70706" calcext:value-type="float">
            <text:p>0,0003707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8853" calcext:value-type="float">
            <text:p>0,0002888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6046" calcext:value-type="float">
            <text:p>0,0002960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61581" calcext:value-type="float">
            <text:p>0,0004615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10906" calcext:value-type="float">
            <text:p>0,0004109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152" calcext:value-type="float">
            <text:p>0,000311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7082" calcext:value-type="float">
            <text:p>0,000370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2053" calcext:value-type="float">
            <text:p>0,0002420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15864" calcext:value-type="float">
            <text:p>0,0004158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1787" calcext:value-type="float">
            <text:p>0,0003117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4151" calcext:value-type="float">
            <text:p>0,0002441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043" calcext:value-type="float">
            <text:p>0,000250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5561" calcext:value-type="float">
            <text:p>0,0002455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90791" calcext:value-type="float">
            <text:p>0,0003907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7454" calcext:value-type="float">
            <text:p>0,0002774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9401" calcext:value-type="float">
            <text:p>0,0002894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9281" calcext:value-type="float">
            <text:p>0,0002492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3548" calcext:value-type="float">
            <text:p>0,0002535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78426" calcext:value-type="float">
            <text:p>0,0004784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48179" calcext:value-type="float">
            <text:p>0,0004481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1868" calcext:value-type="float">
            <text:p>0,0002818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8077" calcext:value-type="float">
            <text:p>0,0003180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6311" calcext:value-type="float">
            <text:p>0,0002563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07046" calcext:value-type="float">
            <text:p>0,0004070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9167" calcext:value-type="float">
            <text:p>0,0003291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6894" calcext:value-type="float">
            <text:p>0,0002568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2233" calcext:value-type="float">
            <text:p>0,0002522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1093" calcext:value-type="float">
            <text:p>0,0002710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06713" calcext:value-type="float">
            <text:p>0,0004067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7594" calcext:value-type="float">
            <text:p>0,0003275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6617" calcext:value-type="float">
            <text:p>0,0002866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9725" calcext:value-type="float">
            <text:p>0,0002697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2148" calcext:value-type="float">
            <text:p>0,0003121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06962" calcext:value-type="float">
            <text:p>0,0006069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75799" calcext:value-type="float">
            <text:p>0,0004757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44922" calcext:value-type="float">
            <text:p>0,0004449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742" calcext:value-type="float">
            <text:p>0,00067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07027" calcext:value-type="float">
            <text:p>0,0006070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995404" calcext:value-type="float">
            <text:p>0,0009954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14292" calcext:value-type="float">
            <text:p>0,0006142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19359" calcext:value-type="float">
            <text:p>0,001193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15208" calcext:value-type="float">
            <text:p>0,0007152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88581" calcext:value-type="float">
            <text:p>0,0004885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01401" calcext:value-type="float">
            <text:p>0,0007014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7117" calcext:value-type="float">
            <text:p>0,0005271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09444" calcext:value-type="float">
            <text:p>0,0004094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12653" calcext:value-type="float">
            <text:p>0,0004126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80188" calcext:value-type="float">
            <text:p>0,0003801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64443" calcext:value-type="float">
            <text:p>0,0006644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0628" calcext:value-type="float">
            <text:p>0,000606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30977" calcext:value-type="float">
            <text:p>0,0004309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66212" calcext:value-type="float">
            <text:p>0,0003662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31779" calcext:value-type="float">
            <text:p>0,0004317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85386" calcext:value-type="float">
            <text:p>0,0006853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0648" calcext:value-type="float">
            <text:p>0,0005006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1358" calcext:value-type="float">
            <text:p>0,0005213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67747" calcext:value-type="float">
            <text:p>0,0004677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88333" calcext:value-type="float">
            <text:p>0,0006883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991616" calcext:value-type="float">
            <text:p>0,0009916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19547" calcext:value-type="float">
            <text:p>0,0008195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41844" calcext:value-type="float">
            <text:p>0,0007418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5567" calcext:value-type="float">
            <text:p>0,0005655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2471" calcext:value-type="float">
            <text:p>0,0005624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965234" calcext:value-type="float">
            <text:p>0,0009652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51086" calcext:value-type="float">
            <text:p>0,0007510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80194" calcext:value-type="float">
            <text:p>0,0007801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91702" calcext:value-type="float">
            <text:p>0,0008917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00433" calcext:value-type="float">
            <text:p>0,001004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20106" calcext:value-type="float">
            <text:p>0,001201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63986" calcext:value-type="float">
            <text:p>0,0008639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7241" calcext:value-type="float">
            <text:p>0,000772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2731" calcext:value-type="float">
            <text:p>0,0005127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84956" calcext:value-type="float">
            <text:p>0,0004849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02702" calcext:value-type="float">
            <text:p>0,0007027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84396" calcext:value-type="float">
            <text:p>0,0005843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3751" calcext:value-type="float">
            <text:p>0,0005237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34981" calcext:value-type="float">
            <text:p>0,0004349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80507" calcext:value-type="float">
            <text:p>0,0003805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19945" calcext:value-type="float">
            <text:p>0,0006199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351" calcext:value-type="float">
            <text:p>0,000523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0247" calcext:value-type="float">
            <text:p>0,0003402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2856" calcext:value-type="float">
            <text:p>0,0002628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6157" calcext:value-type="float">
            <text:p>0,0003461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48508" calcext:value-type="float">
            <text:p>0,0005485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81878" calcext:value-type="float">
            <text:p>0,0004818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0295" calcext:value-type="float">
            <text:p>0,000402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85463" calcext:value-type="float">
            <text:p>0,0004854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28399" calcext:value-type="float">
            <text:p>0,0004283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39026" calcext:value-type="float">
            <text:p>0,000639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63235" calcext:value-type="float">
            <text:p>0,0004632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9467" calcext:value-type="float">
            <text:p>0,0003194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2447" calcext:value-type="float">
            <text:p>0,0003324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1621" calcext:value-type="float">
            <text:p>0,0003116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9135" calcext:value-type="float">
            <text:p>0,0005191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224416" calcext:value-type="float">
            <text:p>0,002244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8197" calcext:value-type="float">
            <text:p>0,0005281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64593" calcext:value-type="float">
            <text:p>0,0004645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24352" calcext:value-type="float">
            <text:p>0,0004243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84458" calcext:value-type="float">
            <text:p>0,0006844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88764" calcext:value-type="float">
            <text:p>0,0004887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35491" calcext:value-type="float">
            <text:p>0,0004354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30405" calcext:value-type="float">
            <text:p>0,0005304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73169" calcext:value-type="float">
            <text:p>0,0005731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920593" calcext:value-type="float">
            <text:p>0,0009205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56866" calcext:value-type="float">
            <text:p>0,0006568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40358" calcext:value-type="float">
            <text:p>0,0004403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26046" calcext:value-type="float">
            <text:p>0,0004260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27578" calcext:value-type="float">
            <text:p>0,0004275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41797" calcext:value-type="float">
            <text:p>0,0006417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9489" calcext:value-type="float">
            <text:p>0,0005094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29923" calcext:value-type="float">
            <text:p>0,0004299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22901" calcext:value-type="float">
            <text:p>0,0004229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50107" calcext:value-type="float">
            <text:p>0,0004501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28819" calcext:value-type="float">
            <text:p>0,0007288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38235" calcext:value-type="float">
            <text:p>0,0005382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86271" calcext:value-type="float">
            <text:p>0,0005862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68668" calcext:value-type="float">
            <text:p>0,0004686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82254" calcext:value-type="float">
            <text:p>0,0003822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35633" calcext:value-type="float">
            <text:p>0,0006356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7965" calcext:value-type="float">
            <text:p>0,0005279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9445" calcext:value-type="float">
            <text:p>0,0005694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92979" calcext:value-type="float">
            <text:p>0,0003929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76845" calcext:value-type="float">
            <text:p>0,0003768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83968" calcext:value-type="float">
            <text:p>0,0006839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11098" calcext:value-type="float">
            <text:p>0,0004110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7822" calcext:value-type="float">
            <text:p>0,0002778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5513" calcext:value-type="float">
            <text:p>0,0003055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6973" calcext:value-type="float">
            <text:p>0,0003069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126" calcext:value-type="float">
            <text:p>0,00041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9802" calcext:value-type="float">
            <text:p>0,0003098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4817" calcext:value-type="float">
            <text:p>0,0002848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918" calcext:value-type="float">
            <text:p>0,000239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1652" calcext:value-type="float">
            <text:p>0,0002416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11629" calcext:value-type="float">
            <text:p>0,0004116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2947" calcext:value-type="float">
            <text:p>0,0002929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435" calcext:value-type="float">
            <text:p>0,000294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205" calcext:value-type="float">
            <text:p>0,000282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7648" calcext:value-type="float">
            <text:p>0,0002676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44504" calcext:value-type="float">
            <text:p>0,0004445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27636" calcext:value-type="float">
            <text:p>0,0004276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0014" calcext:value-type="float">
            <text:p>0,0003000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6507" calcext:value-type="float">
            <text:p>0,0002765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4089" calcext:value-type="float">
            <text:p>0,0003040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13362" calcext:value-type="float">
            <text:p>0,0004133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5663" calcext:value-type="float">
            <text:p>0,0003056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5341" calcext:value-type="float">
            <text:p>0,0002653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653" calcext:value-type="float">
            <text:p>0,000226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7562" calcext:value-type="float">
            <text:p>0,0002575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91105" calcext:value-type="float">
            <text:p>0,0003911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0698" calcext:value-type="float">
            <text:p>0,0003206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7674" calcext:value-type="float">
            <text:p>0,0003376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1448" calcext:value-type="float">
            <text:p>0,0003314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1304" calcext:value-type="float">
            <text:p>0,0003213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90831" calcext:value-type="float">
            <text:p>0,0005908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42658" calcext:value-type="float">
            <text:p>0,0005426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63187" calcext:value-type="float">
            <text:p>0,0003631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1813" calcext:value-type="float">
            <text:p>0,0003218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3262" calcext:value-type="float">
            <text:p>0,0002932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981" calcext:value-type="float">
            <text:p>0,00049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90101" calcext:value-type="float">
            <text:p>0,0003901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23518" calcext:value-type="float">
            <text:p>0,0004235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4753" calcext:value-type="float">
            <text:p>0,0003047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3025" calcext:value-type="float">
            <text:p>0,0002630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32968" calcext:value-type="float">
            <text:p>0,0004329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1701" calcext:value-type="float">
            <text:p>0,0005017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92501" calcext:value-type="float">
            <text:p>0,0004925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70051" calcext:value-type="float">
            <text:p>0,0005700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8554" calcext:value-type="float">
            <text:p>0,000585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45956" calcext:value-type="float">
            <text:p>0,0008459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44632" calcext:value-type="float">
            <text:p>0,0004446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7613" calcext:value-type="float">
            <text:p>0,0005176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0172" calcext:value-type="float">
            <text:p>0,0003401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2313" calcext:value-type="float">
            <text:p>0,0003123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17651" calcext:value-type="float">
            <text:p>0,0006176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92432" calcext:value-type="float">
            <text:p>0,0007924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5191" calcext:value-type="float">
            <text:p>0,000451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94173" calcext:value-type="float">
            <text:p>0,0005941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78249" calcext:value-type="float">
            <text:p>0,0005782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42627" calcext:value-type="float">
            <text:p>0,0007426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09409" calcext:value-type="float">
            <text:p>0,0004094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4475" calcext:value-type="float">
            <text:p>0,0003444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0175" calcext:value-type="float">
            <text:p>0,0003101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7626" calcext:value-type="float">
            <text:p>0,0002876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71105" calcext:value-type="float">
            <text:p>0,0004711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9358" calcext:value-type="float">
            <text:p>0,0003193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8947" calcext:value-type="float">
            <text:p>0,0002889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629" calcext:value-type="float">
            <text:p>0,000296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6618" calcext:value-type="float">
            <text:p>0,0002466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76427" calcext:value-type="float">
            <text:p>0,0003764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18019" calcext:value-type="float">
            <text:p>0,000418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929" calcext:value-type="float">
            <text:p>0,000259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2572" calcext:value-type="float">
            <text:p>0,0002825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7472" calcext:value-type="float">
            <text:p>0,0002474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1072" calcext:value-type="float">
            <text:p>0,0003510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9081" calcext:value-type="float">
            <text:p>0,0002990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7958" calcext:value-type="float">
            <text:p>0,0002679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7461" calcext:value-type="float">
            <text:p>0,0002374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5209" calcext:value-type="float">
            <text:p>0,0002252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9433" calcext:value-type="float">
            <text:p>0,000394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4171" calcext:value-type="float">
            <text:p>0,0002641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7952" calcext:value-type="float">
            <text:p>0,0002779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5326" calcext:value-type="float">
            <text:p>0,0002953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87718" calcext:value-type="float">
            <text:p>0,0003877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36306" calcext:value-type="float">
            <text:p>0,0005363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4861" calcext:value-type="float">
            <text:p>0,0005048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08801" calcext:value-type="float">
            <text:p>0,0004088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81074" calcext:value-type="float">
            <text:p>0,0003810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9078" calcext:value-type="float">
            <text:p>0,0003590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367" calcext:value-type="float">
            <text:p>0,00053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75891" calcext:value-type="float">
            <text:p>0,0003758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7358" calcext:value-type="float">
            <text:p>0,0002973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8973" calcext:value-type="float">
            <text:p>0,0002989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174" calcext:value-type="float">
            <text:p>0,000291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17931" calcext:value-type="float">
            <text:p>0,0004179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3457" calcext:value-type="float">
            <text:p>0,0003334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1273" calcext:value-type="float">
            <text:p>0,0002812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9589" calcext:value-type="float">
            <text:p>0,0003195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068" calcext:value-type="float">
            <text:p>0,000300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61484" calcext:value-type="float">
            <text:p>0,0004614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07979" calcext:value-type="float">
            <text:p>0,0008079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21557" calcext:value-type="float">
            <text:p>0,0004215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0333" calcext:value-type="float">
            <text:p>0,0003303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4452" calcext:value-type="float">
            <text:p>0,0003244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7407" calcext:value-type="float">
            <text:p>0,0005074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63079" calcext:value-type="float">
            <text:p>0,0003630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9728" calcext:value-type="float">
            <text:p>0,0002697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9356" calcext:value-type="float">
            <text:p>0,0002593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9109" calcext:value-type="float">
            <text:p>0,0002791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13643" calcext:value-type="float">
            <text:p>0,0004136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03616" calcext:value-type="float">
            <text:p>0,0004036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78265" calcext:value-type="float">
            <text:p>0,0003782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7441" calcext:value-type="float">
            <text:p>0,0003474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4717" calcext:value-type="float">
            <text:p>0,0003547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25195" calcext:value-type="float">
            <text:p>0,0006251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39851" calcext:value-type="float">
            <text:p>0,0004398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6626" calcext:value-type="float">
            <text:p>0,0002966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1541" calcext:value-type="float">
            <text:p>0,0002815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3714" calcext:value-type="float">
            <text:p>0,0003137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283" calcext:value-type="float">
            <text:p>0,000502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90493" calcext:value-type="float">
            <text:p>0,0003904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9357" calcext:value-type="float">
            <text:p>0,0003593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9217" calcext:value-type="float">
            <text:p>0,0002992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4264" calcext:value-type="float">
            <text:p>0,0003142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52958" calcext:value-type="float">
            <text:p>0,0005529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2819" calcext:value-type="float">
            <text:p>0,000428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884" calcext:value-type="float">
            <text:p>0,000338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4459" calcext:value-type="float">
            <text:p>0,0003544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62067" calcext:value-type="float">
            <text:p>0,0004620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87617" calcext:value-type="float">
            <text:p>0,0008876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237414" calcext:value-type="float">
            <text:p>0,002374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2457" calcext:value-type="float">
            <text:p>0,000424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13401" calcext:value-type="float">
            <text:p>0,0004134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287" calcext:value-type="float">
            <text:p>0,00042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42496" calcext:value-type="float">
            <text:p>0,0008424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42373" calcext:value-type="float">
            <text:p>0,0005423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98859" calcext:value-type="float">
            <text:p>0,0003988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7684" calcext:value-type="float">
            <text:p>0,0003276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5227" calcext:value-type="float">
            <text:p>0,0003452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4704" calcext:value-type="float">
            <text:p>0,0005147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79871" calcext:value-type="float">
            <text:p>0,0003798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99828" calcext:value-type="float">
            <text:p>0,0003998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2211" calcext:value-type="float">
            <text:p>0,0003122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7204" calcext:value-type="float">
            <text:p>0,0003372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83516" calcext:value-type="float">
            <text:p>0,0004835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96972" calcext:value-type="float">
            <text:p>0,0003969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2645" calcext:value-type="float">
            <text:p>0,000426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1597" calcext:value-type="float">
            <text:p>0,0003115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2973" calcext:value-type="float">
            <text:p>0,0003429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8335" calcext:value-type="float">
            <text:p>0,0005083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11364" calcext:value-type="float">
            <text:p>0,0004113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6229" calcext:value-type="float">
            <text:p>0,0003162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6832" calcext:value-type="float">
            <text:p>0,0003168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8701" calcext:value-type="float">
            <text:p>0,0003187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1727" calcext:value-type="float">
            <text:p>0,0005117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2862" calcext:value-type="float">
            <text:p>0,000428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22452" calcext:value-type="float">
            <text:p>0,0004224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0137" calcext:value-type="float">
            <text:p>0,0003401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84421" calcext:value-type="float">
            <text:p>0,0003844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86487" calcext:value-type="float">
            <text:p>0,0006864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27681" calcext:value-type="float">
            <text:p>0,0004276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692" calcext:value-type="float">
            <text:p>0,00036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6122" calcext:value-type="float">
            <text:p>0,0003161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7121" calcext:value-type="float">
            <text:p>0,0003171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99398" calcext:value-type="float">
            <text:p>0,0004993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28707" calcext:value-type="float">
            <text:p>0,0004287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83511" calcext:value-type="float">
            <text:p>0,0003835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6121" calcext:value-type="float">
            <text:p>0,0003561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937" calcext:value-type="float">
            <text:p>0,000309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9814" calcext:value-type="float">
            <text:p>0,0005098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67144" calcext:value-type="float">
            <text:p>0,0004671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229" calcext:value-type="float">
            <text:p>0,000352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44064" calcext:value-type="float">
            <text:p>0,0004440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04682" calcext:value-type="float">
            <text:p>0,0004046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40742" calcext:value-type="float">
            <text:p>0,0006407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07155" calcext:value-type="float">
            <text:p>0,0004071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66276" calcext:value-type="float">
            <text:p>0,0003662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55116" calcext:value-type="float">
            <text:p>0,0004551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70555" calcext:value-type="float">
            <text:p>0,0005705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07534" calcext:value-type="float">
            <text:p>0,001075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79355" calcext:value-type="float">
            <text:p>0,0004793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86915" calcext:value-type="float">
            <text:p>0,0008869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06731" calcext:value-type="float">
            <text:p>0,0007067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54788" calcext:value-type="float">
            <text:p>0,0005547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61029" calcext:value-type="float">
            <text:p>0,000761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68346" calcext:value-type="float">
            <text:p>0,0004683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61178" calcext:value-type="float">
            <text:p>0,0004611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9095" calcext:value-type="float">
            <text:p>0,0005190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8491" calcext:value-type="float">
            <text:p>0,0005184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76928" calcext:value-type="float">
            <text:p>0,0008769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33478" calcext:value-type="float">
            <text:p>0,0006334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64584" calcext:value-type="float">
            <text:p>0,0003645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1829" calcext:value-type="float">
            <text:p>0,0003418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406" calcext:value-type="float">
            <text:p>0,000354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12214" calcext:value-type="float">
            <text:p>0,0006122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63433" calcext:value-type="float">
            <text:p>0,0004634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1048" calcext:value-type="float">
            <text:p>0,0003510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4459" calcext:value-type="float">
            <text:p>0,0003544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29382" calcext:value-type="float">
            <text:p>0,0004293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18227" calcext:value-type="float">
            <text:p>0,0006182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41561" calcext:value-type="float">
            <text:p>0,0004415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90763" calcext:value-type="float">
            <text:p>0,0003907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789" calcext:value-type="float">
            <text:p>0,00037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6276" calcext:value-type="float">
            <text:p>0,0003462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37174" calcext:value-type="float">
            <text:p>0,0007371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43957" calcext:value-type="float">
            <text:p>0,0005439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00597" calcext:value-type="float">
            <text:p>0,0004005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5851" calcext:value-type="float">
            <text:p>0,0002958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2144" calcext:value-type="float">
            <text:p>0,0003121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9779" calcext:value-type="float">
            <text:p>0,000497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7604" calcext:value-type="float">
            <text:p>0,0003276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64902" calcext:value-type="float">
            <text:p>0,0003649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5016" calcext:value-type="float">
            <text:p>0,0002950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6312" calcext:value-type="float">
            <text:p>0,0002963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95642" calcext:value-type="float">
            <text:p>0,0005956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73321" calcext:value-type="float">
            <text:p>0,0003733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5331" calcext:value-type="float">
            <text:p>0,0003453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6536" calcext:value-type="float">
            <text:p>0,0002965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5558" calcext:value-type="float">
            <text:p>0,0002955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89975" calcext:value-type="float">
            <text:p>0,0004899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73225" calcext:value-type="float">
            <text:p>0,0003732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7441" calcext:value-type="float">
            <text:p>0,0003074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2358" calcext:value-type="float">
            <text:p>0,0003123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6149" calcext:value-type="float">
            <text:p>0,0002861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14711" calcext:value-type="float">
            <text:p>0,0006147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35729" calcext:value-type="float">
            <text:p>0,0004357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6373" calcext:value-type="float">
            <text:p>0,0003463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78723" calcext:value-type="float">
            <text:p>0,0003787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63796" calcext:value-type="float">
            <text:p>0,0003637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8912" calcext:value-type="float">
            <text:p>0,0005189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21981" calcext:value-type="float">
            <text:p>0,0004219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5442" calcext:value-type="float">
            <text:p>0,0003354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1571" calcext:value-type="float">
            <text:p>0,0002915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0696" calcext:value-type="float">
            <text:p>0,0002906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83836" calcext:value-type="float">
            <text:p>0,0004838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8431" calcext:value-type="float">
            <text:p>0,0003184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1961" calcext:value-type="float">
            <text:p>0,0003219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2477" calcext:value-type="float">
            <text:p>0,0003024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912" calcext:value-type="float">
            <text:p>0,000289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80574" calcext:value-type="float">
            <text:p>0,0004805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6575" calcext:value-type="float">
            <text:p>0,000365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6388" calcext:value-type="float">
            <text:p>0,0002763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6225" calcext:value-type="float">
            <text:p>0,0003262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8413" calcext:value-type="float">
            <text:p>0,0003584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6416" calcext:value-type="float">
            <text:p>0,000464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61123" calcext:value-type="float">
            <text:p>0,0003611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8911" calcext:value-type="float">
            <text:p>0,0003589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4712" calcext:value-type="float">
            <text:p>0,0003147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5008" calcext:value-type="float">
            <text:p>0,0003350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85907" calcext:value-type="float">
            <text:p>0,0004859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0171" calcext:value-type="float">
            <text:p>0,0003301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4001" calcext:value-type="float">
            <text:p>0,0003440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6822" calcext:value-type="float">
            <text:p>0,0003168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96096" calcext:value-type="float">
            <text:p>0,0003960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05738" calcext:value-type="float">
            <text:p>0,0008057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75814" calcext:value-type="float">
            <text:p>0,0006758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01086" calcext:value-type="float">
            <text:p>0,0007010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47241" calcext:value-type="float">
            <text:p>0,0005472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8616" calcext:value-type="float">
            <text:p>0,000686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33048" calcext:value-type="float">
            <text:p>0,0008330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185386" calcext:value-type="float">
            <text:p>0,001853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06831" calcext:value-type="float">
            <text:p>0,001068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2263" calcext:value-type="float">
            <text:p>0,000722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72493" calcext:value-type="float">
            <text:p>0,0006724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12327" calcext:value-type="float">
            <text:p>0,001123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959075" calcext:value-type="float">
            <text:p>0,0009590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91827" calcext:value-type="float">
            <text:p>0,0005918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70136" calcext:value-type="float">
            <text:p>0,0006701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06889" calcext:value-type="float">
            <text:p>0,0007068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33294" calcext:value-type="float">
            <text:p>0,001332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106087" calcext:value-type="float">
            <text:p>0,001060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98928" calcext:value-type="float">
            <text:p>0,0006989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90506" calcext:value-type="float">
            <text:p>0,0004905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71603" calcext:value-type="float">
            <text:p>0,0004716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65197" calcext:value-type="float">
            <text:p>0,0007651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2836" calcext:value-type="float">
            <text:p>0,0005228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6803" calcext:value-type="float">
            <text:p>0,0005268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1491" calcext:value-type="float">
            <text:p>0,0005114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8421" calcext:value-type="float">
            <text:p>0,0005284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96072" calcext:value-type="float">
            <text:p>0,0007960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09359" calcext:value-type="float">
            <text:p>0,0006093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6043" calcext:value-type="float">
            <text:p>0,000660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92124" calcext:value-type="float">
            <text:p>0,0005921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52731" calcext:value-type="float">
            <text:p>0,0005527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05419" calcext:value-type="float">
            <text:p>0,0008054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34036" calcext:value-type="float">
            <text:p>0,0006340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801" calcext:value-type="float">
            <text:p>0,000508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33153" calcext:value-type="float">
            <text:p>0,0005331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51361" calcext:value-type="float">
            <text:p>0,0005513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91224" calcext:value-type="float">
            <text:p>0,0007912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57944" calcext:value-type="float">
            <text:p>0,0006579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4776" calcext:value-type="float">
            <text:p>0,000547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3261" calcext:value-type="float">
            <text:p>0,0005132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103" calcext:value-type="float">
            <text:p>0,000501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35472" calcext:value-type="float">
            <text:p>0,0008354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65722" calcext:value-type="float">
            <text:p>0,0006657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72318" calcext:value-type="float">
            <text:p>0,0005723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10805" calcext:value-type="float">
            <text:p>0,0006108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80411" calcext:value-type="float">
            <text:p>0,0007804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0059" calcext:value-type="float">
            <text:p>0,00100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96835" calcext:value-type="float">
            <text:p>0,0006968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78612" calcext:value-type="float">
            <text:p>0,0006786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62919" calcext:value-type="float">
            <text:p>0,0006629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49656" calcext:value-type="float">
            <text:p>0,0006496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985278" calcext:value-type="float">
            <text:p>0,0009852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06478" calcext:value-type="float">
            <text:p>0,0008064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926284" calcext:value-type="float">
            <text:p>0,0009262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51771" calcext:value-type="float">
            <text:p>0,0007517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3528" calcext:value-type="float">
            <text:p>0,000635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80585" calcext:value-type="float">
            <text:p>0,0008805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917284" calcext:value-type="float">
            <text:p>0,0009172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44589" calcext:value-type="float">
            <text:p>0,0007445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95464" calcext:value-type="float">
            <text:p>0,0006954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88867" calcext:value-type="float">
            <text:p>0,0006888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14154" calcext:value-type="float">
            <text:p>0,001141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2207" calcext:value-type="float">
            <text:p>0,000722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63484" calcext:value-type="float">
            <text:p>0,0006634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33178" calcext:value-type="float">
            <text:p>0,0005331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56694" calcext:value-type="float">
            <text:p>0,0006566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10876" calcext:value-type="float">
            <text:p>0,001108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88354" calcext:value-type="float">
            <text:p>0,0005883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90988" calcext:value-type="float">
            <text:p>0,0004909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0032" calcext:value-type="float">
            <text:p>0,0005100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81663" calcext:value-type="float">
            <text:p>0,0004816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77882" calcext:value-type="float">
            <text:p>0,0007778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69157" calcext:value-type="float">
            <text:p>0,0006691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44468" calcext:value-type="float">
            <text:p>0,0005444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6348" calcext:value-type="float">
            <text:p>0,0005663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70329" calcext:value-type="float">
            <text:p>0,0006703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23129" calcext:value-type="float">
            <text:p>0,001231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37285" calcext:value-type="float">
            <text:p>0,0008372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59338" calcext:value-type="float">
            <text:p>0,0006593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38844" calcext:value-type="float">
            <text:p>0,0006388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3849" calcext:value-type="float">
            <text:p>0,0005638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1462" calcext:value-type="float">
            <text:p>0,000714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1257" calcext:value-type="float">
            <text:p>0,0005612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51803" calcext:value-type="float">
            <text:p>0,0004518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73936" calcext:value-type="float">
            <text:p>0,0004739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75386" calcext:value-type="float">
            <text:p>0,0004753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33822" calcext:value-type="float">
            <text:p>0,0007338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44886" calcext:value-type="float">
            <text:p>0,0005448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83783" calcext:value-type="float">
            <text:p>0,0005837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8221" calcext:value-type="float">
            <text:p>0,0005082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75441" calcext:value-type="float">
            <text:p>0,0004754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1595" calcext:value-type="float">
            <text:p>0,000815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17085" calcext:value-type="float">
            <text:p>0,0006170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85401" calcext:value-type="float">
            <text:p>0,0004854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96773" calcext:value-type="float">
            <text:p>0,0004967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6718" calcext:value-type="float">
            <text:p>0,0005267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40207" calcext:value-type="float">
            <text:p>0,0007402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87412" calcext:value-type="float">
            <text:p>0,0004874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506" calcext:value-type="float">
            <text:p>0,000515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6043" calcext:value-type="float">
            <text:p>0,0005060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53508" calcext:value-type="float">
            <text:p>0,0004535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86536" calcext:value-type="float">
            <text:p>0,0006865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3567" calcext:value-type="float">
            <text:p>0,000535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52586" calcext:value-type="float">
            <text:p>0,0004525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0303" calcext:value-type="float">
            <text:p>0,0005103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151" calcext:value-type="float">
            <text:p>0,000511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5868" calcext:value-type="float">
            <text:p>0,000858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911386" calcext:value-type="float">
            <text:p>0,0009113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72025" calcext:value-type="float">
            <text:p>0,001720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46793" calcext:value-type="float">
            <text:p>0,001467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206328" calcext:value-type="float">
            <text:p>0,002063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248207" calcext:value-type="float">
            <text:p>0,002482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6131" calcext:value-type="float">
            <text:p>0,001061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3259" calcext:value-type="float">
            <text:p>0,001232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7349" calcext:value-type="float">
            <text:p>0,001173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1502" calcext:value-type="float">
            <text:p>0,001015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5577" calcext:value-type="float">
            <text:p>0,00155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4888" calcext:value-type="float">
            <text:p>0,001248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1332" calcext:value-type="float">
            <text:p>0,001113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1452" calcext:value-type="float">
            <text:p>0,001014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80346" calcext:value-type="float">
            <text:p>0,0009803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59197" calcext:value-type="float">
            <text:p>0,001591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9297" calcext:value-type="float">
            <text:p>0,001292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7638" calcext:value-type="float">
            <text:p>0,001076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89058" calcext:value-type="float">
            <text:p>0,0009890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0946" calcext:value-type="float">
            <text:p>0,001009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8973" calcext:value-type="float">
            <text:p>0,001289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3126" calcext:value-type="float">
            <text:p>0,001031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45434" calcext:value-type="float">
            <text:p>0,0008454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02416" calcext:value-type="float">
            <text:p>0,0008024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28279" calcext:value-type="float">
            <text:p>0,0008282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1852" calcext:value-type="float">
            <text:p>0,001318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5163" calcext:value-type="float">
            <text:p>0,001151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8476" calcext:value-type="float">
            <text:p>0,001084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79753" calcext:value-type="float">
            <text:p>0,0008797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21727" calcext:value-type="float">
            <text:p>0,0009217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223417" calcext:value-type="float">
            <text:p>0,002234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3653" calcext:value-type="float">
            <text:p>0,001136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13987" calcext:value-type="float">
            <text:p>0,0009139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3052" calcext:value-type="float">
            <text:p>0,001130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9776" calcext:value-type="float">
            <text:p>0,001297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215265" calcext:value-type="float">
            <text:p>0,002152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49785" calcext:value-type="float">
            <text:p>0,001497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4998" calcext:value-type="float">
            <text:p>0,001349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9196" calcext:value-type="float">
            <text:p>0,001191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7353" calcext:value-type="float">
            <text:p>0,001373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222011" calcext:value-type="float">
            <text:p>0,002220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50867" calcext:value-type="float">
            <text:p>0,001508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2613" calcext:value-type="float">
            <text:p>0,001326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51525" calcext:value-type="float">
            <text:p>0,001515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08292" calcext:value-type="float">
            <text:p>0,0009082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4051" calcext:value-type="float">
            <text:p>0,001240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541" calcext:value-type="float">
            <text:p>0,00105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60217" calcext:value-type="float">
            <text:p>0,0009602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50804" calcext:value-type="float">
            <text:p>0,0008508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96529" calcext:value-type="float">
            <text:p>0,0008965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56558" calcext:value-type="float">
            <text:p>0,001565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4914" calcext:value-type="float">
            <text:p>0,001249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0815" calcext:value-type="float">
            <text:p>0,001008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43724" calcext:value-type="float">
            <text:p>0,0008437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1434" calcext:value-type="float">
            <text:p>0,000914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23084" calcext:value-type="float">
            <text:p>0,00230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5767" calcext:value-type="float">
            <text:p>0,001057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3551" calcext:value-type="float">
            <text:p>0,001035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0174" calcext:value-type="float">
            <text:p>0,001001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2875" calcext:value-type="float">
            <text:p>0,001028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6433" calcext:value-type="float">
            <text:p>0,001364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98573" calcext:value-type="float">
            <text:p>0,0009985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4205" calcext:value-type="float">
            <text:p>0,000842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25691" calcext:value-type="float">
            <text:p>0,0008256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39493" calcext:value-type="float">
            <text:p>0,0009394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48874" calcext:value-type="float">
            <text:p>0,001488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1381" calcext:value-type="float">
            <text:p>0,001313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73113" calcext:value-type="float">
            <text:p>0,0009731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45958" calcext:value-type="float">
            <text:p>0,001459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5356" calcext:value-type="float">
            <text:p>0,00153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89909" calcext:value-type="float">
            <text:p>0,001899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6201" calcext:value-type="float">
            <text:p>0,00162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0487" calcext:value-type="float">
            <text:p>0,001304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4956" calcext:value-type="float">
            <text:p>0,001149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7344" calcext:value-type="float">
            <text:p>0,001373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76704" calcext:value-type="float">
            <text:p>0,001767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4718" calcext:value-type="float">
            <text:p>0,001047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1283" calcext:value-type="float">
            <text:p>0,001012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4072" calcext:value-type="float">
            <text:p>0,001240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0915" calcext:value-type="float">
            <text:p>0,001009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0442" calcext:value-type="float">
            <text:p>0,001304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255301" calcext:value-type="float">
            <text:p>0,002553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0338" calcext:value-type="float">
            <text:p>0,001103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53847" calcext:value-type="float">
            <text:p>0,001538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85665" calcext:value-type="float">
            <text:p>0,0009856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957" calcext:value-type="float">
            <text:p>0,00119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49081" calcext:value-type="float">
            <text:p>0,0009490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3101" calcext:value-type="float">
            <text:p>0,000831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88796" calcext:value-type="float">
            <text:p>0,0007887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75843" calcext:value-type="float">
            <text:p>0,0009758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7348" calcext:value-type="float">
            <text:p>0,001373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26982" calcext:value-type="float">
            <text:p>0,0009269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6208" calcext:value-type="float">
            <text:p>0,001062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6685" calcext:value-type="float">
            <text:p>0,001266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2138" calcext:value-type="float">
            <text:p>0,001121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9395" calcext:value-type="float">
            <text:p>0,001293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9405" calcext:value-type="float">
            <text:p>0,001094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36436" calcext:value-type="float">
            <text:p>0,0008364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60322" calcext:value-type="float">
            <text:p>0,0009603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29685" calcext:value-type="float">
            <text:p>0,0009296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62528" calcext:value-type="float">
            <text:p>0,001625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49919" calcext:value-type="float">
            <text:p>0,001499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6395" calcext:value-type="float">
            <text:p>0,00163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41935" calcext:value-type="float">
            <text:p>0,001419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5632" calcext:value-type="float">
            <text:p>0,001356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86875" calcext:value-type="float">
            <text:p>0,001868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234666" calcext:value-type="float">
            <text:p>0,002346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42252" calcext:value-type="float">
            <text:p>0,0008422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08674" calcext:value-type="float">
            <text:p>0,0007086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52006" calcext:value-type="float">
            <text:p>0,0007520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7076" calcext:value-type="float">
            <text:p>0,00170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93221" calcext:value-type="float">
            <text:p>0,0006932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35472" calcext:value-type="float">
            <text:p>0,0007354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0146" calcext:value-type="float">
            <text:p>0,0005901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21393" calcext:value-type="float">
            <text:p>0,0006213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04653" calcext:value-type="float">
            <text:p>0,0008046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17558" calcext:value-type="float">
            <text:p>0,0007175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1925" calcext:value-type="float">
            <text:p>0,0005319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6353" calcext:value-type="float">
            <text:p>0,0005563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0994" calcext:value-type="float">
            <text:p>0,0005109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1265" calcext:value-type="float">
            <text:p>0,000712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1676" calcext:value-type="float">
            <text:p>0,0005716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97825" calcext:value-type="float">
            <text:p>0,0004978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73922" calcext:value-type="float">
            <text:p>0,0006739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88842" calcext:value-type="float">
            <text:p>0,0006888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212" calcext:value-type="float">
            <text:p>0,00122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53368" calcext:value-type="float">
            <text:p>0,0007533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8357" calcext:value-type="float">
            <text:p>0,0005583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7592" calcext:value-type="float">
            <text:p>0,0005175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0689" calcext:value-type="float">
            <text:p>0,0005206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59014" calcext:value-type="float">
            <text:p>0,000759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1386" calcext:value-type="float">
            <text:p>0,0005813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81975" calcext:value-type="float">
            <text:p>0,0007819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0779" calcext:value-type="float">
            <text:p>0,0005907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2486" calcext:value-type="float">
            <text:p>0,0005124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87663" calcext:value-type="float">
            <text:p>0,0008876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0873" calcext:value-type="float">
            <text:p>0,0005908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1488" calcext:value-type="float">
            <text:p>0,0005114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0748" calcext:value-type="float">
            <text:p>0,000607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49294" calcext:value-type="float">
            <text:p>0,0007492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9236" calcext:value-type="float">
            <text:p>0,001092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97779" calcext:value-type="float">
            <text:p>0,0007977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12515" calcext:value-type="float">
            <text:p>0,0006125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6994" calcext:value-type="float">
            <text:p>0,0005769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7298" calcext:value-type="float">
            <text:p>0,0005272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65976" calcext:value-type="float">
            <text:p>0,0007659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07522" calcext:value-type="float">
            <text:p>0,0006075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8692" calcext:value-type="float">
            <text:p>0,0005586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3167" calcext:value-type="float">
            <text:p>0,0005831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94145" calcext:value-type="float">
            <text:p>0,0004941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99082" calcext:value-type="float">
            <text:p>0,0006990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6808" calcext:value-type="float">
            <text:p>0,0005968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3501" calcext:value-type="float">
            <text:p>0,0005535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8696" calcext:value-type="float">
            <text:p>0,0005386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813" calcext:value-type="float">
            <text:p>0,000588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312981" calcext:value-type="float">
            <text:p>0,003129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1345" calcext:value-type="float">
            <text:p>0,001013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68565" calcext:value-type="float">
            <text:p>0,0009685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4692" calcext:value-type="float">
            <text:p>0,001046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7051" calcext:value-type="float">
            <text:p>0,001170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5519" calcext:value-type="float">
            <text:p>0,001355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5406" calcext:value-type="float">
            <text:p>0,000954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5038" calcext:value-type="float">
            <text:p>0,001050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73726" calcext:value-type="float">
            <text:p>0,0007737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9341" calcext:value-type="float">
            <text:p>0,001193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5295" calcext:value-type="float">
            <text:p>0,001252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3727" calcext:value-type="float">
            <text:p>0,001037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57719" calcext:value-type="float">
            <text:p>0,0008577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1907" calcext:value-type="float">
            <text:p>0,001019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0908" calcext:value-type="float">
            <text:p>0,001009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8514" calcext:value-type="float">
            <text:p>0,001085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67498" calcext:value-type="float">
            <text:p>0,0009674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41844" calcext:value-type="float">
            <text:p>0,0009418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81972" calcext:value-type="float">
            <text:p>0,0006819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48318" calcext:value-type="float">
            <text:p>0,0007483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57164" calcext:value-type="float">
            <text:p>0,001571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70987" calcext:value-type="float">
            <text:p>0,0008709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31893" calcext:value-type="float">
            <text:p>0,0008318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57003" calcext:value-type="float">
            <text:p>0,0008570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08035" calcext:value-type="float">
            <text:p>0,0009080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7596" calcext:value-type="float">
            <text:p>0,001075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06098" calcext:value-type="float">
            <text:p>0,0007060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4045" calcext:value-type="float">
            <text:p>0,000940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76818" calcext:value-type="float">
            <text:p>0,0008768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21442" calcext:value-type="float">
            <text:p>0,0007214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0375" calcext:value-type="float">
            <text:p>0,001103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29924" calcext:value-type="float">
            <text:p>0,00299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9492" calcext:value-type="float">
            <text:p>0,001094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31746" calcext:value-type="float">
            <text:p>0,0006317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2301" calcext:value-type="float">
            <text:p>0,0005823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46998" calcext:value-type="float">
            <text:p>0,0009469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74017" calcext:value-type="float">
            <text:p>0,000674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8419" calcext:value-type="float">
            <text:p>0,0005584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60942" calcext:value-type="float">
            <text:p>0,0005609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5806" calcext:value-type="float">
            <text:p>0,0005358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59769" calcext:value-type="float">
            <text:p>0,0009597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1209" calcext:value-type="float">
            <text:p>0,001312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89435" calcext:value-type="float">
            <text:p>0,0009894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95099" calcext:value-type="float">
            <text:p>0,0007950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22822" calcext:value-type="float">
            <text:p>0,0008228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234988" calcext:value-type="float">
            <text:p>0,002349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3349" calcext:value-type="float">
            <text:p>0,001133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702" calcext:value-type="float">
            <text:p>0,00117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18" calcext:value-type="float">
            <text:p>0,0013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7321" calcext:value-type="float">
            <text:p>0,001273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96268" calcext:value-type="float">
            <text:p>0,001962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13936" calcext:value-type="float">
            <text:p>0,0009139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41297" calcext:value-type="float">
            <text:p>0,0006412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16493" calcext:value-type="float">
            <text:p>0,0006164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9477" calcext:value-type="float">
            <text:p>0,0005994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11111" calcext:value-type="float">
            <text:p>0,0008111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12032" calcext:value-type="float">
            <text:p>0,0008120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4677" calcext:value-type="float">
            <text:p>0,000646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40806" calcext:value-type="float">
            <text:p>0,0006408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16575" calcext:value-type="float">
            <text:p>0,0006165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66035" calcext:value-type="float">
            <text:p>0,000866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15028" calcext:value-type="float">
            <text:p>0,000815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65844" calcext:value-type="float">
            <text:p>0,0006658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35787" calcext:value-type="float">
            <text:p>0,0007357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93076" calcext:value-type="float">
            <text:p>0,0006930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1319" calcext:value-type="float">
            <text:p>0,001113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264337" calcext:value-type="float">
            <text:p>0,002643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08716" calcext:value-type="float">
            <text:p>0,0008087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63918" calcext:value-type="float">
            <text:p>0,0006639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63888" calcext:value-type="float">
            <text:p>0,0006638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71598" calcext:value-type="float">
            <text:p>0,0009715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67446" calcext:value-type="float">
            <text:p>0,0006674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92365" calcext:value-type="float">
            <text:p>0,0008923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89255" calcext:value-type="float">
            <text:p>0,0008892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1568" calcext:value-type="float">
            <text:p>0,001015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235826" calcext:value-type="float">
            <text:p>0,002358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79142" calcext:value-type="float">
            <text:p>0,001791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2857" calcext:value-type="float">
            <text:p>0,001228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7507" calcext:value-type="float">
            <text:p>0,001175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3186" calcext:value-type="float">
            <text:p>0,001331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211917" calcext:value-type="float">
            <text:p>0,002119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43371" calcext:value-type="float">
            <text:p>0,001433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79819" calcext:value-type="float">
            <text:p>0,0008798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89256" calcext:value-type="float">
            <text:p>0,0008892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72788" calcext:value-type="float">
            <text:p>0,0008727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1678" calcext:value-type="float">
            <text:p>0,001316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0683" calcext:value-type="float">
            <text:p>0,001006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12175" calcext:value-type="float">
            <text:p>0,0009121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13561" calcext:value-type="float">
            <text:p>0,0009135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36533" calcext:value-type="float">
            <text:p>0,0008365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8706" calcext:value-type="float">
            <text:p>0,001287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288" calcext:value-type="float">
            <text:p>0,00082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1735" calcext:value-type="float">
            <text:p>0,0006517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67326" calcext:value-type="float">
            <text:p>0,0006673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2398" calcext:value-type="float">
            <text:p>0,0005823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258795" calcext:value-type="float">
            <text:p>0,002587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1795" calcext:value-type="float">
            <text:p>0,001117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63674" calcext:value-type="float">
            <text:p>0,0007636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2798" calcext:value-type="float">
            <text:p>0,0006527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11365" calcext:value-type="float">
            <text:p>0,0006113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0714" calcext:value-type="float">
            <text:p>0,001107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4455" calcext:value-type="float">
            <text:p>0,001044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03194" calcext:value-type="float">
            <text:p>0,0008031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53264" calcext:value-type="float">
            <text:p>0,0007532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0356" calcext:value-type="float">
            <text:p>0,001003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9309" calcext:value-type="float">
            <text:p>0,001093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63821" calcext:value-type="float">
            <text:p>0,0008638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04033" calcext:value-type="float">
            <text:p>0,0007040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09693" calcext:value-type="float">
            <text:p>0,0007096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91686" calcext:value-type="float">
            <text:p>0,0006916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9693" calcext:value-type="float">
            <text:p>0,001296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59195" calcext:value-type="float">
            <text:p>0,001591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44783" calcext:value-type="float">
            <text:p>0,001447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11041" calcext:value-type="float">
            <text:p>0,0007110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22619" calcext:value-type="float">
            <text:p>0,0009226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89968" calcext:value-type="float">
            <text:p>0,001899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8152" calcext:value-type="float">
            <text:p>0,001181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4092" calcext:value-type="float">
            <text:p>0,001040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6709" calcext:value-type="float">
            <text:p>0,001167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0355" calcext:value-type="float">
            <text:p>0,001103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717" calcext:value-type="float">
            <text:p>0,0017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9037" calcext:value-type="float">
            <text:p>0,001190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83479" calcext:value-type="float">
            <text:p>0,0008834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68126" calcext:value-type="float">
            <text:p>0,0008681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47243" calcext:value-type="float">
            <text:p>0,0009472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329669" calcext:value-type="float">
            <text:p>0,003296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5867" calcext:value-type="float">
            <text:p>0,001258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86126" calcext:value-type="float">
            <text:p>0,0008861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28181" calcext:value-type="float">
            <text:p>0,0007281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39059" calcext:value-type="float">
            <text:p>0,0007390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4484" calcext:value-type="float">
            <text:p>0,001044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18363" calcext:value-type="float">
            <text:p>0,0008183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708" calcext:value-type="float">
            <text:p>0,000657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4106" calcext:value-type="float">
            <text:p>0,0005941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79489" calcext:value-type="float">
            <text:p>0,0006794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69385" calcext:value-type="float">
            <text:p>0,0009693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37286" calcext:value-type="float">
            <text:p>0,0007372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25358" calcext:value-type="float">
            <text:p>0,0006253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7153" calcext:value-type="float">
            <text:p>0,000671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32898" calcext:value-type="float">
            <text:p>0,0006328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3797" calcext:value-type="float">
            <text:p>0,001037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1823" calcext:value-type="float">
            <text:p>0,001118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38155" calcext:value-type="float">
            <text:p>0,0009381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3176" calcext:value-type="float">
            <text:p>0,000731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03861" calcext:value-type="float">
            <text:p>0,0007038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3023" calcext:value-type="float">
            <text:p>0,00113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99984" calcext:value-type="float">
            <text:p>0,0008999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0391" calcext:value-type="float">
            <text:p>0,001303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68557" calcext:value-type="float">
            <text:p>0,0008685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3846" calcext:value-type="float">
            <text:p>0,001038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56896" calcext:value-type="float">
            <text:p>0,001568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3619" calcext:value-type="float">
            <text:p>0,001336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049" calcext:value-type="float">
            <text:p>0,00110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88284" calcext:value-type="float">
            <text:p>0,0008882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18432" calcext:value-type="float">
            <text:p>0,0006184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6339" calcext:value-type="float">
            <text:p>0,000963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11775" calcext:value-type="float">
            <text:p>0,0007117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37876" calcext:value-type="float">
            <text:p>0,0006378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7741" calcext:value-type="float">
            <text:p>0,000777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04555" calcext:value-type="float">
            <text:p>0,0006045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322521" calcext:value-type="float">
            <text:p>0,003225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59599" calcext:value-type="float">
            <text:p>0,001595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10238" calcext:value-type="float">
            <text:p>0,0008102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774" calcext:value-type="float">
            <text:p>0,000657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9369" calcext:value-type="float">
            <text:p>0,0005593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00636" calcext:value-type="float">
            <text:p>0,0008006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6239" calcext:value-type="float">
            <text:p>0,0005462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10134" calcext:value-type="float">
            <text:p>0,0006101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7949" calcext:value-type="float">
            <text:p>0,0005479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05895" calcext:value-type="float">
            <text:p>0,0006058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49573" calcext:value-type="float">
            <text:p>0,0008495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93116" calcext:value-type="float">
            <text:p>0,0006931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317" calcext:value-type="float">
            <text:p>0,000523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7333" calcext:value-type="float">
            <text:p>0,0005273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5095" calcext:value-type="float">
            <text:p>0,0005050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10313" calcext:value-type="float">
            <text:p>0,0009103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17254" calcext:value-type="float">
            <text:p>0,0008172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50022" calcext:value-type="float">
            <text:p>0,0007500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28276" calcext:value-type="float">
            <text:p>0,0006282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6907" calcext:value-type="float">
            <text:p>0,000569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10514" calcext:value-type="float">
            <text:p>0,0008105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66565" calcext:value-type="float">
            <text:p>0,0006665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20575" calcext:value-type="float">
            <text:p>0,0006205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685" calcext:value-type="float">
            <text:p>0,000576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7464" calcext:value-type="float">
            <text:p>0,0006574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1986" calcext:value-type="float">
            <text:p>0,001019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0222" calcext:value-type="float">
            <text:p>0,000702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44381" calcext:value-type="float">
            <text:p>0,0006443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1711" calcext:value-type="float">
            <text:p>0,0005517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4804" calcext:value-type="float">
            <text:p>0,0005748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20824" calcext:value-type="float">
            <text:p>0,0008208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23756" calcext:value-type="float">
            <text:p>0,0007237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19789" calcext:value-type="float">
            <text:p>0,0007197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38174" calcext:value-type="float">
            <text:p>0,0007381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2427" calcext:value-type="float">
            <text:p>0,000624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76932" calcext:value-type="float">
            <text:p>0,0007769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46429" calcext:value-type="float">
            <text:p>0,0006464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1549" calcext:value-type="float">
            <text:p>0,0005215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0146" calcext:value-type="float">
            <text:p>0,0005901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9452" calcext:value-type="float">
            <text:p>0,0005594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28569" calcext:value-type="float">
            <text:p>0,0007285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1888" calcext:value-type="float">
            <text:p>0,0006518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21346" calcext:value-type="float">
            <text:p>0,0007213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71118" calcext:value-type="float">
            <text:p>0,0004711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7663" calcext:value-type="float">
            <text:p>0,0005176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7239" calcext:value-type="float">
            <text:p>0,000672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6673" calcext:value-type="float">
            <text:p>0,0006566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32211" calcext:value-type="float">
            <text:p>0,0007322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3244" calcext:value-type="float">
            <text:p>0,001032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02943" calcext:value-type="float">
            <text:p>0,0009029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2189" calcext:value-type="float">
            <text:p>0,001021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74942" calcext:value-type="float">
            <text:p>0,0007749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65549" calcext:value-type="float">
            <text:p>0,0008655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06921" calcext:value-type="float">
            <text:p>0,0007069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01072" calcext:value-type="float">
            <text:p>0,0006010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43436" calcext:value-type="float">
            <text:p>0,001434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8469" calcext:value-type="float">
            <text:p>0,001184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19004" calcext:value-type="float">
            <text:p>0,0007190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34367" calcext:value-type="float">
            <text:p>0,0007343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45497" calcext:value-type="float">
            <text:p>0,001454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88557" calcext:value-type="float">
            <text:p>0,001885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94923" calcext:value-type="float">
            <text:p>0,0007949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86423" calcext:value-type="float">
            <text:p>0,0006864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02942" calcext:value-type="float">
            <text:p>0,0007029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1119" calcext:value-type="float">
            <text:p>0,001311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4606" calcext:value-type="float">
            <text:p>0,001046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39705" calcext:value-type="float">
            <text:p>0,0006397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65553" calcext:value-type="float">
            <text:p>0,0005655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2117" calcext:value-type="float">
            <text:p>0,0005321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93134" calcext:value-type="float">
            <text:p>0,0004931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71859" calcext:value-type="float">
            <text:p>0,0009718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46017" calcext:value-type="float">
            <text:p>0,000646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16077" calcext:value-type="float">
            <text:p>0,0006160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1769" calcext:value-type="float">
            <text:p>0,0005417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67697" calcext:value-type="float">
            <text:p>0,0005676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45008" calcext:value-type="float">
            <text:p>0,0007450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05557" calcext:value-type="float">
            <text:p>0,0006055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0991" calcext:value-type="float">
            <text:p>0,0005709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6081" calcext:value-type="float">
            <text:p>0,0005260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66278" calcext:value-type="float">
            <text:p>0,0005662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0717" calcext:value-type="float">
            <text:p>0,000807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24795" calcext:value-type="float">
            <text:p>0,0006247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03036" calcext:value-type="float">
            <text:p>0,0006030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7865" calcext:value-type="float">
            <text:p>0,0005378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3656" calcext:value-type="float">
            <text:p>0,0005536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67109" calcext:value-type="float">
            <text:p>0,0008671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3027" calcext:value-type="float">
            <text:p>0,00103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352425" calcext:value-type="float">
            <text:p>0,003524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34361" calcext:value-type="float">
            <text:p>0,0009343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11646" calcext:value-type="float">
            <text:p>0,0007116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8347" calcext:value-type="float">
            <text:p>0,001083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7262" calcext:value-type="float">
            <text:p>0,000872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94919" calcext:value-type="float">
            <text:p>0,0006949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35216" calcext:value-type="float">
            <text:p>0,0006352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64777" calcext:value-type="float">
            <text:p>0,0005647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46401" calcext:value-type="float">
            <text:p>0,0008464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70322" calcext:value-type="float">
            <text:p>0,0008703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4137" calcext:value-type="float">
            <text:p>0,0005841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21143" calcext:value-type="float">
            <text:p>0,0006211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4245" calcext:value-type="float">
            <text:p>0,0005442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72851" calcext:value-type="float">
            <text:p>0,0008728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086" calcext:value-type="float">
            <text:p>0,00070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7513" calcext:value-type="float">
            <text:p>0,0005875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60079" calcext:value-type="float">
            <text:p>0,0005600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02348" calcext:value-type="float">
            <text:p>0,0006023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0228" calcext:value-type="float">
            <text:p>0,001002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24195" calcext:value-type="float">
            <text:p>0,0007241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489" calcext:value-type="float">
            <text:p>0,000654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2516" calcext:value-type="float">
            <text:p>0,0005925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32003" calcext:value-type="float">
            <text:p>0,0006320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63012" calcext:value-type="float">
            <text:p>0,000763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06922" calcext:value-type="float">
            <text:p>0,0007069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61102" calcext:value-type="float">
            <text:p>0,0008611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99398" calcext:value-type="float">
            <text:p>0,0007993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26381" calcext:value-type="float">
            <text:p>0,0007263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51813" calcext:value-type="float">
            <text:p>0,0009518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3093" calcext:value-type="float">
            <text:p>0,001030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695" calcext:value-type="float">
            <text:p>0,00106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22622" calcext:value-type="float">
            <text:p>0,0008226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08333" calcext:value-type="float">
            <text:p>0,0009083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70814" calcext:value-type="float">
            <text:p>0,001708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8448" calcext:value-type="float">
            <text:p>0,001284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1667" calcext:value-type="float">
            <text:p>0,000916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88018" calcext:value-type="float">
            <text:p>0,0008880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0923" calcext:value-type="float">
            <text:p>0,001009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8635" calcext:value-type="float">
            <text:p>0,001186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23027" calcext:value-type="float">
            <text:p>0,000723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9482" calcext:value-type="float">
            <text:p>0,0005894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6416" calcext:value-type="float">
            <text:p>0,000564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0662" calcext:value-type="float">
            <text:p>0,0005806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58532" calcext:value-type="float">
            <text:p>0,0009585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67876" calcext:value-type="float">
            <text:p>0,0006678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46567" calcext:value-type="float">
            <text:p>0,0007465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05974" calcext:value-type="float">
            <text:p>0,0006059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7184" calcext:value-type="float">
            <text:p>0,0005471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0138" calcext:value-type="float">
            <text:p>0,001001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80678" calcext:value-type="float">
            <text:p>0,0008806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91134" calcext:value-type="float">
            <text:p>0,0009911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48468" calcext:value-type="float">
            <text:p>0,0007484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31399" calcext:value-type="float">
            <text:p>0,0006313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38039" calcext:value-type="float">
            <text:p>0,0009380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1063" calcext:value-type="float">
            <text:p>0,0006510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18228" calcext:value-type="float">
            <text:p>0,0006182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68604" calcext:value-type="float">
            <text:p>0,0005686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79683" calcext:value-type="float">
            <text:p>0,0006796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61215" calcext:value-type="float">
            <text:p>0,0008612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25074" calcext:value-type="float">
            <text:p>0,0006250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77861" calcext:value-type="float">
            <text:p>0,0006778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856" calcext:value-type="float">
            <text:p>0,000578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0635" calcext:value-type="float">
            <text:p>0,0005906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7466" calcext:value-type="float">
            <text:p>0,001074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5436" calcext:value-type="float">
            <text:p>0,000954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36349" calcext:value-type="float">
            <text:p>0,0007363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6138" calcext:value-type="float">
            <text:p>0,000661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62099" calcext:value-type="float">
            <text:p>0,0006620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77747" calcext:value-type="float">
            <text:p>0,0008777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92531" calcext:value-type="float">
            <text:p>0,0006925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8147" calcext:value-type="float">
            <text:p>0,0005981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45028" calcext:value-type="float">
            <text:p>0,0006450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31789" calcext:value-type="float">
            <text:p>0,0006317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15028" calcext:value-type="float">
            <text:p>0,000915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69455" calcext:value-type="float">
            <text:p>0,0006694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12191" calcext:value-type="float">
            <text:p>0,0007121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16713" calcext:value-type="float">
            <text:p>0,0006167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06393" calcext:value-type="float">
            <text:p>0,0007063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3187" calcext:value-type="float">
            <text:p>0,001131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4405" calcext:value-type="float">
            <text:p>0,001044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94184" calcext:value-type="float">
            <text:p>0,0007941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259254" calcext:value-type="float">
            <text:p>0,002592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86415" calcext:value-type="float">
            <text:p>0,0006864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83939" calcext:value-type="float">
            <text:p>0,0009839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69642" calcext:value-type="float">
            <text:p>0,0007696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26732" calcext:value-type="float">
            <text:p>0,0006267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08525" calcext:value-type="float">
            <text:p>0,0006085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48798" calcext:value-type="float">
            <text:p>0,0006487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7715" calcext:value-type="float">
            <text:p>0,001077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67823" calcext:value-type="float">
            <text:p>0,0009678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54935" calcext:value-type="float">
            <text:p>0,0007549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4697" calcext:value-type="float">
            <text:p>0,0005746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38886" calcext:value-type="float">
            <text:p>0,0006388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62523" calcext:value-type="float">
            <text:p>0,0009625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12987" calcext:value-type="float">
            <text:p>0,0008129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95882" calcext:value-type="float">
            <text:p>0,0006958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68188" calcext:value-type="float">
            <text:p>0,0009681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25153" calcext:value-type="float">
            <text:p>0,0008251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53102" calcext:value-type="float">
            <text:p>0,001531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85547" calcext:value-type="float">
            <text:p>0,0008855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6746" calcext:value-type="float">
            <text:p>0,00467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724" calcext:value-type="float">
            <text:p>0,00137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3046" calcext:value-type="float">
            <text:p>0,001330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576" calcext:value-type="float">
            <text:p>0,00195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4391" calcext:value-type="float">
            <text:p>0,001643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6238" calcext:value-type="float">
            <text:p>0,001762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9977" calcext:value-type="float">
            <text:p>0,001299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68014" calcext:value-type="float">
            <text:p>0,003680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4641" calcext:value-type="float">
            <text:p>0,001946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7398" calcext:value-type="float">
            <text:p>0,001673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1617" calcext:value-type="float">
            <text:p>0,001816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2484" calcext:value-type="float">
            <text:p>0,001624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6617" calcext:value-type="float">
            <text:p>0,001366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8517" calcext:value-type="float">
            <text:p>0,001985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7651" calcext:value-type="float">
            <text:p>0,001576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8276" calcext:value-type="float">
            <text:p>0,001482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0877" calcext:value-type="float">
            <text:p>0,001608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7613" calcext:value-type="float">
            <text:p>0,001776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1795" calcext:value-type="float">
            <text:p>0,001917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1263" calcext:value-type="float">
            <text:p>0,001512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5007" calcext:value-type="float">
            <text:p>0,001250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3395" calcext:value-type="float">
            <text:p>0,001133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2778" calcext:value-type="float">
            <text:p>0,001027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4386" calcext:value-type="float">
            <text:p>0,001543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7953" calcext:value-type="float">
            <text:p>0,002079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9734" calcext:value-type="float">
            <text:p>0,002197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2824" calcext:value-type="float">
            <text:p>0,001628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7768" calcext:value-type="float">
            <text:p>0,002477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0831" calcext:value-type="float">
            <text:p>0,002208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8264" calcext:value-type="float">
            <text:p>0,001882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0536" calcext:value-type="float">
            <text:p>0,001205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6297" calcext:value-type="float">
            <text:p>0,001162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3361" calcext:value-type="float">
            <text:p>0,001233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8332" calcext:value-type="float">
            <text:p>0,001883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7111" calcext:value-type="float">
            <text:p>0,001271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063" calcext:value-type="float">
            <text:p>0,00130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0348" calcext:value-type="float">
            <text:p>0,001303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5085" calcext:value-type="float">
            <text:p>0,002250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4302" calcext:value-type="float">
            <text:p>0,001443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8349" calcext:value-type="float">
            <text:p>0,001383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6393" calcext:value-type="float">
            <text:p>0,001263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5155" calcext:value-type="float">
            <text:p>0,001251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0442" calcext:value-type="float">
            <text:p>0,001104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0569" calcext:value-type="float">
            <text:p>0,002005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4013" calcext:value-type="float">
            <text:p>0,00214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035" calcext:value-type="float">
            <text:p>0,00140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6656" calcext:value-type="float">
            <text:p>0,001266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6815" calcext:value-type="float">
            <text:p>0,001568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91581" calcext:value-type="float">
            <text:p>0,004915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54374" calcext:value-type="float">
            <text:p>0,002543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66729" calcext:value-type="float">
            <text:p>0,002667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4947" calcext:value-type="float">
            <text:p>0,001749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0171" calcext:value-type="float">
            <text:p>0,001501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6213" calcext:value-type="float">
            <text:p>0,002262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6528" calcext:value-type="float">
            <text:p>0,002465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5538" calcext:value-type="float">
            <text:p>0,001255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8096" calcext:value-type="float">
            <text:p>0,001580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8309" calcext:value-type="float">
            <text:p>0,001183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6115" calcext:value-type="float">
            <text:p>0,001561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197" calcext:value-type="float">
            <text:p>0,00221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8208" calcext:value-type="float">
            <text:p>0,001482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1723" calcext:value-type="float">
            <text:p>0,001217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7198" calcext:value-type="float">
            <text:p>0,001171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406" calcext:value-type="float">
            <text:p>0,00184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7058" calcext:value-type="float">
            <text:p>0,001970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82016" calcext:value-type="float">
            <text:p>0,003820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9058" calcext:value-type="float">
            <text:p>0,001990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0073" calcext:value-type="float">
            <text:p>0,001900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885" calcext:value-type="float">
            <text:p>0,00218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11735" calcext:value-type="float">
            <text:p>0,004117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30428" calcext:value-type="float">
            <text:p>0,003304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5519" calcext:value-type="float">
            <text:p>0,00255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58578" calcext:value-type="float">
            <text:p>0,002585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55417" calcext:value-type="float">
            <text:p>0,004554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2374" calcext:value-type="float">
            <text:p>0,001723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728" calcext:value-type="float">
            <text:p>0,00147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9786" calcext:value-type="float">
            <text:p>0,001797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561594" calcext:value-type="float">
            <text:p>0,005615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65677" calcext:value-type="float">
            <text:p>0,002656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0842" calcext:value-type="float">
            <text:p>0,001908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86265" calcext:value-type="float">
            <text:p>0,002862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38579" calcext:value-type="float">
            <text:p>0,002385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54978" calcext:value-type="float">
            <text:p>0,002549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0513" calcext:value-type="float">
            <text:p>0,002105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7279" calcext:value-type="float">
            <text:p>0,002172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9156" calcext:value-type="float">
            <text:p>0,001791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6191" calcext:value-type="float">
            <text:p>0,001861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0771" calcext:value-type="float">
            <text:p>0,001607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2771" calcext:value-type="float">
            <text:p>0,001927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603" calcext:value-type="float">
            <text:p>0,00166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4809" calcext:value-type="float">
            <text:p>0,001848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95935" calcext:value-type="float">
            <text:p>0,003959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6982" calcext:value-type="float">
            <text:p>0,001469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9352" calcext:value-type="float">
            <text:p>0,001693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0415" calcext:value-type="float">
            <text:p>0,001904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01455" calcext:value-type="float">
            <text:p>0,004014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79199" calcext:value-type="float">
            <text:p>0,003791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9061" calcext:value-type="float">
            <text:p>0,001990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6476" calcext:value-type="float">
            <text:p>0,002164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72271" calcext:value-type="float">
            <text:p>0,002722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291" calcext:value-type="float">
            <text:p>0,00192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72306" calcext:value-type="float">
            <text:p>0,002723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4433" calcext:value-type="float">
            <text:p>0,001744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74325" calcext:value-type="float">
            <text:p>0,002743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40965" calcext:value-type="float">
            <text:p>0,004409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2689" calcext:value-type="float">
            <text:p>0,002026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34948" calcext:value-type="float">
            <text:p>0,002349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62196" calcext:value-type="float">
            <text:p>0,003621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65623" calcext:value-type="float">
            <text:p>0,004656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97098" calcext:value-type="float">
            <text:p>0,002970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82823" calcext:value-type="float">
            <text:p>0,002828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3291" calcext:value-type="float">
            <text:p>0,002032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2842" calcext:value-type="float">
            <text:p>0,002228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88938" calcext:value-type="float">
            <text:p>0,002889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34148" calcext:value-type="float">
            <text:p>0,003341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88893" calcext:value-type="float">
            <text:p>0,003888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4881" calcext:value-type="float">
            <text:p>0,001848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0363" calcext:value-type="float">
            <text:p>0,002403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10755" calcext:value-type="float">
            <text:p>0,004107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636" calcext:value-type="float">
            <text:p>0,0036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788" calcext:value-type="float">
            <text:p>0,0027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2781" calcext:value-type="float">
            <text:p>0,002127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2459" calcext:value-type="float">
            <text:p>0,001624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8683" calcext:value-type="float">
            <text:p>0,001786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5114" calcext:value-type="float">
            <text:p>0,001551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3554" calcext:value-type="float">
            <text:p>0,001035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9093" calcext:value-type="float">
            <text:p>0,001790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5551" calcext:value-type="float">
            <text:p>0,00255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71223" calcext:value-type="float">
            <text:p>0,004712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64003" calcext:value-type="float">
            <text:p>0,004640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6537" calcext:value-type="float">
            <text:p>0,002165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9307" calcext:value-type="float">
            <text:p>0,001893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4854" calcext:value-type="float">
            <text:p>0,002248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64622" calcext:value-type="float">
            <text:p>0,004646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7083" calcext:value-type="float">
            <text:p>0,002270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349" calcext:value-type="float">
            <text:p>0,00193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4175" calcext:value-type="float">
            <text:p>0,001841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5459" calcext:value-type="float">
            <text:p>0,002054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04473" calcext:value-type="float">
            <text:p>0,003044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81535" calcext:value-type="float">
            <text:p>0,002815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59994" calcext:value-type="float">
            <text:p>0,003599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36893" calcext:value-type="float">
            <text:p>0,002368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3051" calcext:value-type="float">
            <text:p>0,002030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2722" calcext:value-type="float">
            <text:p>0,00327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27692" calcext:value-type="float">
            <text:p>0,003276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16526" calcext:value-type="float">
            <text:p>0,003165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3294" calcext:value-type="float">
            <text:p>0,002032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6157" calcext:value-type="float">
            <text:p>0,001961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52757" calcext:value-type="float">
            <text:p>0,002527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54339" calcext:value-type="float">
            <text:p>0,002543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8746" calcext:value-type="float">
            <text:p>0,001787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20376" calcext:value-type="float">
            <text:p>0,003203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05323" calcext:value-type="float">
            <text:p>0,004053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90546" calcext:value-type="float">
            <text:p>0,002905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1031" calcext:value-type="float">
            <text:p>0,00201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7758" calcext:value-type="float">
            <text:p>0,001577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23969" calcext:value-type="float">
            <text:p>0,003239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26477" calcext:value-type="float">
            <text:p>0,003264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13804" calcext:value-type="float">
            <text:p>0,003138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9646" calcext:value-type="float">
            <text:p>0,001796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7161" calcext:value-type="float">
            <text:p>0,001271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9733" calcext:value-type="float">
            <text:p>0,001197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3017" calcext:value-type="float">
            <text:p>0,001330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3973" calcext:value-type="float">
            <text:p>0,001639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6788" calcext:value-type="float">
            <text:p>0,001267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0496" calcext:value-type="float">
            <text:p>0,001304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7067" calcext:value-type="float">
            <text:p>0,001070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7976" calcext:value-type="float">
            <text:p>0,001279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9045" calcext:value-type="float">
            <text:p>0,001890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21317" calcext:value-type="float">
            <text:p>0,004213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781" calcext:value-type="float">
            <text:p>0,00187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5676" calcext:value-type="float">
            <text:p>0,001756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43" calcext:value-type="float">
            <text:p>0,0019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0557" calcext:value-type="float">
            <text:p>0,00305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575242" calcext:value-type="float">
            <text:p>0,005752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85009" calcext:value-type="float">
            <text:p>0,002850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1394" calcext:value-type="float">
            <text:p>0,002213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2401" calcext:value-type="float">
            <text:p>0,001424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5017" calcext:value-type="float">
            <text:p>0,00155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7938" calcext:value-type="float">
            <text:p>0,001479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0927" calcext:value-type="float">
            <text:p>0,001409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6853" calcext:value-type="float">
            <text:p>0,001068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0893" calcext:value-type="float">
            <text:p>0,001508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540295" calcext:value-type="float">
            <text:p>0,005402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6576" calcext:value-type="float">
            <text:p>0,001465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2833" calcext:value-type="float">
            <text:p>0,001428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9325" calcext:value-type="float">
            <text:p>0,001193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2336" calcext:value-type="float">
            <text:p>0,001123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8141" calcext:value-type="float">
            <text:p>0,002081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5216" calcext:value-type="float">
            <text:p>0,001752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2188" calcext:value-type="float">
            <text:p>0,001221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028" calcext:value-type="float">
            <text:p>0,00140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2716" calcext:value-type="float">
            <text:p>0,001427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8374" calcext:value-type="float">
            <text:p>0,001583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2641" calcext:value-type="float">
            <text:p>0,001326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0466" calcext:value-type="float">
            <text:p>0,001404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3131" calcext:value-type="float">
            <text:p>0,001531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9873" calcext:value-type="float">
            <text:p>0,001198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7495" calcext:value-type="float">
            <text:p>0,001574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0655" calcext:value-type="float">
            <text:p>0,001606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7434" calcext:value-type="float">
            <text:p>0,001174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9181" calcext:value-type="float">
            <text:p>0,001191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6662" calcext:value-type="float">
            <text:p>0,001266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33886" calcext:value-type="float">
            <text:p>0,002338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8793" calcext:value-type="float">
            <text:p>0,001587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9947" calcext:value-type="float">
            <text:p>0,002499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76061" calcext:value-type="float">
            <text:p>0,002760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118" calcext:value-type="float">
            <text:p>0,00221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4088" calcext:value-type="float">
            <text:p>0,002240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6217" calcext:value-type="float">
            <text:p>0,001662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5056" calcext:value-type="float">
            <text:p>0,001650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0895" calcext:value-type="float">
            <text:p>0,001808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7579" calcext:value-type="float">
            <text:p>0,001175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3882" calcext:value-type="float">
            <text:p>0,001738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2457" calcext:value-type="float">
            <text:p>0,001924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3162" calcext:value-type="float">
            <text:p>0,001231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4857" calcext:value-type="float">
            <text:p>0,001148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2152" calcext:value-type="float">
            <text:p>0,001121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4326" calcext:value-type="float">
            <text:p>0,001643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6677" calcext:value-type="float">
            <text:p>0,001266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5404" calcext:value-type="float">
            <text:p>0,001054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2796" calcext:value-type="float">
            <text:p>0,001327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2808" calcext:value-type="float">
            <text:p>0,001828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35773" calcext:value-type="float">
            <text:p>0,004357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36872" calcext:value-type="float">
            <text:p>0,002368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36577" calcext:value-type="float">
            <text:p>0,002365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90096" calcext:value-type="float">
            <text:p>0,002900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1599" calcext:value-type="float">
            <text:p>0,002215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02603" calcext:value-type="float">
            <text:p>0,003026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7776" calcext:value-type="float">
            <text:p>0,001877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4899" calcext:value-type="float">
            <text:p>0,001648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8829" calcext:value-type="float">
            <text:p>0,001288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0763" calcext:value-type="float">
            <text:p>0,001407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0989" calcext:value-type="float">
            <text:p>0,001709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9858" calcext:value-type="float">
            <text:p>0,001598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1849" calcext:value-type="float">
            <text:p>0,001318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9546" calcext:value-type="float">
            <text:p>0,001195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0988" calcext:value-type="float">
            <text:p>0,001709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1313" calcext:value-type="float">
            <text:p>0,001713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72761" calcext:value-type="float">
            <text:p>0,003727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8578" calcext:value-type="float">
            <text:p>0,001385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53" calcext:value-type="float">
            <text:p>0,0012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8303" calcext:value-type="float">
            <text:p>0,001583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7508" calcext:value-type="float">
            <text:p>0,001875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4261" calcext:value-type="float">
            <text:p>0,001642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9393" calcext:value-type="float">
            <text:p>0,001393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8609" calcext:value-type="float">
            <text:p>0,001386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3382" calcext:value-type="float">
            <text:p>0,001433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3559" calcext:value-type="float">
            <text:p>0,001935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6092" calcext:value-type="float">
            <text:p>0,001960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241" calcext:value-type="float">
            <text:p>0,00132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703" calcext:value-type="float">
            <text:p>0,00107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9039" calcext:value-type="float">
            <text:p>0,001190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6168" calcext:value-type="float">
            <text:p>0,001861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0336" calcext:value-type="float">
            <text:p>0,001603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2133" calcext:value-type="float">
            <text:p>0,001321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2086" calcext:value-type="float">
            <text:p>0,001620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9766" calcext:value-type="float">
            <text:p>0,002197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56506" calcext:value-type="float">
            <text:p>0,002565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70664" calcext:value-type="float">
            <text:p>0,002706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688" calcext:value-type="float">
            <text:p>0,00136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4317" calcext:value-type="float">
            <text:p>0,001643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1757" calcext:value-type="float">
            <text:p>0,002017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36682" calcext:value-type="float">
            <text:p>0,002366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65962" calcext:value-type="float">
            <text:p>0,002659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1121" calcext:value-type="float">
            <text:p>0,001311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1383" calcext:value-type="float">
            <text:p>0,002213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4221" calcext:value-type="float">
            <text:p>0,001442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0559" calcext:value-type="float">
            <text:p>0,001605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4224" calcext:value-type="float">
            <text:p>0,001442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978" calcext:value-type="float">
            <text:p>0,00129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7139" calcext:value-type="float">
            <text:p>0,001871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7533" calcext:value-type="float">
            <text:p>0,001375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28414" calcext:value-type="float">
            <text:p>0,003284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4794" calcext:value-type="float">
            <text:p>0,001547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3969" calcext:value-type="float">
            <text:p>0,002239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6499" calcext:value-type="float">
            <text:p>0,002064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89055" calcext:value-type="float">
            <text:p>0,004890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7836" calcext:value-type="float">
            <text:p>0,001978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62721" calcext:value-type="float">
            <text:p>0,004627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24078" calcext:value-type="float">
            <text:p>0,003240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63689" calcext:value-type="float">
            <text:p>0,002636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3269" calcext:value-type="float">
            <text:p>0,001732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7991" calcext:value-type="float">
            <text:p>0,001979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0403" calcext:value-type="float">
            <text:p>0,001804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1116" calcext:value-type="float">
            <text:p>0,002411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1708" calcext:value-type="float">
            <text:p>0,002017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2806" calcext:value-type="float">
            <text:p>0,002028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5424" calcext:value-type="float">
            <text:p>0,002454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65523" calcext:value-type="float">
            <text:p>0,004655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3085" calcext:value-type="float">
            <text:p>0,001530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0747" calcext:value-type="float">
            <text:p>0,001207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6331" calcext:value-type="float">
            <text:p>0,001263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31941" calcext:value-type="float">
            <text:p>0,004319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90877" calcext:value-type="float">
            <text:p>0,004908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0039" calcext:value-type="float">
            <text:p>0,001900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7349" calcext:value-type="float">
            <text:p>0,002073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074" calcext:value-type="float">
            <text:p>0,00220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52086" calcext:value-type="float">
            <text:p>0,004520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31823" calcext:value-type="float">
            <text:p>0,003318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6461" calcext:value-type="float">
            <text:p>0,001264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2349" calcext:value-type="float">
            <text:p>0,00423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3489" calcext:value-type="float">
            <text:p>0,001934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58525" calcext:value-type="float">
            <text:p>0,003585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632097" calcext:value-type="float">
            <text:p>0,006320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3378" calcext:value-type="float">
            <text:p>0,00233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073" calcext:value-type="float">
            <text:p>0,00140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8851" calcext:value-type="float">
            <text:p>0,001288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8832" calcext:value-type="float">
            <text:p>0,001888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6672" calcext:value-type="float">
            <text:p>0,001566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5151" calcext:value-type="float">
            <text:p>0,002051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52069" calcext:value-type="float">
            <text:p>0,002520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3378" calcext:value-type="float">
            <text:p>0,001833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28167" calcext:value-type="float">
            <text:p>0,003281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87765" calcext:value-type="float">
            <text:p>0,002877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725" calcext:value-type="float">
            <text:p>0,00137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0631" calcext:value-type="float">
            <text:p>0,001406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0968" calcext:value-type="float">
            <text:p>0,001509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509464" calcext:value-type="float">
            <text:p>0,005094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16119" calcext:value-type="float">
            <text:p>0,003161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2949" calcext:value-type="float">
            <text:p>0,001429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8551" calcext:value-type="float">
            <text:p>0,001385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9808" calcext:value-type="float">
            <text:p>0,001498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3989" calcext:value-type="float">
            <text:p>0,001839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9596" calcext:value-type="float">
            <text:p>0,001495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2137" calcext:value-type="float">
            <text:p>0,001621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64668" calcext:value-type="float">
            <text:p>0,002646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3567" calcext:value-type="float">
            <text:p>0,001635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20515" calcext:value-type="float">
            <text:p>0,003205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47229" calcext:value-type="float">
            <text:p>0,004472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6779" calcext:value-type="float">
            <text:p>0,001367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4518" calcext:value-type="float">
            <text:p>0,001545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94725" calcext:value-type="float">
            <text:p>0,003947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85413" calcext:value-type="float">
            <text:p>0,003854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7911" calcext:value-type="float">
            <text:p>0,001779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9416" calcext:value-type="float">
            <text:p>0,001394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2342" calcext:value-type="float">
            <text:p>0,001623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9661" calcext:value-type="float">
            <text:p>0,001296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6047" calcext:value-type="float">
            <text:p>0,001760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2672" calcext:value-type="float">
            <text:p>0,002126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9372" calcext:value-type="float">
            <text:p>0,002093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6853" calcext:value-type="float">
            <text:p>0,001468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0185" calcext:value-type="float">
            <text:p>0,002401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0206" calcext:value-type="float">
            <text:p>0,002102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30045" calcext:value-type="float">
            <text:p>0,004300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0906" calcext:value-type="float">
            <text:p>0,001309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8265" calcext:value-type="float">
            <text:p>0,001782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30955" calcext:value-type="float">
            <text:p>0,004309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48472" calcext:value-type="float">
            <text:p>0,003484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3514" calcext:value-type="float">
            <text:p>0,001935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9709" calcext:value-type="float">
            <text:p>0,001897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5254" calcext:value-type="float">
            <text:p>0,001352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3792" calcext:value-type="float">
            <text:p>0,001337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642" calcext:value-type="float">
            <text:p>0,00186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81506" calcext:value-type="float">
            <text:p>0,002815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65619" calcext:value-type="float">
            <text:p>0,002656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4335" calcext:value-type="float">
            <text:p>0,002143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7969" calcext:value-type="float">
            <text:p>0,001279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41624" calcext:value-type="float">
            <text:p>0,004416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87929" calcext:value-type="float">
            <text:p>0,002879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540109" calcext:value-type="float">
            <text:p>0,005401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30088" calcext:value-type="float">
            <text:p>0,002300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5376" calcext:value-type="float">
            <text:p>0,001753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6833" calcext:value-type="float">
            <text:p>0,002068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3525" calcext:value-type="float">
            <text:p>0,001635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6901" calcext:value-type="float">
            <text:p>0,001469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1137" calcext:value-type="float">
            <text:p>0,001411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9897" calcext:value-type="float">
            <text:p>0,001498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81347" calcext:value-type="float">
            <text:p>0,003813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2723" calcext:value-type="float">
            <text:p>0,002227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1569" calcext:value-type="float">
            <text:p>0,002015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3747" calcext:value-type="float">
            <text:p>0,001537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87807" calcext:value-type="float">
            <text:p>0,002878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6908" calcext:value-type="float">
            <text:p>0,001969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0329" calcext:value-type="float">
            <text:p>0,001803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36225" calcext:value-type="float">
            <text:p>0,003362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50315" calcext:value-type="float">
            <text:p>0,002503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7226" calcext:value-type="float">
            <text:p>0,00272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9689" calcext:value-type="float">
            <text:p>0,002196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635" calcext:value-type="float">
            <text:p>0,00176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9695" calcext:value-type="float">
            <text:p>0,001296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8725" calcext:value-type="float">
            <text:p>0,001187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6945" calcext:value-type="float">
            <text:p>0,001269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79277" calcext:value-type="float">
            <text:p>0,004792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56255" calcext:value-type="float">
            <text:p>0,002562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2528" calcext:value-type="float">
            <text:p>0,001425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89724" calcext:value-type="float">
            <text:p>0,003897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3538" calcext:value-type="float">
            <text:p>0,001635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4161" calcext:value-type="float">
            <text:p>0,001741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58816" calcext:value-type="float">
            <text:p>0,004588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79206" calcext:value-type="float">
            <text:p>0,002792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4341" calcext:value-type="float">
            <text:p>0,001743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4678" calcext:value-type="float">
            <text:p>0,001346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385" calcext:value-type="float">
            <text:p>0,00183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9966" calcext:value-type="float">
            <text:p>0,001399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043" calcext:value-type="float">
            <text:p>0,00110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2384" calcext:value-type="float">
            <text:p>0,001323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14101" calcext:value-type="float">
            <text:p>0,004141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15084" calcext:value-type="float">
            <text:p>0,003150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852" calcext:value-type="float">
            <text:p>0,00168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3954" calcext:value-type="float">
            <text:p>0,001339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3791" calcext:value-type="float">
            <text:p>0,00337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3769" calcext:value-type="float">
            <text:p>0,001337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3868" calcext:value-type="float">
            <text:p>0,001938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05567" calcext:value-type="float">
            <text:p>0,004055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8006" calcext:value-type="float">
            <text:p>0,00380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1388" calcext:value-type="float">
            <text:p>0,001813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686" calcext:value-type="float">
            <text:p>0,00146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3014" calcext:value-type="float">
            <text:p>0,00173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6706" calcext:value-type="float">
            <text:p>0,001667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8473" calcext:value-type="float">
            <text:p>0,001484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554" calcext:value-type="float">
            <text:p>0,00215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63" calcext:value-type="float">
            <text:p>0,0019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623" calcext:value-type="float">
            <text:p>0,0026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925" calcext:value-type="float">
            <text:p>0,00179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1766" calcext:value-type="float">
            <text:p>0,001617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69403" calcext:value-type="float">
            <text:p>0,003694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9724" calcext:value-type="float">
            <text:p>0,001397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7826" calcext:value-type="float">
            <text:p>0,002078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538483" calcext:value-type="float">
            <text:p>0,005384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82715" calcext:value-type="float">
            <text:p>0,002827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8106" calcext:value-type="float">
            <text:p>0,001481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2842" calcext:value-type="float">
            <text:p>0,001228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2919" calcext:value-type="float">
            <text:p>0,001729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1423" calcext:value-type="float">
            <text:p>0,002014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36" calcext:value-type="float">
            <text:p>0,0014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79425" calcext:value-type="float">
            <text:p>0,002794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9491" calcext:value-type="float">
            <text:p>0,002094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7921" calcext:value-type="float">
            <text:p>0,002279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39077" calcext:value-type="float">
            <text:p>0,002390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21744" calcext:value-type="float">
            <text:p>0,003217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2449" calcext:value-type="float">
            <text:p>0,001424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8664" calcext:value-type="float">
            <text:p>0,001286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17124" calcext:value-type="float">
            <text:p>0,003171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537482" calcext:value-type="float">
            <text:p>0,005374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1845" calcext:value-type="float">
            <text:p>0,001518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3393" calcext:value-type="float">
            <text:p>0,001133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7953" calcext:value-type="float">
            <text:p>0,001179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4858" calcext:value-type="float">
            <text:p>0,002048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7024" calcext:value-type="float">
            <text:p>0,00177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8324" calcext:value-type="float">
            <text:p>0,001583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59296" calcext:value-type="float">
            <text:p>0,002592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3278" calcext:value-type="float">
            <text:p>0,001532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0505" calcext:value-type="float">
            <text:p>0,00305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6097" calcext:value-type="float">
            <text:p>0,001860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12944" calcext:value-type="float">
            <text:p>0,004129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7865" calcext:value-type="float">
            <text:p>0,002078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583348" calcext:value-type="float">
            <text:p>0,005833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94049" calcext:value-type="float">
            <text:p>0,003940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9828" calcext:value-type="float">
            <text:p>0,002498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37187" calcext:value-type="float">
            <text:p>0,002371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3053" calcext:value-type="float">
            <text:p>0,002130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19849" calcext:value-type="float">
            <text:p>0,003198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01024" calcext:value-type="float">
            <text:p>0,00401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36753" calcext:value-type="float">
            <text:p>0,002367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6407" calcext:value-type="float">
            <text:p>0,001364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14394" calcext:value-type="float">
            <text:p>0,003143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7746" calcext:value-type="float">
            <text:p>0,001377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76488" calcext:value-type="float">
            <text:p>0,002764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14228" calcext:value-type="float">
            <text:p>0,004142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9378" calcext:value-type="float">
            <text:p>0,002493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3702" calcext:value-type="float">
            <text:p>0,002437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9946" calcext:value-type="float">
            <text:p>0,001899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8514" calcext:value-type="float">
            <text:p>0,002185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6571" calcext:value-type="float">
            <text:p>0,001865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043" calcext:value-type="float">
            <text:p>0,00240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0241" calcext:value-type="float">
            <text:p>0,002102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0308" calcext:value-type="float">
            <text:p>0,001803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6659" calcext:value-type="float">
            <text:p>0,001966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9579" calcext:value-type="float">
            <text:p>0,001595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5412" calcext:value-type="float">
            <text:p>0,00354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2076" calcext:value-type="float">
            <text:p>0,001520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9652" calcext:value-type="float">
            <text:p>0,001696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98115" calcext:value-type="float">
            <text:p>0,003981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28404" calcext:value-type="float">
            <text:p>0,003284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0777" calcext:value-type="float">
            <text:p>0,002407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2315" calcext:value-type="float">
            <text:p>0,001823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0659" calcext:value-type="float">
            <text:p>0,001506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324" calcext:value-type="float">
            <text:p>0,00183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0518" calcext:value-type="float">
            <text:p>0,001605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3372" calcext:value-type="float">
            <text:p>0,002233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5664" calcext:value-type="float">
            <text:p>0,002256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38118" calcext:value-type="float">
            <text:p>0,002381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5981" calcext:value-type="float">
            <text:p>0,001659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361" calcext:value-type="float">
            <text:p>0,00153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85558" calcext:value-type="float">
            <text:p>0,003855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9192" calcext:value-type="float">
            <text:p>0,001591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3439" calcext:value-type="float">
            <text:p>0,002134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01101" calcext:value-type="float">
            <text:p>0,004011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86327" calcext:value-type="float">
            <text:p>0,003863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8686" calcext:value-type="float">
            <text:p>0,001586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4221" calcext:value-type="float">
            <text:p>0,001342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2261" calcext:value-type="float">
            <text:p>0,001422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7676" calcext:value-type="float">
            <text:p>0,001876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10549" calcext:value-type="float">
            <text:p>0,003105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65046" calcext:value-type="float">
            <text:p>0,002650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9708" calcext:value-type="float">
            <text:p>0,002297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8982" calcext:value-type="float">
            <text:p>0,001689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9835" calcext:value-type="float">
            <text:p>0,001898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40674" calcext:value-type="float">
            <text:p>0,004406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97679" calcext:value-type="float">
            <text:p>0,002976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42309" calcext:value-type="float">
            <text:p>0,003423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30516" calcext:value-type="float">
            <text:p>0,004305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2674" calcext:value-type="float">
            <text:p>0,002426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8155" calcext:value-type="float">
            <text:p>0,001981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249" calcext:value-type="float">
            <text:p>0,00162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14626" calcext:value-type="float">
            <text:p>0,003146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02514" calcext:value-type="float">
            <text:p>0,003025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98682" calcext:value-type="float">
            <text:p>0,002986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1928" calcext:value-type="float">
            <text:p>0,002119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91632" calcext:value-type="float">
            <text:p>0,004916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57104" calcext:value-type="float">
            <text:p>0,004571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500202" calcext:value-type="float">
            <text:p>0,005002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60785" calcext:value-type="float">
            <text:p>0,003607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48773" calcext:value-type="float">
            <text:p>0,003487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93016" calcext:value-type="float">
            <text:p>0,003930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97506" calcext:value-type="float">
            <text:p>0,003975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9381" calcext:value-type="float">
            <text:p>0,002693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81784" calcext:value-type="float">
            <text:p>0,004817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04249" calcext:value-type="float">
            <text:p>0,004042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660484" calcext:value-type="float">
            <text:p>0,006604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7629" calcext:value-type="float">
            <text:p>0,002576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8669" calcext:value-type="float">
            <text:p>0,001786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118" calcext:value-type="float">
            <text:p>0,00251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16789" calcext:value-type="float">
            <text:p>0,003167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8557" calcext:value-type="float">
            <text:p>0,002485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4606" calcext:value-type="float">
            <text:p>0,001946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3899" calcext:value-type="float">
            <text:p>0,002038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06588" calcext:value-type="float">
            <text:p>0,003065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26456" calcext:value-type="float">
            <text:p>0,003264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539339" calcext:value-type="float">
            <text:p>0,005393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81241" calcext:value-type="float">
            <text:p>0,004812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9379" calcext:value-type="float">
            <text:p>0,002193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93767" calcext:value-type="float">
            <text:p>0,003937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84758" calcext:value-type="float">
            <text:p>0,004847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92303" calcext:value-type="float">
            <text:p>0,002923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78271" calcext:value-type="float">
            <text:p>0,002782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1954" calcext:value-type="float">
            <text:p>0,001719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09249" calcext:value-type="float">
            <text:p>0,004092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768049" calcext:value-type="float">
            <text:p>0,007680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04604" calcext:value-type="float">
            <text:p>0,003046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8927" calcext:value-type="float">
            <text:p>0,001889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8641" calcext:value-type="float">
            <text:p>0,001986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4479" calcext:value-type="float">
            <text:p>0,002244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88794" calcext:value-type="float">
            <text:p>0,003887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862" calcext:value-type="float">
            <text:p>0,00268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5227" calcext:value-type="float">
            <text:p>0,002352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6197" calcext:value-type="float">
            <text:p>0,001561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38434" calcext:value-type="float">
            <text:p>0,004384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2445" calcext:value-type="float">
            <text:p>0,002324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626762" calcext:value-type="float">
            <text:p>0,006267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03176" calcext:value-type="float">
            <text:p>0,003031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81993" calcext:value-type="float">
            <text:p>0,002819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9722" calcext:value-type="float">
            <text:p>0,002097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3305" calcext:value-type="float">
            <text:p>0,001933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0803" calcext:value-type="float">
            <text:p>0,002608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75895" calcext:value-type="float">
            <text:p>0,002758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05893" calcext:value-type="float">
            <text:p>0,003058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6556" calcext:value-type="float">
            <text:p>0,001865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84206" calcext:value-type="float">
            <text:p>0,003842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0129" calcext:value-type="float">
            <text:p>0,002601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35937" calcext:value-type="float">
            <text:p>0,004359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67347" calcext:value-type="float">
            <text:p>0,003673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32641" calcext:value-type="float">
            <text:p>0,003326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2968" calcext:value-type="float">
            <text:p>0,002329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9301" calcext:value-type="float">
            <text:p>0,001893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4192" calcext:value-type="float">
            <text:p>0,002341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05682" calcext:value-type="float">
            <text:p>0,003056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37665" calcext:value-type="float">
            <text:p>0,003376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93127" calcext:value-type="float">
            <text:p>0,002931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536252" calcext:value-type="float">
            <text:p>0,005362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571319" calcext:value-type="float">
            <text:p>0,005713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52517" calcext:value-type="float">
            <text:p>0,003525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1832" calcext:value-type="float">
            <text:p>0,002618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6304" calcext:value-type="float">
            <text:p>0,002063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9543" calcext:value-type="float">
            <text:p>0,001895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9518" calcext:value-type="float">
            <text:p>0,002095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74917" calcext:value-type="float">
            <text:p>0,002749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74908" calcext:value-type="float">
            <text:p>0,002749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79532" calcext:value-type="float">
            <text:p>0,002795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4714" calcext:value-type="float">
            <text:p>0,001747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9984" calcext:value-type="float">
            <text:p>0,00499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52318" calcext:value-type="float">
            <text:p>0,003523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44343" calcext:value-type="float">
            <text:p>0,004443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9773" calcext:value-type="float">
            <text:p>0,00297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531" calcext:value-type="float">
            <text:p>0,00155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0651" calcext:value-type="float">
            <text:p>0,001806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8886" calcext:value-type="float">
            <text:p>0,001388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3603" calcext:value-type="float">
            <text:p>0,002436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8394" calcext:value-type="float">
            <text:p>0,002283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7951" calcext:value-type="float">
            <text:p>0,001579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1868" calcext:value-type="float">
            <text:p>0,001818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2034" calcext:value-type="float">
            <text:p>0,001620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4577" calcext:value-type="float">
            <text:p>0,001845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541285" calcext:value-type="float">
            <text:p>0,005412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3152" calcext:value-type="float">
            <text:p>0,001631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6733" calcext:value-type="float">
            <text:p>0,001467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9933" calcext:value-type="float">
            <text:p>0,001599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11578" calcext:value-type="float">
            <text:p>0,003115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0997" calcext:value-type="float">
            <text:p>0,002209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5038" calcext:value-type="float">
            <text:p>0,001850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358" calcext:value-type="float">
            <text:p>0,00163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1918" calcext:value-type="float">
            <text:p>0,001519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09" calcext:value-type="float">
            <text:p>0,0024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5472" calcext:value-type="float">
            <text:p>0,001754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0182" calcext:value-type="float">
            <text:p>0,001401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1189" calcext:value-type="float">
            <text:p>0,001411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905" calcext:value-type="float">
            <text:p>0,00149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4861" calcext:value-type="float">
            <text:p>0,002148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1735" calcext:value-type="float">
            <text:p>0,002217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0251" calcext:value-type="float">
            <text:p>0,002102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7589" calcext:value-type="float">
            <text:p>0,001475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4942" calcext:value-type="float">
            <text:p>0,001549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796" calcext:value-type="float">
            <text:p>0,00207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5476" calcext:value-type="float">
            <text:p>0,001954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241" calcext:value-type="float">
            <text:p>0,00212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2642" calcext:value-type="float">
            <text:p>0,001626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5165" calcext:value-type="float">
            <text:p>0,001351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9666" calcext:value-type="float">
            <text:p>0,001796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8123" calcext:value-type="float">
            <text:p>0,001881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9502" calcext:value-type="float">
            <text:p>0,001595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6672" calcext:value-type="float">
            <text:p>0,001866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7995" calcext:value-type="float">
            <text:p>0,002179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0759" calcext:value-type="float">
            <text:p>0,001807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8077" calcext:value-type="float">
            <text:p>0,001980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3436" calcext:value-type="float">
            <text:p>0,001534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4597" calcext:value-type="float">
            <text:p>0,001645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0101" calcext:value-type="float">
            <text:p>0,002001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74345" calcext:value-type="float">
            <text:p>0,002743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79123" calcext:value-type="float">
            <text:p>0,003791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2824" calcext:value-type="float">
            <text:p>0,002128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2336" calcext:value-type="float">
            <text:p>0,002423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4026" calcext:value-type="float">
            <text:p>0,002240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9804" calcext:value-type="float">
            <text:p>0,002398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4547" calcext:value-type="float">
            <text:p>0,002045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506" calcext:value-type="float">
            <text:p>0,00165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6952" calcext:value-type="float">
            <text:p>0,001669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872" calcext:value-type="float">
            <text:p>0,00168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3418" calcext:value-type="float">
            <text:p>0,002034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9042" calcext:value-type="float">
            <text:p>0,001890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862" calcext:value-type="float">
            <text:p>0,00158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3184" calcext:value-type="float">
            <text:p>0,001631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99625" calcext:value-type="float">
            <text:p>0,002996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351" calcext:value-type="float">
            <text:p>0,00233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35914" calcext:value-type="float">
            <text:p>0,004359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0989" calcext:value-type="float">
            <text:p>0,001909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3566" calcext:value-type="float">
            <text:p>0,001635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9532" calcext:value-type="float">
            <text:p>0,001595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3178" calcext:value-type="float">
            <text:p>0,002131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4951" calcext:value-type="float">
            <text:p>0,002249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4744" calcext:value-type="float">
            <text:p>0,001647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7648" calcext:value-type="float">
            <text:p>0,002276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9251" calcext:value-type="float">
            <text:p>0,001892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8286" calcext:value-type="float">
            <text:p>0,001782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178" calcext:value-type="float">
            <text:p>0,00191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1001" calcext:value-type="float">
            <text:p>0,001410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1695" calcext:value-type="float">
            <text:p>0,001516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6937" calcext:value-type="float">
            <text:p>0,002169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6695" calcext:value-type="float">
            <text:p>0,001766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7264" calcext:value-type="float">
            <text:p>0,001872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8189" calcext:value-type="float">
            <text:p>0,001581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6341" calcext:value-type="float">
            <text:p>0,001563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1576" calcext:value-type="float">
            <text:p>0,001415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74391" calcext:value-type="float">
            <text:p>0,002743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5597" calcext:value-type="float">
            <text:p>0,001755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7936" calcext:value-type="float">
            <text:p>0,001379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9582" calcext:value-type="float">
            <text:p>0,001595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448" calcext:value-type="float">
            <text:p>0,00144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8426" calcext:value-type="float">
            <text:p>0,002184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9431" calcext:value-type="float">
            <text:p>0,002394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1657" calcext:value-type="float">
            <text:p>0,001816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5651" calcext:value-type="float">
            <text:p>0,001556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5849" calcext:value-type="float">
            <text:p>0,001558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3389" calcext:value-type="float">
            <text:p>0,001833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2847" calcext:value-type="float">
            <text:p>0,002028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0883" calcext:value-type="float">
            <text:p>0,002208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4051" calcext:value-type="float">
            <text:p>0,001440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5721" calcext:value-type="float">
            <text:p>0,001657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697" calcext:value-type="float">
            <text:p>0,00226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3831" calcext:value-type="float">
            <text:p>0,001938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6157" calcext:value-type="float">
            <text:p>0,002161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4386" calcext:value-type="float">
            <text:p>0,001543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0152" calcext:value-type="float">
            <text:p>0,001701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271" calcext:value-type="float">
            <text:p>0,00212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3826" calcext:value-type="float">
            <text:p>0,002038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1021" calcext:value-type="float">
            <text:p>0,001710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736" calcext:value-type="float">
            <text:p>0,00197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5025" calcext:value-type="float">
            <text:p>0,001750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4567" calcext:value-type="float">
            <text:p>0,002045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1216" calcext:value-type="float">
            <text:p>0,002212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3576" calcext:value-type="float">
            <text:p>0,001735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6628" calcext:value-type="float">
            <text:p>0,001866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2447" calcext:value-type="float">
            <text:p>0,001624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2774" calcext:value-type="float">
            <text:p>0,001727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7107" calcext:value-type="float">
            <text:p>0,001571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1766" calcext:value-type="float">
            <text:p>0,001717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9085" calcext:value-type="float">
            <text:p>0,001390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0061" calcext:value-type="float">
            <text:p>0,001700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2162" calcext:value-type="float">
            <text:p>0,00321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1878" calcext:value-type="float">
            <text:p>0,002518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6585" calcext:value-type="float">
            <text:p>0,002165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4144" calcext:value-type="float">
            <text:p>0,001941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051" calcext:value-type="float">
            <text:p>0,00190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7202" calcext:value-type="float">
            <text:p>0,002272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8006" calcext:value-type="float">
            <text:p>0,002380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0644" calcext:value-type="float">
            <text:p>0,001906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1792" calcext:value-type="float">
            <text:p>0,001617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9185" calcext:value-type="float">
            <text:p>0,001891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8897" calcext:value-type="float">
            <text:p>0,002288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0372" calcext:value-type="float">
            <text:p>0,001903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8931" calcext:value-type="float">
            <text:p>0,001789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9721" calcext:value-type="float">
            <text:p>0,001797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9816" calcext:value-type="float">
            <text:p>0,001698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5808" calcext:value-type="float">
            <text:p>0,002658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8191" calcext:value-type="float">
            <text:p>0,001981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8772" calcext:value-type="float">
            <text:p>0,001487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8207" calcext:value-type="float">
            <text:p>0,001682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9441" calcext:value-type="float">
            <text:p>0,001494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7243" calcext:value-type="float">
            <text:p>0,001872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8221" calcext:value-type="float">
            <text:p>0,002082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9139" calcext:value-type="float">
            <text:p>0,001491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5246" calcext:value-type="float">
            <text:p>0,001352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4622" calcext:value-type="float">
            <text:p>0,001446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3604" calcext:value-type="float">
            <text:p>0,002036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0835" calcext:value-type="float">
            <text:p>0,001908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3075" calcext:value-type="float">
            <text:p>0,002530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612" calcext:value-type="float">
            <text:p>0,00226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3396" calcext:value-type="float">
            <text:p>0,001533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5669" calcext:value-type="float">
            <text:p>0,002056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6363" calcext:value-type="float">
            <text:p>0,001863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881" calcext:value-type="float">
            <text:p>0,00178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3524" calcext:value-type="float">
            <text:p>0,001635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6984" calcext:value-type="float">
            <text:p>0,001469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8642" calcext:value-type="float">
            <text:p>0,001786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9709" calcext:value-type="float">
            <text:p>0,001797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071" calcext:value-type="float">
            <text:p>0,00140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8591" calcext:value-type="float">
            <text:p>0,001885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7664" calcext:value-type="float">
            <text:p>0,001676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2706" calcext:value-type="float">
            <text:p>0,001827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8757" calcext:value-type="float">
            <text:p>0,001887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6669" calcext:value-type="float">
            <text:p>0,001466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442" calcext:value-type="float">
            <text:p>0,00144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6632" calcext:value-type="float">
            <text:p>0,001666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95686" calcext:value-type="float">
            <text:p>0,002956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5354" calcext:value-type="float">
            <text:p>0,001853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5782" calcext:value-type="float">
            <text:p>0,001757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3166" calcext:value-type="float">
            <text:p>0,001631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6747" calcext:value-type="float">
            <text:p>0,001467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0245" calcext:value-type="float">
            <text:p>0,002402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9971" calcext:value-type="float">
            <text:p>0,001999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5108" calcext:value-type="float">
            <text:p>0,001551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2963" calcext:value-type="float">
            <text:p>0,001529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9363" calcext:value-type="float">
            <text:p>0,001593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9938" calcext:value-type="float">
            <text:p>0,001799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0927" calcext:value-type="float">
            <text:p>0,00309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2427" calcext:value-type="float">
            <text:p>0,001724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9782" calcext:value-type="float">
            <text:p>0,001597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9243" calcext:value-type="float">
            <text:p>0,001692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5195" calcext:value-type="float">
            <text:p>0,001851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7994" calcext:value-type="float">
            <text:p>0,002179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6513" calcext:value-type="float">
            <text:p>0,001965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6752" calcext:value-type="float">
            <text:p>0,001467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9438" calcext:value-type="float">
            <text:p>0,001494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2291" calcext:value-type="float">
            <text:p>0,001922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0266" calcext:value-type="float">
            <text:p>0,001602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5831" calcext:value-type="float">
            <text:p>0,001758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2064" calcext:value-type="float">
            <text:p>0,002120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1956" calcext:value-type="float">
            <text:p>0,001419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2622" calcext:value-type="float">
            <text:p>0,001826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4037" calcext:value-type="float">
            <text:p>0,001840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3827" calcext:value-type="float">
            <text:p>0,001538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1153" calcext:value-type="float">
            <text:p>0,001911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8933" calcext:value-type="float">
            <text:p>0,001989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8758" calcext:value-type="float">
            <text:p>0,001887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4241" calcext:value-type="float">
            <text:p>0,001642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1571" calcext:value-type="float">
            <text:p>0,001715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5758" calcext:value-type="float">
            <text:p>0,001357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4891" calcext:value-type="float">
            <text:p>0,001548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77653" calcext:value-type="float">
            <text:p>0,002776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8893" calcext:value-type="float">
            <text:p>0,001988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2468" calcext:value-type="float">
            <text:p>0,001724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3557" calcext:value-type="float">
            <text:p>0,001535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6272" calcext:value-type="float">
            <text:p>0,001362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2506" calcext:value-type="float">
            <text:p>0,002525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9297" calcext:value-type="float">
            <text:p>0,001992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3478" calcext:value-type="float">
            <text:p>0,001434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9101" calcext:value-type="float">
            <text:p>0,001691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4209" calcext:value-type="float">
            <text:p>0,001842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8893" calcext:value-type="float">
            <text:p>0,001988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8862" calcext:value-type="float">
            <text:p>0,00288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81574" calcext:value-type="float">
            <text:p>0,002815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4365" calcext:value-type="float">
            <text:p>0,002043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1638" calcext:value-type="float">
            <text:p>0,001716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1318" calcext:value-type="float">
            <text:p>0,002613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1813" calcext:value-type="float">
            <text:p>0,002418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4718" calcext:value-type="float">
            <text:p>0,001647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8886" calcext:value-type="float">
            <text:p>0,001788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1245" calcext:value-type="float">
            <text:p>0,001612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0426" calcext:value-type="float">
            <text:p>0,002004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6982" calcext:value-type="float">
            <text:p>0,002669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508" calcext:value-type="float">
            <text:p>0,00165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8763" calcext:value-type="float">
            <text:p>0,001587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7947" calcext:value-type="float">
            <text:p>0,001779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0884" calcext:value-type="float">
            <text:p>0,001808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538" calcext:value-type="float">
            <text:p>0,00235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0341" calcext:value-type="float">
            <text:p>0,001703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1894" calcext:value-type="float">
            <text:p>0,001618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8547" calcext:value-type="float">
            <text:p>0,001685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6955" calcext:value-type="float">
            <text:p>0,002169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4544" calcext:value-type="float">
            <text:p>0,001945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7411" calcext:value-type="float">
            <text:p>0,002674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822" calcext:value-type="float">
            <text:p>0,00218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1567" calcext:value-type="float">
            <text:p>0,001515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3159" calcext:value-type="float">
            <text:p>0,001931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8449" calcext:value-type="float">
            <text:p>0,001784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8714" calcext:value-type="float">
            <text:p>0,001887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9679" calcext:value-type="float">
            <text:p>0,001696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3094" calcext:value-type="float">
            <text:p>0,001530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264" calcext:value-type="float">
            <text:p>0,00192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0958" calcext:value-type="float">
            <text:p>0,002009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3521" calcext:value-type="float">
            <text:p>0,001435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8182" calcext:value-type="float">
            <text:p>0,001881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5765" calcext:value-type="float">
            <text:p>0,002157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1345" calcext:value-type="float">
            <text:p>0,002013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3257" calcext:value-type="float">
            <text:p>0,001932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4519" calcext:value-type="float">
            <text:p>0,001545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7058" calcext:value-type="float">
            <text:p>0,001670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9382" calcext:value-type="float">
            <text:p>0,002293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3153" calcext:value-type="float">
            <text:p>0,001931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8279" calcext:value-type="float">
            <text:p>0,001982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8306" calcext:value-type="float">
            <text:p>0,001583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8341" calcext:value-type="float">
            <text:p>0,001483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7099" calcext:value-type="float">
            <text:p>0,001870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9577" calcext:value-type="float">
            <text:p>0,002695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7518" calcext:value-type="float">
            <text:p>0,001875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7544" calcext:value-type="float">
            <text:p>0,001575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7583" calcext:value-type="float">
            <text:p>0,001575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2525" calcext:value-type="float">
            <text:p>0,001525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5807" calcext:value-type="float">
            <text:p>0,002458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7462" calcext:value-type="float">
            <text:p>0,002174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0102" calcext:value-type="float">
            <text:p>0,001401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641" calcext:value-type="float">
            <text:p>0,00136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7973" calcext:value-type="float">
            <text:p>0,001479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7188" calcext:value-type="float">
            <text:p>0,001671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8575" calcext:value-type="float">
            <text:p>0,002085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9568" calcext:value-type="float">
            <text:p>0,001795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967" calcext:value-type="float">
            <text:p>0,00139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1823" calcext:value-type="float">
            <text:p>0,001418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107" calcext:value-type="float">
            <text:p>0,00191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0028" calcext:value-type="float">
            <text:p>0,0019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7428" calcext:value-type="float">
            <text:p>0,001674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2113" calcext:value-type="float">
            <text:p>0,002121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3595" calcext:value-type="float">
            <text:p>0,001435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1931" calcext:value-type="float">
            <text:p>0,001919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9014" calcext:value-type="float">
            <text:p>0,00189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9291" calcext:value-type="float">
            <text:p>0,001392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7416" calcext:value-type="float">
            <text:p>0,001574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332" calcext:value-type="float">
            <text:p>0,00233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4643" calcext:value-type="float">
            <text:p>0,001846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9289" calcext:value-type="float">
            <text:p>0,001692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6876" calcext:value-type="float">
            <text:p>0,001568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2302" calcext:value-type="float">
            <text:p>0,001423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6044" calcext:value-type="float">
            <text:p>0,001560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6825" calcext:value-type="float">
            <text:p>0,002268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0503" calcext:value-type="float">
            <text:p>0,001805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0767" calcext:value-type="float">
            <text:p>0,001407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439" calcext:value-type="float">
            <text:p>0,00164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5436" calcext:value-type="float">
            <text:p>0,001554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484" calcext:value-type="float">
            <text:p>0,00204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9445" calcext:value-type="float">
            <text:p>0,002694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9918" calcext:value-type="float">
            <text:p>0,001499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2526" calcext:value-type="float">
            <text:p>0,001625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6023" calcext:value-type="float">
            <text:p>0,001760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2465" calcext:value-type="float">
            <text:p>0,001824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0554" calcext:value-type="float">
            <text:p>0,002105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3164" calcext:value-type="float">
            <text:p>0,001731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0496" calcext:value-type="float">
            <text:p>0,001404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2804" calcext:value-type="float">
            <text:p>0,001328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7345" calcext:value-type="float">
            <text:p>0,001873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4118" calcext:value-type="float">
            <text:p>0,002041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6398" calcext:value-type="float">
            <text:p>0,001863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8298" calcext:value-type="float">
            <text:p>0,001882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9673" calcext:value-type="float">
            <text:p>0,001496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8534" calcext:value-type="float">
            <text:p>0,001685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8338" calcext:value-type="float">
            <text:p>0,001983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0019" calcext:value-type="float">
            <text:p>0,001400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0876" calcext:value-type="float">
            <text:p>0,001608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1158" calcext:value-type="float">
            <text:p>0,002111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1084" calcext:value-type="float">
            <text:p>0,001710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6842" calcext:value-type="float">
            <text:p>0,001668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5999" calcext:value-type="float">
            <text:p>0,001559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2478" calcext:value-type="float">
            <text:p>0,001424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0473" calcext:value-type="float">
            <text:p>0,001304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0015" calcext:value-type="float">
            <text:p>0,0021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9798" calcext:value-type="float">
            <text:p>0,001897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5126" calcext:value-type="float">
            <text:p>0,001351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7336" calcext:value-type="float">
            <text:p>0,001473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2372" calcext:value-type="float">
            <text:p>0,001823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5737" calcext:value-type="float">
            <text:p>0,001857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82432" calcext:value-type="float">
            <text:p>0,002824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2023" calcext:value-type="float">
            <text:p>0,002220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2928" calcext:value-type="float">
            <text:p>0,001629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2212" calcext:value-type="float">
            <text:p>0,001522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9525" calcext:value-type="float">
            <text:p>0,001795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7441" calcext:value-type="float">
            <text:p>0,001974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4298" calcext:value-type="float">
            <text:p>0,001842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0521" calcext:value-type="float">
            <text:p>0,001805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1854" calcext:value-type="float">
            <text:p>0,001418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7112" calcext:value-type="float">
            <text:p>0,001971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7172" calcext:value-type="float">
            <text:p>0,001671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5858" calcext:value-type="float">
            <text:p>0,001658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7671" calcext:value-type="float">
            <text:p>0,002176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6057" calcext:value-type="float">
            <text:p>0,001460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9094" calcext:value-type="float">
            <text:p>0,001790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0618" calcext:value-type="float">
            <text:p>0,002306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1379" calcext:value-type="float">
            <text:p>0,001513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1379" calcext:value-type="float">
            <text:p>0,001913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7243" calcext:value-type="float">
            <text:p>0,002072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9811" calcext:value-type="float">
            <text:p>0,001698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642" calcext:value-type="float">
            <text:p>0,00166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9164" calcext:value-type="float">
            <text:p>0,001591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1987" calcext:value-type="float">
            <text:p>0,001319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465" calcext:value-type="float">
            <text:p>0,00144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8489" calcext:value-type="float">
            <text:p>0,002384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0623" calcext:value-type="float">
            <text:p>0,001706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1937" calcext:value-type="float">
            <text:p>0,001319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546" calcext:value-type="float">
            <text:p>0,00145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5786" calcext:value-type="float">
            <text:p>0,001357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1438" calcext:value-type="float">
            <text:p>0,001614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811" calcext:value-type="float">
            <text:p>0,00238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048" calcext:value-type="float">
            <text:p>0,00160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5987" calcext:value-type="float">
            <text:p>0,001359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0591" calcext:value-type="float">
            <text:p>0,001405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0605" calcext:value-type="float">
            <text:p>0,001906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6414" calcext:value-type="float">
            <text:p>0,001564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1392" calcext:value-type="float">
            <text:p>0,001613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5278" calcext:value-type="float">
            <text:p>0,001852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6626" calcext:value-type="float">
            <text:p>0,001366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1009" calcext:value-type="float">
            <text:p>0,001710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3973" calcext:value-type="float">
            <text:p>0,001839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2883" calcext:value-type="float">
            <text:p>0,001528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1871" calcext:value-type="float">
            <text:p>0,001518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5896" calcext:value-type="float">
            <text:p>0,002358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6565" calcext:value-type="float">
            <text:p>0,001765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104" calcext:value-type="float">
            <text:p>0,00181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7507" calcext:value-type="float">
            <text:p>0,001675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6239" calcext:value-type="float">
            <text:p>0,001362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9365" calcext:value-type="float">
            <text:p>0,001393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3062" calcext:value-type="float">
            <text:p>0,002230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2441" calcext:value-type="float">
            <text:p>0,001624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5209" calcext:value-type="float">
            <text:p>0,001352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0938" calcext:value-type="float">
            <text:p>0,002009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12103" calcext:value-type="float">
            <text:p>0,003121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70894" calcext:value-type="float">
            <text:p>0,004708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84008" calcext:value-type="float">
            <text:p>0,003840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73954" calcext:value-type="float">
            <text:p>0,002739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1907" calcext:value-type="float">
            <text:p>0,00319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88553" calcext:value-type="float">
            <text:p>0,002885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26105" calcext:value-type="float">
            <text:p>0,003261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36826" calcext:value-type="float">
            <text:p>0,003368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394" calcext:value-type="float">
            <text:p>0,00193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6639" calcext:value-type="float">
            <text:p>0,001766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5134" calcext:value-type="float">
            <text:p>0,001751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9838" calcext:value-type="float">
            <text:p>0,001898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576027" calcext:value-type="float">
            <text:p>0,00576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2799" calcext:value-type="float">
            <text:p>0,001827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9397" calcext:value-type="float">
            <text:p>0,001593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5991" calcext:value-type="float">
            <text:p>0,001559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80738" calcext:value-type="float">
            <text:p>0,003807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70636" calcext:value-type="float">
            <text:p>0,002706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77123" calcext:value-type="float">
            <text:p>0,002771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1466" calcext:value-type="float">
            <text:p>0,002614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3993" calcext:value-type="float">
            <text:p>0,002139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3132" calcext:value-type="float">
            <text:p>0,002031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7234" calcext:value-type="float">
            <text:p>0,001872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3064" calcext:value-type="float">
            <text:p>0,001530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7425" calcext:value-type="float">
            <text:p>0,001574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8796" calcext:value-type="float">
            <text:p>0,002187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27983" calcext:value-type="float">
            <text:p>0,004279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5128" calcext:value-type="float">
            <text:p>0,002551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5281" calcext:value-type="float">
            <text:p>0,001452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0379" calcext:value-type="float">
            <text:p>0,001703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7468" calcext:value-type="float">
            <text:p>0,001674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5751" calcext:value-type="float">
            <text:p>0,001957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8496" calcext:value-type="float">
            <text:p>0,001884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0237" calcext:value-type="float">
            <text:p>0,001802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4719" calcext:value-type="float">
            <text:p>0,001747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2794" calcext:value-type="float">
            <text:p>0,002127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3511" calcext:value-type="float">
            <text:p>0,002435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2713" calcext:value-type="float">
            <text:p>0,002327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653" calcext:value-type="float">
            <text:p>0,00206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1815" calcext:value-type="float">
            <text:p>0,001618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1693" calcext:value-type="float">
            <text:p>0,002016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5309" calcext:value-type="float">
            <text:p>0,002653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5642" calcext:value-type="float">
            <text:p>0,001956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2902" calcext:value-type="float">
            <text:p>0,001729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8621" calcext:value-type="float">
            <text:p>0,001586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6595" calcext:value-type="float">
            <text:p>0,001665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81066" calcext:value-type="float">
            <text:p>0,002810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4491" calcext:value-type="float">
            <text:p>0,002144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6055" calcext:value-type="float">
            <text:p>0,002160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1762" calcext:value-type="float">
            <text:p>0,002117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5414" calcext:value-type="float">
            <text:p>0,002154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09932" calcext:value-type="float">
            <text:p>0,003099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6841" calcext:value-type="float">
            <text:p>0,002468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3512" calcext:value-type="float">
            <text:p>0,002135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9206" calcext:value-type="float">
            <text:p>0,001992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2357" calcext:value-type="float">
            <text:p>0,002923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9009" calcext:value-type="float">
            <text:p>0,002290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4376" calcext:value-type="float">
            <text:p>0,002243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4208" calcext:value-type="float">
            <text:p>0,002042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0387" calcext:value-type="float">
            <text:p>0,002503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4918" calcext:value-type="float">
            <text:p>0,002049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1539" calcext:value-type="float">
            <text:p>0,002215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5298" calcext:value-type="float">
            <text:p>0,002352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8033" calcext:value-type="float">
            <text:p>0,002080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0077" calcext:value-type="float">
            <text:p>0,002900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2281" calcext:value-type="float">
            <text:p>0,002122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6451" calcext:value-type="float">
            <text:p>0,002264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5896" calcext:value-type="float">
            <text:p>0,002458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7491" calcext:value-type="float">
            <text:p>0,001974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4217" calcext:value-type="float">
            <text:p>0,002542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8979" calcext:value-type="float">
            <text:p>0,001789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8887" calcext:value-type="float">
            <text:p>0,002388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7879" calcext:value-type="float">
            <text:p>0,002178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5846" calcext:value-type="float">
            <text:p>0,002258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3785" calcext:value-type="float">
            <text:p>0,002537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5071" calcext:value-type="float">
            <text:p>0,001950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6479" calcext:value-type="float">
            <text:p>0,002564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7821" calcext:value-type="float">
            <text:p>0,002478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5912" calcext:value-type="float">
            <text:p>0,002759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6497" calcext:value-type="float">
            <text:p>0,001764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7181" calcext:value-type="float">
            <text:p>0,001771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2607" calcext:value-type="float">
            <text:p>0,002426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933" calcext:value-type="float">
            <text:p>0,00209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4937" calcext:value-type="float">
            <text:p>0,002949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3641" calcext:value-type="float">
            <text:p>0,001836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3432" calcext:value-type="float">
            <text:p>0,002134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3876" calcext:value-type="float">
            <text:p>0,002438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3868" calcext:value-type="float">
            <text:p>0,002838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6047" calcext:value-type="float">
            <text:p>0,001960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5803" calcext:value-type="float">
            <text:p>0,001658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4529" calcext:value-type="float">
            <text:p>0,001945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6116" calcext:value-type="float">
            <text:p>0,002161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9978" calcext:value-type="float">
            <text:p>0,002099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7565" calcext:value-type="float">
            <text:p>0,002275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6659" calcext:value-type="float">
            <text:p>0,001866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6396" calcext:value-type="float">
            <text:p>0,002063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0385" calcext:value-type="float">
            <text:p>0,002103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6058" calcext:value-type="float">
            <text:p>0,002360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15966" calcext:value-type="float">
            <text:p>0,003159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6022" calcext:value-type="float">
            <text:p>0,001960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8735" calcext:value-type="float">
            <text:p>0,002087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7943" calcext:value-type="float">
            <text:p>0,002479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2513" calcext:value-type="float">
            <text:p>0,002625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3508" calcext:value-type="float">
            <text:p>0,002035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0418" calcext:value-type="float">
            <text:p>0,002104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7147" calcext:value-type="float">
            <text:p>0,002271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7156" calcext:value-type="float">
            <text:p>0,002971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5495" calcext:value-type="float">
            <text:p>0,002554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1457" calcext:value-type="float">
            <text:p>0,001714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0027" calcext:value-type="float">
            <text:p>0,001900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5568" calcext:value-type="float">
            <text:p>0,001655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3294" calcext:value-type="float">
            <text:p>0,002532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2472" calcext:value-type="float">
            <text:p>0,002824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2208" calcext:value-type="float">
            <text:p>0,002122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9978" calcext:value-type="float">
            <text:p>0,001999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2671" calcext:value-type="float">
            <text:p>0,001826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5112" calcext:value-type="float">
            <text:p>0,002951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289" calcext:value-type="float">
            <text:p>0,00212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5905" calcext:value-type="float">
            <text:p>0,001759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3299" calcext:value-type="float">
            <text:p>0,001932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4104" calcext:value-type="float">
            <text:p>0,001741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45773" calcext:value-type="float">
            <text:p>0,003457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9704" calcext:value-type="float">
            <text:p>0,002297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9397" calcext:value-type="float">
            <text:p>0,001893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9112" calcext:value-type="float">
            <text:p>0,001891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7016" calcext:value-type="float">
            <text:p>0,001870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57849" calcext:value-type="float">
            <text:p>0,003578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0969" calcext:value-type="float">
            <text:p>0,002409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5513" calcext:value-type="float">
            <text:p>0,002355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8477" calcext:value-type="float">
            <text:p>0,002184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07843" calcext:value-type="float">
            <text:p>0,003078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3385" calcext:value-type="float">
            <text:p>0,002433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1511" calcext:value-type="float">
            <text:p>0,002315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4888" calcext:value-type="float">
            <text:p>0,002048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5413" calcext:value-type="float">
            <text:p>0,002854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2751" calcext:value-type="float">
            <text:p>0,002227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6176" calcext:value-type="float">
            <text:p>0,002561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5749" calcext:value-type="float">
            <text:p>0,002257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6014" calcext:value-type="float">
            <text:p>0,001960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7138" calcext:value-type="float">
            <text:p>0,002671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2147" calcext:value-type="float">
            <text:p>0,002021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987" calcext:value-type="float">
            <text:p>0,00259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8072" calcext:value-type="float">
            <text:p>0,002180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7319" calcext:value-type="float">
            <text:p>0,002773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4051" calcext:value-type="float">
            <text:p>0,002040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2534" calcext:value-type="float">
            <text:p>0,001925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5955" calcext:value-type="float">
            <text:p>0,002559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0174" calcext:value-type="float">
            <text:p>0,002301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11576" calcext:value-type="float">
            <text:p>0,003115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564" calcext:value-type="float">
            <text:p>0,00225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3108" calcext:value-type="float">
            <text:p>0,002331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9127" calcext:value-type="float">
            <text:p>0,002391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019" calcext:value-type="float">
            <text:p>0,0029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1118" calcext:value-type="float">
            <text:p>0,001911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9742" calcext:value-type="float">
            <text:p>0,001797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7193" calcext:value-type="float">
            <text:p>0,002071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3985" calcext:value-type="float">
            <text:p>0,002239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09022" calcext:value-type="float">
            <text:p>0,00309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5654" calcext:value-type="float">
            <text:p>0,001856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3707" calcext:value-type="float">
            <text:p>0,001837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819" calcext:value-type="float">
            <text:p>0,00208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3452" calcext:value-type="float">
            <text:p>0,002234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617" calcext:value-type="float">
            <text:p>0,00216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9878" calcext:value-type="float">
            <text:p>0,002098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2945" calcext:value-type="float">
            <text:p>0,002029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3681" calcext:value-type="float">
            <text:p>0,002036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4741" calcext:value-type="float">
            <text:p>0,002347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90169" calcext:value-type="float">
            <text:p>0,003901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6124" calcext:value-type="float">
            <text:p>0,001961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5571" calcext:value-type="float">
            <text:p>0,002255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8674" calcext:value-type="float">
            <text:p>0,001986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0451" calcext:value-type="float">
            <text:p>0,002404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9829" calcext:value-type="float">
            <text:p>0,002298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7298" calcext:value-type="float">
            <text:p>0,002072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5551" calcext:value-type="float">
            <text:p>0,001955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6575" calcext:value-type="float">
            <text:p>0,002165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27728" calcext:value-type="float">
            <text:p>0,003277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9986" calcext:value-type="float">
            <text:p>0,002299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8271" calcext:value-type="float">
            <text:p>0,002082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5557" calcext:value-type="float">
            <text:p>0,001955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6931" calcext:value-type="float">
            <text:p>0,002369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245" calcext:value-type="float">
            <text:p>0,00202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419" calcext:value-type="float">
            <text:p>0,00194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3587" calcext:value-type="float">
            <text:p>0,001835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6041" calcext:value-type="float">
            <text:p>0,001760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4966" calcext:value-type="float">
            <text:p>0,001949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42667" calcext:value-type="float">
            <text:p>0,003426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1842" calcext:value-type="float">
            <text:p>0,002218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0506" calcext:value-type="float">
            <text:p>0,002405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9063" calcext:value-type="float">
            <text:p>0,001990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4167" calcext:value-type="float">
            <text:p>0,002541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4007" calcext:value-type="float">
            <text:p>0,002240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0079" calcext:value-type="float">
            <text:p>0,002300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6888" calcext:value-type="float">
            <text:p>0,002068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1351" calcext:value-type="float">
            <text:p>0,001913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0333" calcext:value-type="float">
            <text:p>0,002603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4083" calcext:value-type="float">
            <text:p>0,002040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6244" calcext:value-type="float">
            <text:p>0,002162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6021" calcext:value-type="float">
            <text:p>0,001660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6924" calcext:value-type="float">
            <text:p>0,001969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1659" calcext:value-type="float">
            <text:p>0,002616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1212" calcext:value-type="float">
            <text:p>0,002212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4815" calcext:value-type="float">
            <text:p>0,002448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6275" calcext:value-type="float">
            <text:p>0,001762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4307" calcext:value-type="float">
            <text:p>0,002043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8128" calcext:value-type="float">
            <text:p>0,002481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9032" calcext:value-type="float">
            <text:p>0,00219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3465" calcext:value-type="float">
            <text:p>0,002134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4347" calcext:value-type="float">
            <text:p>0,001743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0555" calcext:value-type="float">
            <text:p>0,002005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2973" calcext:value-type="float">
            <text:p>0,002529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4285" calcext:value-type="float">
            <text:p>0,002042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7331" calcext:value-type="float">
            <text:p>0,002373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6247" calcext:value-type="float">
            <text:p>0,002062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0224" calcext:value-type="float">
            <text:p>0,002302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3452" calcext:value-type="float">
            <text:p>0,002534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1521" calcext:value-type="float">
            <text:p>0,002115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8464" calcext:value-type="float">
            <text:p>0,002384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5333" calcext:value-type="float">
            <text:p>0,001753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2801" calcext:value-type="float">
            <text:p>0,002328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739" calcext:value-type="float">
            <text:p>0,00187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9251" calcext:value-type="float">
            <text:p>0,002092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6256" calcext:value-type="float">
            <text:p>0,002162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817" calcext:value-type="float">
            <text:p>0,001698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6455" calcext:value-type="float">
            <text:p>0,002864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3302" calcext:value-type="float">
            <text:p>0,001933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3518" calcext:value-type="float">
            <text:p>0,002135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3991" calcext:value-type="float">
            <text:p>0,002339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1016" calcext:value-type="float">
            <text:p>0,001710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2854" calcext:value-type="float">
            <text:p>0,002828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7209" calcext:value-type="float">
            <text:p>0,001772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0241" calcext:value-type="float">
            <text:p>0,002202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0237" calcext:value-type="float">
            <text:p>0,002402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2686" calcext:value-type="float">
            <text:p>0,001826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5346" calcext:value-type="float">
            <text:p>0,002053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5787" calcext:value-type="float">
            <text:p>0,001957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9537" calcext:value-type="float">
            <text:p>0,002195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283" calcext:value-type="float">
            <text:p>0,00232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0529" calcext:value-type="float">
            <text:p>0,001805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5342" calcext:value-type="float">
            <text:p>0,00353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7246" calcext:value-type="float">
            <text:p>0,002372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6636" calcext:value-type="float">
            <text:p>0,002566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4859" calcext:value-type="float">
            <text:p>0,002248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8962" calcext:value-type="float">
            <text:p>0,002089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5532" calcext:value-type="float">
            <text:p>0,002155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9705" calcext:value-type="float">
            <text:p>0,001997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1844" calcext:value-type="float">
            <text:p>0,002118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8315" calcext:value-type="float">
            <text:p>0,002083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004" calcext:value-type="float">
            <text:p>0,00280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5497" calcext:value-type="float">
            <text:p>0,001854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2884" calcext:value-type="float">
            <text:p>0,001928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0519" calcext:value-type="float">
            <text:p>0,002705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9134" calcext:value-type="float">
            <text:p>0,002291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8261" calcext:value-type="float">
            <text:p>0,002782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1688" calcext:value-type="float">
            <text:p>0,002016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5422" calcext:value-type="float">
            <text:p>0,001954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0444" calcext:value-type="float">
            <text:p>0,002204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4727" calcext:value-type="float">
            <text:p>0,002347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6581" calcext:value-type="float">
            <text:p>0,002365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22" calcext:value-type="float">
            <text:p>0,0020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8549" calcext:value-type="float">
            <text:p>0,001985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156" calcext:value-type="float">
            <text:p>0,00211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498982" calcext:value-type="float">
            <text:p>0,004989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0867" calcext:value-type="float">
            <text:p>0,002408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05106" calcext:value-type="float">
            <text:p>0,003051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8325" calcext:value-type="float">
            <text:p>0,002483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7067" calcext:value-type="float">
            <text:p>0,002470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7005" calcext:value-type="float">
            <text:p>0,002070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8757" calcext:value-type="float">
            <text:p>0,001887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3611" calcext:value-type="float">
            <text:p>0,001736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9763" calcext:value-type="float">
            <text:p>0,002097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0621" calcext:value-type="float">
            <text:p>0,002806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8201" calcext:value-type="float">
            <text:p>0,002082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8188" calcext:value-type="float">
            <text:p>0,001981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094" calcext:value-type="float">
            <text:p>0,00190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0319" calcext:value-type="float">
            <text:p>0,002403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440293" calcext:value-type="float">
            <text:p>0,004402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79887" calcext:value-type="float">
            <text:p>0,003798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411328" calcext:value-type="float">
            <text:p>0,004113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2549" calcext:value-type="float">
            <text:p>0,002625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67869" calcext:value-type="float">
            <text:p>0,003678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408579" calcext:value-type="float">
            <text:p>0,004085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9326" calcext:value-type="float">
            <text:p>0,002493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6837" calcext:value-type="float">
            <text:p>0,002168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1481" calcext:value-type="float">
            <text:p>0,001914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4879" calcext:value-type="float">
            <text:p>0,002048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424" calcext:value-type="float">
            <text:p>0,00284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4514" calcext:value-type="float">
            <text:p>0,002445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8145" calcext:value-type="float">
            <text:p>0,002281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7295" calcext:value-type="float">
            <text:p>0,001972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95574" calcext:value-type="float">
            <text:p>0,003955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33804" calcext:value-type="float">
            <text:p>0,003338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0759" calcext:value-type="float">
            <text:p>0,002307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3749" calcext:value-type="float">
            <text:p>0,002537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7383" calcext:value-type="float">
            <text:p>0,001873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4553" calcext:value-type="float">
            <text:p>0,001645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7903" calcext:value-type="float">
            <text:p>0,002379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4134" calcext:value-type="float">
            <text:p>0,002041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0292" calcext:value-type="float">
            <text:p>0,002002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2594" calcext:value-type="float">
            <text:p>0,002025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302" calcext:value-type="float">
            <text:p>0,001693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6009" calcext:value-type="float">
            <text:p>0,002460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4934" calcext:value-type="float">
            <text:p>0,002149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6232" calcext:value-type="float">
            <text:p>0,002362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41928" calcext:value-type="float">
            <text:p>0,003419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9289" calcext:value-type="float">
            <text:p>0,002192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2454" calcext:value-type="float">
            <text:p>0,002524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5668" calcext:value-type="float">
            <text:p>0,002356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2778" calcext:value-type="float">
            <text:p>0,002127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392" calcext:value-type="float">
            <text:p>0,00183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9751" calcext:value-type="float">
            <text:p>0,001797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4788" calcext:value-type="float">
            <text:p>0,002047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2552" calcext:value-type="float">
            <text:p>0,002125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03676" calcext:value-type="float">
            <text:p>0,003036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6326" calcext:value-type="float">
            <text:p>0,002063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1038" calcext:value-type="float">
            <text:p>0,002110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1299" calcext:value-type="float">
            <text:p>0,002512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13131" calcext:value-type="float">
            <text:p>0,003131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4829" calcext:value-type="float">
            <text:p>0,001848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5568" calcext:value-type="float">
            <text:p>0,001855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4698" calcext:value-type="float">
            <text:p>0,001846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9696" calcext:value-type="float">
            <text:p>0,002096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25575" calcext:value-type="float">
            <text:p>0,003255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7255" calcext:value-type="float">
            <text:p>0,001772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691" calcext:value-type="float">
            <text:p>0,00196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3216" calcext:value-type="float">
            <text:p>0,001932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6072" calcext:value-type="float">
            <text:p>0,002260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39045" calcext:value-type="float">
            <text:p>0,003390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7469" calcext:value-type="float">
            <text:p>0,001774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2483" calcext:value-type="float">
            <text:p>0,001824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0623" calcext:value-type="float">
            <text:p>0,001806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9508" calcext:value-type="float">
            <text:p>0,002395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6388" calcext:value-type="float">
            <text:p>0,002663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1446" calcext:value-type="float">
            <text:p>0,001714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8092" calcext:value-type="float">
            <text:p>0,002180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7687" calcext:value-type="float">
            <text:p>0,002076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1152" calcext:value-type="float">
            <text:p>0,002611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1045" calcext:value-type="float">
            <text:p>0,002510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2821" calcext:value-type="float">
            <text:p>0,001728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7982" calcext:value-type="float">
            <text:p>0,001879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0947" calcext:value-type="float">
            <text:p>0,001809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7321" calcext:value-type="float">
            <text:p>0,002773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9256" calcext:value-type="float">
            <text:p>0,002792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7101" calcext:value-type="float">
            <text:p>0,001971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7143" calcext:value-type="float">
            <text:p>0,002171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8049" calcext:value-type="float">
            <text:p>0,002080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6194" calcext:value-type="float">
            <text:p>0,002961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1345" calcext:value-type="float">
            <text:p>0,002313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8636" calcext:value-type="float">
            <text:p>0,001986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3752" calcext:value-type="float">
            <text:p>0,002037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9805" calcext:value-type="float">
            <text:p>0,001998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19" calcext:value-type="float">
            <text:p>0,0028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354" calcext:value-type="float">
            <text:p>0,00213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5997" calcext:value-type="float">
            <text:p>0,002059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7111" calcext:value-type="float">
            <text:p>0,001871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2052" calcext:value-type="float">
            <text:p>0,002020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1081" calcext:value-type="float">
            <text:p>0,002710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2818" calcext:value-type="float">
            <text:p>0,002028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3507" calcext:value-type="float">
            <text:p>0,002135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1993" calcext:value-type="float">
            <text:p>0,001719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5515" calcext:value-type="float">
            <text:p>0,002055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2881" calcext:value-type="float">
            <text:p>0,002728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6539" calcext:value-type="float">
            <text:p>0,002165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199" calcext:value-type="float">
            <text:p>0,00211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5454" calcext:value-type="float">
            <text:p>0,001754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8363" calcext:value-type="float">
            <text:p>0,002483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7437" calcext:value-type="float">
            <text:p>0,002274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0551" calcext:value-type="float">
            <text:p>0,002005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9231" calcext:value-type="float">
            <text:p>0,001992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6167" calcext:value-type="float">
            <text:p>0,001761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4304" calcext:value-type="float">
            <text:p>0,001843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9634" calcext:value-type="float">
            <text:p>0,002596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5056" calcext:value-type="float">
            <text:p>0,001950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873" calcext:value-type="float">
            <text:p>0,00188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1477" calcext:value-type="float">
            <text:p>0,002014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7304" calcext:value-type="float">
            <text:p>0,001973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72126" calcext:value-type="float">
            <text:p>0,003721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8386" calcext:value-type="float">
            <text:p>0,002683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806" calcext:value-type="float">
            <text:p>0,00218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9811" calcext:value-type="float">
            <text:p>0,001898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5924" calcext:value-type="float">
            <text:p>0,002059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3146" calcext:value-type="float">
            <text:p>0,002131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6748" calcext:value-type="float">
            <text:p>0,001967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1685" calcext:value-type="float">
            <text:p>0,001816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1185" calcext:value-type="float">
            <text:p>0,001811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483" calcext:value-type="float">
            <text:p>0,00284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8815" calcext:value-type="float">
            <text:p>0,002388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9892" calcext:value-type="float">
            <text:p>0,002398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4679" calcext:value-type="float">
            <text:p>0,001746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9099" calcext:value-type="float">
            <text:p>0,001790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10558" calcext:value-type="float">
            <text:p>0,003105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5588" calcext:value-type="float">
            <text:p>0,002255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9177" calcext:value-type="float">
            <text:p>0,002291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6263" calcext:value-type="float">
            <text:p>0,001762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9666" calcext:value-type="float">
            <text:p>0,002096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3375" calcext:value-type="float">
            <text:p>0,002633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4714" calcext:value-type="float">
            <text:p>0,002347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8154" calcext:value-type="float">
            <text:p>0,002281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8314" calcext:value-type="float">
            <text:p>0,001683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6622" calcext:value-type="float">
            <text:p>0,002466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5699" calcext:value-type="float">
            <text:p>0,002456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9699" calcext:value-type="float">
            <text:p>0,002096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5492" calcext:value-type="float">
            <text:p>0,002154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0687" calcext:value-type="float">
            <text:p>0,001806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3519" calcext:value-type="float">
            <text:p>0,002635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2199" calcext:value-type="float">
            <text:p>0,001821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8308" calcext:value-type="float">
            <text:p>0,002383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8048" calcext:value-type="float">
            <text:p>0,002080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3029" calcext:value-type="float">
            <text:p>0,001730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3272" calcext:value-type="float">
            <text:p>0,002932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6399" calcext:value-type="float">
            <text:p>0,001863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7013" calcext:value-type="float">
            <text:p>0,00247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7828" calcext:value-type="float">
            <text:p>0,002078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0047" calcext:value-type="float">
            <text:p>0,002100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6148" calcext:value-type="float">
            <text:p>0,002161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027" calcext:value-type="float">
            <text:p>0,00200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1339" calcext:value-type="float">
            <text:p>0,002313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1804" calcext:value-type="float">
            <text:p>0,002018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6576" calcext:value-type="float">
            <text:p>0,001965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3207" calcext:value-type="float">
            <text:p>0,002732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4902" calcext:value-type="float">
            <text:p>0,002149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1518" calcext:value-type="float">
            <text:p>0,002315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131" calcext:value-type="float">
            <text:p>0,00201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3037" calcext:value-type="float">
            <text:p>0,002230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1797" calcext:value-type="float">
            <text:p>0,002117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0818" calcext:value-type="float">
            <text:p>0,001808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0406" calcext:value-type="float">
            <text:p>0,002304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7025" calcext:value-type="float">
            <text:p>0,00207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3106" calcext:value-type="float">
            <text:p>0,002131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3638" calcext:value-type="float">
            <text:p>0,002536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3379" calcext:value-type="float">
            <text:p>0,002033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0584" calcext:value-type="float">
            <text:p>0,002305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0047" calcext:value-type="float">
            <text:p>0,002000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4013" calcext:value-type="float">
            <text:p>0,002340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8796" calcext:value-type="float">
            <text:p>0,001887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0708" calcext:value-type="float">
            <text:p>0,001707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4078" calcext:value-type="float">
            <text:p>0,002340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363" calcext:value-type="float">
            <text:p>0,00203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7575" calcext:value-type="float">
            <text:p>0,001975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6633" calcext:value-type="float">
            <text:p>0,002466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0006" calcext:value-type="float">
            <text:p>0,001800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6075" calcext:value-type="float">
            <text:p>0,002360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9261" calcext:value-type="float">
            <text:p>0,002092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5502" calcext:value-type="float">
            <text:p>0,002055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2718" calcext:value-type="float">
            <text:p>0,002227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6592" calcext:value-type="float">
            <text:p>0,002065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1393" calcext:value-type="float">
            <text:p>0,002613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9085" calcext:value-type="float">
            <text:p>0,002390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2701" calcext:value-type="float">
            <text:p>0,00327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414455" calcext:value-type="float">
            <text:p>0,004144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4576" calcext:value-type="float">
            <text:p>0,00345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0934" calcext:value-type="float">
            <text:p>0,002409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0516" calcext:value-type="float">
            <text:p>0,002105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9459" calcext:value-type="float">
            <text:p>0,001894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6084" calcext:value-type="float">
            <text:p>0,002260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1347" calcext:value-type="float">
            <text:p>0,001913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32002" calcext:value-type="float">
            <text:p>0,00332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9981" calcext:value-type="float">
            <text:p>0,002099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623" calcext:value-type="float">
            <text:p>0,00226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422" calcext:value-type="float">
            <text:p>0,00194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6794" calcext:value-type="float">
            <text:p>0,002267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2057" calcext:value-type="float">
            <text:p>0,002920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0049" calcext:value-type="float">
            <text:p>0,002500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7324" calcext:value-type="float">
            <text:p>0,002173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42" calcext:value-type="float">
            <text:p>0,0022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8631" calcext:value-type="float">
            <text:p>0,002886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8566" calcext:value-type="float">
            <text:p>0,002285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4288" calcext:value-type="float">
            <text:p>0,002642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8418" calcext:value-type="float">
            <text:p>0,002184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0843" calcext:value-type="float">
            <text:p>0,002908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6352" calcext:value-type="float">
            <text:p>0,002263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4144" calcext:value-type="float">
            <text:p>0,002441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3611" calcext:value-type="float">
            <text:p>0,002336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311" calcext:value-type="float">
            <text:p>0,00283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179" calcext:value-type="float">
            <text:p>0,00241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0504" calcext:value-type="float">
            <text:p>0,002405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1626" calcext:value-type="float">
            <text:p>0,002816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72874" calcext:value-type="float">
            <text:p>0,003728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0963" calcext:value-type="float">
            <text:p>0,002409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0336" calcext:value-type="float">
            <text:p>0,002903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0597" calcext:value-type="float">
            <text:p>0,002405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51262" calcext:value-type="float">
            <text:p>0,003512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9715" calcext:value-type="float">
            <text:p>0,002597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6811" calcext:value-type="float">
            <text:p>0,002368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9327" calcext:value-type="float">
            <text:p>0,002093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23" calcext:value-type="float">
            <text:p>0,0028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2263" calcext:value-type="float">
            <text:p>0,002322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8747" calcext:value-type="float">
            <text:p>0,002587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3128" calcext:value-type="float">
            <text:p>0,001831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4778" calcext:value-type="float">
            <text:p>0,002047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5354" calcext:value-type="float">
            <text:p>0,002553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765" calcext:value-type="float">
            <text:p>0,00217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5802" calcext:value-type="float">
            <text:p>0,002358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7177" calcext:value-type="float">
            <text:p>0,002171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8541" calcext:value-type="float">
            <text:p>0,002485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578" calcext:value-type="float">
            <text:p>0,00185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6293" calcext:value-type="float">
            <text:p>0,002262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5674" calcext:value-type="float">
            <text:p>0,002156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2251" calcext:value-type="float">
            <text:p>0,002022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17976" calcext:value-type="float">
            <text:p>0,003179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539" calcext:value-type="float">
            <text:p>0,00195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7289" calcext:value-type="float">
            <text:p>0,002272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6206" calcext:value-type="float">
            <text:p>0,002362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3689" calcext:value-type="float">
            <text:p>0,001936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8997" calcext:value-type="float">
            <text:p>0,002089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9054" calcext:value-type="float">
            <text:p>0,001790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3249" calcext:value-type="float">
            <text:p>0,002132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2553" calcext:value-type="float">
            <text:p>0,002225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3242" calcext:value-type="float">
            <text:p>0,001832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1546" calcext:value-type="float">
            <text:p>0,002015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1988" calcext:value-type="float">
            <text:p>0,002019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5796" calcext:value-type="float">
            <text:p>0,002257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4636" calcext:value-type="float">
            <text:p>0,002346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0538" calcext:value-type="float">
            <text:p>0,002105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13369" calcext:value-type="float">
            <text:p>0,003133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3746" calcext:value-type="float">
            <text:p>0,002137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3858" calcext:value-type="float">
            <text:p>0,002438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0292" calcext:value-type="float">
            <text:p>0,002102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2618" calcext:value-type="float">
            <text:p>0,002026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24016" calcext:value-type="float">
            <text:p>0,003240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37842" calcext:value-type="float">
            <text:p>0,003378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86009" calcext:value-type="float">
            <text:p>0,003860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17277" calcext:value-type="float">
            <text:p>0,003172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5055" calcext:value-type="float">
            <text:p>0,001850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9735" calcext:value-type="float">
            <text:p>0,001897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1104" calcext:value-type="float">
            <text:p>0,001811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03599" calcext:value-type="float">
            <text:p>0,003035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0398" calcext:value-type="float">
            <text:p>0,002303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5529" calcext:value-type="float">
            <text:p>0,001855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3067" calcext:value-type="float">
            <text:p>0,001730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6179" calcext:value-type="float">
            <text:p>0,001761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3309" calcext:value-type="float">
            <text:p>0,002833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9859" calcext:value-type="float">
            <text:p>0,002398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6645" calcext:value-type="float">
            <text:p>0,001866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0523" calcext:value-type="float">
            <text:p>0,002005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574976" calcext:value-type="float">
            <text:p>0,005749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70855" calcext:value-type="float">
            <text:p>0,003708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2656" calcext:value-type="float">
            <text:p>0,002326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90854" calcext:value-type="float">
            <text:p>0,003908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37734" calcext:value-type="float">
            <text:p>0,003377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3495" calcext:value-type="float">
            <text:p>0,00334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67323" calcext:value-type="float">
            <text:p>0,003673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7669" calcext:value-type="float">
            <text:p>0,002076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3349" calcext:value-type="float">
            <text:p>0,002033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1333" calcext:value-type="float">
            <text:p>0,001713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1608" calcext:value-type="float">
            <text:p>0,002016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4621" calcext:value-type="float">
            <text:p>0,002846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2946" calcext:value-type="float">
            <text:p>0,002129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9608" calcext:value-type="float">
            <text:p>0,002296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5239" calcext:value-type="float">
            <text:p>0,002152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2282" calcext:value-type="float">
            <text:p>0,003122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779" calcext:value-type="float">
            <text:p>0,00257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7082" calcext:value-type="float">
            <text:p>0,002470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6663" calcext:value-type="float">
            <text:p>0,002166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2192" calcext:value-type="float">
            <text:p>0,003521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0533" calcext:value-type="float">
            <text:p>0,002805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3595" calcext:value-type="float">
            <text:p>0,003435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20815" calcext:value-type="float">
            <text:p>0,004208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1122" calcext:value-type="float">
            <text:p>0,002611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4597" calcext:value-type="float">
            <text:p>0,002445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5813" calcext:value-type="float">
            <text:p>0,002158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2471" calcext:value-type="float">
            <text:p>0,003224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5164" calcext:value-type="float">
            <text:p>0,002451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5603" calcext:value-type="float">
            <text:p>0,002356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9357" calcext:value-type="float">
            <text:p>0,002493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5568" calcext:value-type="float">
            <text:p>0,003255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1606" calcext:value-type="float">
            <text:p>0,002616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6346" calcext:value-type="float">
            <text:p>0,002663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2704" calcext:value-type="float">
            <text:p>0,002627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6816" calcext:value-type="float">
            <text:p>0,002868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919" calcext:value-type="float">
            <text:p>0,00239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1261" calcext:value-type="float">
            <text:p>0,002812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2406" calcext:value-type="float">
            <text:p>0,002724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24071" calcext:value-type="float">
            <text:p>0,004240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9369" calcext:value-type="float">
            <text:p>0,002793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5628" calcext:value-type="float">
            <text:p>0,002456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0441" calcext:value-type="float">
            <text:p>0,003004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6929" calcext:value-type="float">
            <text:p>0,002869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9667" calcext:value-type="float">
            <text:p>0,002496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5843" calcext:value-type="float">
            <text:p>0,002258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6913" calcext:value-type="float">
            <text:p>0,002869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5076" calcext:value-type="float">
            <text:p>0,003150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9831" calcext:value-type="float">
            <text:p>0,002898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1731" calcext:value-type="float">
            <text:p>0,002317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4562" calcext:value-type="float">
            <text:p>0,003545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8884" calcext:value-type="float">
            <text:p>0,002488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4325" calcext:value-type="float">
            <text:p>0,003543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9546" calcext:value-type="float">
            <text:p>0,00395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3428" calcext:value-type="float">
            <text:p>0,002934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4944" calcext:value-type="float">
            <text:p>0,002349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6963" calcext:value-type="float">
            <text:p>0,002269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5514" calcext:value-type="float">
            <text:p>0,003555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9379" calcext:value-type="float">
            <text:p>0,002793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5584" calcext:value-type="float">
            <text:p>0,002355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5353" calcext:value-type="float">
            <text:p>0,002053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1346" calcext:value-type="float">
            <text:p>0,003113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8947" calcext:value-type="float">
            <text:p>0,002689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6402" calcext:value-type="float">
            <text:p>0,002764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7223" calcext:value-type="float">
            <text:p>0,002572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9694" calcext:value-type="float">
            <text:p>0,003396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0696" calcext:value-type="float">
            <text:p>0,002506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6204" calcext:value-type="float">
            <text:p>0,002962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7573" calcext:value-type="float">
            <text:p>0,002475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6383" calcext:value-type="float">
            <text:p>0,003063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1297" calcext:value-type="float">
            <text:p>0,002312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8693" calcext:value-type="float">
            <text:p>0,002286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9388" calcext:value-type="float">
            <text:p>0,002593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2085" calcext:value-type="float">
            <text:p>0,003520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4865" calcext:value-type="float">
            <text:p>0,002648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5148" calcext:value-type="float">
            <text:p>0,002851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4065" calcext:value-type="float">
            <text:p>0,002440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63792" calcext:value-type="float">
            <text:p>0,003637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3299" calcext:value-type="float">
            <text:p>0,002832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6374" calcext:value-type="float">
            <text:p>0,002263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3658" calcext:value-type="float">
            <text:p>0,002636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4149" calcext:value-type="float">
            <text:p>0,002741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1468" calcext:value-type="float">
            <text:p>0,002814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9037" calcext:value-type="float">
            <text:p>0,002690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74839" calcext:value-type="float">
            <text:p>0,003748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5438" calcext:value-type="float">
            <text:p>0,002354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3147" calcext:value-type="float">
            <text:p>0,002231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5922" calcext:value-type="float">
            <text:p>0,002659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3358" calcext:value-type="float">
            <text:p>0,003433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1614" calcext:value-type="float">
            <text:p>0,002116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6889" calcext:value-type="float">
            <text:p>0,002568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963" calcext:value-type="float">
            <text:p>0,00219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0191" calcext:value-type="float">
            <text:p>0,003201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3828" calcext:value-type="float">
            <text:p>0,002538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0453" calcext:value-type="float">
            <text:p>0,002504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9119" calcext:value-type="float">
            <text:p>0,002591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03535" calcext:value-type="float">
            <text:p>0,004035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4212" calcext:value-type="float">
            <text:p>0,002942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2516" calcext:value-type="float">
            <text:p>0,002825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208" calcext:value-type="float">
            <text:p>0,00272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1358" calcext:value-type="float">
            <text:p>0,002513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7762" calcext:value-type="float">
            <text:p>0,002077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9925" calcext:value-type="float">
            <text:p>0,002899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67" calcext:value-type="float">
            <text:p>0,0030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6839" calcext:value-type="float">
            <text:p>0,002768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6284" calcext:value-type="float">
            <text:p>0,002362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6827" calcext:value-type="float">
            <text:p>0,002268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9436" calcext:value-type="float">
            <text:p>0,002994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1559" calcext:value-type="float">
            <text:p>0,003315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9766" calcext:value-type="float">
            <text:p>0,002297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356" calcext:value-type="float">
            <text:p>0,00213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5584" calcext:value-type="float">
            <text:p>0,002455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0345" calcext:value-type="float">
            <text:p>0,003103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7785" calcext:value-type="float">
            <text:p>0,002977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2044" calcext:value-type="float">
            <text:p>0,002720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8846" calcext:value-type="float">
            <text:p>0,003188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9175" calcext:value-type="float">
            <text:p>0,002291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8595" calcext:value-type="float">
            <text:p>0,002685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6858" calcext:value-type="float">
            <text:p>0,002668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5701" calcext:value-type="float">
            <text:p>0,003357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7165" calcext:value-type="float">
            <text:p>0,002171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1694" calcext:value-type="float">
            <text:p>0,002316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4747" calcext:value-type="float">
            <text:p>0,002747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5229" calcext:value-type="float">
            <text:p>0,003352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7341" calcext:value-type="float">
            <text:p>0,002073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1677" calcext:value-type="float">
            <text:p>0,002316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3237" calcext:value-type="float">
            <text:p>0,002132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9063" calcext:value-type="float">
            <text:p>0,003190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065" calcext:value-type="float">
            <text:p>0,00260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6524" calcext:value-type="float">
            <text:p>0,002165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0947" calcext:value-type="float">
            <text:p>0,002109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148" calcext:value-type="float">
            <text:p>0,00241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1882" calcext:value-type="float">
            <text:p>0,003418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2035" calcext:value-type="float">
            <text:p>0,002720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1216" calcext:value-type="float">
            <text:p>0,002412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049" calcext:value-type="float">
            <text:p>0,00250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2144" calcext:value-type="float">
            <text:p>0,002821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8356" calcext:value-type="float">
            <text:p>0,002783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4838" calcext:value-type="float">
            <text:p>0,002548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263" calcext:value-type="float">
            <text:p>0,00232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1399" calcext:value-type="float">
            <text:p>0,003213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8537" calcext:value-type="float">
            <text:p>0,002185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7387" calcext:value-type="float">
            <text:p>0,002673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6006" calcext:value-type="float">
            <text:p>0,002560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8762" calcext:value-type="float">
            <text:p>0,003087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5345" calcext:value-type="float">
            <text:p>0,002153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6856" calcext:value-type="float">
            <text:p>0,002468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5345" calcext:value-type="float">
            <text:p>0,003153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858" calcext:value-type="float">
            <text:p>0,00308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9112" calcext:value-type="float">
            <text:p>0,002091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7528" calcext:value-type="float">
            <text:p>0,002275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911" calcext:value-type="float">
            <text:p>0,00239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6417" calcext:value-type="float">
            <text:p>0,002964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1223" calcext:value-type="float">
            <text:p>0,002612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9518" calcext:value-type="float">
            <text:p>0,002395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5395" calcext:value-type="float">
            <text:p>0,002453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15164" calcext:value-type="float">
            <text:p>0,004151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2125" calcext:value-type="float">
            <text:p>0,002721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6774" calcext:value-type="float">
            <text:p>0,002967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9602" calcext:value-type="float">
            <text:p>0,002796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5301" calcext:value-type="float">
            <text:p>0,002453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0857" calcext:value-type="float">
            <text:p>0,002408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2018" calcext:value-type="float">
            <text:p>0,00282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87517" calcext:value-type="float">
            <text:p>0,003875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3233" calcext:value-type="float">
            <text:p>0,002532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5609" calcext:value-type="float">
            <text:p>0,002556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5611" calcext:value-type="float">
            <text:p>0,002056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6508" calcext:value-type="float">
            <text:p>0,003265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4402" calcext:value-type="float">
            <text:p>0,002844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6383" calcext:value-type="float">
            <text:p>0,002363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0445" calcext:value-type="float">
            <text:p>0,002204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755" calcext:value-type="float">
            <text:p>0,00357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3746" calcext:value-type="float">
            <text:p>0,003037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7711" calcext:value-type="float">
            <text:p>0,003077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4407" calcext:value-type="float">
            <text:p>0,002544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2818" calcext:value-type="float">
            <text:p>0,003328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6278" calcext:value-type="float">
            <text:p>0,002562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0102" calcext:value-type="float">
            <text:p>0,002801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0547" calcext:value-type="float">
            <text:p>0,003205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6225" calcext:value-type="float">
            <text:p>0,002662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3794" calcext:value-type="float">
            <text:p>0,002337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9828" calcext:value-type="float">
            <text:p>0,002098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998" calcext:value-type="float">
            <text:p>0,00339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1358" calcext:value-type="float">
            <text:p>0,002613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402" calcext:value-type="float">
            <text:p>0,00234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1626" calcext:value-type="float">
            <text:p>0,002216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4391" calcext:value-type="float">
            <text:p>0,002343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2609" calcext:value-type="float">
            <text:p>0,003526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2422" calcext:value-type="float">
            <text:p>0,002724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5281" calcext:value-type="float">
            <text:p>0,002852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5869" calcext:value-type="float">
            <text:p>0,003058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6967" calcext:value-type="float">
            <text:p>0,002269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5911" calcext:value-type="float">
            <text:p>0,002659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2346" calcext:value-type="float">
            <text:p>0,002623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6285" calcext:value-type="float">
            <text:p>0,003562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3706" calcext:value-type="float">
            <text:p>0,002437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9043" calcext:value-type="float">
            <text:p>0,002590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6287" calcext:value-type="float">
            <text:p>0,002762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6493" calcext:value-type="float">
            <text:p>0,003564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3658" calcext:value-type="float">
            <text:p>0,002136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5646" calcext:value-type="float">
            <text:p>0,002256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7179" calcext:value-type="float">
            <text:p>0,002071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6456" calcext:value-type="float">
            <text:p>0,003364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5009" calcext:value-type="float">
            <text:p>0,002550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10238" calcext:value-type="float">
            <text:p>0,004102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523324" calcext:value-type="float">
            <text:p>0,005233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5079" calcext:value-type="float">
            <text:p>0,002350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7855" calcext:value-type="float">
            <text:p>0,002878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0562" calcext:value-type="float">
            <text:p>0,002905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9864" calcext:value-type="float">
            <text:p>0,002398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5041" calcext:value-type="float">
            <text:p>0,002350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9066" calcext:value-type="float">
            <text:p>0,002490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0495" calcext:value-type="float">
            <text:p>0,003104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84593" calcext:value-type="float">
            <text:p>0,003845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6607" calcext:value-type="float">
            <text:p>0,002466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169" calcext:value-type="float">
            <text:p>0,00211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2313" calcext:value-type="float">
            <text:p>0,002623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555668" calcext:value-type="float">
            <text:p>0,005556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2738" calcext:value-type="float">
            <text:p>0,002627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1875" calcext:value-type="float">
            <text:p>0,003518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2741" calcext:value-type="float">
            <text:p>0,002227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1628" calcext:value-type="float">
            <text:p>0,002616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7615" calcext:value-type="float">
            <text:p>0,002576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72401" calcext:value-type="float">
            <text:p>0,003724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1994" calcext:value-type="float">
            <text:p>0,002519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2392" calcext:value-type="float">
            <text:p>0,002423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4329" calcext:value-type="float">
            <text:p>0,002343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0746" calcext:value-type="float">
            <text:p>0,003507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9434" calcext:value-type="float">
            <text:p>0,002594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8988" calcext:value-type="float">
            <text:p>0,002389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8307" calcext:value-type="float">
            <text:p>0,002283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5676" calcext:value-type="float">
            <text:p>0,003156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9341" calcext:value-type="float">
            <text:p>0,002493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1387" calcext:value-type="float">
            <text:p>0,002613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014" calcext:value-type="float">
            <text:p>0,00240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4502" calcext:value-type="float">
            <text:p>0,003045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9414" calcext:value-type="float">
            <text:p>0,002394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8466" calcext:value-type="float">
            <text:p>0,002984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3268" calcext:value-type="float">
            <text:p>0,003232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6277" calcext:value-type="float">
            <text:p>0,003462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143" calcext:value-type="float">
            <text:p>0,00261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4316" calcext:value-type="float">
            <text:p>0,002543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68751" calcext:value-type="float">
            <text:p>0,003687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1016" calcext:value-type="float">
            <text:p>0,00261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0905" calcext:value-type="float">
            <text:p>0,002409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5808" calcext:value-type="float">
            <text:p>0,002158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0254" calcext:value-type="float">
            <text:p>0,003402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2986" calcext:value-type="float">
            <text:p>0,002829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8056" calcext:value-type="float">
            <text:p>0,002880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0622" calcext:value-type="float">
            <text:p>0,002506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8063" calcext:value-type="float">
            <text:p>0,003580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6209" calcext:value-type="float">
            <text:p>0,002662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4016" calcext:value-type="float">
            <text:p>0,00324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82544" calcext:value-type="float">
            <text:p>0,003825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3929" calcext:value-type="float">
            <text:p>0,002139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7034" calcext:value-type="float">
            <text:p>0,002570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937" calcext:value-type="float">
            <text:p>0,00259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6471" calcext:value-type="float">
            <text:p>0,003264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5087" calcext:value-type="float">
            <text:p>0,002650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1304" calcext:value-type="float">
            <text:p>0,002413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6976" calcext:value-type="float">
            <text:p>0,002669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66552" calcext:value-type="float">
            <text:p>0,003665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5938" calcext:value-type="float">
            <text:p>0,002659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0898" calcext:value-type="float">
            <text:p>0,002808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7253" calcext:value-type="float">
            <text:p>0,002772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9267" calcext:value-type="float">
            <text:p>0,002592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2242" calcext:value-type="float">
            <text:p>0,002322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9961" calcext:value-type="float">
            <text:p>0,002799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07231" calcext:value-type="float">
            <text:p>0,004072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0084" calcext:value-type="float">
            <text:p>0,003000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5814" calcext:value-type="float">
            <text:p>0,002558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144" calcext:value-type="float">
            <text:p>0,00221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5967" calcext:value-type="float">
            <text:p>0,002859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3049" calcext:value-type="float">
            <text:p>0,002530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4623" calcext:value-type="float">
            <text:p>0,002346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4684" calcext:value-type="float">
            <text:p>0,002446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4841" calcext:value-type="float">
            <text:p>0,003448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4054" calcext:value-type="float">
            <text:p>0,002740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3297" calcext:value-type="float">
            <text:p>0,002832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9117" calcext:value-type="float">
            <text:p>0,002491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095" calcext:value-type="float">
            <text:p>0,00330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4741" calcext:value-type="float">
            <text:p>0,002047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6267" calcext:value-type="float">
            <text:p>0,002662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6083" calcext:value-type="float">
            <text:p>0,002760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468" calcext:value-type="float">
            <text:p>0,00294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0632" calcext:value-type="float">
            <text:p>0,002606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7118" calcext:value-type="float">
            <text:p>0,002971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8684" calcext:value-type="float">
            <text:p>0,003186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1543" calcext:value-type="float">
            <text:p>0,003115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7279" calcext:value-type="float">
            <text:p>0,002672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1913" calcext:value-type="float">
            <text:p>0,002419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3596" calcext:value-type="float">
            <text:p>0,003535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165" calcext:value-type="float">
            <text:p>0,00271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6051" calcext:value-type="float">
            <text:p>0,002960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045" calcext:value-type="float">
            <text:p>0,00250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4082" calcext:value-type="float">
            <text:p>0,003240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3057" calcext:value-type="float">
            <text:p>0,002530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8567" calcext:value-type="float">
            <text:p>0,003085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69759" calcext:value-type="float">
            <text:p>0,003697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739" calcext:value-type="float">
            <text:p>0,00267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3386" calcext:value-type="float">
            <text:p>0,003033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2401" calcext:value-type="float">
            <text:p>0,002624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68589" calcext:value-type="float">
            <text:p>0,003685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1949" calcext:value-type="float">
            <text:p>0,003119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2906" calcext:value-type="float">
            <text:p>0,002729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0372" calcext:value-type="float">
            <text:p>0,003003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4649" calcext:value-type="float">
            <text:p>0,002446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9466" calcext:value-type="float">
            <text:p>0,002694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67379" calcext:value-type="float">
            <text:p>0,003673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45818" calcext:value-type="float">
            <text:p>0,004458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2056" calcext:value-type="float">
            <text:p>0,003220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9494" calcext:value-type="float">
            <text:p>0,002994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78693" calcext:value-type="float">
            <text:p>0,004786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2805" calcext:value-type="float">
            <text:p>0,003428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4719" calcext:value-type="float">
            <text:p>0,003447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72317" calcext:value-type="float">
            <text:p>0,004723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22581" calcext:value-type="float">
            <text:p>0,004225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83668" calcext:value-type="float">
            <text:p>0,004836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54991" calcext:value-type="float">
            <text:p>0,004549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503075" calcext:value-type="float">
            <text:p>0,005030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9885" calcext:value-type="float">
            <text:p>0,00398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51072" calcext:value-type="float">
            <text:p>0,004510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63749" calcext:value-type="float">
            <text:p>0,004637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3661" calcext:value-type="float">
            <text:p>0,002836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1054" calcext:value-type="float">
            <text:p>0,002510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2316" calcext:value-type="float">
            <text:p>0,003023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9986" calcext:value-type="float">
            <text:p>0,002199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5987" calcext:value-type="float">
            <text:p>0,002559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1724" calcext:value-type="float">
            <text:p>0,002417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0114" calcext:value-type="float">
            <text:p>0,003001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4046" calcext:value-type="float">
            <text:p>0,002040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5522" calcext:value-type="float">
            <text:p>0,002255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2978" calcext:value-type="float">
            <text:p>0,002629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3781" calcext:value-type="float">
            <text:p>0,003337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2909" calcext:value-type="float">
            <text:p>0,002129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5201" calcext:value-type="float">
            <text:p>0,002452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1509" calcext:value-type="float">
            <text:p>0,002115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97196" calcext:value-type="float">
            <text:p>0,003971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4534" calcext:value-type="float">
            <text:p>0,002445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3317" calcext:value-type="float">
            <text:p>0,002333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4444" calcext:value-type="float">
            <text:p>0,002044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1725" calcext:value-type="float">
            <text:p>0,002917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6423" calcext:value-type="float">
            <text:p>0,002464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5126" calcext:value-type="float">
            <text:p>0,002351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7079" calcext:value-type="float">
            <text:p>0,002070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0827" calcext:value-type="float">
            <text:p>0,002508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45557" calcext:value-type="float">
            <text:p>0,004455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28404" calcext:value-type="float">
            <text:p>0,004284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42859" calcext:value-type="float">
            <text:p>0,004428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1015" calcext:value-type="float">
            <text:p>0,002810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4029" calcext:value-type="float">
            <text:p>0,002840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7939" calcext:value-type="float">
            <text:p>0,002479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0495" calcext:value-type="float">
            <text:p>0,003104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0873" calcext:value-type="float">
            <text:p>0,002608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4135" calcext:value-type="float">
            <text:p>0,002541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2706" calcext:value-type="float">
            <text:p>0,003027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2271" calcext:value-type="float">
            <text:p>0,002522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172" calcext:value-type="float">
            <text:p>0,00251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1215" calcext:value-type="float">
            <text:p>0,002612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5142" calcext:value-type="float">
            <text:p>0,003451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3799" calcext:value-type="float">
            <text:p>0,002437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313" calcext:value-type="float">
            <text:p>0,00223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3562" calcext:value-type="float">
            <text:p>0,002735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5084" calcext:value-type="float">
            <text:p>0,003150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2242" calcext:value-type="float">
            <text:p>0,002022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5039" calcext:value-type="float">
            <text:p>0,002150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097" calcext:value-type="float">
            <text:p>0,00230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811" calcext:value-type="float">
            <text:p>0,00288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4471" calcext:value-type="float">
            <text:p>0,002944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1376" calcext:value-type="float">
            <text:p>0,002213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2024" calcext:value-type="float">
            <text:p>0,002520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7766" calcext:value-type="float">
            <text:p>0,002277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0109" calcext:value-type="float">
            <text:p>0,002901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836" calcext:value-type="float">
            <text:p>0,00288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8824" calcext:value-type="float">
            <text:p>0,002888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83781" calcext:value-type="float">
            <text:p>0,003837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64799" calcext:value-type="float">
            <text:p>0,003647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0074" calcext:value-type="float">
            <text:p>0,002900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7125" calcext:value-type="float">
            <text:p>0,002971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4692" calcext:value-type="float">
            <text:p>0,002846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0106" calcext:value-type="float">
            <text:p>0,002701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9187" calcext:value-type="float">
            <text:p>0,002291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9758" calcext:value-type="float">
            <text:p>0,003297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1631" calcext:value-type="float">
            <text:p>0,002716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4981" calcext:value-type="float">
            <text:p>0,002649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2803" calcext:value-type="float">
            <text:p>0,002328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0078" calcext:value-type="float">
            <text:p>0,002700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7298" calcext:value-type="float">
            <text:p>0,003072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4355" calcext:value-type="float">
            <text:p>0,002743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0241" calcext:value-type="float">
            <text:p>0,002302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6234" calcext:value-type="float">
            <text:p>0,003362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3465" calcext:value-type="float">
            <text:p>0,002234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4354" calcext:value-type="float">
            <text:p>0,002743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5772" calcext:value-type="float">
            <text:p>0,002457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2928" calcext:value-type="float">
            <text:p>0,003029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1962" calcext:value-type="float">
            <text:p>0,002319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202" calcext:value-type="float">
            <text:p>0,00222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9321" calcext:value-type="float">
            <text:p>0,002793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97404" calcext:value-type="float">
            <text:p>0,003974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5336" calcext:value-type="float">
            <text:p>0,002353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551" calcext:value-type="float">
            <text:p>0,00265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9526" calcext:value-type="float">
            <text:p>0,002495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4906" calcext:value-type="float">
            <text:p>0,003449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1591" calcext:value-type="float">
            <text:p>0,002515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6254" calcext:value-type="float">
            <text:p>0,002262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166" calcext:value-type="float">
            <text:p>0,00221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9048" calcext:value-type="float">
            <text:p>0,003290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1332" calcext:value-type="float">
            <text:p>0,002613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4335" calcext:value-type="float">
            <text:p>0,002643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4747" calcext:value-type="float">
            <text:p>0,002647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533383" calcext:value-type="float">
            <text:p>0,005333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2092" calcext:value-type="float">
            <text:p>0,003020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5736" calcext:value-type="float">
            <text:p>0,002757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638" calcext:value-type="float">
            <text:p>0,0036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0451" calcext:value-type="float">
            <text:p>0,002504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9617" calcext:value-type="float">
            <text:p>0,002396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8573" calcext:value-type="float">
            <text:p>0,002285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4699" calcext:value-type="float">
            <text:p>0,002846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4324" calcext:value-type="float">
            <text:p>0,002743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5422" calcext:value-type="float">
            <text:p>0,002954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9912" calcext:value-type="float">
            <text:p>0,002899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0432" calcext:value-type="float">
            <text:p>0,002604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5346" calcext:value-type="float">
            <text:p>0,002653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675473" calcext:value-type="float">
            <text:p>0,006754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8205" calcext:value-type="float">
            <text:p>0,002182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1291" calcext:value-type="float">
            <text:p>0,002512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7959" calcext:value-type="float">
            <text:p>0,002579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5735" calcext:value-type="float">
            <text:p>0,003257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0934" calcext:value-type="float">
            <text:p>0,002409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071" calcext:value-type="float">
            <text:p>0,00240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0635" calcext:value-type="float">
            <text:p>0,002106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8513" calcext:value-type="float">
            <text:p>0,003585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8435" calcext:value-type="float">
            <text:p>0,002984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1284" calcext:value-type="float">
            <text:p>0,002912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7072" calcext:value-type="float">
            <text:p>0,002470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9345" calcext:value-type="float">
            <text:p>0,002293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1746" calcext:value-type="float">
            <text:p>0,002117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6972" calcext:value-type="float">
            <text:p>0,002669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6747" calcext:value-type="float">
            <text:p>0,002267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1507" calcext:value-type="float">
            <text:p>0,003015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2868" calcext:value-type="float">
            <text:p>0,002228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6523" calcext:value-type="float">
            <text:p>0,002165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4947" calcext:value-type="float">
            <text:p>0,002749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9439" calcext:value-type="float">
            <text:p>0,00394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0204" calcext:value-type="float">
            <text:p>0,002402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3732" calcext:value-type="float">
            <text:p>0,002537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2582" calcext:value-type="float">
            <text:p>0,002325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8056" calcext:value-type="float">
            <text:p>0,003080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855" calcext:value-type="float">
            <text:p>0,00258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3446" calcext:value-type="float">
            <text:p>0,002634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4128" calcext:value-type="float">
            <text:p>0,002441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8867" calcext:value-type="float">
            <text:p>0,003388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5921" calcext:value-type="float">
            <text:p>0,002559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3309" calcext:value-type="float">
            <text:p>0,002533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4455" calcext:value-type="float">
            <text:p>0,002444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9192" calcext:value-type="float">
            <text:p>0,003291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5706" calcext:value-type="float">
            <text:p>0,002457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0241" calcext:value-type="float">
            <text:p>0,002702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5159" calcext:value-type="float">
            <text:p>0,002451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7391" calcext:value-type="float">
            <text:p>0,003073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2868" calcext:value-type="float">
            <text:p>0,002128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6031" calcext:value-type="float">
            <text:p>0,002360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4467" calcext:value-type="float">
            <text:p>0,002644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63889" calcext:value-type="float">
            <text:p>0,003638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986" calcext:value-type="float">
            <text:p>0,00219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8288" calcext:value-type="float">
            <text:p>0,002382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8568" calcext:value-type="float">
            <text:p>0,002285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68608" calcext:value-type="float">
            <text:p>0,003686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9364" calcext:value-type="float">
            <text:p>0,002593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3322" calcext:value-type="float">
            <text:p>0,002733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4218" calcext:value-type="float">
            <text:p>0,002342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3211" calcext:value-type="float">
            <text:p>0,003432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9932" calcext:value-type="float">
            <text:p>0,002799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1419" calcext:value-type="float">
            <text:p>0,002714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1989" calcext:value-type="float">
            <text:p>0,002719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6702" calcext:value-type="float">
            <text:p>0,002567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2518" calcext:value-type="float">
            <text:p>0,002125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9282" calcext:value-type="float">
            <text:p>0,002692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3899" calcext:value-type="float">
            <text:p>0,002538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2562" calcext:value-type="float">
            <text:p>0,002825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3421" calcext:value-type="float">
            <text:p>0,002034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3101" calcext:value-type="float">
            <text:p>0,002431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7975" calcext:value-type="float">
            <text:p>0,002779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7917" calcext:value-type="float">
            <text:p>0,003479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0296" calcext:value-type="float">
            <text:p>0,002302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6189" calcext:value-type="float">
            <text:p>0,002461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4377" calcext:value-type="float">
            <text:p>0,002443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6101" calcext:value-type="float">
            <text:p>0,002461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5578" calcext:value-type="float">
            <text:p>0,002255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1046" calcext:value-type="float">
            <text:p>0,002410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1874" calcext:value-type="float">
            <text:p>0,002218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1108" calcext:value-type="float">
            <text:p>0,002911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79794" calcext:value-type="float">
            <text:p>0,003797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9836" calcext:value-type="float">
            <text:p>0,002698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3935" calcext:value-type="float">
            <text:p>0,002539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8844" calcext:value-type="float">
            <text:p>0,002488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5443" calcext:value-type="float">
            <text:p>0,002554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804" calcext:value-type="float">
            <text:p>0,00318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1568" calcext:value-type="float">
            <text:p>0,002715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2955" calcext:value-type="float">
            <text:p>0,003429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7817" calcext:value-type="float">
            <text:p>0,002078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6067" calcext:value-type="float">
            <text:p>0,002660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065" calcext:value-type="float">
            <text:p>0,00280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4172" calcext:value-type="float">
            <text:p>0,003241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785" calcext:value-type="float">
            <text:p>0,00257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5982" calcext:value-type="float">
            <text:p>0,002259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1311" calcext:value-type="float">
            <text:p>0,002613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7084" calcext:value-type="float">
            <text:p>0,003470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2711" calcext:value-type="float">
            <text:p>0,002727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6684" calcext:value-type="float">
            <text:p>0,002366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3213" calcext:value-type="float">
            <text:p>0,002732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9423" calcext:value-type="float">
            <text:p>0,002694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4382" calcext:value-type="float">
            <text:p>0,002743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7259" calcext:value-type="float">
            <text:p>0,002772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59788" calcext:value-type="float">
            <text:p>0,003597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9252" calcext:value-type="float">
            <text:p>0,002492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1472" calcext:value-type="float">
            <text:p>0,002614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93" calcext:value-type="float">
            <text:p>0,0029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70881" calcext:value-type="float">
            <text:p>0,003708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0539" calcext:value-type="float">
            <text:p>0,002705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9696" calcext:value-type="float">
            <text:p>0,002596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1316" calcext:value-type="float">
            <text:p>0,003013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04031" calcext:value-type="float">
            <text:p>0,00404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87141" calcext:value-type="float">
            <text:p>0,003871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71627" calcext:value-type="float">
            <text:p>0,003716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549" calcext:value-type="float">
            <text:p>0,00265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7947" calcext:value-type="float">
            <text:p>0,002779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9222" calcext:value-type="float">
            <text:p>0,003092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00942" calcext:value-type="float">
            <text:p>0,004009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6139" calcext:value-type="float">
            <text:p>0,002961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273" calcext:value-type="float">
            <text:p>0,00272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01078" calcext:value-type="float">
            <text:p>0,004010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6934" calcext:value-type="float">
            <text:p>0,003069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7786" calcext:value-type="float">
            <text:p>0,003077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66263" calcext:value-type="float">
            <text:p>0,003662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0765" calcext:value-type="float">
            <text:p>0,002507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2871" calcext:value-type="float">
            <text:p>0,002828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9321" calcext:value-type="float">
            <text:p>0,003193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48117" calcext:value-type="float">
            <text:p>0,003481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7354" calcext:value-type="float">
            <text:p>0,002773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4917" calcext:value-type="float">
            <text:p>0,002649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4175" calcext:value-type="float">
            <text:p>0,002941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9631" calcext:value-type="float">
            <text:p>0,002896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4371" calcext:value-type="float">
            <text:p>0,003043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7316" calcext:value-type="float">
            <text:p>0,002973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57014" calcext:value-type="float">
            <text:p>0,004570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1731" calcext:value-type="float">
            <text:p>0,002817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1041" calcext:value-type="float">
            <text:p>0,003010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58544" calcext:value-type="float">
            <text:p>0,003585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9286" calcext:value-type="float">
            <text:p>0,002692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5387" calcext:value-type="float">
            <text:p>0,002953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7725" calcext:value-type="float">
            <text:p>0,003377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8518" calcext:value-type="float">
            <text:p>0,003085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4836" calcext:value-type="float">
            <text:p>0,003048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0524" calcext:value-type="float">
            <text:p>0,002705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96263" calcext:value-type="float">
            <text:p>0,003962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382" calcext:value-type="float">
            <text:p>0,00263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7279" calcext:value-type="float">
            <text:p>0,002972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62188" calcext:value-type="float">
            <text:p>0,004621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6584" calcext:value-type="float">
            <text:p>0,002565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5247" calcext:value-type="float">
            <text:p>0,002652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6794" calcext:value-type="float">
            <text:p>0,002967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59263" calcext:value-type="float">
            <text:p>0,003592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1971" calcext:value-type="float">
            <text:p>0,003119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7476" calcext:value-type="float">
            <text:p>0,002674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52352" calcext:value-type="float">
            <text:p>0,003523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3755" calcext:value-type="float">
            <text:p>0,002737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7617" calcext:value-type="float">
            <text:p>0,002976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6348" calcext:value-type="float">
            <text:p>0,00463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5244" calcext:value-type="float">
            <text:p>0,002652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6958" calcext:value-type="float">
            <text:p>0,002769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4399" calcext:value-type="float">
            <text:p>0,002943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7562" calcext:value-type="float">
            <text:p>0,003275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6807" calcext:value-type="float">
            <text:p>0,002968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0693" calcext:value-type="float">
            <text:p>0,002606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85096" calcext:value-type="float">
            <text:p>0,003850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7273" calcext:value-type="float">
            <text:p>0,002472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8978" calcext:value-type="float">
            <text:p>0,002989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44451" calcext:value-type="float">
            <text:p>0,003444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1276" calcext:value-type="float">
            <text:p>0,003112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3435" calcext:value-type="float">
            <text:p>0,002634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8434" calcext:value-type="float">
            <text:p>0,002584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01939" calcext:value-type="float">
            <text:p>0,004019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705" calcext:value-type="float">
            <text:p>0,00307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043" calcext:value-type="float">
            <text:p>0,00280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5603" calcext:value-type="float">
            <text:p>0,002856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187" calcext:value-type="float">
            <text:p>0,00271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4587" calcext:value-type="float">
            <text:p>0,003045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6016" calcext:value-type="float">
            <text:p>0,00286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91508" calcext:value-type="float">
            <text:p>0,003915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0332" calcext:value-type="float">
            <text:p>0,002503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0019" calcext:value-type="float">
            <text:p>0,002600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2856" calcext:value-type="float">
            <text:p>0,002928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2762" calcext:value-type="float">
            <text:p>0,002727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3747" calcext:value-type="float">
            <text:p>0,002537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2042" calcext:value-type="float">
            <text:p>0,002820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3667" calcext:value-type="float">
            <text:p>0,003136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59494" calcext:value-type="float">
            <text:p>0,004594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2815" calcext:value-type="float">
            <text:p>0,003028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5146" calcext:value-type="float">
            <text:p>0,003151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1656" calcext:value-type="float">
            <text:p>0,002616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9648" calcext:value-type="float">
            <text:p>0,002596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0922" calcext:value-type="float">
            <text:p>0,003109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48053" calcext:value-type="float">
            <text:p>0,004480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5862" calcext:value-type="float">
            <text:p>0,003258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7347" calcext:value-type="float">
            <text:p>0,002873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70735" calcext:value-type="float">
            <text:p>0,003707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7227" calcext:value-type="float">
            <text:p>0,002872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5226" calcext:value-type="float">
            <text:p>0,003152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9492" calcext:value-type="float">
            <text:p>0,003094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5441" calcext:value-type="float">
            <text:p>0,003154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3222" calcext:value-type="float">
            <text:p>0,002832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3295" calcext:value-type="float">
            <text:p>0,002932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18809" calcext:value-type="float">
            <text:p>0,005188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44094" calcext:value-type="float">
            <text:p>0,004440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738357" calcext:value-type="float">
            <text:p>0,007383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0548" calcext:value-type="float">
            <text:p>0,003005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22342" calcext:value-type="float">
            <text:p>0,004223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3109" calcext:value-type="float">
            <text:p>0,003231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9483" calcext:value-type="float">
            <text:p>0,002894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8418" calcext:value-type="float">
            <text:p>0,003184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0714" calcext:value-type="float">
            <text:p>0,002907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505" calcext:value-type="float">
            <text:p>0,00295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1136" calcext:value-type="float">
            <text:p>0,002711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13965" calcext:value-type="float">
            <text:p>0,004139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4241" calcext:value-type="float">
            <text:p>0,002642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1869" calcext:value-type="float">
            <text:p>0,002818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09793" calcext:value-type="float">
            <text:p>0,004097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2552" calcext:value-type="float">
            <text:p>0,002925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205" calcext:value-type="float">
            <text:p>0,00272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2259" calcext:value-type="float">
            <text:p>0,002722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7629" calcext:value-type="float">
            <text:p>0,003376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8817" calcext:value-type="float">
            <text:p>0,002888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2196" calcext:value-type="float">
            <text:p>0,003021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14357" calcext:value-type="float">
            <text:p>0,004143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595" calcext:value-type="float">
            <text:p>0,00255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8583" calcext:value-type="float">
            <text:p>0,002585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5784" calcext:value-type="float">
            <text:p>0,003257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8709" calcext:value-type="float">
            <text:p>0,003087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4631" calcext:value-type="float">
            <text:p>0,002546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1788" calcext:value-type="float">
            <text:p>0,002517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5075" calcext:value-type="float">
            <text:p>0,002950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6669" calcext:value-type="float">
            <text:p>0,003066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7554" calcext:value-type="float">
            <text:p>0,002875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3091" calcext:value-type="float">
            <text:p>0,002930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58402" calcext:value-type="float">
            <text:p>0,004584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7456" calcext:value-type="float">
            <text:p>0,003174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84549" calcext:value-type="float">
            <text:p>0,003845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66919" calcext:value-type="float">
            <text:p>0,003669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50199" calcext:value-type="float">
            <text:p>0,003501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58941" calcext:value-type="float">
            <text:p>0,003589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99689" calcext:value-type="float">
            <text:p>0,003996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2893" calcext:value-type="float">
            <text:p>0,003328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2498" calcext:value-type="float">
            <text:p>0,003324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4955" calcext:value-type="float">
            <text:p>0,00349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3276" calcext:value-type="float">
            <text:p>0,002632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3158" calcext:value-type="float">
            <text:p>0,002931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01408" calcext:value-type="float">
            <text:p>0,004014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6028" calcext:value-type="float">
            <text:p>0,00306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7" calcext:value-type="float">
            <text:p>0,003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78219" calcext:value-type="float">
            <text:p>0,003782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8123" calcext:value-type="float">
            <text:p>0,002781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44563" calcext:value-type="float">
            <text:p>0,003445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84991" calcext:value-type="float">
            <text:p>0,003849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0204" calcext:value-type="float">
            <text:p>0,003102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3802" calcext:value-type="float">
            <text:p>0,002838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3493" calcext:value-type="float">
            <text:p>0,003134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21896" calcext:value-type="float">
            <text:p>0,004218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09946" calcext:value-type="float">
            <text:p>0,004099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9594" calcext:value-type="float">
            <text:p>0,003095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56365" calcext:value-type="float">
            <text:p>0,003563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2267" calcext:value-type="float">
            <text:p>0,002722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0235" calcext:value-type="float">
            <text:p>0,003002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9616" calcext:value-type="float">
            <text:p>0,00396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3674" calcext:value-type="float">
            <text:p>0,002736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2183" calcext:value-type="float">
            <text:p>0,002721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6305" calcext:value-type="float">
            <text:p>0,002963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9914" calcext:value-type="float">
            <text:p>0,003299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50967" calcext:value-type="float">
            <text:p>0,003509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1299" calcext:value-type="float">
            <text:p>0,002812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9207" calcext:value-type="float">
            <text:p>0,00392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8752" calcext:value-type="float">
            <text:p>0,003087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7084" calcext:value-type="float">
            <text:p>0,003170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58007" calcext:value-type="float">
            <text:p>0,003580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1686" calcext:value-type="float">
            <text:p>0,003116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3633" calcext:value-type="float">
            <text:p>0,002936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41236" calcext:value-type="float">
            <text:p>0,004412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9631" calcext:value-type="float">
            <text:p>0,002996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7144" calcext:value-type="float">
            <text:p>0,003071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9166" calcext:value-type="float">
            <text:p>0,002891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1804" calcext:value-type="float">
            <text:p>0,002518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507" calcext:value-type="float">
            <text:p>0,00255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9464" calcext:value-type="float">
            <text:p>0,002894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14613" calcext:value-type="float">
            <text:p>0,005146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7737" calcext:value-type="float">
            <text:p>0,003177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7283" calcext:value-type="float">
            <text:p>0,002772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0389" calcext:value-type="float">
            <text:p>0,002803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9671" calcext:value-type="float">
            <text:p>0,002996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0969" calcext:value-type="float">
            <text:p>0,003209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4506" calcext:value-type="float">
            <text:p>0,002845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1048" calcext:value-type="float">
            <text:p>0,003310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5757" calcext:value-type="float">
            <text:p>0,002557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393" calcext:value-type="float">
            <text:p>0,00313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80485" calcext:value-type="float">
            <text:p>0,003804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0695" calcext:value-type="float">
            <text:p>0,003106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3153" calcext:value-type="float">
            <text:p>0,002831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87569" calcext:value-type="float">
            <text:p>0,003875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768" calcext:value-type="float">
            <text:p>0,00307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0824" calcext:value-type="float">
            <text:p>0,003208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1285" calcext:value-type="float">
            <text:p>0,002912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1184" calcext:value-type="float">
            <text:p>0,003111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6993" calcext:value-type="float">
            <text:p>0,002569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3685" calcext:value-type="float">
            <text:p>0,002836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40426" calcext:value-type="float">
            <text:p>0,004404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3546" calcext:value-type="float">
            <text:p>0,002835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3535" calcext:value-type="float">
            <text:p>0,003035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41176" calcext:value-type="float">
            <text:p>0,003411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4969" calcext:value-type="float">
            <text:p>0,003149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8829" calcext:value-type="float">
            <text:p>0,003188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9203" calcext:value-type="float">
            <text:p>0,002892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73612" calcext:value-type="float">
            <text:p>0,003736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5401" calcext:value-type="float">
            <text:p>0,002854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5178" calcext:value-type="float">
            <text:p>0,003151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89308" calcext:value-type="float">
            <text:p>0,003893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466" calcext:value-type="float">
            <text:p>0,00254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7959" calcext:value-type="float">
            <text:p>0,002679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7368" calcext:value-type="float">
            <text:p>0,002673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84104" calcext:value-type="float">
            <text:p>0,003841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3106" calcext:value-type="float">
            <text:p>0,003231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205" calcext:value-type="float">
            <text:p>0,00302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4091" calcext:value-type="float">
            <text:p>0,003340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242" calcext:value-type="float">
            <text:p>0,00302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8107" calcext:value-type="float">
            <text:p>0,003081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59681" calcext:value-type="float">
            <text:p>0,004596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6369" calcext:value-type="float">
            <text:p>0,002963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5989" calcext:value-type="float">
            <text:p>0,002659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46784" calcext:value-type="float">
            <text:p>0,003467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7336" calcext:value-type="float">
            <text:p>0,002973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9701" calcext:value-type="float">
            <text:p>0,003197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4557" calcext:value-type="float">
            <text:p>0,002645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2703" calcext:value-type="float">
            <text:p>0,003327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4471" calcext:value-type="float">
            <text:p>0,002644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5936" calcext:value-type="float">
            <text:p>0,003059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58728" calcext:value-type="float">
            <text:p>0,004587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7777" calcext:value-type="float">
            <text:p>0,002977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9818" calcext:value-type="float">
            <text:p>0,002998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0827" calcext:value-type="float">
            <text:p>0,003008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4756" calcext:value-type="float">
            <text:p>0,003047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1088" calcext:value-type="float">
            <text:p>0,003110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5699" calcext:value-type="float">
            <text:p>0,003156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61976" calcext:value-type="float">
            <text:p>0,003619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3361" calcext:value-type="float">
            <text:p>0,002433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0273" calcext:value-type="float">
            <text:p>0,002902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31693" calcext:value-type="float">
            <text:p>0,004316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4007" calcext:value-type="float">
            <text:p>0,002840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9579" calcext:value-type="float">
            <text:p>0,002795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6775" calcext:value-type="float">
            <text:p>0,002767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74087" calcext:value-type="float">
            <text:p>0,003740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5292" calcext:value-type="float">
            <text:p>0,003152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1699" calcext:value-type="float">
            <text:p>0,002916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81061" calcext:value-type="float">
            <text:p>0,003810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5138" calcext:value-type="float">
            <text:p>0,002451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4501" calcext:value-type="float">
            <text:p>0,002945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95716" calcext:value-type="float">
            <text:p>0,003957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8699" calcext:value-type="float">
            <text:p>0,003086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4469" calcext:value-type="float">
            <text:p>0,003244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8667" calcext:value-type="float">
            <text:p>0,002986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55326" calcext:value-type="float">
            <text:p>0,003553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55507" calcext:value-type="float">
            <text:p>0,003555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031" calcext:value-type="float">
            <text:p>0,00330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6405" calcext:value-type="float">
            <text:p>0,003264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4466" calcext:value-type="float">
            <text:p>0,002744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0583" calcext:value-type="float">
            <text:p>0,002905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6142" calcext:value-type="float">
            <text:p>0,00461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6676" calcext:value-type="float">
            <text:p>0,003166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6508" calcext:value-type="float">
            <text:p>0,002965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73975" calcext:value-type="float">
            <text:p>0,003739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8679" calcext:value-type="float">
            <text:p>0,003186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4427" calcext:value-type="float">
            <text:p>0,002944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7695" calcext:value-type="float">
            <text:p>0,00376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1058" calcext:value-type="float">
            <text:p>0,002710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9583" calcext:value-type="float">
            <text:p>0,002695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7514" calcext:value-type="float">
            <text:p>0,003075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72295" calcext:value-type="float">
            <text:p>0,003722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8964" calcext:value-type="float">
            <text:p>0,002889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3946" calcext:value-type="float">
            <text:p>0,002739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65436" calcext:value-type="float">
            <text:p>0,003654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2739" calcext:value-type="float">
            <text:p>0,003027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994" calcext:value-type="float">
            <text:p>0,00299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4819" calcext:value-type="float">
            <text:p>0,002548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4452" calcext:value-type="float">
            <text:p>0,002744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6694" calcext:value-type="float">
            <text:p>0,002566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1223" calcext:value-type="float">
            <text:p>0,003212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28464" calcext:value-type="float">
            <text:p>0,005284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8731" calcext:value-type="float">
            <text:p>0,003387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9133" calcext:value-type="float">
            <text:p>0,002591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7549" calcext:value-type="float">
            <text:p>0,003175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9233" calcext:value-type="float">
            <text:p>0,003392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62848" calcext:value-type="float">
            <text:p>0,005628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691421" calcext:value-type="float">
            <text:p>0,006914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4849" calcext:value-type="float">
            <text:p>0,003348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42144" calcext:value-type="float">
            <text:p>0,004421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1229" calcext:value-type="float">
            <text:p>0,003212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57101" calcext:value-type="float">
            <text:p>0,003571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61721" calcext:value-type="float">
            <text:p>0,003617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5893" calcext:value-type="float">
            <text:p>0,002758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7153" calcext:value-type="float">
            <text:p>0,002471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92385" calcext:value-type="float">
            <text:p>0,003923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3777" calcext:value-type="float">
            <text:p>0,003037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5103" calcext:value-type="float">
            <text:p>0,002951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4379" calcext:value-type="float">
            <text:p>0,00343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817" calcext:value-type="float">
            <text:p>0,00308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504" calcext:value-type="float">
            <text:p>0,00295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9649" calcext:value-type="float">
            <text:p>0,003096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41932" calcext:value-type="float">
            <text:p>0,003419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0721" calcext:value-type="float">
            <text:p>0,002407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7548" calcext:value-type="float">
            <text:p>0,002575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52864" calcext:value-type="float">
            <text:p>0,003528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3154" calcext:value-type="float">
            <text:p>0,003231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1226" calcext:value-type="float">
            <text:p>0,002712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8247" calcext:value-type="float">
            <text:p>0,002482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64432" calcext:value-type="float">
            <text:p>0,003644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6828" calcext:value-type="float">
            <text:p>0,003268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6252" calcext:value-type="float">
            <text:p>0,003262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14154" calcext:value-type="float">
            <text:p>0,004141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0676" calcext:value-type="float">
            <text:p>0,002806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1115" calcext:value-type="float">
            <text:p>0,003011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71727" calcext:value-type="float">
            <text:p>0,003717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5" calcext:value-type="float">
            <text:p>0,003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8713" calcext:value-type="float">
            <text:p>0,002887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0016" calcext:value-type="float">
            <text:p>0,002800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5978" calcext:value-type="float">
            <text:p>0,003259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9901" calcext:value-type="float">
            <text:p>0,003299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40289" calcext:value-type="float">
            <text:p>0,003402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51703" calcext:value-type="float">
            <text:p>0,003517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8348" calcext:value-type="float">
            <text:p>0,002683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5591" calcext:value-type="float">
            <text:p>0,002855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91" calcext:value-type="float">
            <text:p>0,0029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9548" calcext:value-type="float">
            <text:p>0,003295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1281" calcext:value-type="float">
            <text:p>0,003012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8982" calcext:value-type="float">
            <text:p>0,002889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42413" calcext:value-type="float">
            <text:p>0,004424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2766" calcext:value-type="float">
            <text:p>0,003227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8624" calcext:value-type="float">
            <text:p>0,003186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5629" calcext:value-type="float">
            <text:p>0,003156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9077" calcext:value-type="float">
            <text:p>0,002590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6849" calcext:value-type="float">
            <text:p>0,003268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6733" calcext:value-type="float">
            <text:p>0,00367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7227" calcext:value-type="float">
            <text:p>0,002872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2647" calcext:value-type="float">
            <text:p>0,002626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3919" calcext:value-type="float">
            <text:p>0,00239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85708" calcext:value-type="float">
            <text:p>0,003857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406" calcext:value-type="float">
            <text:p>0,00294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9632" calcext:value-type="float">
            <text:p>0,003196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83654" calcext:value-type="float">
            <text:p>0,003836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9572" calcext:value-type="float">
            <text:p>0,002695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417" calcext:value-type="float">
            <text:p>0,00274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6138" calcext:value-type="float">
            <text:p>0,002961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71459" calcext:value-type="float">
            <text:p>0,003714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2891" calcext:value-type="float">
            <text:p>0,002728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2268" calcext:value-type="float">
            <text:p>0,002622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48175" calcext:value-type="float">
            <text:p>0,003481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122" calcext:value-type="float">
            <text:p>0,00321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9314" calcext:value-type="float">
            <text:p>0,002893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5908" calcext:value-type="float">
            <text:p>0,002859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41297" calcext:value-type="float">
            <text:p>0,003412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0573" calcext:value-type="float">
            <text:p>0,002605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4106" calcext:value-type="float">
            <text:p>0,002841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7498" calcext:value-type="float">
            <text:p>0,003374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9742" calcext:value-type="float">
            <text:p>0,002497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8843" calcext:value-type="float">
            <text:p>0,002688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2795" calcext:value-type="float">
            <text:p>0,002727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94819" calcext:value-type="float">
            <text:p>0,003948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5342" calcext:value-type="float">
            <text:p>0,003053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631" calcext:value-type="float">
            <text:p>0,00266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6112" calcext:value-type="float">
            <text:p>0,002861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837" calcext:value-type="float">
            <text:p>0,00288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3751" calcext:value-type="float">
            <text:p>0,003137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131" calcext:value-type="float">
            <text:p>0,00321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73262" calcext:value-type="float">
            <text:p>0,003732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693" calcext:value-type="float">
            <text:p>0,00286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7186" calcext:value-type="float">
            <text:p>0,002771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79784" calcext:value-type="float">
            <text:p>0,003797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1693" calcext:value-type="float">
            <text:p>0,003016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8799" calcext:value-type="float">
            <text:p>0,002987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9097" calcext:value-type="float">
            <text:p>0,002690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9142" calcext:value-type="float">
            <text:p>0,003391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3045" calcext:value-type="float">
            <text:p>0,002930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5844" calcext:value-type="float">
            <text:p>0,002758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4993" calcext:value-type="float">
            <text:p>0,002749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458" calcext:value-type="float">
            <text:p>0,00244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7947" calcext:value-type="float">
            <text:p>0,002779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5009" calcext:value-type="float">
            <text:p>0,003150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60956" calcext:value-type="float">
            <text:p>0,005609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7439" calcext:value-type="float">
            <text:p>0,002874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669" calcext:value-type="float">
            <text:p>0,00296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8976" calcext:value-type="float">
            <text:p>0,002689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8254" calcext:value-type="float">
            <text:p>0,002782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5544" calcext:value-type="float">
            <text:p>0,003255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67544" calcext:value-type="float">
            <text:p>0,003675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3066" calcext:value-type="float">
            <text:p>0,002530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2109" calcext:value-type="float">
            <text:p>0,002621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4931" calcext:value-type="float">
            <text:p>0,002949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21135" calcext:value-type="float">
            <text:p>0,004211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1861" calcext:value-type="float">
            <text:p>0,002718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7193" calcext:value-type="float">
            <text:p>0,002671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461" calcext:value-type="float">
            <text:p>0,00304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5844" calcext:value-type="float">
            <text:p>0,00358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8272" calcext:value-type="float">
            <text:p>0,003082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3292" calcext:value-type="float">
            <text:p>0,002932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45051" calcext:value-type="float">
            <text:p>0,003450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7636" calcext:value-type="float">
            <text:p>0,002776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5538" calcext:value-type="float">
            <text:p>0,002855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63182" calcext:value-type="float">
            <text:p>0,004631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4066" calcext:value-type="float">
            <text:p>0,003040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9109" calcext:value-type="float">
            <text:p>0,002891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94965" calcext:value-type="float">
            <text:p>0,003949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8645" calcext:value-type="float">
            <text:p>0,003186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373" calcext:value-type="float">
            <text:p>0,00323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22664" calcext:value-type="float">
            <text:p>0,004226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2601" calcext:value-type="float">
            <text:p>0,002526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7369" calcext:value-type="float">
            <text:p>0,003273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72647" calcext:value-type="float">
            <text:p>0,003726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0412" calcext:value-type="float">
            <text:p>0,003204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449" calcext:value-type="float">
            <text:p>0,00264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3823" calcext:value-type="float">
            <text:p>0,002738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16895" calcext:value-type="float">
            <text:p>0,004168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45262" calcext:value-type="float">
            <text:p>0,003452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9233" calcext:value-type="float">
            <text:p>0,003292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61571" calcext:value-type="float">
            <text:p>0,003615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488" calcext:value-type="float">
            <text:p>0,00314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2754" calcext:value-type="float">
            <text:p>0,003127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33658" calcext:value-type="float">
            <text:p>0,004336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3168" calcext:value-type="float">
            <text:p>0,003031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6827" calcext:value-type="float">
            <text:p>0,002668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64738" calcext:value-type="float">
            <text:p>0,003647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4678" calcext:value-type="float">
            <text:p>0,002646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0021" calcext:value-type="float">
            <text:p>0,003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3765" calcext:value-type="float">
            <text:p>0,002737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40597" calcext:value-type="float">
            <text:p>0,003405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7823" calcext:value-type="float">
            <text:p>0,002778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7851" calcext:value-type="float">
            <text:p>0,003078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08078" calcext:value-type="float">
            <text:p>0,005080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70997" calcext:value-type="float">
            <text:p>0,003709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2737" calcext:value-type="float">
            <text:p>0,002827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605" calcext:value-type="float">
            <text:p>0,00316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39776" calcext:value-type="float">
            <text:p>0,002397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0761" calcext:value-type="float">
            <text:p>0,003007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7248" calcext:value-type="float">
            <text:p>0,003172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7173" calcext:value-type="float">
            <text:p>0,003271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0596" calcext:value-type="float">
            <text:p>0,002505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6905" calcext:value-type="float">
            <text:p>0,002969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30188" calcext:value-type="float">
            <text:p>0,004301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8344" calcext:value-type="float">
            <text:p>0,002883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4454" calcext:value-type="float">
            <text:p>0,002644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1025" calcext:value-type="float">
            <text:p>0,002810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0483" calcext:value-type="float">
            <text:p>0,003104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6638" calcext:value-type="float">
            <text:p>0,002866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4471" calcext:value-type="float">
            <text:p>0,002644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25055" calcext:value-type="float">
            <text:p>0,004250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6168" calcext:value-type="float">
            <text:p>0,003061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0651" calcext:value-type="float">
            <text:p>0,003306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70104" calcext:value-type="float">
            <text:p>0,004701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17369" calcext:value-type="float">
            <text:p>0,004173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8728" calcext:value-type="float">
            <text:p>0,003387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62415" calcext:value-type="float">
            <text:p>0,003624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1991" calcext:value-type="float">
            <text:p>0,003319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00421" calcext:value-type="float">
            <text:p>0,004004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65041" calcext:value-type="float">
            <text:p>0,003650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3238" calcext:value-type="float">
            <text:p>0,002832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4644" calcext:value-type="float">
            <text:p>0,002846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09492" calcext:value-type="float">
            <text:p>0,004094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3598" calcext:value-type="float">
            <text:p>0,003035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4266" calcext:value-type="float">
            <text:p>0,002942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23798" calcext:value-type="float">
            <text:p>0,004237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2192" calcext:value-type="float">
            <text:p>0,002521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5981" calcext:value-type="float">
            <text:p>0,002859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15756" calcext:value-type="float">
            <text:p>0,004157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0452" calcext:value-type="float">
            <text:p>0,003104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9699" calcext:value-type="float">
            <text:p>0,002996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8081" calcext:value-type="float">
            <text:p>0,002780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6839" calcext:value-type="float">
            <text:p>0,002968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4617" calcext:value-type="float">
            <text:p>0,003246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07995" calcext:value-type="float">
            <text:p>0,004079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3149" calcext:value-type="float">
            <text:p>0,00531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1843" calcext:value-type="float">
            <text:p>0,002918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92066" calcext:value-type="float">
            <text:p>0,005920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58903" calcext:value-type="float">
            <text:p>0,004589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86675" calcext:value-type="float">
            <text:p>0,005866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96257" calcext:value-type="float">
            <text:p>0,003962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6365" calcext:value-type="float">
            <text:p>0,002963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8048" calcext:value-type="float">
            <text:p>0,002880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7518" calcext:value-type="float">
            <text:p>0,002875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0391" calcext:value-type="float">
            <text:p>0,003103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03871" calcext:value-type="float">
            <text:p>0,004038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9622" calcext:value-type="float">
            <text:p>0,002996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8984" calcext:value-type="float">
            <text:p>0,003189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40304" calcext:value-type="float">
            <text:p>0,003403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7869" calcext:value-type="float">
            <text:p>0,003278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8483" calcext:value-type="float">
            <text:p>0,002784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0394" calcext:value-type="float">
            <text:p>0,003003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15457" calcext:value-type="float">
            <text:p>0,004154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4054" calcext:value-type="float">
            <text:p>0,003040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6797" calcext:value-type="float">
            <text:p>0,002967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75233" calcext:value-type="float">
            <text:p>0,003752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0116" calcext:value-type="float">
            <text:p>0,002901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3325" calcext:value-type="float">
            <text:p>0,002633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47443" calcext:value-type="float">
            <text:p>0,003474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2492" calcext:value-type="float">
            <text:p>0,003324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2542" calcext:value-type="float">
            <text:p>0,003025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9224" calcext:value-type="float">
            <text:p>0,002792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77693" calcext:value-type="float">
            <text:p>0,003776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0264" calcext:value-type="float">
            <text:p>0,003302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9904" calcext:value-type="float">
            <text:p>0,00309904</text:p>
          </table:table-cell>
        </table:table-row>
      </table:table>
      <table:table table:name="Tabla dinámica_insert_by_username_1" table:style-name="ta1">
        <table:shapes>
          <draw:frame draw:z-index="0" draw:style-name="gr1" draw:text-style-name="P1" svg:width="15.999cm" svg:height="8.999cm" svg:x="16.951cm" svg:y="0.531cm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"/>
        <table:table-column table:style-name="co4" table:default-cell-style-name="ce9"/>
        <table:table-column table:style-name="co4" table:number-columns-repeated="3" table:default-cell-style-name="ce15"/>
        <table:table-column table:style-name="co4" table:default-cell-style-name="ce19"/>
        <table:table-column table:style-name="co4" table:default-cell-style-name="ce25"/>
        <table:table-row table:style-name="ro1">
          <table:table-cell table:style-name="ce1" office:value-type="string" calcext:value-type="string">
            <text:p>Promedio - <text:s/>Tiempo(s)</text:p>
          </table:table-cell>
          <table:table-cell table:style-name="ce6" office:value-type="string" calcext:value-type="string">
            <text:p>Tipo de hasheo</text:p>
          </table:table-cell>
          <table:table-cell table:style-name="ce12" table:number-columns-repeated="4"/>
          <table:table-cell table:style-name="ce22"/>
        </table:table-row>
        <table:table-row table:style-name="ro1">
          <table:table-cell table:style-name="ce2" office:value-type="string" calcext:value-type="string">
            <text:p><text:s/>Número de inserciones</text:p>
          </table:table-cell>
          <table:table-cell table:style-name="ce7" office:value-type="string" calcext:value-type="string">
            <text:p>chaining</text:p>
          </table:table-cell>
          <table:table-cell table:style-name="ce13" office:value-type="string" calcext:value-type="string">
            <text:p>double hashing</text:p>
          </table:table-cell>
          <table:table-cell table:style-name="ce13" office:value-type="string" calcext:value-type="string">
            <text:p>lineal probing</text:p>
          </table:table-cell>
          <table:table-cell table:style-name="ce13" office:value-type="string" calcext:value-type="string">
            <text:p>quadratic probing</text:p>
          </table:table-cell>
          <table:table-cell table:style-name="ce13" office:value-type="string" calcext:value-type="string">
            <text:p>STL unordered map</text:p>
          </table:table-cell>
          <table:table-cell table:style-name="ce23" office:value-type="string" calcext:value-type="string">
            <text:p>Total Resultado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8" office:value-type="float" office:value="0.00030347417" calcext:value-type="float">
            <text:p>0,00030347417</text:p>
          </table:table-cell>
          <table:table-cell table:style-name="ce14" office:value-type="float" office:value="0.00018847986" calcext:value-type="float">
            <text:p>0,00018847986</text:p>
          </table:table-cell>
          <table:table-cell table:style-name="ce14" office:value-type="float" office:value="0.0002053423" calcext:value-type="float">
            <text:p>0,0002053423</text:p>
          </table:table-cell>
          <table:table-cell table:style-name="ce14" office:value-type="float" office:value="0.00018280157" calcext:value-type="float">
            <text:p>0,00018280157</text:p>
          </table:table-cell>
          <table:table-cell table:style-name="ce18" office:value-type="float" office:value="0.00018391205" calcext:value-type="float">
            <text:p>0,00018391205</text:p>
          </table:table-cell>
          <table:table-cell table:style-name="ce24" office:value-type="float" office:value="0.00021280199" calcext:value-type="float">
            <text:p>0,0002128019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065772423" calcext:value-type="float">
            <text:p>0,00065772423</text:p>
          </table:table-cell>
          <table:table-cell office:value-type="float" office:value="0.00041116239" calcext:value-type="float">
            <text:p>0,00041116239</text:p>
          </table:table-cell>
          <table:table-cell office:value-type="float" office:value="0.00044527033" calcext:value-type="float">
            <text:p>0,00044527033</text:p>
          </table:table-cell>
          <table:table-cell office:value-type="float" office:value="0.00041286978" calcext:value-type="float">
            <text:p>0,00041286978</text:p>
          </table:table-cell>
          <table:table-cell office:value-type="float" office:value="0.00055271669" calcext:value-type="float">
            <text:p>0,00055271669</text:p>
          </table:table-cell>
          <table:table-cell office:value-type="float" office:value="0.000495948684" calcext:value-type="float">
            <text:p>0,00049594868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131263881" calcext:value-type="float">
            <text:p>0,00131263881</text:p>
          </table:table-cell>
          <table:table-cell office:value-type="float" office:value="0.00081518904" calcext:value-type="float">
            <text:p>0,00081518904</text:p>
          </table:table-cell>
          <table:table-cell office:value-type="float" office:value="0.00086698351" calcext:value-type="float">
            <text:p>0,00086698351</text:p>
          </table:table-cell>
          <table:table-cell office:value-type="float" office:value="0.00081055233" calcext:value-type="float">
            <text:p>0,00081055233</text:p>
          </table:table-cell>
          <table:table-cell office:value-type="float" office:value="0.00100536639" calcext:value-type="float">
            <text:p>0,00100536639</text:p>
          </table:table-cell>
          <table:table-cell office:value-type="float" office:value="0.000962146016" calcext:value-type="float">
            <text:p>0,0009621460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26220956" calcext:value-type="float">
            <text:p>0,0026220956</text:p>
          </table:table-cell>
          <table:table-cell office:value-type="float" office:value="0.0019272355" calcext:value-type="float">
            <text:p>0,0019272355</text:p>
          </table:table-cell>
          <table:table-cell office:value-type="float" office:value="0.0020557223" calcext:value-type="float">
            <text:p>0,0020557223</text:p>
          </table:table-cell>
          <table:table-cell office:value-type="float" office:value="0.0019666962" calcext:value-type="float">
            <text:p>0,0019666962</text:p>
          </table:table-cell>
          <table:table-cell office:value-type="float" office:value="0.0025356676" calcext:value-type="float">
            <text:p>0,0025356676</text:p>
          </table:table-cell>
          <table:table-cell office:value-type="float" office:value="0.00222148344" calcext:value-type="float">
            <text:p>0,00222148344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0023724812" calcext:value-type="float">
            <text:p>0,0023724812</text:p>
          </table:table-cell>
          <table:table-cell office:value-type="float" office:value="0.0019834442" calcext:value-type="float">
            <text:p>0,0019834442</text:p>
          </table:table-cell>
          <table:table-cell office:value-type="float" office:value="0.0020312567" calcext:value-type="float">
            <text:p>0,0020312567</text:p>
          </table:table-cell>
          <table:table-cell office:value-type="float" office:value="0.001922765" calcext:value-type="float">
            <text:p>0,001922765</text:p>
          </table:table-cell>
          <table:table-cell office:value-type="float" office:value="0.0023952909" calcext:value-type="float">
            <text:p>0,0023952909</text:p>
          </table:table-cell>
          <table:table-cell office:value-type="float" office:value="0.0021410476" calcext:value-type="float">
            <text:p>0,002141047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25757525" calcext:value-type="float">
            <text:p>0,0025757525</text:p>
          </table:table-cell>
          <table:table-cell office:value-type="float" office:value="0.0022205186" calcext:value-type="float">
            <text:p>0,0022205186</text:p>
          </table:table-cell>
          <table:table-cell office:value-type="float" office:value="0.002141463" calcext:value-type="float">
            <text:p>0,002141463</text:p>
          </table:table-cell>
          <table:table-cell office:value-type="float" office:value="0.0022287738" calcext:value-type="float">
            <text:p>0,0022287738</text:p>
          </table:table-cell>
          <table:table-cell office:value-type="float" office:value="0.0024060926" calcext:value-type="float">
            <text:p>0,0024060926</text:p>
          </table:table-cell>
          <table:table-cell office:value-type="float" office:value="0.0023145201" calcext:value-type="float">
            <text:p>0,0023145201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0030611536" calcext:value-type="float">
            <text:p>0,0030611536</text:p>
          </table:table-cell>
          <table:table-cell office:value-type="float" office:value="0.002660596" calcext:value-type="float">
            <text:p>0,002660596</text:p>
          </table:table-cell>
          <table:table-cell office:value-type="float" office:value="0.0026758444" calcext:value-type="float">
            <text:p>0,0026758444</text:p>
          </table:table-cell>
          <table:table-cell office:value-type="float" office:value="0.0026572396" calcext:value-type="float">
            <text:p>0,0026572396</text:p>
          </table:table-cell>
          <table:table-cell office:value-type="float" office:value="0.0030039156" calcext:value-type="float">
            <text:p>0,0030039156</text:p>
          </table:table-cell>
          <table:table-cell office:value-type="float" office:value="0.00281174984" calcext:value-type="float">
            <text:p>0,0028117498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10" office:value-type="float" office:value="0.0033335764" calcext:value-type="float">
            <text:p>0,0033335764</text:p>
          </table:table-cell>
          <table:table-cell table:style-name="ce16" office:value-type="float" office:value="0.003008789" calcext:value-type="float">
            <text:p>0,003008789</text:p>
          </table:table-cell>
          <table:table-cell table:style-name="ce16" office:value-type="float" office:value="0.0031913474" calcext:value-type="float">
            <text:p>0,0031913474</text:p>
          </table:table-cell>
          <table:table-cell table:style-name="ce16" office:value-type="float" office:value="0.003090371" calcext:value-type="float">
            <text:p>0,003090371</text:p>
          </table:table-cell>
          <table:table-cell table:style-name="ce20" office:value-type="float" office:value="0.0035267943" calcext:value-type="float">
            <text:p>0,0035267943</text:p>
          </table:table-cell>
          <table:table-cell table:style-name="ce26" office:value-type="float" office:value="0.00323017562" calcext:value-type="float">
            <text:p>0,00323017562</text:p>
          </table:table-cell>
        </table:table-row>
        <table:table-row table:style-name="ro1">
          <table:table-cell table:style-name="ce5" office:value-type="string" calcext:value-type="string">
            <text:p>Total Resultado</text:p>
          </table:table-cell>
          <table:table-cell table:style-name="ce11" office:value-type="float" office:value="0.00202986206375" calcext:value-type="float">
            <text:p>0,00202986206375</text:p>
          </table:table-cell>
          <table:table-cell table:style-name="ce17" office:value-type="float" office:value="0.00165192682375" calcext:value-type="float">
            <text:p>0,00165192682375</text:p>
          </table:table-cell>
          <table:table-cell table:style-name="ce17" office:value-type="float" office:value="0.0017016537425" calcext:value-type="float">
            <text:p>0,0017016537425</text:p>
          </table:table-cell>
          <table:table-cell table:style-name="ce17" office:value-type="float" office:value="0.00165900866" calcext:value-type="float">
            <text:p>0,00165900866</text:p>
          </table:table-cell>
          <table:table-cell table:style-name="ce21" office:value-type="float" office:value="0.00195121951625" calcext:value-type="float">
            <text:p>0,00195121951625</text:p>
          </table:table-cell>
          <table:table-cell table:style-name="ce27" office:value-type="float" office:value="0.00179873416125" calcext:value-type="float">
            <text:p>0,00179873416125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insert_by_username_1'.A1:'Tabla dinámica_insert_by_username_1'.G11" table:buttons="'Tabla dinámica_insert_by_username_1'.A2 'Tabla dinámica_insert_by_username_1'.B1" table:show-filter-button="false" table:drill-down-on-double-click="false">
          <table:source-cell-range table:cell-range-address="insert_by_username.A1:insert_by_username.C4001"/>
          <table:data-pilot-field table:source-field-name="Tipo de hasheo" table:orientation="column" table:used-hierarchy="0" table:function="auto">
            <table:data-pilot-level table:show-empty="false" calcext:repeat-item-labels="false">
              <table:data-pilot-members>
                <table:data-pilot-member table:name="chaining" table:display="true" table:show-details="true"/>
                <table:data-pilot-member table:name="double hashing" table:display="true" table:show-details="true"/>
                <table:data-pilot-member table:name="lineal probing" table:display="true" table:show-details="true"/>
                <table:data-pilot-member table:name="quadratic probing" table:display="true" table:show-details="true"/>
                <table:data-pilot-member table:name="STL unordered ma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Número de inserciones" table:orientation="row" table:used-hierarchy="0" table:function="auto">
            <table:data-pilot-level table:show-empty="false" calcext:repeat-item-labels="false">
              <table:data-pilot-members>
                <table:data-pilot-member table:name="1000" table:display="true" table:show-details="true"/>
                <table:data-pilot-member table:name="2500" table:display="true" table:show-details="true"/>
                <table:data-pilot-member table:name="5000" table:display="true" table:show-details="true"/>
                <table:data-pilot-member table:name="10000" table:display="true" table:show-details="true"/>
                <table:data-pilot-member table:name="12500" table:display="true" table:show-details="true"/>
                <table:data-pilot-member table:name="15000" table:display="true" table:show-details="true"/>
                <table:data-pilot-member table:name="17500" table:display="true" table:show-details="true"/>
                <table:data-pilot-member table:name="2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Tiempo(s)" table:orientation="data" table:used-hierarchy="0" table:function="average">
            <table:data-pilot-level table:show-empty="false" calcext:repeat-item-labels="false">
              <table:data-pilot-members>
                <table:data-pilot-member table:name="0,000106795" table:display="true" table:show-details="true"/>
                <table:data-pilot-member table:name="0,000106855" table:display="true" table:show-details="true"/>
                <table:data-pilot-member table:name="0,000106956" table:display="true" table:show-details="true"/>
                <table:data-pilot-member table:name="0,000107028" table:display="true" table:show-details="true"/>
                <table:data-pilot-member table:name="0,00010716" table:display="true" table:show-details="true"/>
                <table:data-pilot-member table:name="0,00010719" table:display="true" table:show-details="true"/>
                <table:data-pilot-member table:name="0,000107672" table:display="true" table:show-details="true"/>
                <table:data-pilot-member table:name="0,000107839" table:display="true" table:show-details="true"/>
                <table:data-pilot-member table:name="0,000108415" table:display="true" table:show-details="true"/>
                <table:data-pilot-member table:name="0,000109139" table:display="true" table:show-details="true"/>
                <table:data-pilot-member table:name="0,00010923" table:display="true" table:show-details="true"/>
                <table:data-pilot-member table:name="0,000110087" table:display="true" table:show-details="true"/>
                <table:data-pilot-member table:name="0,000111867" table:display="true" table:show-details="true"/>
                <table:data-pilot-member table:name="0,000112919" table:display="true" table:show-details="true"/>
                <table:data-pilot-member table:name="0,00011293" table:display="true" table:show-details="true"/>
                <table:data-pilot-member table:name="0,000113509" table:display="true" table:show-details="true"/>
                <table:data-pilot-member table:name="0,000113859" table:display="true" table:show-details="true"/>
                <table:data-pilot-member table:name="0,000115306" table:display="true" table:show-details="true"/>
                <table:data-pilot-member table:name="0,00011633" table:display="true" table:show-details="true"/>
                <table:data-pilot-member table:name="0,000116883" table:display="true" table:show-details="true"/>
                <table:data-pilot-member table:name="0,000116972" table:display="true" table:show-details="true"/>
                <table:data-pilot-member table:name="0,000118071" table:display="true" table:show-details="true"/>
                <table:data-pilot-member table:name="0,000119794" table:display="true" table:show-details="true"/>
                <table:data-pilot-member table:name="0,000120027" table:display="true" table:show-details="true"/>
                <table:data-pilot-member table:name="0,000120703" table:display="true" table:show-details="true"/>
                <table:data-pilot-member table:name="0,000121584" table:display="true" table:show-details="true"/>
                <table:data-pilot-member table:name="0,000121657" table:display="true" table:show-details="true"/>
                <table:data-pilot-member table:name="0,000121724" table:display="true" table:show-details="true"/>
                <table:data-pilot-member table:name="0,000121841" table:display="true" table:show-details="true"/>
                <table:data-pilot-member table:name="0,000121857" table:display="true" table:show-details="true"/>
                <table:data-pilot-member table:name="0,000123043" table:display="true" table:show-details="true"/>
                <table:data-pilot-member table:name="0,000123847" table:display="true" table:show-details="true"/>
                <table:data-pilot-member table:name="0,000124181" table:display="true" table:show-details="true"/>
                <table:data-pilot-member table:name="0,000124797" table:display="true" table:show-details="true"/>
                <table:data-pilot-member table:name="0,000125065" table:display="true" table:show-details="true"/>
                <table:data-pilot-member table:name="0,000126192" table:display="true" table:show-details="true"/>
                <table:data-pilot-member table:name="0,000126195" table:display="true" table:show-details="true"/>
                <table:data-pilot-member table:name="0,000126683" table:display="true" table:show-details="true"/>
                <table:data-pilot-member table:name="0,000127589" table:display="true" table:show-details="true"/>
                <table:data-pilot-member table:name="0,000128252" table:display="true" table:show-details="true"/>
                <table:data-pilot-member table:name="0,000128485" table:display="true" table:show-details="true"/>
                <table:data-pilot-member table:name="0,000129271" table:display="true" table:show-details="true"/>
                <table:data-pilot-member table:name="0,000129333" table:display="true" table:show-details="true"/>
                <table:data-pilot-member table:name="0,000129576" table:display="true" table:show-details="true"/>
                <table:data-pilot-member table:name="0,000129927" table:display="true" table:show-details="true"/>
                <table:data-pilot-member table:name="0,000129947" table:display="true" table:show-details="true"/>
                <table:data-pilot-member table:name="0,000130038" table:display="true" table:show-details="true"/>
                <table:data-pilot-member table:name="0,000131781" table:display="true" table:show-details="true"/>
                <table:data-pilot-member table:name="0,000131977" table:display="true" table:show-details="true"/>
                <table:data-pilot-member table:name="0,000132902" table:display="true" table:show-details="true"/>
                <table:data-pilot-member table:name="0,000133317" table:display="true" table:show-details="true"/>
                <table:data-pilot-member table:name="0,000133656" table:display="true" table:show-details="true"/>
                <table:data-pilot-member table:name="0,000133727" table:display="true" table:show-details="true"/>
                <table:data-pilot-member table:name="0,000134006" table:display="true" table:show-details="true"/>
                <table:data-pilot-member table:name="0,000134143" table:display="true" table:show-details="true"/>
                <table:data-pilot-member table:name="0,000134828" table:display="true" table:show-details="true"/>
                <table:data-pilot-member table:name="0,000135019" table:display="true" table:show-details="true"/>
                <table:data-pilot-member table:name="0,000135187" table:display="true" table:show-details="true"/>
                <table:data-pilot-member table:name="0,000136196" table:display="true" table:show-details="true"/>
                <table:data-pilot-member table:name="0,000136501" table:display="true" table:show-details="true"/>
                <table:data-pilot-member table:name="0,00013653" table:display="true" table:show-details="true"/>
                <table:data-pilot-member table:name="0,000136745" table:display="true" table:show-details="true"/>
                <table:data-pilot-member table:name="0,000136792" table:display="true" table:show-details="true"/>
                <table:data-pilot-member table:name="0,000136903" table:display="true" table:show-details="true"/>
                <table:data-pilot-member table:name="0,000137252" table:display="true" table:show-details="true"/>
                <table:data-pilot-member table:name="0,000137681" table:display="true" table:show-details="true"/>
                <table:data-pilot-member table:name="0,000137816" table:display="true" table:show-details="true"/>
                <table:data-pilot-member table:name="0,000138044" table:display="true" table:show-details="true"/>
                <table:data-pilot-member table:name="0,000138654" table:display="true" table:show-details="true"/>
                <table:data-pilot-member table:name="0,000139328" table:display="true" table:show-details="true"/>
                <table:data-pilot-member table:name="0,000139563" table:display="true" table:show-details="true"/>
                <table:data-pilot-member table:name="0,000139789" table:display="true" table:show-details="true"/>
                <table:data-pilot-member table:name="0,000140103" table:display="true" table:show-details="true"/>
                <table:data-pilot-member table:name="0,000140933" table:display="true" table:show-details="true"/>
                <table:data-pilot-member table:name="0,000140944" table:display="true" table:show-details="true"/>
                <table:data-pilot-member table:name="0,000141075" table:display="true" table:show-details="true"/>
                <table:data-pilot-member table:name="0,000142271" table:display="true" table:show-details="true"/>
                <table:data-pilot-member table:name="0,000142358" table:display="true" table:show-details="true"/>
                <table:data-pilot-member table:name="0,000142387" table:display="true" table:show-details="true"/>
                <table:data-pilot-member table:name="0,000142478" table:display="true" table:show-details="true"/>
                <table:data-pilot-member table:name="0,000142687" table:display="true" table:show-details="true"/>
                <table:data-pilot-member table:name="0,000142722" table:display="true" table:show-details="true"/>
                <table:data-pilot-member table:name="0,000142986" table:display="true" table:show-details="true"/>
                <table:data-pilot-member table:name="0,000143488" table:display="true" table:show-details="true"/>
                <table:data-pilot-member table:name="0,000143654" table:display="true" table:show-details="true"/>
                <table:data-pilot-member table:name="0,000144095" table:display="true" table:show-details="true"/>
                <table:data-pilot-member table:name="0,000144164" table:display="true" table:show-details="true"/>
                <table:data-pilot-member table:name="0,000144342" table:display="true" table:show-details="true"/>
                <table:data-pilot-member table:name="0,000144438" table:display="true" table:show-details="true"/>
                <table:data-pilot-member table:name="0,000144445" table:display="true" table:show-details="true"/>
                <table:data-pilot-member table:name="0,000144508" table:display="true" table:show-details="true"/>
                <table:data-pilot-member table:name="0,000144607" table:display="true" table:show-details="true"/>
                <table:data-pilot-member table:name="0,000144655" table:display="true" table:show-details="true"/>
                <table:data-pilot-member table:name="0,00014482" table:display="true" table:show-details="true"/>
                <table:data-pilot-member table:name="0,000144891" table:display="true" table:show-details="true"/>
                <table:data-pilot-member table:name="0,000144896" table:display="true" table:show-details="true"/>
                <table:data-pilot-member table:name="0,000144937" table:display="true" table:show-details="true"/>
                <table:data-pilot-member table:name="0,00014497" table:display="true" table:show-details="true"/>
                <table:data-pilot-member table:name="0,000145" table:display="true" table:show-details="true"/>
                <table:data-pilot-member table:name="0,000145106" table:display="true" table:show-details="true"/>
                <table:data-pilot-member table:name="0,00014544" table:display="true" table:show-details="true"/>
                <table:data-pilot-member table:name="0,000145489" table:display="true" table:show-details="true"/>
                <table:data-pilot-member table:name="0,000145505" table:display="true" table:show-details="true"/>
                <table:data-pilot-member table:name="0,000145719" table:display="true" table:show-details="true"/>
                <table:data-pilot-member table:name="0,000145734" table:display="true" table:show-details="true"/>
                <table:data-pilot-member table:name="0,000145856" table:display="true" table:show-details="true"/>
                <table:data-pilot-member table:name="0,000145924" table:display="true" table:show-details="true"/>
                <table:data-pilot-member table:name="0,000146254" table:display="true" table:show-details="true"/>
                <table:data-pilot-member table:name="0,000146304" table:display="true" table:show-details="true"/>
                <table:data-pilot-member table:name="0,000146325" table:display="true" table:show-details="true"/>
                <table:data-pilot-member table:name="0,000146395" table:display="true" table:show-details="true"/>
                <table:data-pilot-member table:name="0,000146441" table:display="true" table:show-details="true"/>
                <table:data-pilot-member table:name="0,00014649" table:display="true" table:show-details="true"/>
                <table:data-pilot-member table:name="0,000146598" table:display="true" table:show-details="true"/>
                <table:data-pilot-member table:name="0,000146606" table:display="true" table:show-details="true"/>
                <table:data-pilot-member table:name="0,000147105" table:display="true" table:show-details="true"/>
                <table:data-pilot-member table:name="0,00014713" table:display="true" table:show-details="true"/>
                <table:data-pilot-member table:name="0,000147366" table:display="true" table:show-details="true"/>
                <table:data-pilot-member table:name="0,000147381" table:display="true" table:show-details="true"/>
                <table:data-pilot-member table:name="0,000147447" table:display="true" table:show-details="true"/>
                <table:data-pilot-member table:name="0,000147659" table:display="true" table:show-details="true"/>
                <table:data-pilot-member table:name="0,000147742" table:display="true" table:show-details="true"/>
                <table:data-pilot-member table:name="0,000147973" table:display="true" table:show-details="true"/>
                <table:data-pilot-member table:name="0,000148035" table:display="true" table:show-details="true"/>
                <table:data-pilot-member table:name="0,000148175" table:display="true" table:show-details="true"/>
                <table:data-pilot-member table:name="0,000148226" table:display="true" table:show-details="true"/>
                <table:data-pilot-member table:name="0,000148408" table:display="true" table:show-details="true"/>
                <table:data-pilot-member table:name="0,000148479" table:display="true" table:show-details="true"/>
                <table:data-pilot-member table:name="0,000148637" table:display="true" table:show-details="true"/>
                <table:data-pilot-member table:name="0,000148851" table:display="true" table:show-details="true"/>
                <table:data-pilot-member table:name="0,000148862" table:display="true" table:show-details="true"/>
                <table:data-pilot-member table:name="0,000149018" table:display="true" table:show-details="true"/>
                <table:data-pilot-member table:name="0,000149141" table:display="true" table:show-details="true"/>
                <table:data-pilot-member table:name="0,000149263" table:display="true" table:show-details="true"/>
                <table:data-pilot-member table:name="0,000149351" table:display="true" table:show-details="true"/>
                <table:data-pilot-member table:name="0,000149361" table:display="true" table:show-details="true"/>
                <table:data-pilot-member table:name="0,00014937" table:display="true" table:show-details="true"/>
                <table:data-pilot-member table:name="0,000149527" table:display="true" table:show-details="true"/>
                <table:data-pilot-member table:name="0,0001496" table:display="true" table:show-details="true"/>
                <table:data-pilot-member table:name="0,000149642" table:display="true" table:show-details="true"/>
                <table:data-pilot-member table:name="0,000149656" table:display="true" table:show-details="true"/>
                <table:data-pilot-member table:name="0,00015024" table:display="true" table:show-details="true"/>
                <table:data-pilot-member table:name="0,000150323" table:display="true" table:show-details="true"/>
                <table:data-pilot-member table:name="0,000150862" table:display="true" table:show-details="true"/>
                <table:data-pilot-member table:name="0,00015088" table:display="true" table:show-details="true"/>
                <table:data-pilot-member table:name="0,00015115" table:display="true" table:show-details="true"/>
                <table:data-pilot-member table:name="0,000151219" table:display="true" table:show-details="true"/>
                <table:data-pilot-member table:name="0,000151351" table:display="true" table:show-details="true"/>
                <table:data-pilot-member table:name="0,000151558" table:display="true" table:show-details="true"/>
                <table:data-pilot-member table:name="0,000152149" table:display="true" table:show-details="true"/>
                <table:data-pilot-member table:name="0,000152373" table:display="true" table:show-details="true"/>
                <table:data-pilot-member table:name="0,000152671" table:display="true" table:show-details="true"/>
                <table:data-pilot-member table:name="0,00015268" table:display="true" table:show-details="true"/>
                <table:data-pilot-member table:name="0,00015289" table:display="true" table:show-details="true"/>
                <table:data-pilot-member table:name="0,000153359" table:display="true" table:show-details="true"/>
                <table:data-pilot-member table:name="0,00015336" table:display="true" table:show-details="true"/>
                <table:data-pilot-member table:name="0,000153362" table:display="true" table:show-details="true"/>
                <table:data-pilot-member table:name="0,000153517" table:display="true" table:show-details="true"/>
                <table:data-pilot-member table:name="0,000153695" table:display="true" table:show-details="true"/>
                <table:data-pilot-member table:name="0,000153847" table:display="true" table:show-details="true"/>
                <table:data-pilot-member table:name="0,000153853" table:display="true" table:show-details="true"/>
                <table:data-pilot-member table:name="0,000153884" table:display="true" table:show-details="true"/>
                <table:data-pilot-member table:name="0,000154067" table:display="true" table:show-details="true"/>
                <table:data-pilot-member table:name="0,000154716" table:display="true" table:show-details="true"/>
                <table:data-pilot-member table:name="0,000154728" table:display="true" table:show-details="true"/>
                <table:data-pilot-member table:name="0,000155056" table:display="true" table:show-details="true"/>
                <table:data-pilot-member table:name="0,000155172" table:display="true" table:show-details="true"/>
                <table:data-pilot-member table:name="0,00015522" table:display="true" table:show-details="true"/>
                <table:data-pilot-member table:name="0,000155522" table:display="true" table:show-details="true"/>
                <table:data-pilot-member table:name="0,000155914" table:display="true" table:show-details="true"/>
                <table:data-pilot-member table:name="0,000156045" table:display="true" table:show-details="true"/>
                <table:data-pilot-member table:name="0,000156139" table:display="true" table:show-details="true"/>
                <table:data-pilot-member table:name="0,000156496" table:display="true" table:show-details="true"/>
                <table:data-pilot-member table:name="0,000156848" table:display="true" table:show-details="true"/>
                <table:data-pilot-member table:name="0,00015695" table:display="true" table:show-details="true"/>
                <table:data-pilot-member table:name="0,000157074" table:display="true" table:show-details="true"/>
                <table:data-pilot-member table:name="0,00015722" table:display="true" table:show-details="true"/>
                <table:data-pilot-member table:name="0,000157347" table:display="true" table:show-details="true"/>
                <table:data-pilot-member table:name="0,000157583" table:display="true" table:show-details="true"/>
                <table:data-pilot-member table:name="0,000157655" table:display="true" table:show-details="true"/>
                <table:data-pilot-member table:name="0,000158271" table:display="true" table:show-details="true"/>
                <table:data-pilot-member table:name="0,000158387" table:display="true" table:show-details="true"/>
                <table:data-pilot-member table:name="0,000158493" table:display="true" table:show-details="true"/>
                <table:data-pilot-member table:name="0,00015916" table:display="true" table:show-details="true"/>
                <table:data-pilot-member table:name="0,000159421" table:display="true" table:show-details="true"/>
                <table:data-pilot-member table:name="0,000159502" table:display="true" table:show-details="true"/>
                <table:data-pilot-member table:name="0,000159765" table:display="true" table:show-details="true"/>
                <table:data-pilot-member table:name="0,00015989" table:display="true" table:show-details="true"/>
                <table:data-pilot-member table:name="0,000160078" table:display="true" table:show-details="true"/>
                <table:data-pilot-member table:name="0,000160599" table:display="true" table:show-details="true"/>
                <table:data-pilot-member table:name="0,000160624" table:display="true" table:show-details="true"/>
                <table:data-pilot-member table:name="0,000160929" table:display="true" table:show-details="true"/>
                <table:data-pilot-member table:name="0,000161447" table:display="true" table:show-details="true"/>
                <table:data-pilot-member table:name="0,000161933" table:display="true" table:show-details="true"/>
                <table:data-pilot-member table:name="0,000162465" table:display="true" table:show-details="true"/>
                <table:data-pilot-member table:name="0,000162968" table:display="true" table:show-details="true"/>
                <table:data-pilot-member table:name="0,000163274" table:display="true" table:show-details="true"/>
                <table:data-pilot-member table:name="0,000163551" table:display="true" table:show-details="true"/>
                <table:data-pilot-member table:name="0,000164015" table:display="true" table:show-details="true"/>
                <table:data-pilot-member table:name="0,000164219" table:display="true" table:show-details="true"/>
                <table:data-pilot-member table:name="0,000164363" table:display="true" table:show-details="true"/>
                <table:data-pilot-member table:name="0,000164558" table:display="true" table:show-details="true"/>
                <table:data-pilot-member table:name="0,000164682" table:display="true" table:show-details="true"/>
                <table:data-pilot-member table:name="0,000164733" table:display="true" table:show-details="true"/>
                <table:data-pilot-member table:name="0,000165009" table:display="true" table:show-details="true"/>
                <table:data-pilot-member table:name="0,000165474" table:display="true" table:show-details="true"/>
                <table:data-pilot-member table:name="0,000165635" table:display="true" table:show-details="true"/>
                <table:data-pilot-member table:name="0,000165723" table:display="true" table:show-details="true"/>
                <table:data-pilot-member table:name="0,000165869" table:display="true" table:show-details="true"/>
                <table:data-pilot-member table:name="0,000165896" table:display="true" table:show-details="true"/>
                <table:data-pilot-member table:name="0,000166184" table:display="true" table:show-details="true"/>
                <table:data-pilot-member table:name="0,000166212" table:display="true" table:show-details="true"/>
                <table:data-pilot-member table:name="0,000166315" table:display="true" table:show-details="true"/>
                <table:data-pilot-member table:name="0,000166703" table:display="true" table:show-details="true"/>
                <table:data-pilot-member table:name="0,000167342" table:display="true" table:show-details="true"/>
                <table:data-pilot-member table:name="0,000167707" table:display="true" table:show-details="true"/>
                <table:data-pilot-member table:name="0,000167841" table:display="true" table:show-details="true"/>
                <table:data-pilot-member table:name="0,00016862" table:display="true" table:show-details="true"/>
                <table:data-pilot-member table:name="0,000168786" table:display="true" table:show-details="true"/>
                <table:data-pilot-member table:name="0,000169632" table:display="true" table:show-details="true"/>
                <table:data-pilot-member table:name="0,000169635" table:display="true" table:show-details="true"/>
                <table:data-pilot-member table:name="0,000169636" table:display="true" table:show-details="true"/>
                <table:data-pilot-member table:name="0,000169888" table:display="true" table:show-details="true"/>
                <table:data-pilot-member table:name="0,000170538" table:display="true" table:show-details="true"/>
                <table:data-pilot-member table:name="0,000171068" table:display="true" table:show-details="true"/>
                <table:data-pilot-member table:name="0,000171338" table:display="true" table:show-details="true"/>
                <table:data-pilot-member table:name="0,000171478" table:display="true" table:show-details="true"/>
                <table:data-pilot-member table:name="0,00017231" table:display="true" table:show-details="true"/>
                <table:data-pilot-member table:name="0,0001725" table:display="true" table:show-details="true"/>
                <table:data-pilot-member table:name="0,000172793" table:display="true" table:show-details="true"/>
                <table:data-pilot-member table:name="0,000173593" table:display="true" table:show-details="true"/>
                <table:data-pilot-member table:name="0,000173982" table:display="true" table:show-details="true"/>
                <table:data-pilot-member table:name="0,000174381" table:display="true" table:show-details="true"/>
                <table:data-pilot-member table:name="0,000176164" table:display="true" table:show-details="true"/>
                <table:data-pilot-member table:name="0,000178574" table:display="true" table:show-details="true"/>
                <table:data-pilot-member table:name="0,00017859" table:display="true" table:show-details="true"/>
                <table:data-pilot-member table:name="0,000178621" table:display="true" table:show-details="true"/>
                <table:data-pilot-member table:name="0,00017942" table:display="true" table:show-details="true"/>
                <table:data-pilot-member table:name="0,000179964" table:display="true" table:show-details="true"/>
                <table:data-pilot-member table:name="0,000180238" table:display="true" table:show-details="true"/>
                <table:data-pilot-member table:name="0,000180608" table:display="true" table:show-details="true"/>
                <table:data-pilot-member table:name="0,000180971" table:display="true" table:show-details="true"/>
                <table:data-pilot-member table:name="0,00018101" table:display="true" table:show-details="true"/>
                <table:data-pilot-member table:name="0,000181444" table:display="true" table:show-details="true"/>
                <table:data-pilot-member table:name="0,000181708" table:display="true" table:show-details="true"/>
                <table:data-pilot-member table:name="0,00018282" table:display="true" table:show-details="true"/>
                <table:data-pilot-member table:name="0,00018309" table:display="true" table:show-details="true"/>
                <table:data-pilot-member table:name="0,000184157" table:display="true" table:show-details="true"/>
                <table:data-pilot-member table:name="0,00018445" table:display="true" table:show-details="true"/>
                <table:data-pilot-member table:name="0,000184734" table:display="true" table:show-details="true"/>
                <table:data-pilot-member table:name="0,000185669" table:display="true" table:show-details="true"/>
                <table:data-pilot-member table:name="0,000185707" table:display="true" table:show-details="true"/>
                <table:data-pilot-member table:name="0,00018618" table:display="true" table:show-details="true"/>
                <table:data-pilot-member table:name="0,000186208" table:display="true" table:show-details="true"/>
                <table:data-pilot-member table:name="0,000187823" table:display="true" table:show-details="true"/>
                <table:data-pilot-member table:name="0,000187877" table:display="true" table:show-details="true"/>
                <table:data-pilot-member table:name="0,000188087" table:display="true" table:show-details="true"/>
                <table:data-pilot-member table:name="0,000188172" table:display="true" table:show-details="true"/>
                <table:data-pilot-member table:name="0,000188372" table:display="true" table:show-details="true"/>
                <table:data-pilot-member table:name="0,000188561" table:display="true" table:show-details="true"/>
                <table:data-pilot-member table:name="0,000189014" table:display="true" table:show-details="true"/>
                <table:data-pilot-member table:name="0,000192651" table:display="true" table:show-details="true"/>
                <table:data-pilot-member table:name="0,000193141" table:display="true" table:show-details="true"/>
                <table:data-pilot-member table:name="0,000193823" table:display="true" table:show-details="true"/>
                <table:data-pilot-member table:name="0,000196717" table:display="true" table:show-details="true"/>
                <table:data-pilot-member table:name="0,000197183" table:display="true" table:show-details="true"/>
                <table:data-pilot-member table:name="0,000197421" table:display="true" table:show-details="true"/>
                <table:data-pilot-member table:name="0,000197651" table:display="true" table:show-details="true"/>
                <table:data-pilot-member table:name="0,000198334" table:display="true" table:show-details="true"/>
                <table:data-pilot-member table:name="0,000199148" table:display="true" table:show-details="true"/>
                <table:data-pilot-member table:name="0,00019967" table:display="true" table:show-details="true"/>
                <table:data-pilot-member table:name="0,000201146" table:display="true" table:show-details="true"/>
                <table:data-pilot-member table:name="0,000201157" table:display="true" table:show-details="true"/>
                <table:data-pilot-member table:name="0,000201716" table:display="true" table:show-details="true"/>
                <table:data-pilot-member table:name="0,000202419" table:display="true" table:show-details="true"/>
                <table:data-pilot-member table:name="0,000202632" table:display="true" table:show-details="true"/>
                <table:data-pilot-member table:name="0,000202753" table:display="true" table:show-details="true"/>
                <table:data-pilot-member table:name="0,000202756" table:display="true" table:show-details="true"/>
                <table:data-pilot-member table:name="0,000203068" table:display="true" table:show-details="true"/>
                <table:data-pilot-member table:name="0,000203705" table:display="true" table:show-details="true"/>
                <table:data-pilot-member table:name="0,000203831" table:display="true" table:show-details="true"/>
                <table:data-pilot-member table:name="0,000204805" table:display="true" table:show-details="true"/>
                <table:data-pilot-member table:name="0,000205229" table:display="true" table:show-details="true"/>
                <table:data-pilot-member table:name="0,000206901" table:display="true" table:show-details="true"/>
                <table:data-pilot-member table:name="0,000207149" table:display="true" table:show-details="true"/>
                <table:data-pilot-member table:name="0,000207604" table:display="true" table:show-details="true"/>
                <table:data-pilot-member table:name="0,000208899" table:display="true" table:show-details="true"/>
                <table:data-pilot-member table:name="0,000209377" table:display="true" table:show-details="true"/>
                <table:data-pilot-member table:name="0,000209607" table:display="true" table:show-details="true"/>
                <table:data-pilot-member table:name="0,000209787" table:display="true" table:show-details="true"/>
                <table:data-pilot-member table:name="0,000210032" table:display="true" table:show-details="true"/>
                <table:data-pilot-member table:name="0,000210499" table:display="true" table:show-details="true"/>
                <table:data-pilot-member table:name="0,000210586" table:display="true" table:show-details="true"/>
                <table:data-pilot-member table:name="0,000210629" table:display="true" table:show-details="true"/>
                <table:data-pilot-member table:name="0,00021364" table:display="true" table:show-details="true"/>
                <table:data-pilot-member table:name="0,000214158" table:display="true" table:show-details="true"/>
                <table:data-pilot-member table:name="0,000214367" table:display="true" table:show-details="true"/>
                <table:data-pilot-member table:name="0,000214596" table:display="true" table:show-details="true"/>
                <table:data-pilot-member table:name="0,000216032" table:display="true" table:show-details="true"/>
                <table:data-pilot-member table:name="0,000216089" table:display="true" table:show-details="true"/>
                <table:data-pilot-member table:name="0,000218148" table:display="true" table:show-details="true"/>
                <table:data-pilot-member table:name="0,000218757" table:display="true" table:show-details="true"/>
                <table:data-pilot-member table:name="0,000218982" table:display="true" table:show-details="true"/>
                <table:data-pilot-member table:name="0,000219135" table:display="true" table:show-details="true"/>
                <table:data-pilot-member table:name="0,000220882" table:display="true" table:show-details="true"/>
                <table:data-pilot-member table:name="0,000221165" table:display="true" table:show-details="true"/>
                <table:data-pilot-member table:name="0,000221544" table:display="true" table:show-details="true"/>
                <table:data-pilot-member table:name="0,000222817" table:display="true" table:show-details="true"/>
                <table:data-pilot-member table:name="0,000222967" table:display="true" table:show-details="true"/>
                <table:data-pilot-member table:name="0,000223294" table:display="true" table:show-details="true"/>
                <table:data-pilot-member table:name="0,000223861" table:display="true" table:show-details="true"/>
                <table:data-pilot-member table:name="0,000223932" table:display="true" table:show-details="true"/>
                <table:data-pilot-member table:name="0,000223937" table:display="true" table:show-details="true"/>
                <table:data-pilot-member table:name="0,000224006" table:display="true" table:show-details="true"/>
                <table:data-pilot-member table:name="0,000224404" table:display="true" table:show-details="true"/>
                <table:data-pilot-member table:name="0,000224483" table:display="true" table:show-details="true"/>
                <table:data-pilot-member table:name="0,000225209" table:display="true" table:show-details="true"/>
                <table:data-pilot-member table:name="0,000225406" table:display="true" table:show-details="true"/>
                <table:data-pilot-member table:name="0,000226064" table:display="true" table:show-details="true"/>
                <table:data-pilot-member table:name="0,000226141" table:display="true" table:show-details="true"/>
                <table:data-pilot-member table:name="0,000226455" table:display="true" table:show-details="true"/>
                <table:data-pilot-member table:name="0,00022653" table:display="true" table:show-details="true"/>
                <table:data-pilot-member table:name="0,000226841" table:display="true" table:show-details="true"/>
                <table:data-pilot-member table:name="0,00022747" table:display="true" table:show-details="true"/>
                <table:data-pilot-member table:name="0,000227589" table:display="true" table:show-details="true"/>
                <table:data-pilot-member table:name="0,000227886" table:display="true" table:show-details="true"/>
                <table:data-pilot-member table:name="0,000228667" table:display="true" table:show-details="true"/>
                <table:data-pilot-member table:name="0,000228743" table:display="true" table:show-details="true"/>
                <table:data-pilot-member table:name="0,00022895" table:display="true" table:show-details="true"/>
                <table:data-pilot-member table:name="0,000229305" table:display="true" table:show-details="true"/>
                <table:data-pilot-member table:name="0,000229387" table:display="true" table:show-details="true"/>
                <table:data-pilot-member table:name="0,000229485" table:display="true" table:show-details="true"/>
                <table:data-pilot-member table:name="0,000229849" table:display="true" table:show-details="true"/>
                <table:data-pilot-member table:name="0,000229851" table:display="true" table:show-details="true"/>
                <table:data-pilot-member table:name="0,000230167" table:display="true" table:show-details="true"/>
                <table:data-pilot-member table:name="0,000230946" table:display="true" table:show-details="true"/>
                <table:data-pilot-member table:name="0,00023131" table:display="true" table:show-details="true"/>
                <table:data-pilot-member table:name="0,000231337" table:display="true" table:show-details="true"/>
                <table:data-pilot-member table:name="0,000231344" table:display="true" table:show-details="true"/>
                <table:data-pilot-member table:name="0,000231916" table:display="true" table:show-details="true"/>
                <table:data-pilot-member table:name="0,000231987" table:display="true" table:show-details="true"/>
                <table:data-pilot-member table:name="0,00023202" table:display="true" table:show-details="true"/>
                <table:data-pilot-member table:name="0,00023244" table:display="true" table:show-details="true"/>
                <table:data-pilot-member table:name="0,000232688" table:display="true" table:show-details="true"/>
                <table:data-pilot-member table:name="0,00023284" table:display="true" table:show-details="true"/>
                <table:data-pilot-member table:name="0,000233451" table:display="true" table:show-details="true"/>
                <table:data-pilot-member table:name="0,000234135" table:display="true" table:show-details="true"/>
                <table:data-pilot-member table:name="0,000234494" table:display="true" table:show-details="true"/>
                <table:data-pilot-member table:name="0,000234725" table:display="true" table:show-details="true"/>
                <table:data-pilot-member table:name="0,000235006" table:display="true" table:show-details="true"/>
                <table:data-pilot-member table:name="0,000235015" table:display="true" table:show-details="true"/>
                <table:data-pilot-member table:name="0,000235309" table:display="true" table:show-details="true"/>
                <table:data-pilot-member table:name="0,000235662" table:display="true" table:show-details="true"/>
                <table:data-pilot-member table:name="0,000235906" table:display="true" table:show-details="true"/>
                <table:data-pilot-member table:name="0,000236332" table:display="true" table:show-details="true"/>
                <table:data-pilot-member table:name="0,000236657" table:display="true" table:show-details="true"/>
                <table:data-pilot-member table:name="0,000236872" table:display="true" table:show-details="true"/>
                <table:data-pilot-member table:name="0,000237353" table:display="true" table:show-details="true"/>
                <table:data-pilot-member table:name="0,000237461" table:display="true" table:show-details="true"/>
                <table:data-pilot-member table:name="0,000237697" table:display="true" table:show-details="true"/>
                <table:data-pilot-member table:name="0,000237728" table:display="true" table:show-details="true"/>
                <table:data-pilot-member table:name="0,000238355" table:display="true" table:show-details="true"/>
                <table:data-pilot-member table:name="0,000238839" table:display="true" table:show-details="true"/>
                <table:data-pilot-member table:name="0,000238957" table:display="true" table:show-details="true"/>
                <table:data-pilot-member table:name="0,000238966" table:display="true" table:show-details="true"/>
                <table:data-pilot-member table:name="0,000239089" table:display="true" table:show-details="true"/>
                <table:data-pilot-member table:name="0,000239155" table:display="true" table:show-details="true"/>
                <table:data-pilot-member table:name="0,00023918" table:display="true" table:show-details="true"/>
                <table:data-pilot-member table:name="0,000239642" table:display="true" table:show-details="true"/>
                <table:data-pilot-member table:name="0,000239849" table:display="true" table:show-details="true"/>
                <table:data-pilot-member table:name="0,000240096" table:display="true" table:show-details="true"/>
                <table:data-pilot-member table:name="0,000241599" table:display="true" table:show-details="true"/>
                <table:data-pilot-member table:name="0,00024162" table:display="true" table:show-details="true"/>
                <table:data-pilot-member table:name="0,000241652" table:display="true" table:show-details="true"/>
                <table:data-pilot-member table:name="0,00024197" table:display="true" table:show-details="true"/>
                <table:data-pilot-member table:name="0,000242053" table:display="true" table:show-details="true"/>
                <table:data-pilot-member table:name="0,000242078" table:display="true" table:show-details="true"/>
                <table:data-pilot-member table:name="0,000242385" table:display="true" table:show-details="true"/>
                <table:data-pilot-member table:name="0,000242452" table:display="true" table:show-details="true"/>
                <table:data-pilot-member table:name="0,000243105" table:display="true" table:show-details="true"/>
                <table:data-pilot-member table:name="0,000244151" table:display="true" table:show-details="true"/>
                <table:data-pilot-member table:name="0,000244533" table:display="true" table:show-details="true"/>
                <table:data-pilot-member table:name="0,000244657" table:display="true" table:show-details="true"/>
                <table:data-pilot-member table:name="0,000244784" table:display="true" table:show-details="true"/>
                <table:data-pilot-member table:name="0,000244828" table:display="true" table:show-details="true"/>
                <table:data-pilot-member table:name="0,000245561" table:display="true" table:show-details="true"/>
                <table:data-pilot-member table:name="0,00024578" table:display="true" table:show-details="true"/>
                <table:data-pilot-member table:name="0,000246618" table:display="true" table:show-details="true"/>
                <table:data-pilot-member table:name="0,000246646" table:display="true" table:show-details="true"/>
                <table:data-pilot-member table:name="0,000246685" table:display="true" table:show-details="true"/>
                <table:data-pilot-member table:name="0,000246697" table:display="true" table:show-details="true"/>
                <table:data-pilot-member table:name="0,000246707" table:display="true" table:show-details="true"/>
                <table:data-pilot-member table:name="0,000246716" table:display="true" table:show-details="true"/>
                <table:data-pilot-member table:name="0,00024718" table:display="true" table:show-details="true"/>
                <table:data-pilot-member table:name="0,000247262" table:display="true" table:show-details="true"/>
                <table:data-pilot-member table:name="0,000247472" table:display="true" table:show-details="true"/>
                <table:data-pilot-member table:name="0,00024768" table:display="true" table:show-details="true"/>
                <table:data-pilot-member table:name="0,000247731" table:display="true" table:show-details="true"/>
                <table:data-pilot-member table:name="0,000247763" table:display="true" table:show-details="true"/>
                <table:data-pilot-member table:name="0,000248298" table:display="true" table:show-details="true"/>
                <table:data-pilot-member table:name="0,000248515" table:display="true" table:show-details="true"/>
                <table:data-pilot-member table:name="0,000248522" table:display="true" table:show-details="true"/>
                <table:data-pilot-member table:name="0,000248579" table:display="true" table:show-details="true"/>
                <table:data-pilot-member table:name="0,000248672" table:display="true" table:show-details="true"/>
                <table:data-pilot-member table:name="0,000248846" table:display="true" table:show-details="true"/>
                <table:data-pilot-member table:name="0,000249281" table:display="true" table:show-details="true"/>
                <table:data-pilot-member table:name="0,000249795" table:display="true" table:show-details="true"/>
                <table:data-pilot-member table:name="0,000250425" table:display="true" table:show-details="true"/>
                <table:data-pilot-member table:name="0,00025043" table:display="true" table:show-details="true"/>
                <table:data-pilot-member table:name="0,000250565" table:display="true" table:show-details="true"/>
                <table:data-pilot-member table:name="0,000250713" table:display="true" table:show-details="true"/>
                <table:data-pilot-member table:name="0,000250746" table:display="true" table:show-details="true"/>
                <table:data-pilot-member table:name="0,000250846" table:display="true" table:show-details="true"/>
                <table:data-pilot-member table:name="0,000251264" table:display="true" table:show-details="true"/>
                <table:data-pilot-member table:name="0,000251288" table:display="true" table:show-details="true"/>
                <table:data-pilot-member table:name="0,000252035" table:display="true" table:show-details="true"/>
                <table:data-pilot-member table:name="0,000252048" table:display="true" table:show-details="true"/>
                <table:data-pilot-member table:name="0,000252233" table:display="true" table:show-details="true"/>
                <table:data-pilot-member table:name="0,000252945" table:display="true" table:show-details="true"/>
                <table:data-pilot-member table:name="0,000253262" table:display="true" table:show-details="true"/>
                <table:data-pilot-member table:name="0,000253548" table:display="true" table:show-details="true"/>
                <table:data-pilot-member table:name="0,000253551" table:display="true" table:show-details="true"/>
                <table:data-pilot-member table:name="0,000254072" table:display="true" table:show-details="true"/>
                <table:data-pilot-member table:name="0,000255681" table:display="true" table:show-details="true"/>
                <table:data-pilot-member table:name="0,000256216" table:display="true" table:show-details="true"/>
                <table:data-pilot-member table:name="0,000256311" table:display="true" table:show-details="true"/>
                <table:data-pilot-member table:name="0,000256894" table:display="true" table:show-details="true"/>
                <table:data-pilot-member table:name="0,000257175" table:display="true" table:show-details="true"/>
                <table:data-pilot-member table:name="0,000257562" table:display="true" table:show-details="true"/>
                <table:data-pilot-member table:name="0,000257647" table:display="true" table:show-details="true"/>
                <table:data-pilot-member table:name="0,000259205" table:display="true" table:show-details="true"/>
                <table:data-pilot-member table:name="0,00025929" table:display="true" table:show-details="true"/>
                <table:data-pilot-member table:name="0,000259356" table:display="true" table:show-details="true"/>
                <table:data-pilot-member table:name="0,000259834" table:display="true" table:show-details="true"/>
                <table:data-pilot-member table:name="0,000260936" table:display="true" table:show-details="true"/>
                <table:data-pilot-member table:name="0,000262856" table:display="true" table:show-details="true"/>
                <table:data-pilot-member table:name="0,000263025" table:display="true" table:show-details="true"/>
                <table:data-pilot-member table:name="0,000263902" table:display="true" table:show-details="true"/>
                <table:data-pilot-member table:name="0,000264171" table:display="true" table:show-details="true"/>
                <table:data-pilot-member table:name="0,000264682" table:display="true" table:show-details="true"/>
                <table:data-pilot-member table:name="0,000265341" table:display="true" table:show-details="true"/>
                <table:data-pilot-member table:name="0,000265468" table:display="true" table:show-details="true"/>
                <table:data-pilot-member table:name="0,000266335" table:display="true" table:show-details="true"/>
                <table:data-pilot-member table:name="0,000267648" table:display="true" table:show-details="true"/>
                <table:data-pilot-member table:name="0,000267958" table:display="true" table:show-details="true"/>
                <table:data-pilot-member table:name="0,000268138" table:display="true" table:show-details="true"/>
                <table:data-pilot-member table:name="0,000268311" table:display="true" table:show-details="true"/>
                <table:data-pilot-member table:name="0,000268502" table:display="true" table:show-details="true"/>
                <table:data-pilot-member table:name="0,000269725" table:display="true" table:show-details="true"/>
                <table:data-pilot-member table:name="0,000269728" table:display="true" table:show-details="true"/>
                <table:data-pilot-member table:name="0,000270834" table:display="true" table:show-details="true"/>
                <table:data-pilot-member table:name="0,000271085" table:display="true" table:show-details="true"/>
                <table:data-pilot-member table:name="0,000271093" table:display="true" table:show-details="true"/>
                <table:data-pilot-member table:name="0,000271334" table:display="true" table:show-details="true"/>
                <table:data-pilot-member table:name="0,000272142" table:display="true" table:show-details="true"/>
                <table:data-pilot-member table:name="0,000273729" table:display="true" table:show-details="true"/>
                <table:data-pilot-member table:name="0,000274337" table:display="true" table:show-details="true"/>
                <table:data-pilot-member table:name="0,000274585" table:display="true" table:show-details="true"/>
                <table:data-pilot-member table:name="0,000274712" table:display="true" table:show-details="true"/>
                <table:data-pilot-member table:name="0,000275573" table:display="true" table:show-details="true"/>
                <table:data-pilot-member table:name="0,000276137" table:display="true" table:show-details="true"/>
                <table:data-pilot-member table:name="0,00027616" table:display="true" table:show-details="true"/>
                <table:data-pilot-member table:name="0,000276388" table:display="true" table:show-details="true"/>
                <table:data-pilot-member table:name="0,000276507" table:display="true" table:show-details="true"/>
                <table:data-pilot-member table:name="0,000277454" table:display="true" table:show-details="true"/>
                <table:data-pilot-member table:name="0,000277488" table:display="true" table:show-details="true"/>
                <table:data-pilot-member table:name="0,000277821" table:display="true" table:show-details="true"/>
                <table:data-pilot-member table:name="0,000277822" table:display="true" table:show-details="true"/>
                <table:data-pilot-member table:name="0,000277952" table:display="true" table:show-details="true"/>
                <table:data-pilot-member table:name="0,000279109" table:display="true" table:show-details="true"/>
                <table:data-pilot-member table:name="0,00027955" table:display="true" table:show-details="true"/>
                <table:data-pilot-member table:name="0,000281273" table:display="true" table:show-details="true"/>
                <table:data-pilot-member table:name="0,000281541" table:display="true" table:show-details="true"/>
                <table:data-pilot-member table:name="0,000281868" table:display="true" table:show-details="true"/>
                <table:data-pilot-member table:name="0,00028205" table:display="true" table:show-details="true"/>
                <table:data-pilot-member table:name="0,000282572" table:display="true" table:show-details="true"/>
                <table:data-pilot-member table:name="0,000283073" table:display="true" table:show-details="true"/>
                <table:data-pilot-member table:name="0,000283512" table:display="true" table:show-details="true"/>
                <table:data-pilot-member table:name="0,000284189" table:display="true" table:show-details="true"/>
                <table:data-pilot-member table:name="0,000284817" table:display="true" table:show-details="true"/>
                <table:data-pilot-member table:name="0,000285368" table:display="true" table:show-details="true"/>
                <table:data-pilot-member table:name="0,000286149" table:display="true" table:show-details="true"/>
                <table:data-pilot-member table:name="0,000286617" table:display="true" table:show-details="true"/>
                <table:data-pilot-member table:name="0,000286995" table:display="true" table:show-details="true"/>
                <table:data-pilot-member table:name="0,000287626" table:display="true" table:show-details="true"/>
                <table:data-pilot-member table:name="0,000288596" table:display="true" table:show-details="true"/>
                <table:data-pilot-member table:name="0,000288853" table:display="true" table:show-details="true"/>
                <table:data-pilot-member table:name="0,000288947" table:display="true" table:show-details="true"/>
                <table:data-pilot-member table:name="0,000289119" table:display="true" table:show-details="true"/>
                <table:data-pilot-member table:name="0,00028912" table:display="true" table:show-details="true"/>
                <table:data-pilot-member table:name="0,000289217" table:display="true" table:show-details="true"/>
                <table:data-pilot-member table:name="0,000289401" table:display="true" table:show-details="true"/>
                <table:data-pilot-member table:name="0,00028972" table:display="true" table:show-details="true"/>
                <table:data-pilot-member table:name="0,000290696" table:display="true" table:show-details="true"/>
                <table:data-pilot-member table:name="0,000290799" table:display="true" table:show-details="true"/>
                <table:data-pilot-member table:name="0,000291571" table:display="true" table:show-details="true"/>
                <table:data-pilot-member table:name="0,00029174" table:display="true" table:show-details="true"/>
                <table:data-pilot-member table:name="0,000292947" table:display="true" table:show-details="true"/>
                <table:data-pilot-member table:name="0,000293098" table:display="true" table:show-details="true"/>
                <table:data-pilot-member table:name="0,000293262" table:display="true" table:show-details="true"/>
                <table:data-pilot-member table:name="0,00029328" table:display="true" table:show-details="true"/>
                <table:data-pilot-member table:name="0,000294071" table:display="true" table:show-details="true"/>
                <table:data-pilot-member table:name="0,00029435" table:display="true" table:show-details="true"/>
                <table:data-pilot-member table:name="0,000294921" table:display="true" table:show-details="true"/>
                <table:data-pilot-member table:name="0,000295016" table:display="true" table:show-details="true"/>
                <table:data-pilot-member table:name="0,000295326" table:display="true" table:show-details="true"/>
                <table:data-pilot-member table:name="0,000295357" table:display="true" table:show-details="true"/>
                <table:data-pilot-member table:name="0,000295558" table:display="true" table:show-details="true"/>
                <table:data-pilot-member table:name="0,000295851" table:display="true" table:show-details="true"/>
                <table:data-pilot-member table:name="0,000296046" table:display="true" table:show-details="true"/>
                <table:data-pilot-member table:name="0,00029629" table:display="true" table:show-details="true"/>
                <table:data-pilot-member table:name="0,000296312" table:display="true" table:show-details="true"/>
                <table:data-pilot-member table:name="0,000296536" table:display="true" table:show-details="true"/>
                <table:data-pilot-member table:name="0,000296626" table:display="true" table:show-details="true"/>
                <table:data-pilot-member table:name="0,000297358" table:display="true" table:show-details="true"/>
                <table:data-pilot-member table:name="0,000298973" table:display="true" table:show-details="true"/>
                <table:data-pilot-member table:name="0,000299081" table:display="true" table:show-details="true"/>
                <table:data-pilot-member table:name="0,000299217" table:display="true" table:show-details="true"/>
                <table:data-pilot-member table:name="0,000299813" table:display="true" table:show-details="true"/>
                <table:data-pilot-member table:name="0,000300014" table:display="true" table:show-details="true"/>
                <table:data-pilot-member table:name="0,000300335" table:display="true" table:show-details="true"/>
                <table:data-pilot-member table:name="0,00030068" table:display="true" table:show-details="true"/>
                <table:data-pilot-member table:name="0,000301422" table:display="true" table:show-details="true"/>
                <table:data-pilot-member table:name="0,000302477" table:display="true" table:show-details="true"/>
                <table:data-pilot-member table:name="0,000302611" table:display="true" table:show-details="true"/>
                <table:data-pilot-member table:name="0,000302868" table:display="true" table:show-details="true"/>
                <table:data-pilot-member table:name="0,000303199" table:display="true" table:show-details="true"/>
                <table:data-pilot-member table:name="0,000304089" table:display="true" table:show-details="true"/>
                <table:data-pilot-member table:name="0,000304753" table:display="true" table:show-details="true"/>
                <table:data-pilot-member table:name="0,000304848" table:display="true" table:show-details="true"/>
                <table:data-pilot-member table:name="0,000305513" table:display="true" table:show-details="true"/>
                <table:data-pilot-member table:name="0,000305663" table:display="true" table:show-details="true"/>
                <table:data-pilot-member table:name="0,000306973" table:display="true" table:show-details="true"/>
                <table:data-pilot-member table:name="0,000307441" table:display="true" table:show-details="true"/>
                <table:data-pilot-member table:name="0,00030937" table:display="true" table:show-details="true"/>
                <table:data-pilot-member table:name="0,000309802" table:display="true" table:show-details="true"/>
                <table:data-pilot-member table:name="0,000310175" table:display="true" table:show-details="true"/>
                <table:data-pilot-member table:name="0,000311372" table:display="true" table:show-details="true"/>
                <table:data-pilot-member table:name="0,00031152" table:display="true" table:show-details="true"/>
                <table:data-pilot-member table:name="0,000311597" table:display="true" table:show-details="true"/>
                <table:data-pilot-member table:name="0,000311621" table:display="true" table:show-details="true"/>
                <table:data-pilot-member table:name="0,000311787" table:display="true" table:show-details="true"/>
                <table:data-pilot-member table:name="0,000312144" table:display="true" table:show-details="true"/>
                <table:data-pilot-member table:name="0,000312148" table:display="true" table:show-details="true"/>
                <table:data-pilot-member table:name="0,000312211" table:display="true" table:show-details="true"/>
                <table:data-pilot-member table:name="0,000312313" table:display="true" table:show-details="true"/>
                <table:data-pilot-member table:name="0,000312358" table:display="true" table:show-details="true"/>
                <table:data-pilot-member table:name="0,000313714" table:display="true" table:show-details="true"/>
                <table:data-pilot-member table:name="0,000314264" table:display="true" table:show-details="true"/>
                <table:data-pilot-member table:name="0,000314712" table:display="true" table:show-details="true"/>
                <table:data-pilot-member table:name="0,000316122" table:display="true" table:show-details="true"/>
                <table:data-pilot-member table:name="0,000316229" table:display="true" table:show-details="true"/>
                <table:data-pilot-member table:name="0,000316822" table:display="true" table:show-details="true"/>
                <table:data-pilot-member table:name="0,000316832" table:display="true" table:show-details="true"/>
                <table:data-pilot-member table:name="0,000317121" table:display="true" table:show-details="true"/>
                <table:data-pilot-member table:name="0,000318077" table:display="true" table:show-details="true"/>
                <table:data-pilot-member table:name="0,000318431" table:display="true" table:show-details="true"/>
                <table:data-pilot-member table:name="0,000318701" table:display="true" table:show-details="true"/>
                <table:data-pilot-member table:name="0,000319358" table:display="true" table:show-details="true"/>
                <table:data-pilot-member table:name="0,000319467" table:display="true" table:show-details="true"/>
                <table:data-pilot-member table:name="0,000319589" table:display="true" table:show-details="true"/>
                <table:data-pilot-member table:name="0,000319798" table:display="true" table:show-details="true"/>
                <table:data-pilot-member table:name="0,000320224" table:display="true" table:show-details="true"/>
                <table:data-pilot-member table:name="0,000320698" table:display="true" table:show-details="true"/>
                <table:data-pilot-member table:name="0,000320757" table:display="true" table:show-details="true"/>
                <table:data-pilot-member table:name="0,000321304" table:display="true" table:show-details="true"/>
                <table:data-pilot-member table:name="0,000321813" table:display="true" table:show-details="true"/>
                <table:data-pilot-member table:name="0,000321961" table:display="true" table:show-details="true"/>
                <table:data-pilot-member table:name="0,000322018" table:display="true" table:show-details="true"/>
                <table:data-pilot-member table:name="0,000324452" table:display="true" table:show-details="true"/>
                <table:data-pilot-member table:name="0,000326225" table:display="true" table:show-details="true"/>
                <table:data-pilot-member table:name="0,000327594" table:display="true" table:show-details="true"/>
                <table:data-pilot-member table:name="0,000327604" table:display="true" table:show-details="true"/>
                <table:data-pilot-member table:name="0,000327684" table:display="true" table:show-details="true"/>
                <table:data-pilot-member table:name="0,000328531" table:display="true" table:show-details="true"/>
                <table:data-pilot-member table:name="0,000329167" table:display="true" table:show-details="true"/>
                <table:data-pilot-member table:name="0,000330171" table:display="true" table:show-details="true"/>
                <table:data-pilot-member table:name="0,000330333" table:display="true" table:show-details="true"/>
                <table:data-pilot-member table:name="0,000331448" table:display="true" table:show-details="true"/>
                <table:data-pilot-member table:name="0,000332307" table:display="true" table:show-details="true"/>
                <table:data-pilot-member table:name="0,000332447" table:display="true" table:show-details="true"/>
                <table:data-pilot-member table:name="0,000333457" table:display="true" table:show-details="true"/>
                <table:data-pilot-member table:name="0,000333848" table:display="true" table:show-details="true"/>
                <table:data-pilot-member table:name="0,000335008" table:display="true" table:show-details="true"/>
                <table:data-pilot-member table:name="0,000335442" table:display="true" table:show-details="true"/>
                <table:data-pilot-member table:name="0,000337204" table:display="true" table:show-details="true"/>
                <table:data-pilot-member table:name="0,000337674" table:display="true" table:show-details="true"/>
                <table:data-pilot-member table:name="0,00033884" table:display="true" table:show-details="true"/>
                <table:data-pilot-member table:name="0,000340137" table:display="true" table:show-details="true"/>
                <table:data-pilot-member table:name="0,000340172" table:display="true" table:show-details="true"/>
                <table:data-pilot-member table:name="0,000340247" table:display="true" table:show-details="true"/>
                <table:data-pilot-member table:name="0,000341829" table:display="true" table:show-details="true"/>
                <table:data-pilot-member table:name="0,000342116" table:display="true" table:show-details="true"/>
                <table:data-pilot-member table:name="0,000342943" table:display="true" table:show-details="true"/>
                <table:data-pilot-member table:name="0,000342973" table:display="true" table:show-details="true"/>
                <table:data-pilot-member table:name="0,000344001" table:display="true" table:show-details="true"/>
                <table:data-pilot-member table:name="0,000344337" table:display="true" table:show-details="true"/>
                <table:data-pilot-member table:name="0,000344475" table:display="true" table:show-details="true"/>
                <table:data-pilot-member table:name="0,000344564" table:display="true" table:show-details="true"/>
                <table:data-pilot-member table:name="0,000344687" table:display="true" table:show-details="true"/>
                <table:data-pilot-member table:name="0,000345227" table:display="true" table:show-details="true"/>
                <table:data-pilot-member table:name="0,000345331" table:display="true" table:show-details="true"/>
                <table:data-pilot-member table:name="0,000346157" table:display="true" table:show-details="true"/>
                <table:data-pilot-member table:name="0,000346276" table:display="true" table:show-details="true"/>
                <table:data-pilot-member table:name="0,000346373" table:display="true" table:show-details="true"/>
                <table:data-pilot-member table:name="0,000347384" table:display="true" table:show-details="true"/>
                <table:data-pilot-member table:name="0,000347441" table:display="true" table:show-details="true"/>
                <table:data-pilot-member table:name="0,000347679" table:display="true" table:show-details="true"/>
                <table:data-pilot-member table:name="0,000348072" table:display="true" table:show-details="true"/>
                <table:data-pilot-member table:name="0,000350767" table:display="true" table:show-details="true"/>
                <table:data-pilot-member table:name="0,000351048" table:display="true" table:show-details="true"/>
                <table:data-pilot-member table:name="0,000351072" table:display="true" table:show-details="true"/>
                <table:data-pilot-member table:name="0,000351866" table:display="true" table:show-details="true"/>
                <table:data-pilot-member table:name="0,00035229" table:display="true" table:show-details="true"/>
                <table:data-pilot-member table:name="0,000353981" table:display="true" table:show-details="true"/>
                <table:data-pilot-member table:name="0,00035406" table:display="true" table:show-details="true"/>
                <table:data-pilot-member table:name="0,000354459" table:display="true" table:show-details="true"/>
                <table:data-pilot-member table:name="0,000354717" table:display="true" table:show-details="true"/>
                <table:data-pilot-member table:name="0,000356121" table:display="true" table:show-details="true"/>
                <table:data-pilot-member table:name="0,000356237" table:display="true" table:show-details="true"/>
                <table:data-pilot-member table:name="0,000357631" table:display="true" table:show-details="true"/>
                <table:data-pilot-member table:name="0,000358401" table:display="true" table:show-details="true"/>
                <table:data-pilot-member table:name="0,000358413" table:display="true" table:show-details="true"/>
                <table:data-pilot-member table:name="0,000358911" table:display="true" table:show-details="true"/>
                <table:data-pilot-member table:name="0,000359078" table:display="true" table:show-details="true"/>
                <table:data-pilot-member table:name="0,000359357" table:display="true" table:show-details="true"/>
                <table:data-pilot-member table:name="0,000361123" table:display="true" table:show-details="true"/>
                <table:data-pilot-member table:name="0,000362205" table:display="true" table:show-details="true"/>
                <table:data-pilot-member table:name="0,000363079" table:display="true" table:show-details="true"/>
                <table:data-pilot-member table:name="0,000363187" table:display="true" table:show-details="true"/>
                <table:data-pilot-member table:name="0,000363796" table:display="true" table:show-details="true"/>
                <table:data-pilot-member table:name="0,000364275" table:display="true" table:show-details="true"/>
                <table:data-pilot-member table:name="0,000364584" table:display="true" table:show-details="true"/>
                <table:data-pilot-member table:name="0,000364902" table:display="true" table:show-details="true"/>
                <table:data-pilot-member table:name="0,00036575" table:display="true" table:show-details="true"/>
                <table:data-pilot-member table:name="0,000365964" table:display="true" table:show-details="true"/>
                <table:data-pilot-member table:name="0,000366212" table:display="true" table:show-details="true"/>
                <table:data-pilot-member table:name="0,000366276" table:display="true" table:show-details="true"/>
                <table:data-pilot-member table:name="0,000368379" table:display="true" table:show-details="true"/>
                <table:data-pilot-member table:name="0,0003692" table:display="true" table:show-details="true"/>
                <table:data-pilot-member table:name="0,000370586" table:display="true" table:show-details="true"/>
                <table:data-pilot-member table:name="0,000370706" table:display="true" table:show-details="true"/>
                <table:data-pilot-member table:name="0,00037082" table:display="true" table:show-details="true"/>
                <table:data-pilot-member table:name="0,000373225" table:display="true" table:show-details="true"/>
                <table:data-pilot-member table:name="0,000373321" table:display="true" table:show-details="true"/>
                <table:data-pilot-member table:name="0,000373748" table:display="true" table:show-details="true"/>
                <table:data-pilot-member table:name="0,000375446" table:display="true" table:show-details="true"/>
                <table:data-pilot-member table:name="0,000375891" table:display="true" table:show-details="true"/>
                <table:data-pilot-member table:name="0,000376427" table:display="true" table:show-details="true"/>
                <table:data-pilot-member table:name="0,000376845" table:display="true" table:show-details="true"/>
                <table:data-pilot-member table:name="0,00037801" table:display="true" table:show-details="true"/>
                <table:data-pilot-member table:name="0,000378265" table:display="true" table:show-details="true"/>
                <table:data-pilot-member table:name="0,000378723" table:display="true" table:show-details="true"/>
                <table:data-pilot-member table:name="0,0003789" table:display="true" table:show-details="true"/>
                <table:data-pilot-member table:name="0,000379332" table:display="true" table:show-details="true"/>
                <table:data-pilot-member table:name="0,000379871" table:display="true" table:show-details="true"/>
                <table:data-pilot-member table:name="0,000380188" table:display="true" table:show-details="true"/>
                <table:data-pilot-member table:name="0,000380507" table:display="true" table:show-details="true"/>
                <table:data-pilot-member table:name="0,000381074" table:display="true" table:show-details="true"/>
                <table:data-pilot-member table:name="0,000381253" table:display="true" table:show-details="true"/>
                <table:data-pilot-member table:name="0,000381763" table:display="true" table:show-details="true"/>
                <table:data-pilot-member table:name="0,000382254" table:display="true" table:show-details="true"/>
                <table:data-pilot-member table:name="0,000383511" table:display="true" table:show-details="true"/>
                <table:data-pilot-member table:name="0,000384421" table:display="true" table:show-details="true"/>
                <table:data-pilot-member table:name="0,000384427" table:display="true" table:show-details="true"/>
                <table:data-pilot-member table:name="0,000387718" table:display="true" table:show-details="true"/>
                <table:data-pilot-member table:name="0,000389306" table:display="true" table:show-details="true"/>
                <table:data-pilot-member table:name="0,000390101" table:display="true" table:show-details="true"/>
                <table:data-pilot-member table:name="0,000390493" table:display="true" table:show-details="true"/>
                <table:data-pilot-member table:name="0,000390763" table:display="true" table:show-details="true"/>
                <table:data-pilot-member table:name="0,000390791" table:display="true" table:show-details="true"/>
                <table:data-pilot-member table:name="0,000391105" table:display="true" table:show-details="true"/>
                <table:data-pilot-member table:name="0,000392449" table:display="true" table:show-details="true"/>
                <table:data-pilot-member table:name="0,000392979" table:display="true" table:show-details="true"/>
                <table:data-pilot-member table:name="0,00039433" table:display="true" table:show-details="true"/>
                <table:data-pilot-member table:name="0,000395469" table:display="true" table:show-details="true"/>
                <table:data-pilot-member table:name="0,000396096" table:display="true" table:show-details="true"/>
                <table:data-pilot-member table:name="0,000396972" table:display="true" table:show-details="true"/>
                <table:data-pilot-member table:name="0,000398859" table:display="true" table:show-details="true"/>
                <table:data-pilot-member table:name="0,000399828" table:display="true" table:show-details="true"/>
                <table:data-pilot-member table:name="0,000400597" table:display="true" table:show-details="true"/>
                <table:data-pilot-member table:name="0,00040295" table:display="true" table:show-details="true"/>
                <table:data-pilot-member table:name="0,000403616" table:display="true" table:show-details="true"/>
                <table:data-pilot-member table:name="0,000404682" table:display="true" table:show-details="true"/>
                <table:data-pilot-member table:name="0,000404809" table:display="true" table:show-details="true"/>
                <table:data-pilot-member table:name="0,000406713" table:display="true" table:show-details="true"/>
                <table:data-pilot-member table:name="0,000407046" table:display="true" table:show-details="true"/>
                <table:data-pilot-member table:name="0,000407155" table:display="true" table:show-details="true"/>
                <table:data-pilot-member table:name="0,000408801" table:display="true" table:show-details="true"/>
                <table:data-pilot-member table:name="0,000409409" table:display="true" table:show-details="true"/>
                <table:data-pilot-member table:name="0,000409444" table:display="true" table:show-details="true"/>
                <table:data-pilot-member table:name="0,000410906" table:display="true" table:show-details="true"/>
                <table:data-pilot-member table:name="0,000411098" table:display="true" table:show-details="true"/>
                <table:data-pilot-member table:name="0,000411364" table:display="true" table:show-details="true"/>
                <table:data-pilot-member table:name="0,000411629" table:display="true" table:show-details="true"/>
                <table:data-pilot-member table:name="0,0004126" table:display="true" table:show-details="true"/>
                <table:data-pilot-member table:name="0,000412653" table:display="true" table:show-details="true"/>
                <table:data-pilot-member table:name="0,000413362" table:display="true" table:show-details="true"/>
                <table:data-pilot-member table:name="0,000413401" table:display="true" table:show-details="true"/>
                <table:data-pilot-member table:name="0,000413643" table:display="true" table:show-details="true"/>
                <table:data-pilot-member table:name="0,000415864" table:display="true" table:show-details="true"/>
                <table:data-pilot-member table:name="0,000417931" table:display="true" table:show-details="true"/>
                <table:data-pilot-member table:name="0,000418019" table:display="true" table:show-details="true"/>
                <table:data-pilot-member table:name="0,000421557" table:display="true" table:show-details="true"/>
                <table:data-pilot-member table:name="0,000421981" table:display="true" table:show-details="true"/>
                <table:data-pilot-member table:name="0,000422452" table:display="true" table:show-details="true"/>
                <table:data-pilot-member table:name="0,000422901" table:display="true" table:show-details="true"/>
                <table:data-pilot-member table:name="0,000423518" table:display="true" table:show-details="true"/>
                <table:data-pilot-member table:name="0,000424352" table:display="true" table:show-details="true"/>
                <table:data-pilot-member table:name="0,00042457" table:display="true" table:show-details="true"/>
                <table:data-pilot-member table:name="0,000425604" table:display="true" table:show-details="true"/>
                <table:data-pilot-member table:name="0,000426046" table:display="true" table:show-details="true"/>
                <table:data-pilot-member table:name="0,000426349" table:display="true" table:show-details="true"/>
                <table:data-pilot-member table:name="0,00042645" table:display="true" table:show-details="true"/>
                <table:data-pilot-member table:name="0,000427578" table:display="true" table:show-details="true"/>
                <table:data-pilot-member table:name="0,000427636" table:display="true" table:show-details="true"/>
                <table:data-pilot-member table:name="0,000427681" table:display="true" table:show-details="true"/>
                <table:data-pilot-member table:name="0,00042819" table:display="true" table:show-details="true"/>
                <table:data-pilot-member table:name="0,000428399" table:display="true" table:show-details="true"/>
                <table:data-pilot-member table:name="0,00042862" table:display="true" table:show-details="true"/>
                <table:data-pilot-member table:name="0,0004287" table:display="true" table:show-details="true"/>
                <table:data-pilot-member table:name="0,000428707" table:display="true" table:show-details="true"/>
                <table:data-pilot-member table:name="0,000429382" table:display="true" table:show-details="true"/>
                <table:data-pilot-member table:name="0,000429408" table:display="true" table:show-details="true"/>
                <table:data-pilot-member table:name="0,000429923" table:display="true" table:show-details="true"/>
                <table:data-pilot-member table:name="0,000430977" table:display="true" table:show-details="true"/>
                <table:data-pilot-member table:name="0,000431779" table:display="true" table:show-details="true"/>
                <table:data-pilot-member table:name="0,000432968" table:display="true" table:show-details="true"/>
                <table:data-pilot-member table:name="0,000434075" table:display="true" table:show-details="true"/>
                <table:data-pilot-member table:name="0,000434981" table:display="true" table:show-details="true"/>
                <table:data-pilot-member table:name="0,000435491" table:display="true" table:show-details="true"/>
                <table:data-pilot-member table:name="0,000435729" table:display="true" table:show-details="true"/>
                <table:data-pilot-member table:name="0,00043669" table:display="true" table:show-details="true"/>
                <table:data-pilot-member table:name="0,00043846" table:display="true" table:show-details="true"/>
                <table:data-pilot-member table:name="0,000439851" table:display="true" table:show-details="true"/>
                <table:data-pilot-member table:name="0,000440358" table:display="true" table:show-details="true"/>
                <table:data-pilot-member table:name="0,000441561" table:display="true" table:show-details="true"/>
                <table:data-pilot-member table:name="0,000444064" table:display="true" table:show-details="true"/>
                <table:data-pilot-member table:name="0,000444504" table:display="true" table:show-details="true"/>
                <table:data-pilot-member table:name="0,000444632" table:display="true" table:show-details="true"/>
                <table:data-pilot-member table:name="0,000444922" table:display="true" table:show-details="true"/>
                <table:data-pilot-member table:name="0,000448179" table:display="true" table:show-details="true"/>
                <table:data-pilot-member table:name="0,000450107" table:display="true" table:show-details="true"/>
                <table:data-pilot-member table:name="0,000450934" table:display="true" table:show-details="true"/>
                <table:data-pilot-member table:name="0,000451803" table:display="true" table:show-details="true"/>
                <table:data-pilot-member table:name="0,00045191" table:display="true" table:show-details="true"/>
                <table:data-pilot-member table:name="0,000452586" table:display="true" table:show-details="true"/>
                <table:data-pilot-member table:name="0,000453508" table:display="true" table:show-details="true"/>
                <table:data-pilot-member table:name="0,000455116" table:display="true" table:show-details="true"/>
                <table:data-pilot-member table:name="0,000455743" table:display="true" table:show-details="true"/>
                <table:data-pilot-member table:name="0,00045924" table:display="true" table:show-details="true"/>
                <table:data-pilot-member table:name="0,000461178" table:display="true" table:show-details="true"/>
                <table:data-pilot-member table:name="0,000461484" table:display="true" table:show-details="true"/>
                <table:data-pilot-member table:name="0,000461581" table:display="true" table:show-details="true"/>
                <table:data-pilot-member table:name="0,000462067" table:display="true" table:show-details="true"/>
                <table:data-pilot-member table:name="0,000462445" table:display="true" table:show-details="true"/>
                <table:data-pilot-member table:name="0,000463235" table:display="true" table:show-details="true"/>
                <table:data-pilot-member table:name="0,000463433" table:display="true" table:show-details="true"/>
                <table:data-pilot-member table:name="0,00046416" table:display="true" table:show-details="true"/>
                <table:data-pilot-member table:name="0,000464593" table:display="true" table:show-details="true"/>
                <table:data-pilot-member table:name="0,000467144" table:display="true" table:show-details="true"/>
                <table:data-pilot-member table:name="0,000467747" table:display="true" table:show-details="true"/>
                <table:data-pilot-member table:name="0,000468346" table:display="true" table:show-details="true"/>
                <table:data-pilot-member table:name="0,000468668" table:display="true" table:show-details="true"/>
                <table:data-pilot-member table:name="0,000471105" table:display="true" table:show-details="true"/>
                <table:data-pilot-member table:name="0,000471118" table:display="true" table:show-details="true"/>
                <table:data-pilot-member table:name="0,000471603" table:display="true" table:show-details="true"/>
                <table:data-pilot-member table:name="0,000472366" table:display="true" table:show-details="true"/>
                <table:data-pilot-member table:name="0,000473936" table:display="true" table:show-details="true"/>
                <table:data-pilot-member table:name="0,000475386" table:display="true" table:show-details="true"/>
                <table:data-pilot-member table:name="0,000475441" table:display="true" table:show-details="true"/>
                <table:data-pilot-member table:name="0,000475799" table:display="true" table:show-details="true"/>
                <table:data-pilot-member table:name="0,000478426" table:display="true" table:show-details="true"/>
                <table:data-pilot-member table:name="0,000479355" table:display="true" table:show-details="true"/>
                <table:data-pilot-member table:name="0,000479414" table:display="true" table:show-details="true"/>
                <table:data-pilot-member table:name="0,000480574" table:display="true" table:show-details="true"/>
                <table:data-pilot-member table:name="0,000481663" table:display="true" table:show-details="true"/>
                <table:data-pilot-member table:name="0,000481878" table:display="true" table:show-details="true"/>
                <table:data-pilot-member table:name="0,000483516" table:display="true" table:show-details="true"/>
                <table:data-pilot-member table:name="0,000483836" table:display="true" table:show-details="true"/>
                <table:data-pilot-member table:name="0,000484956" table:display="true" table:show-details="true"/>
                <table:data-pilot-member table:name="0,000485401" table:display="true" table:show-details="true"/>
                <table:data-pilot-member table:name="0,000485463" table:display="true" table:show-details="true"/>
                <table:data-pilot-member table:name="0,000485907" table:display="true" table:show-details="true"/>
                <table:data-pilot-member table:name="0,000487412" table:display="true" table:show-details="true"/>
                <table:data-pilot-member table:name="0,000488581" table:display="true" table:show-details="true"/>
                <table:data-pilot-member table:name="0,000488641" table:display="true" table:show-details="true"/>
                <table:data-pilot-member table:name="0,000488764" table:display="true" table:show-details="true"/>
                <table:data-pilot-member table:name="0,000489975" table:display="true" table:show-details="true"/>
                <table:data-pilot-member table:name="0,000490506" table:display="true" table:show-details="true"/>
                <table:data-pilot-member table:name="0,000490988" table:display="true" table:show-details="true"/>
                <table:data-pilot-member table:name="0,000492501" table:display="true" table:show-details="true"/>
                <table:data-pilot-member table:name="0,000493134" table:display="true" table:show-details="true"/>
                <table:data-pilot-member table:name="0,000494145" table:display="true" table:show-details="true"/>
                <table:data-pilot-member table:name="0,000495522" table:display="true" table:show-details="true"/>
                <table:data-pilot-member table:name="0,000496773" table:display="true" table:show-details="true"/>
                <table:data-pilot-member table:name="0,00049779" table:display="true" table:show-details="true"/>
                <table:data-pilot-member table:name="0,000497825" table:display="true" table:show-details="true"/>
                <table:data-pilot-member table:name="0,0004981" table:display="true" table:show-details="true"/>
                <table:data-pilot-member table:name="0,000499398" table:display="true" table:show-details="true"/>
                <table:data-pilot-member table:name="0,000500648" table:display="true" table:show-details="true"/>
                <table:data-pilot-member table:name="0,00050103" table:display="true" table:show-details="true"/>
                <table:data-pilot-member table:name="0,000501701" table:display="true" table:show-details="true"/>
                <table:data-pilot-member table:name="0,00050283" table:display="true" table:show-details="true"/>
                <table:data-pilot-member table:name="0,000504861" table:display="true" table:show-details="true"/>
                <table:data-pilot-member table:name="0,000505095" table:display="true" table:show-details="true"/>
                <table:data-pilot-member table:name="0,000506043" table:display="true" table:show-details="true"/>
                <table:data-pilot-member table:name="0,000507407" table:display="true" table:show-details="true"/>
                <table:data-pilot-member table:name="0,00050801" table:display="true" table:show-details="true"/>
                <table:data-pilot-member table:name="0,000508221" table:display="true" table:show-details="true"/>
                <table:data-pilot-member table:name="0,000508335" table:display="true" table:show-details="true"/>
                <table:data-pilot-member table:name="0,000509489" table:display="true" table:show-details="true"/>
                <table:data-pilot-member table:name="0,000509814" table:display="true" table:show-details="true"/>
                <table:data-pilot-member table:name="0,000510032" table:display="true" table:show-details="true"/>
                <table:data-pilot-member table:name="0,000510303" table:display="true" table:show-details="true"/>
                <table:data-pilot-member table:name="0,000510994" table:display="true" table:show-details="true"/>
                <table:data-pilot-member table:name="0,000511488" table:display="true" table:show-details="true"/>
                <table:data-pilot-member table:name="0,000511491" table:display="true" table:show-details="true"/>
                <table:data-pilot-member table:name="0,00051151" table:display="true" table:show-details="true"/>
                <table:data-pilot-member table:name="0,000511727" table:display="true" table:show-details="true"/>
                <table:data-pilot-member table:name="0,000512486" table:display="true" table:show-details="true"/>
                <table:data-pilot-member table:name="0,000512731" table:display="true" table:show-details="true"/>
                <table:data-pilot-member table:name="0,000513261" table:display="true" table:show-details="true"/>
                <table:data-pilot-member table:name="0,000514704" table:display="true" table:show-details="true"/>
                <table:data-pilot-member table:name="0,00051506" table:display="true" table:show-details="true"/>
                <table:data-pilot-member table:name="0,000517592" table:display="true" table:show-details="true"/>
                <table:data-pilot-member table:name="0,000517613" table:display="true" table:show-details="true"/>
                <table:data-pilot-member table:name="0,000517663" table:display="true" table:show-details="true"/>
                <table:data-pilot-member table:name="0,000518491" table:display="true" table:show-details="true"/>
                <table:data-pilot-member table:name="0,000518912" table:display="true" table:show-details="true"/>
                <table:data-pilot-member table:name="0,000519095" table:display="true" table:show-details="true"/>
                <table:data-pilot-member table:name="0,000519135" table:display="true" table:show-details="true"/>
                <table:data-pilot-member table:name="0,000520689" table:display="true" table:show-details="true"/>
                <table:data-pilot-member table:name="0,000521358" table:display="true" table:show-details="true"/>
                <table:data-pilot-member table:name="0,000521549" table:display="true" table:show-details="true"/>
                <table:data-pilot-member table:name="0,00052173" table:display="true" table:show-details="true"/>
                <table:data-pilot-member table:name="0,000522836" table:display="true" table:show-details="true"/>
                <table:data-pilot-member table:name="0,00052317" table:display="true" table:show-details="true"/>
                <table:data-pilot-member table:name="0,00052351" table:display="true" table:show-details="true"/>
                <table:data-pilot-member table:name="0,000523751" table:display="true" table:show-details="true"/>
                <table:data-pilot-member table:name="0,000526081" table:display="true" table:show-details="true"/>
                <table:data-pilot-member table:name="0,000526718" table:display="true" table:show-details="true"/>
                <table:data-pilot-member table:name="0,000526803" table:display="true" table:show-details="true"/>
                <table:data-pilot-member table:name="0,000527117" table:display="true" table:show-details="true"/>
                <table:data-pilot-member table:name="0,000527298" table:display="true" table:show-details="true"/>
                <table:data-pilot-member table:name="0,000527333" table:display="true" table:show-details="true"/>
                <table:data-pilot-member table:name="0,000527965" table:display="true" table:show-details="true"/>
                <table:data-pilot-member table:name="0,000528197" table:display="true" table:show-details="true"/>
                <table:data-pilot-member table:name="0,000528421" table:display="true" table:show-details="true"/>
                <table:data-pilot-member table:name="0,000530405" table:display="true" table:show-details="true"/>
                <table:data-pilot-member table:name="0,000531925" table:display="true" table:show-details="true"/>
                <table:data-pilot-member table:name="0,000532117" table:display="true" table:show-details="true"/>
                <table:data-pilot-member table:name="0,000533153" table:display="true" table:show-details="true"/>
                <table:data-pilot-member table:name="0,000533178" table:display="true" table:show-details="true"/>
                <table:data-pilot-member table:name="0,00053567" table:display="true" table:show-details="true"/>
                <table:data-pilot-member table:name="0,000535806" table:display="true" table:show-details="true"/>
                <table:data-pilot-member table:name="0,000536306" table:display="true" table:show-details="true"/>
                <table:data-pilot-member table:name="0,0005367" table:display="true" table:show-details="true"/>
                <table:data-pilot-member table:name="0,000537865" table:display="true" table:show-details="true"/>
                <table:data-pilot-member table:name="0,000538235" table:display="true" table:show-details="true"/>
                <table:data-pilot-member table:name="0,000538696" table:display="true" table:show-details="true"/>
                <table:data-pilot-member table:name="0,000541769" table:display="true" table:show-details="true"/>
                <table:data-pilot-member table:name="0,000542373" table:display="true" table:show-details="true"/>
                <table:data-pilot-member table:name="0,000542658" table:display="true" table:show-details="true"/>
                <table:data-pilot-member table:name="0,000543957" table:display="true" table:show-details="true"/>
                <table:data-pilot-member table:name="0,000544245" table:display="true" table:show-details="true"/>
                <table:data-pilot-member table:name="0,000544468" table:display="true" table:show-details="true"/>
                <table:data-pilot-member table:name="0,000544886" table:display="true" table:show-details="true"/>
                <table:data-pilot-member table:name="0,000546239" table:display="true" table:show-details="true"/>
                <table:data-pilot-member table:name="0,000547184" table:display="true" table:show-details="true"/>
                <table:data-pilot-member table:name="0,000547241" table:display="true" table:show-details="true"/>
                <table:data-pilot-member table:name="0,00054776" table:display="true" table:show-details="true"/>
                <table:data-pilot-member table:name="0,000547949" table:display="true" table:show-details="true"/>
                <table:data-pilot-member table:name="0,000548508" table:display="true" table:show-details="true"/>
                <table:data-pilot-member table:name="0,000551361" table:display="true" table:show-details="true"/>
                <table:data-pilot-member table:name="0,000551711" table:display="true" table:show-details="true"/>
                <table:data-pilot-member table:name="0,000552731" table:display="true" table:show-details="true"/>
                <table:data-pilot-member table:name="0,000552958" table:display="true" table:show-details="true"/>
                <table:data-pilot-member table:name="0,000553501" table:display="true" table:show-details="true"/>
                <table:data-pilot-member table:name="0,000553656" table:display="true" table:show-details="true"/>
                <table:data-pilot-member table:name="0,000554788" table:display="true" table:show-details="true"/>
                <table:data-pilot-member table:name="0,000556353" table:display="true" table:show-details="true"/>
                <table:data-pilot-member table:name="0,000558357" table:display="true" table:show-details="true"/>
                <table:data-pilot-member table:name="0,000558419" table:display="true" table:show-details="true"/>
                <table:data-pilot-member table:name="0,000558692" table:display="true" table:show-details="true"/>
                <table:data-pilot-member table:name="0,000559369" table:display="true" table:show-details="true"/>
                <table:data-pilot-member table:name="0,000559452" table:display="true" table:show-details="true"/>
                <table:data-pilot-member table:name="0,000560079" table:display="true" table:show-details="true"/>
                <table:data-pilot-member table:name="0,000560942" table:display="true" table:show-details="true"/>
                <table:data-pilot-member table:name="0,000561257" table:display="true" table:show-details="true"/>
                <table:data-pilot-member table:name="0,000562471" table:display="true" table:show-details="true"/>
                <table:data-pilot-member table:name="0,000563849" table:display="true" table:show-details="true"/>
                <table:data-pilot-member table:name="0,00056416" table:display="true" table:show-details="true"/>
                <table:data-pilot-member table:name="0,000564777" table:display="true" table:show-details="true"/>
                <table:data-pilot-member table:name="0,000565553" table:display="true" table:show-details="true"/>
                <table:data-pilot-member table:name="0,000565567" table:display="true" table:show-details="true"/>
                <table:data-pilot-member table:name="0,000566278" table:display="true" table:show-details="true"/>
                <table:data-pilot-member table:name="0,000566348" table:display="true" table:show-details="true"/>
                <table:data-pilot-member table:name="0,000567697" table:display="true" table:show-details="true"/>
                <table:data-pilot-member table:name="0,000568604" table:display="true" table:show-details="true"/>
                <table:data-pilot-member table:name="0,00056907" table:display="true" table:show-details="true"/>
                <table:data-pilot-member table:name="0,000569445" table:display="true" table:show-details="true"/>
                <table:data-pilot-member table:name="0,000570051" table:display="true" table:show-details="true"/>
                <table:data-pilot-member table:name="0,000570555" table:display="true" table:show-details="true"/>
                <table:data-pilot-member table:name="0,000570918" table:display="true" table:show-details="true"/>
                <table:data-pilot-member table:name="0,000570991" table:display="true" table:show-details="true"/>
                <table:data-pilot-member table:name="0,000571676" table:display="true" table:show-details="true"/>
                <table:data-pilot-member table:name="0,000572318" table:display="true" table:show-details="true"/>
                <table:data-pilot-member table:name="0,000573169" table:display="true" table:show-details="true"/>
                <table:data-pilot-member table:name="0,000574697" table:display="true" table:show-details="true"/>
                <table:data-pilot-member table:name="0,000574804" table:display="true" table:show-details="true"/>
                <table:data-pilot-member table:name="0,00057685" table:display="true" table:show-details="true"/>
                <table:data-pilot-member table:name="0,000576994" table:display="true" table:show-details="true"/>
                <table:data-pilot-member table:name="0,000578249" table:display="true" table:show-details="true"/>
                <table:data-pilot-member table:name="0,00057856" table:display="true" table:show-details="true"/>
                <table:data-pilot-member table:name="0,000580662" table:display="true" table:show-details="true"/>
                <table:data-pilot-member table:name="0,000581386" table:display="true" table:show-details="true"/>
                <table:data-pilot-member table:name="0,000582301" table:display="true" table:show-details="true"/>
                <table:data-pilot-member table:name="0,000582398" table:display="true" table:show-details="true"/>
                <table:data-pilot-member table:name="0,000583167" table:display="true" table:show-details="true"/>
                <table:data-pilot-member table:name="0,000583783" table:display="true" table:show-details="true"/>
                <table:data-pilot-member table:name="0,000584137" table:display="true" table:show-details="true"/>
                <table:data-pilot-member table:name="0,000584396" table:display="true" table:show-details="true"/>
                <table:data-pilot-member table:name="0,00058554" table:display="true" table:show-details="true"/>
                <table:data-pilot-member table:name="0,000586271" table:display="true" table:show-details="true"/>
                <table:data-pilot-member table:name="0,000587513" table:display="true" table:show-details="true"/>
                <table:data-pilot-member table:name="0,00058813" table:display="true" table:show-details="true"/>
                <table:data-pilot-member table:name="0,000588354" table:display="true" table:show-details="true"/>
                <table:data-pilot-member table:name="0,000589482" table:display="true" table:show-details="true"/>
                <table:data-pilot-member table:name="0,000590146" table:display="true" table:show-details="true"/>
                <table:data-pilot-member table:name="0,000590635" table:display="true" table:show-details="true"/>
                <table:data-pilot-member table:name="0,000590779" table:display="true" table:show-details="true"/>
                <table:data-pilot-member table:name="0,000590831" table:display="true" table:show-details="true"/>
                <table:data-pilot-member table:name="0,000590873" table:display="true" table:show-details="true"/>
                <table:data-pilot-member table:name="0,000591827" table:display="true" table:show-details="true"/>
                <table:data-pilot-member table:name="0,000592124" table:display="true" table:show-details="true"/>
                <table:data-pilot-member table:name="0,000592516" table:display="true" table:show-details="true"/>
                <table:data-pilot-member table:name="0,000594106" table:display="true" table:show-details="true"/>
                <table:data-pilot-member table:name="0,000594173" table:display="true" table:show-details="true"/>
                <table:data-pilot-member table:name="0,000595642" table:display="true" table:show-details="true"/>
                <table:data-pilot-member table:name="0,000596808" table:display="true" table:show-details="true"/>
                <table:data-pilot-member table:name="0,000598147" table:display="true" table:show-details="true"/>
                <table:data-pilot-member table:name="0,000599477" table:display="true" table:show-details="true"/>
                <table:data-pilot-member table:name="0,000600072" table:display="true" table:show-details="true"/>
                <table:data-pilot-member table:name="0,000601072" table:display="true" table:show-details="true"/>
                <table:data-pilot-member table:name="0,000602348" table:display="true" table:show-details="true"/>
                <table:data-pilot-member table:name="0,000603036" table:display="true" table:show-details="true"/>
                <table:data-pilot-member table:name="0,000604555" table:display="true" table:show-details="true"/>
                <table:data-pilot-member table:name="0,000605557" table:display="true" table:show-details="true"/>
                <table:data-pilot-member table:name="0,000605895" table:display="true" table:show-details="true"/>
                <table:data-pilot-member table:name="0,000605974" table:display="true" table:show-details="true"/>
                <table:data-pilot-member table:name="0,00060628" table:display="true" table:show-details="true"/>
                <table:data-pilot-member table:name="0,000606962" table:display="true" table:show-details="true"/>
                <table:data-pilot-member table:name="0,000607027" table:display="true" table:show-details="true"/>
                <table:data-pilot-member table:name="0,00060748" table:display="true" table:show-details="true"/>
                <table:data-pilot-member table:name="0,000607522" table:display="true" table:show-details="true"/>
                <table:data-pilot-member table:name="0,000608525" table:display="true" table:show-details="true"/>
                <table:data-pilot-member table:name="0,000609359" table:display="true" table:show-details="true"/>
                <table:data-pilot-member table:name="0,000610134" table:display="true" table:show-details="true"/>
                <table:data-pilot-member table:name="0,000610805" table:display="true" table:show-details="true"/>
                <table:data-pilot-member table:name="0,000611365" table:display="true" table:show-details="true"/>
                <table:data-pilot-member table:name="0,000612214" table:display="true" table:show-details="true"/>
                <table:data-pilot-member table:name="0,000612515" table:display="true" table:show-details="true"/>
                <table:data-pilot-member table:name="0,000614292" table:display="true" table:show-details="true"/>
                <table:data-pilot-member table:name="0,000614711" table:display="true" table:show-details="true"/>
                <table:data-pilot-member table:name="0,000616077" table:display="true" table:show-details="true"/>
                <table:data-pilot-member table:name="0,000616493" table:display="true" table:show-details="true"/>
                <table:data-pilot-member table:name="0,000616575" table:display="true" table:show-details="true"/>
                <table:data-pilot-member table:name="0,000616713" table:display="true" table:show-details="true"/>
                <table:data-pilot-member table:name="0,000617085" table:display="true" table:show-details="true"/>
                <table:data-pilot-member table:name="0,000617651" table:display="true" table:show-details="true"/>
                <table:data-pilot-member table:name="0,000618227" table:display="true" table:show-details="true"/>
                <table:data-pilot-member table:name="0,000618228" table:display="true" table:show-details="true"/>
                <table:data-pilot-member table:name="0,000618432" table:display="true" table:show-details="true"/>
                <table:data-pilot-member table:name="0,000619945" table:display="true" table:show-details="true"/>
                <table:data-pilot-member table:name="0,000620575" table:display="true" table:show-details="true"/>
                <table:data-pilot-member table:name="0,000621143" table:display="true" table:show-details="true"/>
                <table:data-pilot-member table:name="0,000621393" table:display="true" table:show-details="true"/>
                <table:data-pilot-member table:name="0,00062427" table:display="true" table:show-details="true"/>
                <table:data-pilot-member table:name="0,000624282" table:display="true" table:show-details="true"/>
                <table:data-pilot-member table:name="0,000624795" table:display="true" table:show-details="true"/>
                <table:data-pilot-member table:name="0,000625074" table:display="true" table:show-details="true"/>
                <table:data-pilot-member table:name="0,000625195" table:display="true" table:show-details="true"/>
                <table:data-pilot-member table:name="0,000625358" table:display="true" table:show-details="true"/>
                <table:data-pilot-member table:name="0,000626732" table:display="true" table:show-details="true"/>
                <table:data-pilot-member table:name="0,000628276" table:display="true" table:show-details="true"/>
                <table:data-pilot-member table:name="0,000630124" table:display="true" table:show-details="true"/>
                <table:data-pilot-member table:name="0,000631399" table:display="true" table:show-details="true"/>
                <table:data-pilot-member table:name="0,000631746" table:display="true" table:show-details="true"/>
                <table:data-pilot-member table:name="0,000631789" table:display="true" table:show-details="true"/>
                <table:data-pilot-member table:name="0,000632003" table:display="true" table:show-details="true"/>
                <table:data-pilot-member table:name="0,000632898" table:display="true" table:show-details="true"/>
                <table:data-pilot-member table:name="0,000633478" table:display="true" table:show-details="true"/>
                <table:data-pilot-member table:name="0,000634036" table:display="true" table:show-details="true"/>
                <table:data-pilot-member table:name="0,000635216" table:display="true" table:show-details="true"/>
                <table:data-pilot-member table:name="0,00063528" table:display="true" table:show-details="true"/>
                <table:data-pilot-member table:name="0,000635633" table:display="true" table:show-details="true"/>
                <table:data-pilot-member table:name="0,000637876" table:display="true" table:show-details="true"/>
                <table:data-pilot-member table:name="0,000638844" table:display="true" table:show-details="true"/>
                <table:data-pilot-member table:name="0,000638886" table:display="true" table:show-details="true"/>
                <table:data-pilot-member table:name="0,000639026" table:display="true" table:show-details="true"/>
                <table:data-pilot-member table:name="0,000639705" table:display="true" table:show-details="true"/>
                <table:data-pilot-member table:name="0,000640742" table:display="true" table:show-details="true"/>
                <table:data-pilot-member table:name="0,000640806" table:display="true" table:show-details="true"/>
                <table:data-pilot-member table:name="0,000641297" table:display="true" table:show-details="true"/>
                <table:data-pilot-member table:name="0,000641797" table:display="true" table:show-details="true"/>
                <table:data-pilot-member table:name="0,000644381" table:display="true" table:show-details="true"/>
                <table:data-pilot-member table:name="0,000645028" table:display="true" table:show-details="true"/>
                <table:data-pilot-member table:name="0,000646017" table:display="true" table:show-details="true"/>
                <table:data-pilot-member table:name="0,000646429" table:display="true" table:show-details="true"/>
                <table:data-pilot-member table:name="0,00064677" table:display="true" table:show-details="true"/>
                <table:data-pilot-member table:name="0,000648798" table:display="true" table:show-details="true"/>
                <table:data-pilot-member table:name="0,000649656" table:display="true" table:show-details="true"/>
                <table:data-pilot-member table:name="0,000651063" table:display="true" table:show-details="true"/>
                <table:data-pilot-member table:name="0,000651735" table:display="true" table:show-details="true"/>
                <table:data-pilot-member table:name="0,000651888" table:display="true" table:show-details="true"/>
                <table:data-pilot-member table:name="0,000652798" table:display="true" table:show-details="true"/>
                <table:data-pilot-member table:name="0,00065489" table:display="true" table:show-details="true"/>
                <table:data-pilot-member table:name="0,000656673" table:display="true" table:show-details="true"/>
                <table:data-pilot-member table:name="0,000656694" table:display="true" table:show-details="true"/>
                <table:data-pilot-member table:name="0,000656866" table:display="true" table:show-details="true"/>
                <table:data-pilot-member table:name="0,00065708" table:display="true" table:show-details="true"/>
                <table:data-pilot-member table:name="0,000657464" table:display="true" table:show-details="true"/>
                <table:data-pilot-member table:name="0,00065774" table:display="true" table:show-details="true"/>
                <table:data-pilot-member table:name="0,000657944" table:display="true" table:show-details="true"/>
                <table:data-pilot-member table:name="0,000659338" table:display="true" table:show-details="true"/>
                <table:data-pilot-member table:name="0,00066043" table:display="true" table:show-details="true"/>
                <table:data-pilot-member table:name="0,00066138" table:display="true" table:show-details="true"/>
                <table:data-pilot-member table:name="0,000662099" table:display="true" table:show-details="true"/>
                <table:data-pilot-member table:name="0,000662919" table:display="true" table:show-details="true"/>
                <table:data-pilot-member table:name="0,000663484" table:display="true" table:show-details="true"/>
                <table:data-pilot-member table:name="0,000663888" table:display="true" table:show-details="true"/>
                <table:data-pilot-member table:name="0,000663918" table:display="true" table:show-details="true"/>
                <table:data-pilot-member table:name="0,000664443" table:display="true" table:show-details="true"/>
                <table:data-pilot-member table:name="0,000665722" table:display="true" table:show-details="true"/>
                <table:data-pilot-member table:name="0,000665844" table:display="true" table:show-details="true"/>
                <table:data-pilot-member table:name="0,000666565" table:display="true" table:show-details="true"/>
                <table:data-pilot-member table:name="0,000667326" table:display="true" table:show-details="true"/>
                <table:data-pilot-member table:name="0,000667446" table:display="true" table:show-details="true"/>
                <table:data-pilot-member table:name="0,000667876" table:display="true" table:show-details="true"/>
                <table:data-pilot-member table:name="0,000669157" table:display="true" table:show-details="true"/>
                <table:data-pilot-member table:name="0,000669455" table:display="true" table:show-details="true"/>
                <table:data-pilot-member table:name="0,000670136" table:display="true" table:show-details="true"/>
                <table:data-pilot-member table:name="0,000670329" table:display="true" table:show-details="true"/>
                <table:data-pilot-member table:name="0,00067153" table:display="true" table:show-details="true"/>
                <table:data-pilot-member table:name="0,00067239" table:display="true" table:show-details="true"/>
                <table:data-pilot-member table:name="0,000672493" table:display="true" table:show-details="true"/>
                <table:data-pilot-member table:name="0,000673922" table:display="true" table:show-details="true"/>
                <table:data-pilot-member table:name="0,000674017" table:display="true" table:show-details="true"/>
                <table:data-pilot-member table:name="0,0006742" table:display="true" table:show-details="true"/>
                <table:data-pilot-member table:name="0,000675814" table:display="true" table:show-details="true"/>
                <table:data-pilot-member table:name="0,000677861" table:display="true" table:show-details="true"/>
                <table:data-pilot-member table:name="0,000678612" table:display="true" table:show-details="true"/>
                <table:data-pilot-member table:name="0,000679489" table:display="true" table:show-details="true"/>
                <table:data-pilot-member table:name="0,000679683" table:display="true" table:show-details="true"/>
                <table:data-pilot-member table:name="0,000681972" table:display="true" table:show-details="true"/>
                <table:data-pilot-member table:name="0,000683968" table:display="true" table:show-details="true"/>
                <table:data-pilot-member table:name="0,000684458" table:display="true" table:show-details="true"/>
                <table:data-pilot-member table:name="0,000685386" table:display="true" table:show-details="true"/>
                <table:data-pilot-member table:name="0,00068616" table:display="true" table:show-details="true"/>
                <table:data-pilot-member table:name="0,000686415" table:display="true" table:show-details="true"/>
                <table:data-pilot-member table:name="0,000686423" table:display="true" table:show-details="true"/>
                <table:data-pilot-member table:name="0,000686487" table:display="true" table:show-details="true"/>
                <table:data-pilot-member table:name="0,000686536" table:display="true" table:show-details="true"/>
                <table:data-pilot-member table:name="0,000688333" table:display="true" table:show-details="true"/>
                <table:data-pilot-member table:name="0,000688842" table:display="true" table:show-details="true"/>
                <table:data-pilot-member table:name="0,000688867" table:display="true" table:show-details="true"/>
                <table:data-pilot-member table:name="0,000691686" table:display="true" table:show-details="true"/>
                <table:data-pilot-member table:name="0,000692531" table:display="true" table:show-details="true"/>
                <table:data-pilot-member table:name="0,000693076" table:display="true" table:show-details="true"/>
                <table:data-pilot-member table:name="0,000693116" table:display="true" table:show-details="true"/>
                <table:data-pilot-member table:name="0,000693221" table:display="true" table:show-details="true"/>
                <table:data-pilot-member table:name="0,000694919" table:display="true" table:show-details="true"/>
                <table:data-pilot-member table:name="0,000695464" table:display="true" table:show-details="true"/>
                <table:data-pilot-member table:name="0,000695882" table:display="true" table:show-details="true"/>
                <table:data-pilot-member table:name="0,000696835" table:display="true" table:show-details="true"/>
                <table:data-pilot-member table:name="0,000698928" table:display="true" table:show-details="true"/>
                <table:data-pilot-member table:name="0,000699082" table:display="true" table:show-details="true"/>
                <table:data-pilot-member table:name="0,000701086" table:display="true" table:show-details="true"/>
                <table:data-pilot-member table:name="0,000701401" table:display="true" table:show-details="true"/>
                <table:data-pilot-member table:name="0,00070222" table:display="true" table:show-details="true"/>
                <table:data-pilot-member table:name="0,000702702" table:display="true" table:show-details="true"/>
                <table:data-pilot-member table:name="0,000702942" table:display="true" table:show-details="true"/>
                <table:data-pilot-member table:name="0,000703861" table:display="true" table:show-details="true"/>
                <table:data-pilot-member table:name="0,000704033" table:display="true" table:show-details="true"/>
                <table:data-pilot-member table:name="0,000706098" table:display="true" table:show-details="true"/>
                <table:data-pilot-member table:name="0,000706393" table:display="true" table:show-details="true"/>
                <table:data-pilot-member table:name="0,000706731" table:display="true" table:show-details="true"/>
                <table:data-pilot-member table:name="0,000706889" table:display="true" table:show-details="true"/>
                <table:data-pilot-member table:name="0,000706921" table:display="true" table:show-details="true"/>
                <table:data-pilot-member table:name="0,000706922" table:display="true" table:show-details="true"/>
                <table:data-pilot-member table:name="0,0007086" table:display="true" table:show-details="true"/>
                <table:data-pilot-member table:name="0,000708674" table:display="true" table:show-details="true"/>
                <table:data-pilot-member table:name="0,000709693" table:display="true" table:show-details="true"/>
                <table:data-pilot-member table:name="0,000711041" table:display="true" table:show-details="true"/>
                <table:data-pilot-member table:name="0,000711646" table:display="true" table:show-details="true"/>
                <table:data-pilot-member table:name="0,000711775" table:display="true" table:show-details="true"/>
                <table:data-pilot-member table:name="0,000712191" table:display="true" table:show-details="true"/>
                <table:data-pilot-member table:name="0,00071265" table:display="true" table:show-details="true"/>
                <table:data-pilot-member table:name="0,00071462" table:display="true" table:show-details="true"/>
                <table:data-pilot-member table:name="0,000715208" table:display="true" table:show-details="true"/>
                <table:data-pilot-member table:name="0,000717558" table:display="true" table:show-details="true"/>
                <table:data-pilot-member table:name="0,000719004" table:display="true" table:show-details="true"/>
                <table:data-pilot-member table:name="0,000719789" table:display="true" table:show-details="true"/>
                <table:data-pilot-member table:name="0,000721346" table:display="true" table:show-details="true"/>
                <table:data-pilot-member table:name="0,000721442" table:display="true" table:show-details="true"/>
                <table:data-pilot-member table:name="0,00072207" table:display="true" table:show-details="true"/>
                <table:data-pilot-member table:name="0,00072263" table:display="true" table:show-details="true"/>
                <table:data-pilot-member table:name="0,000723027" table:display="true" table:show-details="true"/>
                <table:data-pilot-member table:name="0,000723154" table:display="true" table:show-details="true"/>
                <table:data-pilot-member table:name="0,000723756" table:display="true" table:show-details="true"/>
                <table:data-pilot-member table:name="0,000724195" table:display="true" table:show-details="true"/>
                <table:data-pilot-member table:name="0,000726381" table:display="true" table:show-details="true"/>
                <table:data-pilot-member table:name="0,000728181" table:display="true" table:show-details="true"/>
                <table:data-pilot-member table:name="0,000728569" table:display="true" table:show-details="true"/>
                <table:data-pilot-member table:name="0,000728819" table:display="true" table:show-details="true"/>
                <table:data-pilot-member table:name="0,00073176" table:display="true" table:show-details="true"/>
                <table:data-pilot-member table:name="0,000732211" table:display="true" table:show-details="true"/>
                <table:data-pilot-member table:name="0,000733822" table:display="true" table:show-details="true"/>
                <table:data-pilot-member table:name="0,000734367" table:display="true" table:show-details="true"/>
                <table:data-pilot-member table:name="0,000735472" table:display="true" table:show-details="true"/>
                <table:data-pilot-member table:name="0,000735787" table:display="true" table:show-details="true"/>
                <table:data-pilot-member table:name="0,000736349" table:display="true" table:show-details="true"/>
                <table:data-pilot-member table:name="0,000737174" table:display="true" table:show-details="true"/>
                <table:data-pilot-member table:name="0,000737286" table:display="true" table:show-details="true"/>
                <table:data-pilot-member table:name="0,000738174" table:display="true" table:show-details="true"/>
                <table:data-pilot-member table:name="0,000739059" table:display="true" table:show-details="true"/>
                <table:data-pilot-member table:name="0,000740207" table:display="true" table:show-details="true"/>
                <table:data-pilot-member table:name="0,000741844" table:display="true" table:show-details="true"/>
                <table:data-pilot-member table:name="0,000742627" table:display="true" table:show-details="true"/>
                <table:data-pilot-member table:name="0,000744589" table:display="true" table:show-details="true"/>
                <table:data-pilot-member table:name="0,000745008" table:display="true" table:show-details="true"/>
                <table:data-pilot-member table:name="0,000746567" table:display="true" table:show-details="true"/>
                <table:data-pilot-member table:name="0,000748318" table:display="true" table:show-details="true"/>
                <table:data-pilot-member table:name="0,000748468" table:display="true" table:show-details="true"/>
                <table:data-pilot-member table:name="0,000749294" table:display="true" table:show-details="true"/>
                <table:data-pilot-member table:name="0,000750022" table:display="true" table:show-details="true"/>
                <table:data-pilot-member table:name="0,000751086" table:display="true" table:show-details="true"/>
                <table:data-pilot-member table:name="0,000751771" table:display="true" table:show-details="true"/>
                <table:data-pilot-member table:name="0,000752006" table:display="true" table:show-details="true"/>
                <table:data-pilot-member table:name="0,000753264" table:display="true" table:show-details="true"/>
                <table:data-pilot-member table:name="0,000753368" table:display="true" table:show-details="true"/>
                <table:data-pilot-member table:name="0,000754935" table:display="true" table:show-details="true"/>
                <table:data-pilot-member table:name="0,000759014" table:display="true" table:show-details="true"/>
                <table:data-pilot-member table:name="0,000761029" table:display="true" table:show-details="true"/>
                <table:data-pilot-member table:name="0,000763012" table:display="true" table:show-details="true"/>
                <table:data-pilot-member table:name="0,000763674" table:display="true" table:show-details="true"/>
                <table:data-pilot-member table:name="0,000765197" table:display="true" table:show-details="true"/>
                <table:data-pilot-member table:name="0,000765976" table:display="true" table:show-details="true"/>
                <table:data-pilot-member table:name="0,000769642" table:display="true" table:show-details="true"/>
                <table:data-pilot-member table:name="0,00077241" table:display="true" table:show-details="true"/>
                <table:data-pilot-member table:name="0,000773726" table:display="true" table:show-details="true"/>
                <table:data-pilot-member table:name="0,000774942" table:display="true" table:show-details="true"/>
                <table:data-pilot-member table:name="0,000776932" table:display="true" table:show-details="true"/>
                <table:data-pilot-member table:name="0,00077741" table:display="true" table:show-details="true"/>
                <table:data-pilot-member table:name="0,000777882" table:display="true" table:show-details="true"/>
                <table:data-pilot-member table:name="0,000780194" table:display="true" table:show-details="true"/>
                <table:data-pilot-member table:name="0,000780411" table:display="true" table:show-details="true"/>
                <table:data-pilot-member table:name="0,000781975" table:display="true" table:show-details="true"/>
                <table:data-pilot-member table:name="0,000788796" table:display="true" table:show-details="true"/>
                <table:data-pilot-member table:name="0,000791224" table:display="true" table:show-details="true"/>
                <table:data-pilot-member table:name="0,000792432" table:display="true" table:show-details="true"/>
                <table:data-pilot-member table:name="0,000794184" table:display="true" table:show-details="true"/>
                <table:data-pilot-member table:name="0,000794923" table:display="true" table:show-details="true"/>
                <table:data-pilot-member table:name="0,000795099" table:display="true" table:show-details="true"/>
                <table:data-pilot-member table:name="0,000796072" table:display="true" table:show-details="true"/>
                <table:data-pilot-member table:name="0,000797779" table:display="true" table:show-details="true"/>
                <table:data-pilot-member table:name="0,000799398" table:display="true" table:show-details="true"/>
                <table:data-pilot-member table:name="0,000800636" table:display="true" table:show-details="true"/>
                <table:data-pilot-member table:name="0,000802416" table:display="true" table:show-details="true"/>
                <table:data-pilot-member table:name="0,000803194" table:display="true" table:show-details="true"/>
                <table:data-pilot-member table:name="0,000804653" table:display="true" table:show-details="true"/>
                <table:data-pilot-member table:name="0,000805419" table:display="true" table:show-details="true"/>
                <table:data-pilot-member table:name="0,000805738" table:display="true" table:show-details="true"/>
                <table:data-pilot-member table:name="0,000806478" table:display="true" table:show-details="true"/>
                <table:data-pilot-member table:name="0,00080717" table:display="true" table:show-details="true"/>
                <table:data-pilot-member table:name="0,000807979" table:display="true" table:show-details="true"/>
                <table:data-pilot-member table:name="0,000808716" table:display="true" table:show-details="true"/>
                <table:data-pilot-member table:name="0,000810238" table:display="true" table:show-details="true"/>
                <table:data-pilot-member table:name="0,000810514" table:display="true" table:show-details="true"/>
                <table:data-pilot-member table:name="0,000811111" table:display="true" table:show-details="true"/>
                <table:data-pilot-member table:name="0,000812032" table:display="true" table:show-details="true"/>
                <table:data-pilot-member table:name="0,000812987" table:display="true" table:show-details="true"/>
                <table:data-pilot-member table:name="0,000815028" table:display="true" table:show-details="true"/>
                <table:data-pilot-member table:name="0,00081595" table:display="true" table:show-details="true"/>
                <table:data-pilot-member table:name="0,000817254" table:display="true" table:show-details="true"/>
                <table:data-pilot-member table:name="0,000818363" table:display="true" table:show-details="true"/>
                <table:data-pilot-member table:name="0,000819547" table:display="true" table:show-details="true"/>
                <table:data-pilot-member table:name="0,000820824" table:display="true" table:show-details="true"/>
                <table:data-pilot-member table:name="0,000822622" table:display="true" table:show-details="true"/>
                <table:data-pilot-member table:name="0,000822822" table:display="true" table:show-details="true"/>
                <table:data-pilot-member table:name="0,000825153" table:display="true" table:show-details="true"/>
                <table:data-pilot-member table:name="0,000825691" table:display="true" table:show-details="true"/>
                <table:data-pilot-member table:name="0,000828279" table:display="true" table:show-details="true"/>
                <table:data-pilot-member table:name="0,0008288" table:display="true" table:show-details="true"/>
                <table:data-pilot-member table:name="0,00083101" table:display="true" table:show-details="true"/>
                <table:data-pilot-member table:name="0,000831893" table:display="true" table:show-details="true"/>
                <table:data-pilot-member table:name="0,000833048" table:display="true" table:show-details="true"/>
                <table:data-pilot-member table:name="0,000835472" table:display="true" table:show-details="true"/>
                <table:data-pilot-member table:name="0,000836436" table:display="true" table:show-details="true"/>
                <table:data-pilot-member table:name="0,000836533" table:display="true" table:show-details="true"/>
                <table:data-pilot-member table:name="0,000837285" table:display="true" table:show-details="true"/>
                <table:data-pilot-member table:name="0,00084205" table:display="true" table:show-details="true"/>
                <table:data-pilot-member table:name="0,000842252" table:display="true" table:show-details="true"/>
                <table:data-pilot-member table:name="0,000842496" table:display="true" table:show-details="true"/>
                <table:data-pilot-member table:name="0,000843724" table:display="true" table:show-details="true"/>
                <table:data-pilot-member table:name="0,000845434" table:display="true" table:show-details="true"/>
                <table:data-pilot-member table:name="0,000845956" table:display="true" table:show-details="true"/>
                <table:data-pilot-member table:name="0,000846401" table:display="true" table:show-details="true"/>
                <table:data-pilot-member table:name="0,000849573" table:display="true" table:show-details="true"/>
                <table:data-pilot-member table:name="0,000850804" table:display="true" table:show-details="true"/>
                <table:data-pilot-member table:name="0,000857003" table:display="true" table:show-details="true"/>
                <table:data-pilot-member table:name="0,000857719" table:display="true" table:show-details="true"/>
                <table:data-pilot-member table:name="0,00085868" table:display="true" table:show-details="true"/>
                <table:data-pilot-member table:name="0,000861086" table:display="true" table:show-details="true"/>
                <table:data-pilot-member table:name="0,000861102" table:display="true" table:show-details="true"/>
                <table:data-pilot-member table:name="0,000861215" table:display="true" table:show-details="true"/>
                <table:data-pilot-member table:name="0,000863821" table:display="true" table:show-details="true"/>
                <table:data-pilot-member table:name="0,000863986" table:display="true" table:show-details="true"/>
                <table:data-pilot-member table:name="0,000865549" table:display="true" table:show-details="true"/>
                <table:data-pilot-member table:name="0,000866035" table:display="true" table:show-details="true"/>
                <table:data-pilot-member table:name="0,000867109" table:display="true" table:show-details="true"/>
                <table:data-pilot-member table:name="0,000868126" table:display="true" table:show-details="true"/>
                <table:data-pilot-member table:name="0,000868557" table:display="true" table:show-details="true"/>
                <table:data-pilot-member table:name="0,000870322" table:display="true" table:show-details="true"/>
                <table:data-pilot-member table:name="0,000870987" table:display="true" table:show-details="true"/>
                <table:data-pilot-member table:name="0,00087262" table:display="true" table:show-details="true"/>
                <table:data-pilot-member table:name="0,000872788" table:display="true" table:show-details="true"/>
                <table:data-pilot-member table:name="0,000872851" table:display="true" table:show-details="true"/>
                <table:data-pilot-member table:name="0,000876818" table:display="true" table:show-details="true"/>
                <table:data-pilot-member table:name="0,000876928" table:display="true" table:show-details="true"/>
                <table:data-pilot-member table:name="0,000877747" table:display="true" table:show-details="true"/>
                <table:data-pilot-member table:name="0,000879753" table:display="true" table:show-details="true"/>
                <table:data-pilot-member table:name="0,000879819" table:display="true" table:show-details="true"/>
                <table:data-pilot-member table:name="0,000880585" table:display="true" table:show-details="true"/>
                <table:data-pilot-member table:name="0,000880678" table:display="true" table:show-details="true"/>
                <table:data-pilot-member table:name="0,000883479" table:display="true" table:show-details="true"/>
                <table:data-pilot-member table:name="0,000885547" table:display="true" table:show-details="true"/>
                <table:data-pilot-member table:name="0,000886126" table:display="true" table:show-details="true"/>
                <table:data-pilot-member table:name="0,000886915" table:display="true" table:show-details="true"/>
                <table:data-pilot-member table:name="0,000887617" table:display="true" table:show-details="true"/>
                <table:data-pilot-member table:name="0,000887663" table:display="true" table:show-details="true"/>
                <table:data-pilot-member table:name="0,000888018" table:display="true" table:show-details="true"/>
                <table:data-pilot-member table:name="0,000888284" table:display="true" table:show-details="true"/>
                <table:data-pilot-member table:name="0,000889255" table:display="true" table:show-details="true"/>
                <table:data-pilot-member table:name="0,000889256" table:display="true" table:show-details="true"/>
                <table:data-pilot-member table:name="0,000891702" table:display="true" table:show-details="true"/>
                <table:data-pilot-member table:name="0,000892365" table:display="true" table:show-details="true"/>
                <table:data-pilot-member table:name="0,000896529" table:display="true" table:show-details="true"/>
                <table:data-pilot-member table:name="0,000899984" table:display="true" table:show-details="true"/>
                <table:data-pilot-member table:name="0,000902943" table:display="true" table:show-details="true"/>
                <table:data-pilot-member table:name="0,000908035" table:display="true" table:show-details="true"/>
                <table:data-pilot-member table:name="0,000908292" table:display="true" table:show-details="true"/>
                <table:data-pilot-member table:name="0,000908333" table:display="true" table:show-details="true"/>
                <table:data-pilot-member table:name="0,000910313" table:display="true" table:show-details="true"/>
                <table:data-pilot-member table:name="0,000911386" table:display="true" table:show-details="true"/>
                <table:data-pilot-member table:name="0,000912175" table:display="true" table:show-details="true"/>
                <table:data-pilot-member table:name="0,000913561" table:display="true" table:show-details="true"/>
                <table:data-pilot-member table:name="0,000913936" table:display="true" table:show-details="true"/>
                <table:data-pilot-member table:name="0,000913987" table:display="true" table:show-details="true"/>
                <table:data-pilot-member table:name="0,00091434" table:display="true" table:show-details="true"/>
                <table:data-pilot-member table:name="0,000915028" table:display="true" table:show-details="true"/>
                <table:data-pilot-member table:name="0,00091667" table:display="true" table:show-details="true"/>
                <table:data-pilot-member table:name="0,000917284" table:display="true" table:show-details="true"/>
                <table:data-pilot-member table:name="0,000920593" table:display="true" table:show-details="true"/>
                <table:data-pilot-member table:name="0,000921727" table:display="true" table:show-details="true"/>
                <table:data-pilot-member table:name="0,000922619" table:display="true" table:show-details="true"/>
                <table:data-pilot-member table:name="0,000922786" table:display="true" table:show-details="true"/>
                <table:data-pilot-member table:name="0,000926284" table:display="true" table:show-details="true"/>
                <table:data-pilot-member table:name="0,000926982" table:display="true" table:show-details="true"/>
                <table:data-pilot-member table:name="0,000929685" table:display="true" table:show-details="true"/>
                <table:data-pilot-member table:name="0,000934361" table:display="true" table:show-details="true"/>
                <table:data-pilot-member table:name="0,000938039" table:display="true" table:show-details="true"/>
                <table:data-pilot-member table:name="0,000938155" table:display="true" table:show-details="true"/>
                <table:data-pilot-member table:name="0,000939493" table:display="true" table:show-details="true"/>
                <table:data-pilot-member table:name="0,00094045" table:display="true" table:show-details="true"/>
                <table:data-pilot-member table:name="0,000941844" table:display="true" table:show-details="true"/>
                <table:data-pilot-member table:name="0,000946998" table:display="true" table:show-details="true"/>
                <table:data-pilot-member table:name="0,000947243" table:display="true" table:show-details="true"/>
                <table:data-pilot-member table:name="0,000949081" table:display="true" table:show-details="true"/>
                <table:data-pilot-member table:name="0,000951813" table:display="true" table:show-details="true"/>
                <table:data-pilot-member table:name="0,00095406" table:display="true" table:show-details="true"/>
                <table:data-pilot-member table:name="0,00095436" table:display="true" table:show-details="true"/>
                <table:data-pilot-member table:name="0,000958532" table:display="true" table:show-details="true"/>
                <table:data-pilot-member table:name="0,000959075" table:display="true" table:show-details="true"/>
                <table:data-pilot-member table:name="0,000959769" table:display="true" table:show-details="true"/>
                <table:data-pilot-member table:name="0,000960217" table:display="true" table:show-details="true"/>
                <table:data-pilot-member table:name="0,000960322" table:display="true" table:show-details="true"/>
                <table:data-pilot-member table:name="0,000962523" table:display="true" table:show-details="true"/>
                <table:data-pilot-member table:name="0,00096339" table:display="true" table:show-details="true"/>
                <table:data-pilot-member table:name="0,000965234" table:display="true" table:show-details="true"/>
                <table:data-pilot-member table:name="0,000967498" table:display="true" table:show-details="true"/>
                <table:data-pilot-member table:name="0,000967823" table:display="true" table:show-details="true"/>
                <table:data-pilot-member table:name="0,000968188" table:display="true" table:show-details="true"/>
                <table:data-pilot-member table:name="0,000968565" table:display="true" table:show-details="true"/>
                <table:data-pilot-member table:name="0,000969385" table:display="true" table:show-details="true"/>
                <table:data-pilot-member table:name="0,000971598" table:display="true" table:show-details="true"/>
                <table:data-pilot-member table:name="0,000971859" table:display="true" table:show-details="true"/>
                <table:data-pilot-member table:name="0,000973113" table:display="true" table:show-details="true"/>
                <table:data-pilot-member table:name="0,000975843" table:display="true" table:show-details="true"/>
                <table:data-pilot-member table:name="0,000980346" table:display="true" table:show-details="true"/>
                <table:data-pilot-member table:name="0,000983939" table:display="true" table:show-details="true"/>
                <table:data-pilot-member table:name="0,000985278" table:display="true" table:show-details="true"/>
                <table:data-pilot-member table:name="0,000985665" table:display="true" table:show-details="true"/>
                <table:data-pilot-member table:name="0,000989058" table:display="true" table:show-details="true"/>
                <table:data-pilot-member table:name="0,000989435" table:display="true" table:show-details="true"/>
                <table:data-pilot-member table:name="0,000991134" table:display="true" table:show-details="true"/>
                <table:data-pilot-member table:name="0,000991616" table:display="true" table:show-details="true"/>
                <table:data-pilot-member table:name="0,000995404" table:display="true" table:show-details="true"/>
                <table:data-pilot-member table:name="0,000998573" table:display="true" table:show-details="true"/>
                <table:data-pilot-member table:name="0,00100138" table:display="true" table:show-details="true"/>
                <table:data-pilot-member table:name="0,00100174" table:display="true" table:show-details="true"/>
                <table:data-pilot-member table:name="0,00100228" table:display="true" table:show-details="true"/>
                <table:data-pilot-member table:name="0,00100356" table:display="true" table:show-details="true"/>
                <table:data-pilot-member table:name="0,00100433" table:display="true" table:show-details="true"/>
                <table:data-pilot-member table:name="0,0010059" table:display="true" table:show-details="true"/>
                <table:data-pilot-member table:name="0,00100683" table:display="true" table:show-details="true"/>
                <table:data-pilot-member table:name="0,00100815" table:display="true" table:show-details="true"/>
                <table:data-pilot-member table:name="0,00100908" table:display="true" table:show-details="true"/>
                <table:data-pilot-member table:name="0,00100915" table:display="true" table:show-details="true"/>
                <table:data-pilot-member table:name="0,00100923" table:display="true" table:show-details="true"/>
                <table:data-pilot-member table:name="0,00100946" table:display="true" table:show-details="true"/>
                <table:data-pilot-member table:name="0,00101283" table:display="true" table:show-details="true"/>
                <table:data-pilot-member table:name="0,00101345" table:display="true" table:show-details="true"/>
                <table:data-pilot-member table:name="0,00101452" table:display="true" table:show-details="true"/>
                <table:data-pilot-member table:name="0,00101502" table:display="true" table:show-details="true"/>
                <table:data-pilot-member table:name="0,00101568" table:display="true" table:show-details="true"/>
                <table:data-pilot-member table:name="0,00101907" table:display="true" table:show-details="true"/>
                <table:data-pilot-member table:name="0,00101986" table:display="true" table:show-details="true"/>
                <table:data-pilot-member table:name="0,00102189" table:display="true" table:show-details="true"/>
                <table:data-pilot-member table:name="0,00102778" table:display="true" table:show-details="true"/>
                <table:data-pilot-member table:name="0,00102875" table:display="true" table:show-details="true"/>
                <table:data-pilot-member table:name="0,00103027" table:display="true" table:show-details="true"/>
                <table:data-pilot-member table:name="0,00103093" table:display="true" table:show-details="true"/>
                <table:data-pilot-member table:name="0,00103126" table:display="true" table:show-details="true"/>
                <table:data-pilot-member table:name="0,00103244" table:display="true" table:show-details="true"/>
                <table:data-pilot-member table:name="0,00103551" table:display="true" table:show-details="true"/>
                <table:data-pilot-member table:name="0,00103554" table:display="true" table:show-details="true"/>
                <table:data-pilot-member table:name="0,00103727" table:display="true" table:show-details="true"/>
                <table:data-pilot-member table:name="0,00103797" table:display="true" table:show-details="true"/>
                <table:data-pilot-member table:name="0,00103846" table:display="true" table:show-details="true"/>
                <table:data-pilot-member table:name="0,00104092" table:display="true" table:show-details="true"/>
                <table:data-pilot-member table:name="0,00104405" table:display="true" table:show-details="true"/>
                <table:data-pilot-member table:name="0,00104455" table:display="true" table:show-details="true"/>
                <table:data-pilot-member table:name="0,00104484" table:display="true" table:show-details="true"/>
                <table:data-pilot-member table:name="0,00104606" table:display="true" table:show-details="true"/>
                <table:data-pilot-member table:name="0,00104692" table:display="true" table:show-details="true"/>
                <table:data-pilot-member table:name="0,00104718" table:display="true" table:show-details="true"/>
                <table:data-pilot-member table:name="0,00105038" table:display="true" table:show-details="true"/>
                <table:data-pilot-member table:name="0,00105404" table:display="true" table:show-details="true"/>
                <table:data-pilot-member table:name="0,0010541" table:display="true" table:show-details="true"/>
                <table:data-pilot-member table:name="0,00105767" table:display="true" table:show-details="true"/>
                <table:data-pilot-member table:name="0,00106087" table:display="true" table:show-details="true"/>
                <table:data-pilot-member table:name="0,00106131" table:display="true" table:show-details="true"/>
                <table:data-pilot-member table:name="0,00106208" table:display="true" table:show-details="true"/>
                <table:data-pilot-member table:name="0,00106831" table:display="true" table:show-details="true"/>
                <table:data-pilot-member table:name="0,00106853" table:display="true" table:show-details="true"/>
                <table:data-pilot-member table:name="0,0010695" table:display="true" table:show-details="true"/>
                <table:data-pilot-member table:name="0,0010703" table:display="true" table:show-details="true"/>
                <table:data-pilot-member table:name="0,00107067" table:display="true" table:show-details="true"/>
                <table:data-pilot-member table:name="0,00107466" table:display="true" table:show-details="true"/>
                <table:data-pilot-member table:name="0,00107534" table:display="true" table:show-details="true"/>
                <table:data-pilot-member table:name="0,00107596" table:display="true" table:show-details="true"/>
                <table:data-pilot-member table:name="0,00107638" table:display="true" table:show-details="true"/>
                <table:data-pilot-member table:name="0,00107715" table:display="true" table:show-details="true"/>
                <table:data-pilot-member table:name="0,00108347" table:display="true" table:show-details="true"/>
                <table:data-pilot-member table:name="0,00108476" table:display="true" table:show-details="true"/>
                <table:data-pilot-member table:name="0,00108514" table:display="true" table:show-details="true"/>
                <table:data-pilot-member table:name="0,00109236" table:display="true" table:show-details="true"/>
                <table:data-pilot-member table:name="0,00109309" table:display="true" table:show-details="true"/>
                <table:data-pilot-member table:name="0,00109405" table:display="true" table:show-details="true"/>
                <table:data-pilot-member table:name="0,00109492" table:display="true" table:show-details="true"/>
                <table:data-pilot-member table:name="0,00110338" table:display="true" table:show-details="true"/>
                <table:data-pilot-member table:name="0,00110355" table:display="true" table:show-details="true"/>
                <table:data-pilot-member table:name="0,00110375" table:display="true" table:show-details="true"/>
                <table:data-pilot-member table:name="0,0011043" table:display="true" table:show-details="true"/>
                <table:data-pilot-member table:name="0,00110442" table:display="true" table:show-details="true"/>
                <table:data-pilot-member table:name="0,0011049" table:display="true" table:show-details="true"/>
                <table:data-pilot-member table:name="0,00110714" table:display="true" table:show-details="true"/>
                <table:data-pilot-member table:name="0,00110876" table:display="true" table:show-details="true"/>
                <table:data-pilot-member table:name="0,00111319" table:display="true" table:show-details="true"/>
                <table:data-pilot-member table:name="0,00111332" table:display="true" table:show-details="true"/>
                <table:data-pilot-member table:name="0,00111795" table:display="true" table:show-details="true"/>
                <table:data-pilot-member table:name="0,00111823" table:display="true" table:show-details="true"/>
                <table:data-pilot-member table:name="0,00112138" table:display="true" table:show-details="true"/>
                <table:data-pilot-member table:name="0,00112152" table:display="true" table:show-details="true"/>
                <table:data-pilot-member table:name="0,00112327" table:display="true" table:show-details="true"/>
                <table:data-pilot-member table:name="0,00112336" table:display="true" table:show-details="true"/>
                <table:data-pilot-member table:name="0,00113023" table:display="true" table:show-details="true"/>
                <table:data-pilot-member table:name="0,00113052" table:display="true" table:show-details="true"/>
                <table:data-pilot-member table:name="0,00113187" table:display="true" table:show-details="true"/>
                <table:data-pilot-member table:name="0,00113349" table:display="true" table:show-details="true"/>
                <table:data-pilot-member table:name="0,00113393" table:display="true" table:show-details="true"/>
                <table:data-pilot-member table:name="0,00113395" table:display="true" table:show-details="true"/>
                <table:data-pilot-member table:name="0,00113653" table:display="true" table:show-details="true"/>
                <table:data-pilot-member table:name="0,00114154" table:display="true" table:show-details="true"/>
                <table:data-pilot-member table:name="0,00114857" table:display="true" table:show-details="true"/>
                <table:data-pilot-member table:name="0,00114956" table:display="true" table:show-details="true"/>
                <table:data-pilot-member table:name="0,00115163" table:display="true" table:show-details="true"/>
                <table:data-pilot-member table:name="0,00115489" table:display="true" table:show-details="true"/>
                <table:data-pilot-member table:name="0,00116297" table:display="true" table:show-details="true"/>
                <table:data-pilot-member table:name="0,00116709" table:display="true" table:show-details="true"/>
                <table:data-pilot-member table:name="0,0011702" table:display="true" table:show-details="true"/>
                <table:data-pilot-member table:name="0,00117051" table:display="true" table:show-details="true"/>
                <table:data-pilot-member table:name="0,00117198" table:display="true" table:show-details="true"/>
                <table:data-pilot-member table:name="0,00117349" table:display="true" table:show-details="true"/>
                <table:data-pilot-member table:name="0,00117434" table:display="true" table:show-details="true"/>
                <table:data-pilot-member table:name="0,00117507" table:display="true" table:show-details="true"/>
                <table:data-pilot-member table:name="0,00117579" table:display="true" table:show-details="true"/>
                <table:data-pilot-member table:name="0,00117953" table:display="true" table:show-details="true"/>
                <table:data-pilot-member table:name="0,00118152" table:display="true" table:show-details="true"/>
                <table:data-pilot-member table:name="0,00118309" table:display="true" table:show-details="true"/>
                <table:data-pilot-member table:name="0,00118469" table:display="true" table:show-details="true"/>
                <table:data-pilot-member table:name="0,00118635" table:display="true" table:show-details="true"/>
                <table:data-pilot-member table:name="0,00118725" table:display="true" table:show-details="true"/>
                <table:data-pilot-member table:name="0,00119037" table:display="true" table:show-details="true"/>
                <table:data-pilot-member table:name="0,00119039" table:display="true" table:show-details="true"/>
                <table:data-pilot-member table:name="0,00119181" table:display="true" table:show-details="true"/>
                <table:data-pilot-member table:name="0,00119196" table:display="true" table:show-details="true"/>
                <table:data-pilot-member table:name="0,00119325" table:display="true" table:show-details="true"/>
                <table:data-pilot-member table:name="0,00119341" table:display="true" table:show-details="true"/>
                <table:data-pilot-member table:name="0,00119359" table:display="true" table:show-details="true"/>
                <table:data-pilot-member table:name="0,00119546" table:display="true" table:show-details="true"/>
                <table:data-pilot-member table:name="0,0011957" table:display="true" table:show-details="true"/>
                <table:data-pilot-member table:name="0,00119733" table:display="true" table:show-details="true"/>
                <table:data-pilot-member table:name="0,00119873" table:display="true" table:show-details="true"/>
                <table:data-pilot-member table:name="0,00120106" table:display="true" table:show-details="true"/>
                <table:data-pilot-member table:name="0,00120536" table:display="true" table:show-details="true"/>
                <table:data-pilot-member table:name="0,00120747" table:display="true" table:show-details="true"/>
                <table:data-pilot-member table:name="0,00121723" table:display="true" table:show-details="true"/>
                <table:data-pilot-member table:name="0,0012212" table:display="true" table:show-details="true"/>
                <table:data-pilot-member table:name="0,00122188" table:display="true" table:show-details="true"/>
                <table:data-pilot-member table:name="0,00122842" table:display="true" table:show-details="true"/>
                <table:data-pilot-member table:name="0,00122857" table:display="true" table:show-details="true"/>
                <table:data-pilot-member table:name="0,00123129" table:display="true" table:show-details="true"/>
                <table:data-pilot-member table:name="0,00123162" table:display="true" table:show-details="true"/>
                <table:data-pilot-member table:name="0,00123259" table:display="true" table:show-details="true"/>
                <table:data-pilot-member table:name="0,00123361" table:display="true" table:show-details="true"/>
                <table:data-pilot-member table:name="0,00124051" table:display="true" table:show-details="true"/>
                <table:data-pilot-member table:name="0,00124072" table:display="true" table:show-details="true"/>
                <table:data-pilot-member table:name="0,00124888" table:display="true" table:show-details="true"/>
                <table:data-pilot-member table:name="0,00124914" table:display="true" table:show-details="true"/>
                <table:data-pilot-member table:name="0,00125007" table:display="true" table:show-details="true"/>
                <table:data-pilot-member table:name="0,00125155" table:display="true" table:show-details="true"/>
                <table:data-pilot-member table:name="0,00125295" table:display="true" table:show-details="true"/>
                <table:data-pilot-member table:name="0,001253" table:display="true" table:show-details="true"/>
                <table:data-pilot-member table:name="0,00125538" table:display="true" table:show-details="true"/>
                <table:data-pilot-member table:name="0,00125867" table:display="true" table:show-details="true"/>
                <table:data-pilot-member table:name="0,00126331" table:display="true" table:show-details="true"/>
                <table:data-pilot-member table:name="0,00126393" table:display="true" table:show-details="true"/>
                <table:data-pilot-member table:name="0,00126461" table:display="true" table:show-details="true"/>
                <table:data-pilot-member table:name="0,00126656" table:display="true" table:show-details="true"/>
                <table:data-pilot-member table:name="0,00126662" table:display="true" table:show-details="true"/>
                <table:data-pilot-member table:name="0,00126677" table:display="true" table:show-details="true"/>
                <table:data-pilot-member table:name="0,00126685" table:display="true" table:show-details="true"/>
                <table:data-pilot-member table:name="0,00126788" table:display="true" table:show-details="true"/>
                <table:data-pilot-member table:name="0,00126945" table:display="true" table:show-details="true"/>
                <table:data-pilot-member table:name="0,00127111" table:display="true" table:show-details="true"/>
                <table:data-pilot-member table:name="0,00127161" table:display="true" table:show-details="true"/>
                <table:data-pilot-member table:name="0,00127321" table:display="true" table:show-details="true"/>
                <table:data-pilot-member table:name="0,00127969" table:display="true" table:show-details="true"/>
                <table:data-pilot-member table:name="0,00127976" table:display="true" table:show-details="true"/>
                <table:data-pilot-member table:name="0,00128448" table:display="true" table:show-details="true"/>
                <table:data-pilot-member table:name="0,00128664" table:display="true" table:show-details="true"/>
                <table:data-pilot-member table:name="0,00128706" table:display="true" table:show-details="true"/>
                <table:data-pilot-member table:name="0,00128829" table:display="true" table:show-details="true"/>
                <table:data-pilot-member table:name="0,00128851" table:display="true" table:show-details="true"/>
                <table:data-pilot-member table:name="0,00128973" table:display="true" table:show-details="true"/>
                <table:data-pilot-member table:name="0,00129297" table:display="true" table:show-details="true"/>
                <table:data-pilot-member table:name="0,00129395" table:display="true" table:show-details="true"/>
                <table:data-pilot-member table:name="0,00129661" table:display="true" table:show-details="true"/>
                <table:data-pilot-member table:name="0,00129693" table:display="true" table:show-details="true"/>
                <table:data-pilot-member table:name="0,00129695" table:display="true" table:show-details="true"/>
                <table:data-pilot-member table:name="0,00129776" table:display="true" table:show-details="true"/>
                <table:data-pilot-member table:name="0,0012978" table:display="true" table:show-details="true"/>
                <table:data-pilot-member table:name="0,00129977" table:display="true" table:show-details="true"/>
                <table:data-pilot-member table:name="0,00130348" table:display="true" table:show-details="true"/>
                <table:data-pilot-member table:name="0,00130391" table:display="true" table:show-details="true"/>
                <table:data-pilot-member table:name="0,00130442" table:display="true" table:show-details="true"/>
                <table:data-pilot-member table:name="0,00130473" table:display="true" table:show-details="true"/>
                <table:data-pilot-member table:name="0,00130487" table:display="true" table:show-details="true"/>
                <table:data-pilot-member table:name="0,00130496" table:display="true" table:show-details="true"/>
                <table:data-pilot-member table:name="0,0013063" table:display="true" table:show-details="true"/>
                <table:data-pilot-member table:name="0,00130906" table:display="true" table:show-details="true"/>
                <table:data-pilot-member table:name="0,00131119" table:display="true" table:show-details="true"/>
                <table:data-pilot-member table:name="0,00131121" table:display="true" table:show-details="true"/>
                <table:data-pilot-member table:name="0,00131209" table:display="true" table:show-details="true"/>
                <table:data-pilot-member table:name="0,00131381" table:display="true" table:show-details="true"/>
                <table:data-pilot-member table:name="0,00131678" table:display="true" table:show-details="true"/>
                <table:data-pilot-member table:name="0,001318" table:display="true" table:show-details="true"/>
                <table:data-pilot-member table:name="0,00131849" table:display="true" table:show-details="true"/>
                <table:data-pilot-member table:name="0,00131852" table:display="true" table:show-details="true"/>
                <table:data-pilot-member table:name="0,00131937" table:display="true" table:show-details="true"/>
                <table:data-pilot-member table:name="0,00131987" table:display="true" table:show-details="true"/>
                <table:data-pilot-member table:name="0,00132133" table:display="true" table:show-details="true"/>
                <table:data-pilot-member table:name="0,00132384" table:display="true" table:show-details="true"/>
                <table:data-pilot-member table:name="0,0013241" table:display="true" table:show-details="true"/>
                <table:data-pilot-member table:name="0,00132613" table:display="true" table:show-details="true"/>
                <table:data-pilot-member table:name="0,00132641" table:display="true" table:show-details="true"/>
                <table:data-pilot-member table:name="0,00132796" table:display="true" table:show-details="true"/>
                <table:data-pilot-member table:name="0,00132804" table:display="true" table:show-details="true"/>
                <table:data-pilot-member table:name="0,00133017" table:display="true" table:show-details="true"/>
                <table:data-pilot-member table:name="0,00133046" table:display="true" table:show-details="true"/>
                <table:data-pilot-member table:name="0,00133186" table:display="true" table:show-details="true"/>
                <table:data-pilot-member table:name="0,00133294" table:display="true" table:show-details="true"/>
                <table:data-pilot-member table:name="0,00133619" table:display="true" table:show-details="true"/>
                <table:data-pilot-member table:name="0,00133769" table:display="true" table:show-details="true"/>
                <table:data-pilot-member table:name="0,00133792" table:display="true" table:show-details="true"/>
                <table:data-pilot-member table:name="0,00133954" table:display="true" table:show-details="true"/>
                <table:data-pilot-member table:name="0,00134221" table:display="true" table:show-details="true"/>
                <table:data-pilot-member table:name="0,00134678" table:display="true" table:show-details="true"/>
                <table:data-pilot-member table:name="0,00134998" table:display="true" table:show-details="true"/>
                <table:data-pilot-member table:name="0,00135126" table:display="true" table:show-details="true"/>
                <table:data-pilot-member table:name="0,00135165" table:display="true" table:show-details="true"/>
                <table:data-pilot-member table:name="0,00135209" table:display="true" table:show-details="true"/>
                <table:data-pilot-member table:name="0,00135246" table:display="true" table:show-details="true"/>
                <table:data-pilot-member table:name="0,00135254" table:display="true" table:show-details="true"/>
                <table:data-pilot-member table:name="0,00135519" table:display="true" table:show-details="true"/>
                <table:data-pilot-member table:name="0,00135632" table:display="true" table:show-details="true"/>
                <table:data-pilot-member table:name="0,00135758" table:display="true" table:show-details="true"/>
                <table:data-pilot-member table:name="0,00135786" table:display="true" table:show-details="true"/>
                <table:data-pilot-member table:name="0,00135987" table:display="true" table:show-details="true"/>
                <table:data-pilot-member table:name="0,00136239" table:display="true" table:show-details="true"/>
                <table:data-pilot-member table:name="0,00136272" table:display="true" table:show-details="true"/>
                <table:data-pilot-member table:name="0,00136407" table:display="true" table:show-details="true"/>
                <table:data-pilot-member table:name="0,0013641" table:display="true" table:show-details="true"/>
                <table:data-pilot-member table:name="0,00136433" table:display="true" table:show-details="true"/>
                <table:data-pilot-member table:name="0,00136617" table:display="true" table:show-details="true"/>
                <table:data-pilot-member table:name="0,00136626" table:display="true" table:show-details="true"/>
                <table:data-pilot-member table:name="0,00136779" table:display="true" table:show-details="true"/>
                <table:data-pilot-member table:name="0,0013688" table:display="true" table:show-details="true"/>
                <table:data-pilot-member table:name="0,0013724" table:display="true" table:show-details="true"/>
                <table:data-pilot-member table:name="0,0013725" table:display="true" table:show-details="true"/>
                <table:data-pilot-member table:name="0,00137344" table:display="true" table:show-details="true"/>
                <table:data-pilot-member table:name="0,00137348" table:display="true" table:show-details="true"/>
                <table:data-pilot-member table:name="0,00137353" table:display="true" table:show-details="true"/>
                <table:data-pilot-member table:name="0,00137533" table:display="true" table:show-details="true"/>
                <table:data-pilot-member table:name="0,00137746" table:display="true" table:show-details="true"/>
                <table:data-pilot-member table:name="0,00137936" table:display="true" table:show-details="true"/>
                <table:data-pilot-member table:name="0,00138349" table:display="true" table:show-details="true"/>
                <table:data-pilot-member table:name="0,00138551" table:display="true" table:show-details="true"/>
                <table:data-pilot-member table:name="0,00138578" table:display="true" table:show-details="true"/>
                <table:data-pilot-member table:name="0,00138609" table:display="true" table:show-details="true"/>
                <table:data-pilot-member table:name="0,00138886" table:display="true" table:show-details="true"/>
                <table:data-pilot-member table:name="0,00139085" table:display="true" table:show-details="true"/>
                <table:data-pilot-member table:name="0,00139291" table:display="true" table:show-details="true"/>
                <table:data-pilot-member table:name="0,00139365" table:display="true" table:show-details="true"/>
                <table:data-pilot-member table:name="0,00139393" table:display="true" table:show-details="true"/>
                <table:data-pilot-member table:name="0,00139416" table:display="true" table:show-details="true"/>
                <table:data-pilot-member table:name="0,0013967" table:display="true" table:show-details="true"/>
                <table:data-pilot-member table:name="0,00139724" table:display="true" table:show-details="true"/>
                <table:data-pilot-member table:name="0,00139966" table:display="true" table:show-details="true"/>
                <table:data-pilot-member table:name="0,00140019" table:display="true" table:show-details="true"/>
                <table:data-pilot-member table:name="0,00140102" table:display="true" table:show-details="true"/>
                <table:data-pilot-member table:name="0,00140182" table:display="true" table:show-details="true"/>
                <table:data-pilot-member table:name="0,0014028" table:display="true" table:show-details="true"/>
                <table:data-pilot-member table:name="0,0014035" table:display="true" table:show-details="true"/>
                <table:data-pilot-member table:name="0,00140466" table:display="true" table:show-details="true"/>
                <table:data-pilot-member table:name="0,00140496" table:display="true" table:show-details="true"/>
                <table:data-pilot-member table:name="0,00140591" table:display="true" table:show-details="true"/>
                <table:data-pilot-member table:name="0,00140631" table:display="true" table:show-details="true"/>
                <table:data-pilot-member table:name="0,0014071" table:display="true" table:show-details="true"/>
                <table:data-pilot-member table:name="0,0014073" table:display="true" table:show-details="true"/>
                <table:data-pilot-member table:name="0,00140763" table:display="true" table:show-details="true"/>
                <table:data-pilot-member table:name="0,00140767" table:display="true" table:show-details="true"/>
                <table:data-pilot-member table:name="0,00140927" table:display="true" table:show-details="true"/>
                <table:data-pilot-member table:name="0,00141001" table:display="true" table:show-details="true"/>
                <table:data-pilot-member table:name="0,00141137" table:display="true" table:show-details="true"/>
                <table:data-pilot-member table:name="0,00141189" table:display="true" table:show-details="true"/>
                <table:data-pilot-member table:name="0,00141576" table:display="true" table:show-details="true"/>
                <table:data-pilot-member table:name="0,00141823" table:display="true" table:show-details="true"/>
                <table:data-pilot-member table:name="0,00141854" table:display="true" table:show-details="true"/>
                <table:data-pilot-member table:name="0,00141935" table:display="true" table:show-details="true"/>
                <table:data-pilot-member table:name="0,00141956" table:display="true" table:show-details="true"/>
                <table:data-pilot-member table:name="0,00142261" table:display="true" table:show-details="true"/>
                <table:data-pilot-member table:name="0,00142302" table:display="true" table:show-details="true"/>
                <table:data-pilot-member table:name="0,00142401" table:display="true" table:show-details="true"/>
                <table:data-pilot-member table:name="0,00142449" table:display="true" table:show-details="true"/>
                <table:data-pilot-member table:name="0,00142478" table:display="true" table:show-details="true"/>
                <table:data-pilot-member table:name="0,00142528" table:display="true" table:show-details="true"/>
                <table:data-pilot-member table:name="0,00142716" table:display="true" table:show-details="true"/>
                <table:data-pilot-member table:name="0,00142833" table:display="true" table:show-details="true"/>
                <table:data-pilot-member table:name="0,00142949" table:display="true" table:show-details="true"/>
                <table:data-pilot-member table:name="0,00143371" table:display="true" table:show-details="true"/>
                <table:data-pilot-member table:name="0,00143382" table:display="true" table:show-details="true"/>
                <table:data-pilot-member table:name="0,00143436" table:display="true" table:show-details="true"/>
                <table:data-pilot-member table:name="0,00143478" table:display="true" table:show-details="true"/>
                <table:data-pilot-member table:name="0,00143521" table:display="true" table:show-details="true"/>
                <table:data-pilot-member table:name="0,00143595" table:display="true" table:show-details="true"/>
                <table:data-pilot-member table:name="0,001436" table:display="true" table:show-details="true"/>
                <table:data-pilot-member table:name="0,00144051" table:display="true" table:show-details="true"/>
                <table:data-pilot-member table:name="0,00144221" table:display="true" table:show-details="true"/>
                <table:data-pilot-member table:name="0,00144224" table:display="true" table:show-details="true"/>
                <table:data-pilot-member table:name="0,00144302" table:display="true" table:show-details="true"/>
                <table:data-pilot-member table:name="0,0014442" table:display="true" table:show-details="true"/>
                <table:data-pilot-member table:name="0,0014448" table:display="true" table:show-details="true"/>
                <table:data-pilot-member table:name="0,00144622" table:display="true" table:show-details="true"/>
                <table:data-pilot-member table:name="0,0014465" table:display="true" table:show-details="true"/>
                <table:data-pilot-member table:name="0,00144783" table:display="true" table:show-details="true"/>
                <table:data-pilot-member table:name="0,00145281" table:display="true" table:show-details="true"/>
                <table:data-pilot-member table:name="0,0014546" table:display="true" table:show-details="true"/>
                <table:data-pilot-member table:name="0,00145497" table:display="true" table:show-details="true"/>
                <table:data-pilot-member table:name="0,00145958" table:display="true" table:show-details="true"/>
                <table:data-pilot-member table:name="0,00146057" table:display="true" table:show-details="true"/>
                <table:data-pilot-member table:name="0,00146576" table:display="true" table:show-details="true"/>
                <table:data-pilot-member table:name="0,00146669" table:display="true" table:show-details="true"/>
                <table:data-pilot-member table:name="0,00146733" table:display="true" table:show-details="true"/>
                <table:data-pilot-member table:name="0,00146747" table:display="true" table:show-details="true"/>
                <table:data-pilot-member table:name="0,00146752" table:display="true" table:show-details="true"/>
                <table:data-pilot-member table:name="0,00146793" table:display="true" table:show-details="true"/>
                <table:data-pilot-member table:name="0,00146853" table:display="true" table:show-details="true"/>
                <table:data-pilot-member table:name="0,0014686" table:display="true" table:show-details="true"/>
                <table:data-pilot-member table:name="0,00146901" table:display="true" table:show-details="true"/>
                <table:data-pilot-member table:name="0,00146982" table:display="true" table:show-details="true"/>
                <table:data-pilot-member table:name="0,00146984" table:display="true" table:show-details="true"/>
                <table:data-pilot-member table:name="0,0014728" table:display="true" table:show-details="true"/>
                <table:data-pilot-member table:name="0,00147336" table:display="true" table:show-details="true"/>
                <table:data-pilot-member table:name="0,00147589" table:display="true" table:show-details="true"/>
                <table:data-pilot-member table:name="0,00147938" table:display="true" table:show-details="true"/>
                <table:data-pilot-member table:name="0,00147973" table:display="true" table:show-details="true"/>
                <table:data-pilot-member table:name="0,00148106" table:display="true" table:show-details="true"/>
                <table:data-pilot-member table:name="0,00148208" table:display="true" table:show-details="true"/>
                <table:data-pilot-member table:name="0,00148276" table:display="true" table:show-details="true"/>
                <table:data-pilot-member table:name="0,00148341" table:display="true" table:show-details="true"/>
                <table:data-pilot-member table:name="0,00148473" table:display="true" table:show-details="true"/>
                <table:data-pilot-member table:name="0,00148772" table:display="true" table:show-details="true"/>
                <table:data-pilot-member table:name="0,00148874" table:display="true" table:show-details="true"/>
                <table:data-pilot-member table:name="0,0014905" table:display="true" table:show-details="true"/>
                <table:data-pilot-member table:name="0,00149139" table:display="true" table:show-details="true"/>
                <table:data-pilot-member table:name="0,00149438" table:display="true" table:show-details="true"/>
                <table:data-pilot-member table:name="0,00149441" table:display="true" table:show-details="true"/>
                <table:data-pilot-member table:name="0,00149596" table:display="true" table:show-details="true"/>
                <table:data-pilot-member table:name="0,00149673" table:display="true" table:show-details="true"/>
                <table:data-pilot-member table:name="0,00149785" table:display="true" table:show-details="true"/>
                <table:data-pilot-member table:name="0,00149808" table:display="true" table:show-details="true"/>
                <table:data-pilot-member table:name="0,00149897" table:display="true" table:show-details="true"/>
                <table:data-pilot-member table:name="0,00149918" table:display="true" table:show-details="true"/>
                <table:data-pilot-member table:name="0,00149919" table:display="true" table:show-details="true"/>
                <table:data-pilot-member table:name="0,00150171" table:display="true" table:show-details="true"/>
                <table:data-pilot-member table:name="0,00150659" table:display="true" table:show-details="true"/>
                <table:data-pilot-member table:name="0,00150867" table:display="true" table:show-details="true"/>
                <table:data-pilot-member table:name="0,00150893" table:display="true" table:show-details="true"/>
                <table:data-pilot-member table:name="0,00150968" table:display="true" table:show-details="true"/>
                <table:data-pilot-member table:name="0,00151263" table:display="true" table:show-details="true"/>
                <table:data-pilot-member table:name="0,00151379" table:display="true" table:show-details="true"/>
                <table:data-pilot-member table:name="0,00151525" table:display="true" table:show-details="true"/>
                <table:data-pilot-member table:name="0,00151567" table:display="true" table:show-details="true"/>
                <table:data-pilot-member table:name="0,00151695" table:display="true" table:show-details="true"/>
                <table:data-pilot-member table:name="0,00151845" table:display="true" table:show-details="true"/>
                <table:data-pilot-member table:name="0,00151871" table:display="true" table:show-details="true"/>
                <table:data-pilot-member table:name="0,00151918" table:display="true" table:show-details="true"/>
                <table:data-pilot-member table:name="0,00152076" table:display="true" table:show-details="true"/>
                <table:data-pilot-member table:name="0,00152212" table:display="true" table:show-details="true"/>
                <table:data-pilot-member table:name="0,00152525" table:display="true" table:show-details="true"/>
                <table:data-pilot-member table:name="0,00152883" table:display="true" table:show-details="true"/>
                <table:data-pilot-member table:name="0,00152963" table:display="true" table:show-details="true"/>
                <table:data-pilot-member table:name="0,00153064" table:display="true" table:show-details="true"/>
                <table:data-pilot-member table:name="0,00153085" table:display="true" table:show-details="true"/>
                <table:data-pilot-member table:name="0,00153094" table:display="true" table:show-details="true"/>
                <table:data-pilot-member table:name="0,00153102" table:display="true" table:show-details="true"/>
                <table:data-pilot-member table:name="0,00153131" table:display="true" table:show-details="true"/>
                <table:data-pilot-member table:name="0,00153278" table:display="true" table:show-details="true"/>
                <table:data-pilot-member table:name="0,00153396" table:display="true" table:show-details="true"/>
                <table:data-pilot-member table:name="0,00153436" table:display="true" table:show-details="true"/>
                <table:data-pilot-member table:name="0,00153557" table:display="true" table:show-details="true"/>
                <table:data-pilot-member table:name="0,0015356" table:display="true" table:show-details="true"/>
                <table:data-pilot-member table:name="0,0015361" table:display="true" table:show-details="true"/>
                <table:data-pilot-member table:name="0,00153747" table:display="true" table:show-details="true"/>
                <table:data-pilot-member table:name="0,00153827" table:display="true" table:show-details="true"/>
                <table:data-pilot-member table:name="0,00153847" table:display="true" table:show-details="true"/>
                <table:data-pilot-member table:name="0,00154386" table:display="true" table:show-details="true"/>
                <table:data-pilot-member table:name="0,00154518" table:display="true" table:show-details="true"/>
                <table:data-pilot-member table:name="0,00154519" table:display="true" table:show-details="true"/>
                <table:data-pilot-member table:name="0,00154794" table:display="true" table:show-details="true"/>
                <table:data-pilot-member table:name="0,00154891" table:display="true" table:show-details="true"/>
                <table:data-pilot-member table:name="0,00154942" table:display="true" table:show-details="true"/>
                <table:data-pilot-member table:name="0,00155017" table:display="true" table:show-details="true"/>
                <table:data-pilot-member table:name="0,00155108" table:display="true" table:show-details="true"/>
                <table:data-pilot-member table:name="0,00155114" table:display="true" table:show-details="true"/>
                <table:data-pilot-member table:name="0,0015531" table:display="true" table:show-details="true"/>
                <table:data-pilot-member table:name="0,00155436" table:display="true" table:show-details="true"/>
                <table:data-pilot-member table:name="0,00155651" table:display="true" table:show-details="true"/>
                <table:data-pilot-member table:name="0,0015577" table:display="true" table:show-details="true"/>
                <table:data-pilot-member table:name="0,00155849" table:display="true" table:show-details="true"/>
                <table:data-pilot-member table:name="0,00155991" table:display="true" table:show-details="true"/>
                <table:data-pilot-member table:name="0,00155999" table:display="true" table:show-details="true"/>
                <table:data-pilot-member table:name="0,00156044" table:display="true" table:show-details="true"/>
                <table:data-pilot-member table:name="0,00156115" table:display="true" table:show-details="true"/>
                <table:data-pilot-member table:name="0,00156197" table:display="true" table:show-details="true"/>
                <table:data-pilot-member table:name="0,00156341" table:display="true" table:show-details="true"/>
                <table:data-pilot-member table:name="0,00156414" table:display="true" table:show-details="true"/>
                <table:data-pilot-member table:name="0,00156558" table:display="true" table:show-details="true"/>
                <table:data-pilot-member table:name="0,00156672" table:display="true" table:show-details="true"/>
                <table:data-pilot-member table:name="0,00156815" table:display="true" table:show-details="true"/>
                <table:data-pilot-member table:name="0,00156876" table:display="true" table:show-details="true"/>
                <table:data-pilot-member table:name="0,00156896" table:display="true" table:show-details="true"/>
                <table:data-pilot-member table:name="0,00157107" table:display="true" table:show-details="true"/>
                <table:data-pilot-member table:name="0,00157164" table:display="true" table:show-details="true"/>
                <table:data-pilot-member table:name="0,00157416" table:display="true" table:show-details="true"/>
                <table:data-pilot-member table:name="0,00157425" table:display="true" table:show-details="true"/>
                <table:data-pilot-member table:name="0,00157495" table:display="true" table:show-details="true"/>
                <table:data-pilot-member table:name="0,00157544" table:display="true" table:show-details="true"/>
                <table:data-pilot-member table:name="0,00157583" table:display="true" table:show-details="true"/>
                <table:data-pilot-member table:name="0,00157651" table:display="true" table:show-details="true"/>
                <table:data-pilot-member table:name="0,00157758" table:display="true" table:show-details="true"/>
                <table:data-pilot-member table:name="0,00157951" table:display="true" table:show-details="true"/>
                <table:data-pilot-member table:name="0,00158096" table:display="true" table:show-details="true"/>
                <table:data-pilot-member table:name="0,00158189" table:display="true" table:show-details="true"/>
                <table:data-pilot-member table:name="0,00158303" table:display="true" table:show-details="true"/>
                <table:data-pilot-member table:name="0,00158306" table:display="true" table:show-details="true"/>
                <table:data-pilot-member table:name="0,00158324" table:display="true" table:show-details="true"/>
                <table:data-pilot-member table:name="0,00158374" table:display="true" table:show-details="true"/>
                <table:data-pilot-member table:name="0,0015862" table:display="true" table:show-details="true"/>
                <table:data-pilot-member table:name="0,00158621" table:display="true" table:show-details="true"/>
                <table:data-pilot-member table:name="0,00158686" table:display="true" table:show-details="true"/>
                <table:data-pilot-member table:name="0,00158763" table:display="true" table:show-details="true"/>
                <table:data-pilot-member table:name="0,00158793" table:display="true" table:show-details="true"/>
                <table:data-pilot-member table:name="0,00159164" table:display="true" table:show-details="true"/>
                <table:data-pilot-member table:name="0,00159192" table:display="true" table:show-details="true"/>
                <table:data-pilot-member table:name="0,00159195" table:display="true" table:show-details="true"/>
                <table:data-pilot-member table:name="0,00159197" table:display="true" table:show-details="true"/>
                <table:data-pilot-member table:name="0,00159363" table:display="true" table:show-details="true"/>
                <table:data-pilot-member table:name="0,00159397" table:display="true" table:show-details="true"/>
                <table:data-pilot-member table:name="0,00159502" table:display="true" table:show-details="true"/>
                <table:data-pilot-member table:name="0,00159532" table:display="true" table:show-details="true"/>
                <table:data-pilot-member table:name="0,00159579" table:display="true" table:show-details="true"/>
                <table:data-pilot-member table:name="0,00159582" table:display="true" table:show-details="true"/>
                <table:data-pilot-member table:name="0,00159599" table:display="true" table:show-details="true"/>
                <table:data-pilot-member table:name="0,00159782" table:display="true" table:show-details="true"/>
                <table:data-pilot-member table:name="0,00159858" table:display="true" table:show-details="true"/>
                <table:data-pilot-member table:name="0,00159933" table:display="true" table:show-details="true"/>
                <table:data-pilot-member table:name="0,00160266" table:display="true" table:show-details="true"/>
                <table:data-pilot-member table:name="0,00160336" table:display="true" table:show-details="true"/>
                <table:data-pilot-member table:name="0,0016048" table:display="true" table:show-details="true"/>
                <table:data-pilot-member table:name="0,00160518" table:display="true" table:show-details="true"/>
                <table:data-pilot-member table:name="0,00160559" table:display="true" table:show-details="true"/>
                <table:data-pilot-member table:name="0,00160655" table:display="true" table:show-details="true"/>
                <table:data-pilot-member table:name="0,00160771" table:display="true" table:show-details="true"/>
                <table:data-pilot-member table:name="0,00160876" table:display="true" table:show-details="true"/>
                <table:data-pilot-member table:name="0,00160877" table:display="true" table:show-details="true"/>
                <table:data-pilot-member table:name="0,00161245" table:display="true" table:show-details="true"/>
                <table:data-pilot-member table:name="0,00161392" table:display="true" table:show-details="true"/>
                <table:data-pilot-member table:name="0,00161438" table:display="true" table:show-details="true"/>
                <table:data-pilot-member table:name="0,00161766" table:display="true" table:show-details="true"/>
                <table:data-pilot-member table:name="0,00161792" table:display="true" table:show-details="true"/>
                <table:data-pilot-member table:name="0,00161815" table:display="true" table:show-details="true"/>
                <table:data-pilot-member table:name="0,00161894" table:display="true" table:show-details="true"/>
                <table:data-pilot-member table:name="0,0016201" table:display="true" table:show-details="true"/>
                <table:data-pilot-member table:name="0,00162034" table:display="true" table:show-details="true"/>
                <table:data-pilot-member table:name="0,00162086" table:display="true" table:show-details="true"/>
                <table:data-pilot-member table:name="0,00162137" table:display="true" table:show-details="true"/>
                <table:data-pilot-member table:name="0,00162342" table:display="true" table:show-details="true"/>
                <table:data-pilot-member table:name="0,00162441" table:display="true" table:show-details="true"/>
                <table:data-pilot-member table:name="0,00162447" table:display="true" table:show-details="true"/>
                <table:data-pilot-member table:name="0,00162459" table:display="true" table:show-details="true"/>
                <table:data-pilot-member table:name="0,00162484" table:display="true" table:show-details="true"/>
                <table:data-pilot-member table:name="0,0016249" table:display="true" table:show-details="true"/>
                <table:data-pilot-member table:name="0,00162526" table:display="true" table:show-details="true"/>
                <table:data-pilot-member table:name="0,00162528" table:display="true" table:show-details="true"/>
                <table:data-pilot-member table:name="0,00162642" table:display="true" table:show-details="true"/>
                <table:data-pilot-member table:name="0,00162824" table:display="true" table:show-details="true"/>
                <table:data-pilot-member table:name="0,00162928" table:display="true" table:show-details="true"/>
                <table:data-pilot-member table:name="0,00163152" table:display="true" table:show-details="true"/>
                <table:data-pilot-member table:name="0,00163166" table:display="true" table:show-details="true"/>
                <table:data-pilot-member table:name="0,00163184" table:display="true" table:show-details="true"/>
                <table:data-pilot-member table:name="0,00163524" table:display="true" table:show-details="true"/>
                <table:data-pilot-member table:name="0,00163525" table:display="true" table:show-details="true"/>
                <table:data-pilot-member table:name="0,00163538" table:display="true" table:show-details="true"/>
                <table:data-pilot-member table:name="0,00163566" table:display="true" table:show-details="true"/>
                <table:data-pilot-member table:name="0,00163567" table:display="true" table:show-details="true"/>
                <table:data-pilot-member table:name="0,0016358" table:display="true" table:show-details="true"/>
                <table:data-pilot-member table:name="0,0016395" table:display="true" table:show-details="true"/>
                <table:data-pilot-member table:name="0,00163973" table:display="true" table:show-details="true"/>
                <table:data-pilot-member table:name="0,00164241" table:display="true" table:show-details="true"/>
                <table:data-pilot-member table:name="0,00164261" table:display="true" table:show-details="true"/>
                <table:data-pilot-member table:name="0,00164317" table:display="true" table:show-details="true"/>
                <table:data-pilot-member table:name="0,00164326" table:display="true" table:show-details="true"/>
                <table:data-pilot-member table:name="0,0016439" table:display="true" table:show-details="true"/>
                <table:data-pilot-member table:name="0,00164391" table:display="true" table:show-details="true"/>
                <table:data-pilot-member table:name="0,00164553" table:display="true" table:show-details="true"/>
                <table:data-pilot-member table:name="0,00164597" table:display="true" table:show-details="true"/>
                <table:data-pilot-member table:name="0,00164718" table:display="true" table:show-details="true"/>
                <table:data-pilot-member table:name="0,00164744" table:display="true" table:show-details="true"/>
                <table:data-pilot-member table:name="0,00164899" table:display="true" table:show-details="true"/>
                <table:data-pilot-member table:name="0,00165056" table:display="true" table:show-details="true"/>
                <table:data-pilot-member table:name="0,0016506" table:display="true" table:show-details="true"/>
                <table:data-pilot-member table:name="0,0016508" table:display="true" table:show-details="true"/>
                <table:data-pilot-member table:name="0,00165568" table:display="true" table:show-details="true"/>
                <table:data-pilot-member table:name="0,00165721" table:display="true" table:show-details="true"/>
                <table:data-pilot-member table:name="0,00165803" table:display="true" table:show-details="true"/>
                <table:data-pilot-member table:name="0,00165858" table:display="true" table:show-details="true"/>
                <table:data-pilot-member table:name="0,00165981" table:display="true" table:show-details="true"/>
                <table:data-pilot-member table:name="0,00166021" table:display="true" table:show-details="true"/>
                <table:data-pilot-member table:name="0,0016603" table:display="true" table:show-details="true"/>
                <table:data-pilot-member table:name="0,00166217" table:display="true" table:show-details="true"/>
                <table:data-pilot-member table:name="0,0016642" table:display="true" table:show-details="true"/>
                <table:data-pilot-member table:name="0,00166595" table:display="true" table:show-details="true"/>
                <table:data-pilot-member table:name="0,00166632" table:display="true" table:show-details="true"/>
                <table:data-pilot-member table:name="0,00166706" table:display="true" table:show-details="true"/>
                <table:data-pilot-member table:name="0,00166842" table:display="true" table:show-details="true"/>
                <table:data-pilot-member table:name="0,00166952" table:display="true" table:show-details="true"/>
                <table:data-pilot-member table:name="0,00167058" table:display="true" table:show-details="true"/>
                <table:data-pilot-member table:name="0,00167172" table:display="true" table:show-details="true"/>
                <table:data-pilot-member table:name="0,00167188" table:display="true" table:show-details="true"/>
                <table:data-pilot-member table:name="0,00167398" table:display="true" table:show-details="true"/>
                <table:data-pilot-member table:name="0,00167428" table:display="true" table:show-details="true"/>
                <table:data-pilot-member table:name="0,00167468" table:display="true" table:show-details="true"/>
                <table:data-pilot-member table:name="0,00167507" table:display="true" table:show-details="true"/>
                <table:data-pilot-member table:name="0,00167664" table:display="true" table:show-details="true"/>
                <table:data-pilot-member table:name="0,00168207" table:display="true" table:show-details="true"/>
                <table:data-pilot-member table:name="0,00168314" table:display="true" table:show-details="true"/>
                <table:data-pilot-member table:name="0,0016852" table:display="true" table:show-details="true"/>
                <table:data-pilot-member table:name="0,00168534" table:display="true" table:show-details="true"/>
                <table:data-pilot-member table:name="0,00168547" table:display="true" table:show-details="true"/>
                <table:data-pilot-member table:name="0,0016872" table:display="true" table:show-details="true"/>
                <table:data-pilot-member table:name="0,00168982" table:display="true" table:show-details="true"/>
                <table:data-pilot-member table:name="0,00169101" table:display="true" table:show-details="true"/>
                <table:data-pilot-member table:name="0,00169243" table:display="true" table:show-details="true"/>
                <table:data-pilot-member table:name="0,00169289" table:display="true" table:show-details="true"/>
                <table:data-pilot-member table:name="0,00169302" table:display="true" table:show-details="true"/>
                <table:data-pilot-member table:name="0,00169352" table:display="true" table:show-details="true"/>
                <table:data-pilot-member table:name="0,00169652" table:display="true" table:show-details="true"/>
                <table:data-pilot-member table:name="0,00169679" table:display="true" table:show-details="true"/>
                <table:data-pilot-member table:name="0,00169811" table:display="true" table:show-details="true"/>
                <table:data-pilot-member table:name="0,00169816" table:display="true" table:show-details="true"/>
                <table:data-pilot-member table:name="0,00169817" table:display="true" table:show-details="true"/>
                <table:data-pilot-member table:name="0,00170061" table:display="true" table:show-details="true"/>
                <table:data-pilot-member table:name="0,00170152" table:display="true" table:show-details="true"/>
                <table:data-pilot-member table:name="0,00170341" table:display="true" table:show-details="true"/>
                <table:data-pilot-member table:name="0,00170379" table:display="true" table:show-details="true"/>
                <table:data-pilot-member table:name="0,00170623" table:display="true" table:show-details="true"/>
                <table:data-pilot-member table:name="0,00170708" table:display="true" table:show-details="true"/>
                <table:data-pilot-member table:name="0,0017076" table:display="true" table:show-details="true"/>
                <table:data-pilot-member table:name="0,00170814" table:display="true" table:show-details="true"/>
                <table:data-pilot-member table:name="0,00170988" table:display="true" table:show-details="true"/>
                <table:data-pilot-member table:name="0,00170989" table:display="true" table:show-details="true"/>
                <table:data-pilot-member table:name="0,00171009" table:display="true" table:show-details="true"/>
                <table:data-pilot-member table:name="0,00171016" table:display="true" table:show-details="true"/>
                <table:data-pilot-member table:name="0,00171021" table:display="true" table:show-details="true"/>
                <table:data-pilot-member table:name="0,00171084" table:display="true" table:show-details="true"/>
                <table:data-pilot-member table:name="0,00171313" table:display="true" table:show-details="true"/>
                <table:data-pilot-member table:name="0,00171333" table:display="true" table:show-details="true"/>
                <table:data-pilot-member table:name="0,00171446" table:display="true" table:show-details="true"/>
                <table:data-pilot-member table:name="0,00171457" table:display="true" table:show-details="true"/>
                <table:data-pilot-member table:name="0,00171571" table:display="true" table:show-details="true"/>
                <table:data-pilot-member table:name="0,00171638" table:display="true" table:show-details="true"/>
                <table:data-pilot-member table:name="0,001717" table:display="true" table:show-details="true"/>
                <table:data-pilot-member table:name="0,00171766" table:display="true" table:show-details="true"/>
                <table:data-pilot-member table:name="0,00171954" table:display="true" table:show-details="true"/>
                <table:data-pilot-member table:name="0,00171993" table:display="true" table:show-details="true"/>
                <table:data-pilot-member table:name="0,00172025" table:display="true" table:show-details="true"/>
                <table:data-pilot-member table:name="0,00172374" table:display="true" table:show-details="true"/>
                <table:data-pilot-member table:name="0,00172427" table:display="true" table:show-details="true"/>
                <table:data-pilot-member table:name="0,00172468" table:display="true" table:show-details="true"/>
                <table:data-pilot-member table:name="0,00172774" table:display="true" table:show-details="true"/>
                <table:data-pilot-member table:name="0,00172821" table:display="true" table:show-details="true"/>
                <table:data-pilot-member table:name="0,00172902" table:display="true" table:show-details="true"/>
                <table:data-pilot-member table:name="0,00172919" table:display="true" table:show-details="true"/>
                <table:data-pilot-member table:name="0,00173014" table:display="true" table:show-details="true"/>
                <table:data-pilot-member table:name="0,00173029" table:display="true" table:show-details="true"/>
                <table:data-pilot-member table:name="0,00173067" table:display="true" table:show-details="true"/>
                <table:data-pilot-member table:name="0,00173164" table:display="true" table:show-details="true"/>
                <table:data-pilot-member table:name="0,00173269" table:display="true" table:show-details="true"/>
                <table:data-pilot-member table:name="0,00173576" table:display="true" table:show-details="true"/>
                <table:data-pilot-member table:name="0,00173611" table:display="true" table:show-details="true"/>
                <table:data-pilot-member table:name="0,00173882" table:display="true" table:show-details="true"/>
                <table:data-pilot-member table:name="0,00174104" table:display="true" table:show-details="true"/>
                <table:data-pilot-member table:name="0,00174161" table:display="true" table:show-details="true"/>
                <table:data-pilot-member table:name="0,00174341" table:display="true" table:show-details="true"/>
                <table:data-pilot-member table:name="0,00174347" table:display="true" table:show-details="true"/>
                <table:data-pilot-member table:name="0,00174433" table:display="true" table:show-details="true"/>
                <table:data-pilot-member table:name="0,00174679" table:display="true" table:show-details="true"/>
                <table:data-pilot-member table:name="0,00174714" table:display="true" table:show-details="true"/>
                <table:data-pilot-member table:name="0,00174719" table:display="true" table:show-details="true"/>
                <table:data-pilot-member table:name="0,00174947" table:display="true" table:show-details="true"/>
                <table:data-pilot-member table:name="0,00175025" table:display="true" table:show-details="true"/>
                <table:data-pilot-member table:name="0,00175134" table:display="true" table:show-details="true"/>
                <table:data-pilot-member table:name="0,00175216" table:display="true" table:show-details="true"/>
                <table:data-pilot-member table:name="0,00175333" table:display="true" table:show-details="true"/>
                <table:data-pilot-member table:name="0,00175376" table:display="true" table:show-details="true"/>
                <table:data-pilot-member table:name="0,00175454" table:display="true" table:show-details="true"/>
                <table:data-pilot-member table:name="0,00175472" table:display="true" table:show-details="true"/>
                <table:data-pilot-member table:name="0,00175597" table:display="true" table:show-details="true"/>
                <table:data-pilot-member table:name="0,00175676" table:display="true" table:show-details="true"/>
                <table:data-pilot-member table:name="0,00175782" table:display="true" table:show-details="true"/>
                <table:data-pilot-member table:name="0,00175831" table:display="true" table:show-details="true"/>
                <table:data-pilot-member table:name="0,00175905" table:display="true" table:show-details="true"/>
                <table:data-pilot-member table:name="0,00176023" table:display="true" table:show-details="true"/>
                <table:data-pilot-member table:name="0,00176041" table:display="true" table:show-details="true"/>
                <table:data-pilot-member table:name="0,00176047" table:display="true" table:show-details="true"/>
                <table:data-pilot-member table:name="0,00176167" table:display="true" table:show-details="true"/>
                <table:data-pilot-member table:name="0,00176179" table:display="true" table:show-details="true"/>
                <table:data-pilot-member table:name="0,00176238" table:display="true" table:show-details="true"/>
                <table:data-pilot-member table:name="0,00176263" table:display="true" table:show-details="true"/>
                <table:data-pilot-member table:name="0,00176275" table:display="true" table:show-details="true"/>
                <table:data-pilot-member table:name="0,0017635" table:display="true" table:show-details="true"/>
                <table:data-pilot-member table:name="0,00176497" table:display="true" table:show-details="true"/>
                <table:data-pilot-member table:name="0,00176565" table:display="true" table:show-details="true"/>
                <table:data-pilot-member table:name="0,00176639" table:display="true" table:show-details="true"/>
                <table:data-pilot-member table:name="0,00176695" table:display="true" table:show-details="true"/>
                <table:data-pilot-member table:name="0,00176704" table:display="true" table:show-details="true"/>
                <table:data-pilot-member table:name="0,00177024" table:display="true" table:show-details="true"/>
                <table:data-pilot-member table:name="0,00177181" table:display="true" table:show-details="true"/>
                <table:data-pilot-member table:name="0,00177209" table:display="true" table:show-details="true"/>
                <table:data-pilot-member table:name="0,00177255" table:display="true" table:show-details="true"/>
                <table:data-pilot-member table:name="0,00177469" table:display="true" table:show-details="true"/>
                <table:data-pilot-member table:name="0,00177613" table:display="true" table:show-details="true"/>
                <table:data-pilot-member table:name="0,00177911" table:display="true" table:show-details="true"/>
                <table:data-pilot-member table:name="0,00177947" table:display="true" table:show-details="true"/>
                <table:data-pilot-member table:name="0,00178265" table:display="true" table:show-details="true"/>
                <table:data-pilot-member table:name="0,00178286" table:display="true" table:show-details="true"/>
                <table:data-pilot-member table:name="0,00178449" table:display="true" table:show-details="true"/>
                <table:data-pilot-member table:name="0,00178642" table:display="true" table:show-details="true"/>
                <table:data-pilot-member table:name="0,00178669" table:display="true" table:show-details="true"/>
                <table:data-pilot-member table:name="0,00178683" table:display="true" table:show-details="true"/>
                <table:data-pilot-member table:name="0,00178746" table:display="true" table:show-details="true"/>
                <table:data-pilot-member table:name="0,0017881" table:display="true" table:show-details="true"/>
                <table:data-pilot-member table:name="0,00178886" table:display="true" table:show-details="true"/>
                <table:data-pilot-member table:name="0,00178931" table:display="true" table:show-details="true"/>
                <table:data-pilot-member table:name="0,00178979" table:display="true" table:show-details="true"/>
                <table:data-pilot-member table:name="0,00179054" table:display="true" table:show-details="true"/>
                <table:data-pilot-member table:name="0,00179093" table:display="true" table:show-details="true"/>
                <table:data-pilot-member table:name="0,00179094" table:display="true" table:show-details="true"/>
                <table:data-pilot-member table:name="0,00179099" table:display="true" table:show-details="true"/>
                <table:data-pilot-member table:name="0,00179142" table:display="true" table:show-details="true"/>
                <table:data-pilot-member table:name="0,00179156" table:display="true" table:show-details="true"/>
                <table:data-pilot-member table:name="0,0017925" table:display="true" table:show-details="true"/>
                <table:data-pilot-member table:name="0,00179525" table:display="true" table:show-details="true"/>
                <table:data-pilot-member table:name="0,00179568" table:display="true" table:show-details="true"/>
                <table:data-pilot-member table:name="0,00179646" table:display="true" table:show-details="true"/>
                <table:data-pilot-member table:name="0,00179666" table:display="true" table:show-details="true"/>
                <table:data-pilot-member table:name="0,00179709" table:display="true" table:show-details="true"/>
                <table:data-pilot-member table:name="0,00179721" table:display="true" table:show-details="true"/>
                <table:data-pilot-member table:name="0,00179742" table:display="true" table:show-details="true"/>
                <table:data-pilot-member table:name="0,00179751" table:display="true" table:show-details="true"/>
                <table:data-pilot-member table:name="0,00179786" table:display="true" table:show-details="true"/>
                <table:data-pilot-member table:name="0,00179938" table:display="true" table:show-details="true"/>
                <table:data-pilot-member table:name="0,00180006" table:display="true" table:show-details="true"/>
                <table:data-pilot-member table:name="0,00180237" table:display="true" table:show-details="true"/>
                <table:data-pilot-member table:name="0,00180308" table:display="true" table:show-details="true"/>
                <table:data-pilot-member table:name="0,00180329" table:display="true" table:show-details="true"/>
                <table:data-pilot-member table:name="0,00180403" table:display="true" table:show-details="true"/>
                <table:data-pilot-member table:name="0,00180503" table:display="true" table:show-details="true"/>
                <table:data-pilot-member table:name="0,00180521" table:display="true" table:show-details="true"/>
                <table:data-pilot-member table:name="0,00180529" table:display="true" table:show-details="true"/>
                <table:data-pilot-member table:name="0,00180623" table:display="true" table:show-details="true"/>
                <table:data-pilot-member table:name="0,00180651" table:display="true" table:show-details="true"/>
                <table:data-pilot-member table:name="0,00180687" table:display="true" table:show-details="true"/>
                <table:data-pilot-member table:name="0,00180759" table:display="true" table:show-details="true"/>
                <table:data-pilot-member table:name="0,00180818" table:display="true" table:show-details="true"/>
                <table:data-pilot-member table:name="0,00180884" table:display="true" table:show-details="true"/>
                <table:data-pilot-member table:name="0,00180895" table:display="true" table:show-details="true"/>
                <table:data-pilot-member table:name="0,00180947" table:display="true" table:show-details="true"/>
                <table:data-pilot-member table:name="0,0018104" table:display="true" table:show-details="true"/>
                <table:data-pilot-member table:name="0,00181104" table:display="true" table:show-details="true"/>
                <table:data-pilot-member table:name="0,00181185" table:display="true" table:show-details="true"/>
                <table:data-pilot-member table:name="0,00181388" table:display="true" table:show-details="true"/>
                <table:data-pilot-member table:name="0,00181617" table:display="true" table:show-details="true"/>
                <table:data-pilot-member table:name="0,00181657" table:display="true" table:show-details="true"/>
                <table:data-pilot-member table:name="0,00181685" table:display="true" table:show-details="true"/>
                <table:data-pilot-member table:name="0,00181868" table:display="true" table:show-details="true"/>
                <table:data-pilot-member table:name="0,00182199" table:display="true" table:show-details="true"/>
                <table:data-pilot-member table:name="0,00182315" table:display="true" table:show-details="true"/>
                <table:data-pilot-member table:name="0,00182372" table:display="true" table:show-details="true"/>
                <table:data-pilot-member table:name="0,00182465" table:display="true" table:show-details="true"/>
                <table:data-pilot-member table:name="0,00182483" table:display="true" table:show-details="true"/>
                <table:data-pilot-member table:name="0,00182622" table:display="true" table:show-details="true"/>
                <table:data-pilot-member table:name="0,00182671" table:display="true" table:show-details="true"/>
                <table:data-pilot-member table:name="0,00182686" table:display="true" table:show-details="true"/>
                <table:data-pilot-member table:name="0,00182706" table:display="true" table:show-details="true"/>
                <table:data-pilot-member table:name="0,00182799" table:display="true" table:show-details="true"/>
                <table:data-pilot-member table:name="0,00182808" table:display="true" table:show-details="true"/>
                <table:data-pilot-member table:name="0,00183128" table:display="true" table:show-details="true"/>
                <table:data-pilot-member table:name="0,0018324" table:display="true" table:show-details="true"/>
                <table:data-pilot-member table:name="0,00183242" table:display="true" table:show-details="true"/>
                <table:data-pilot-member table:name="0,00183378" table:display="true" table:show-details="true"/>
                <table:data-pilot-member table:name="0,00183389" table:display="true" table:show-details="true"/>
                <table:data-pilot-member table:name="0,00183587" table:display="true" table:show-details="true"/>
                <table:data-pilot-member table:name="0,00183641" table:display="true" table:show-details="true"/>
                <table:data-pilot-member table:name="0,00183707" table:display="true" table:show-details="true"/>
                <table:data-pilot-member table:name="0,0018385" table:display="true" table:show-details="true"/>
                <table:data-pilot-member table:name="0,0018392" table:display="true" table:show-details="true"/>
                <table:data-pilot-member table:name="0,00183973" table:display="true" table:show-details="true"/>
                <table:data-pilot-member table:name="0,00183989" table:display="true" table:show-details="true"/>
                <table:data-pilot-member table:name="0,00184037" table:display="true" table:show-details="true"/>
                <table:data-pilot-member table:name="0,0018406" table:display="true" table:show-details="true"/>
                <table:data-pilot-member table:name="0,00184175" table:display="true" table:show-details="true"/>
                <table:data-pilot-member table:name="0,00184209" table:display="true" table:show-details="true"/>
                <table:data-pilot-member table:name="0,00184298" table:display="true" table:show-details="true"/>
                <table:data-pilot-member table:name="0,00184304" table:display="true" table:show-details="true"/>
                <table:data-pilot-member table:name="0,00184577" table:display="true" table:show-details="true"/>
                <table:data-pilot-member table:name="0,00184643" table:display="true" table:show-details="true"/>
                <table:data-pilot-member table:name="0,00184698" table:display="true" table:show-details="true"/>
                <table:data-pilot-member table:name="0,00184809" table:display="true" table:show-details="true"/>
                <table:data-pilot-member table:name="0,00184829" table:display="true" table:show-details="true"/>
                <table:data-pilot-member table:name="0,00184881" table:display="true" table:show-details="true"/>
                <table:data-pilot-member table:name="0,00185038" table:display="true" table:show-details="true"/>
                <table:data-pilot-member table:name="0,00185055" table:display="true" table:show-details="true"/>
                <table:data-pilot-member table:name="0,00185195" table:display="true" table:show-details="true"/>
                <table:data-pilot-member table:name="0,00185278" table:display="true" table:show-details="true"/>
                <table:data-pilot-member table:name="0,00185354" table:display="true" table:show-details="true"/>
                <table:data-pilot-member table:name="0,00185386" table:display="true" table:show-details="true"/>
                <table:data-pilot-member table:name="0,00185497" table:display="true" table:show-details="true"/>
                <table:data-pilot-member table:name="0,00185529" table:display="true" table:show-details="true"/>
                <table:data-pilot-member table:name="0,00185568" table:display="true" table:show-details="true"/>
                <table:data-pilot-member table:name="0,00185654" table:display="true" table:show-details="true"/>
                <table:data-pilot-member table:name="0,00185737" table:display="true" table:show-details="true"/>
                <table:data-pilot-member table:name="0,0018578" table:display="true" table:show-details="true"/>
                <table:data-pilot-member table:name="0,00186097" table:display="true" table:show-details="true"/>
                <table:data-pilot-member table:name="0,00186168" table:display="true" table:show-details="true"/>
                <table:data-pilot-member table:name="0,00186191" table:display="true" table:show-details="true"/>
                <table:data-pilot-member table:name="0,00186363" table:display="true" table:show-details="true"/>
                <table:data-pilot-member table:name="0,00186398" table:display="true" table:show-details="true"/>
                <table:data-pilot-member table:name="0,00186399" table:display="true" table:show-details="true"/>
                <table:data-pilot-member table:name="0,0018642" table:display="true" table:show-details="true"/>
                <table:data-pilot-member table:name="0,00186556" table:display="true" table:show-details="true"/>
                <table:data-pilot-member table:name="0,00186571" table:display="true" table:show-details="true"/>
                <table:data-pilot-member table:name="0,00186628" table:display="true" table:show-details="true"/>
                <table:data-pilot-member table:name="0,00186645" table:display="true" table:show-details="true"/>
                <table:data-pilot-member table:name="0,00186659" table:display="true" table:show-details="true"/>
                <table:data-pilot-member table:name="0,00186672" table:display="true" table:show-details="true"/>
                <table:data-pilot-member table:name="0,00186875" table:display="true" table:show-details="true"/>
                <table:data-pilot-member table:name="0,00187016" table:display="true" table:show-details="true"/>
                <table:data-pilot-member table:name="0,00187099" table:display="true" table:show-details="true"/>
                <table:data-pilot-member table:name="0,00187111" table:display="true" table:show-details="true"/>
                <table:data-pilot-member table:name="0,00187139" table:display="true" table:show-details="true"/>
                <table:data-pilot-member table:name="0,00187234" table:display="true" table:show-details="true"/>
                <table:data-pilot-member table:name="0,00187243" table:display="true" table:show-details="true"/>
                <table:data-pilot-member table:name="0,00187264" table:display="true" table:show-details="true"/>
                <table:data-pilot-member table:name="0,00187345" table:display="true" table:show-details="true"/>
                <table:data-pilot-member table:name="0,00187383" table:display="true" table:show-details="true"/>
                <table:data-pilot-member table:name="0,0018739" table:display="true" table:show-details="true"/>
                <table:data-pilot-member table:name="0,00187508" table:display="true" table:show-details="true"/>
                <table:data-pilot-member table:name="0,00187518" table:display="true" table:show-details="true"/>
                <table:data-pilot-member table:name="0,00187676" table:display="true" table:show-details="true"/>
                <table:data-pilot-member table:name="0,00187776" table:display="true" table:show-details="true"/>
                <table:data-pilot-member table:name="0,0018781" table:display="true" table:show-details="true"/>
                <table:data-pilot-member table:name="0,00187982" table:display="true" table:show-details="true"/>
                <table:data-pilot-member table:name="0,00188123" table:display="true" table:show-details="true"/>
                <table:data-pilot-member table:name="0,00188182" table:display="true" table:show-details="true"/>
                <table:data-pilot-member table:name="0,00188264" table:display="true" table:show-details="true"/>
                <table:data-pilot-member table:name="0,00188298" table:display="true" table:show-details="true"/>
                <table:data-pilot-member table:name="0,00188332" table:display="true" table:show-details="true"/>
                <table:data-pilot-member table:name="0,00188496" table:display="true" table:show-details="true"/>
                <table:data-pilot-member table:name="0,00188557" table:display="true" table:show-details="true"/>
                <table:data-pilot-member table:name="0,00188591" table:display="true" table:show-details="true"/>
                <table:data-pilot-member table:name="0,00188714" table:display="true" table:show-details="true"/>
                <table:data-pilot-member table:name="0,0018873" table:display="true" table:show-details="true"/>
                <table:data-pilot-member table:name="0,00188757" table:display="true" table:show-details="true"/>
                <table:data-pilot-member table:name="0,00188758" table:display="true" table:show-details="true"/>
                <table:data-pilot-member table:name="0,00188796" table:display="true" table:show-details="true"/>
                <table:data-pilot-member table:name="0,00188832" table:display="true" table:show-details="true"/>
                <table:data-pilot-member table:name="0,00188927" table:display="true" table:show-details="true"/>
                <table:data-pilot-member table:name="0,00189014" table:display="true" table:show-details="true"/>
                <table:data-pilot-member table:name="0,00189042" table:display="true" table:show-details="true"/>
                <table:data-pilot-member table:name="0,00189045" table:display="true" table:show-details="true"/>
                <table:data-pilot-member table:name="0,00189112" table:display="true" table:show-details="true"/>
                <table:data-pilot-member table:name="0,00189185" table:display="true" table:show-details="true"/>
                <table:data-pilot-member table:name="0,00189251" table:display="true" table:show-details="true"/>
                <table:data-pilot-member table:name="0,00189301" table:display="true" table:show-details="true"/>
                <table:data-pilot-member table:name="0,00189307" table:display="true" table:show-details="true"/>
                <table:data-pilot-member table:name="0,00189397" table:display="true" table:show-details="true"/>
                <table:data-pilot-member table:name="0,00189459" table:display="true" table:show-details="true"/>
                <table:data-pilot-member table:name="0,00189543" table:display="true" table:show-details="true"/>
                <table:data-pilot-member table:name="0,00189709" table:display="true" table:show-details="true"/>
                <table:data-pilot-member table:name="0,00189735" table:display="true" table:show-details="true"/>
                <table:data-pilot-member table:name="0,00189798" table:display="true" table:show-details="true"/>
                <table:data-pilot-member table:name="0,00189811" table:display="true" table:show-details="true"/>
                <table:data-pilot-member table:name="0,00189835" table:display="true" table:show-details="true"/>
                <table:data-pilot-member table:name="0,00189838" table:display="true" table:show-details="true"/>
                <table:data-pilot-member table:name="0,00189909" table:display="true" table:show-details="true"/>
                <table:data-pilot-member table:name="0,00189946" table:display="true" table:show-details="true"/>
                <table:data-pilot-member table:name="0,00189968" table:display="true" table:show-details="true"/>
                <table:data-pilot-member table:name="0,00190027" table:display="true" table:show-details="true"/>
                <table:data-pilot-member table:name="0,00190028" table:display="true" table:show-details="true"/>
                <table:data-pilot-member table:name="0,00190039" table:display="true" table:show-details="true"/>
                <table:data-pilot-member table:name="0,00190073" table:display="true" table:show-details="true"/>
                <table:data-pilot-member table:name="0,00190372" table:display="true" table:show-details="true"/>
                <table:data-pilot-member table:name="0,00190415" table:display="true" table:show-details="true"/>
                <table:data-pilot-member table:name="0,0019051" table:display="true" table:show-details="true"/>
                <table:data-pilot-member table:name="0,00190605" table:display="true" table:show-details="true"/>
                <table:data-pilot-member table:name="0,00190644" table:display="true" table:show-details="true"/>
                <table:data-pilot-member table:name="0,00190835" table:display="true" table:show-details="true"/>
                <table:data-pilot-member table:name="0,00190842" table:display="true" table:show-details="true"/>
                <table:data-pilot-member table:name="0,0019094" table:display="true" table:show-details="true"/>
                <table:data-pilot-member table:name="0,00190989" table:display="true" table:show-details="true"/>
                <table:data-pilot-member table:name="0,0019107" table:display="true" table:show-details="true"/>
                <table:data-pilot-member table:name="0,00191118" table:display="true" table:show-details="true"/>
                <table:data-pilot-member table:name="0,00191153" table:display="true" table:show-details="true"/>
                <table:data-pilot-member table:name="0,00191347" table:display="true" table:show-details="true"/>
                <table:data-pilot-member table:name="0,00191351" table:display="true" table:show-details="true"/>
                <table:data-pilot-member table:name="0,00191379" table:display="true" table:show-details="true"/>
                <table:data-pilot-member table:name="0,00191481" table:display="true" table:show-details="true"/>
                <table:data-pilot-member table:name="0,0019178" table:display="true" table:show-details="true"/>
                <table:data-pilot-member table:name="0,00191795" table:display="true" table:show-details="true"/>
                <table:data-pilot-member table:name="0,00191931" table:display="true" table:show-details="true"/>
                <table:data-pilot-member table:name="0,00192291" table:display="true" table:show-details="true"/>
                <table:data-pilot-member table:name="0,00192457" table:display="true" table:show-details="true"/>
                <table:data-pilot-member table:name="0,00192534" table:display="true" table:show-details="true"/>
                <table:data-pilot-member table:name="0,0019264" table:display="true" table:show-details="true"/>
                <table:data-pilot-member table:name="0,00192771" table:display="true" table:show-details="true"/>
                <table:data-pilot-member table:name="0,00192884" table:display="true" table:show-details="true"/>
                <table:data-pilot-member table:name="0,0019291" table:display="true" table:show-details="true"/>
                <table:data-pilot-member table:name="0,00193153" table:display="true" table:show-details="true"/>
                <table:data-pilot-member table:name="0,00193159" table:display="true" table:show-details="true"/>
                <table:data-pilot-member table:name="0,00193216" table:display="true" table:show-details="true"/>
                <table:data-pilot-member table:name="0,00193257" table:display="true" table:show-details="true"/>
                <table:data-pilot-member table:name="0,00193299" table:display="true" table:show-details="true"/>
                <table:data-pilot-member table:name="0,00193302" table:display="true" table:show-details="true"/>
                <table:data-pilot-member table:name="0,00193305" table:display="true" table:show-details="true"/>
                <table:data-pilot-member table:name="0,00193489" table:display="true" table:show-details="true"/>
                <table:data-pilot-member table:name="0,0019349" table:display="true" table:show-details="true"/>
                <table:data-pilot-member table:name="0,00193514" table:display="true" table:show-details="true"/>
                <table:data-pilot-member table:name="0,00193559" table:display="true" table:show-details="true"/>
                <table:data-pilot-member table:name="0,00193689" table:display="true" table:show-details="true"/>
                <table:data-pilot-member table:name="0,00193831" table:display="true" table:show-details="true"/>
                <table:data-pilot-member table:name="0,00193868" table:display="true" table:show-details="true"/>
                <table:data-pilot-member table:name="0,0019394" table:display="true" table:show-details="true"/>
                <table:data-pilot-member table:name="0,00194144" table:display="true" table:show-details="true"/>
                <table:data-pilot-member table:name="0,0019419" table:display="true" table:show-details="true"/>
                <table:data-pilot-member table:name="0,0019422" table:display="true" table:show-details="true"/>
                <table:data-pilot-member table:name="0,001943" table:display="true" table:show-details="true"/>
                <table:data-pilot-member table:name="0,00194529" table:display="true" table:show-details="true"/>
                <table:data-pilot-member table:name="0,00194544" table:display="true" table:show-details="true"/>
                <table:data-pilot-member table:name="0,00194606" table:display="true" table:show-details="true"/>
                <table:data-pilot-member table:name="0,00194641" table:display="true" table:show-details="true"/>
                <table:data-pilot-member table:name="0,00194966" table:display="true" table:show-details="true"/>
                <table:data-pilot-member table:name="0,00195056" table:display="true" table:show-details="true"/>
                <table:data-pilot-member table:name="0,00195071" table:display="true" table:show-details="true"/>
                <table:data-pilot-member table:name="0,0019539" table:display="true" table:show-details="true"/>
                <table:data-pilot-member table:name="0,00195422" table:display="true" table:show-details="true"/>
                <table:data-pilot-member table:name="0,00195476" table:display="true" table:show-details="true"/>
                <table:data-pilot-member table:name="0,00195551" table:display="true" table:show-details="true"/>
                <table:data-pilot-member table:name="0,00195557" table:display="true" table:show-details="true"/>
                <table:data-pilot-member table:name="0,00195642" table:display="true" table:show-details="true"/>
                <table:data-pilot-member table:name="0,00195751" table:display="true" table:show-details="true"/>
                <table:data-pilot-member table:name="0,0019576" table:display="true" table:show-details="true"/>
                <table:data-pilot-member table:name="0,00195787" table:display="true" table:show-details="true"/>
                <table:data-pilot-member table:name="0,00196014" table:display="true" table:show-details="true"/>
                <table:data-pilot-member table:name="0,00196022" table:display="true" table:show-details="true"/>
                <table:data-pilot-member table:name="0,00196047" table:display="true" table:show-details="true"/>
                <table:data-pilot-member table:name="0,00196092" table:display="true" table:show-details="true"/>
                <table:data-pilot-member table:name="0,00196124" table:display="true" table:show-details="true"/>
                <table:data-pilot-member table:name="0,00196157" table:display="true" table:show-details="true"/>
                <table:data-pilot-member table:name="0,00196268" table:display="true" table:show-details="true"/>
                <table:data-pilot-member table:name="0,001963" table:display="true" table:show-details="true"/>
                <table:data-pilot-member table:name="0,00196513" table:display="true" table:show-details="true"/>
                <table:data-pilot-member table:name="0,00196576" table:display="true" table:show-details="true"/>
                <table:data-pilot-member table:name="0,00196659" table:display="true" table:show-details="true"/>
                <table:data-pilot-member table:name="0,00196748" table:display="true" table:show-details="true"/>
                <table:data-pilot-member table:name="0,00196908" table:display="true" table:show-details="true"/>
                <table:data-pilot-member table:name="0,0019691" table:display="true" table:show-details="true"/>
                <table:data-pilot-member table:name="0,00196924" table:display="true" table:show-details="true"/>
                <table:data-pilot-member table:name="0,00197058" table:display="true" table:show-details="true"/>
                <table:data-pilot-member table:name="0,00197101" table:display="true" table:show-details="true"/>
                <table:data-pilot-member table:name="0,00197112" table:display="true" table:show-details="true"/>
                <table:data-pilot-member table:name="0,00197295" table:display="true" table:show-details="true"/>
                <table:data-pilot-member table:name="0,00197304" table:display="true" table:show-details="true"/>
                <table:data-pilot-member table:name="0,0019736" table:display="true" table:show-details="true"/>
                <table:data-pilot-member table:name="0,00197441" table:display="true" table:show-details="true"/>
                <table:data-pilot-member table:name="0,00197491" table:display="true" table:show-details="true"/>
                <table:data-pilot-member table:name="0,00197575" table:display="true" table:show-details="true"/>
                <table:data-pilot-member table:name="0,00197836" table:display="true" table:show-details="true"/>
                <table:data-pilot-member table:name="0,00197991" table:display="true" table:show-details="true"/>
                <table:data-pilot-member table:name="0,00198077" table:display="true" table:show-details="true"/>
                <table:data-pilot-member table:name="0,00198155" table:display="true" table:show-details="true"/>
                <table:data-pilot-member table:name="0,00198188" table:display="true" table:show-details="true"/>
                <table:data-pilot-member table:name="0,00198191" table:display="true" table:show-details="true"/>
                <table:data-pilot-member table:name="0,00198279" table:display="true" table:show-details="true"/>
                <table:data-pilot-member table:name="0,00198338" table:display="true" table:show-details="true"/>
                <table:data-pilot-member table:name="0,00198517" table:display="true" table:show-details="true"/>
                <table:data-pilot-member table:name="0,00198549" table:display="true" table:show-details="true"/>
                <table:data-pilot-member table:name="0,00198636" table:display="true" table:show-details="true"/>
                <table:data-pilot-member table:name="0,00198641" table:display="true" table:show-details="true"/>
                <table:data-pilot-member table:name="0,00198674" table:display="true" table:show-details="true"/>
                <table:data-pilot-member table:name="0,00198893" table:display="true" table:show-details="true"/>
                <table:data-pilot-member table:name="0,00198933" table:display="true" table:show-details="true"/>
                <table:data-pilot-member table:name="0,00199058" table:display="true" table:show-details="true"/>
                <table:data-pilot-member table:name="0,00199061" table:display="true" table:show-details="true"/>
                <table:data-pilot-member table:name="0,00199063" table:display="true" table:show-details="true"/>
                <table:data-pilot-member table:name="0,00199206" table:display="true" table:show-details="true"/>
                <table:data-pilot-member table:name="0,00199231" table:display="true" table:show-details="true"/>
                <table:data-pilot-member table:name="0,00199297" table:display="true" table:show-details="true"/>
                <table:data-pilot-member table:name="0,00199705" table:display="true" table:show-details="true"/>
                <table:data-pilot-member table:name="0,00199805" table:display="true" table:show-details="true"/>
                <table:data-pilot-member table:name="0,00199971" table:display="true" table:show-details="true"/>
                <table:data-pilot-member table:name="0,00199978" table:display="true" table:show-details="true"/>
                <table:data-pilot-member table:name="0,00200047" table:display="true" table:show-details="true"/>
                <table:data-pilot-member table:name="0,00200101" table:display="true" table:show-details="true"/>
                <table:data-pilot-member table:name="0,0020027" table:display="true" table:show-details="true"/>
                <table:data-pilot-member table:name="0,00200292" table:display="true" table:show-details="true"/>
                <table:data-pilot-member table:name="0,00200426" table:display="true" table:show-details="true"/>
                <table:data-pilot-member table:name="0,00200523" table:display="true" table:show-details="true"/>
                <table:data-pilot-member table:name="0,00200551" table:display="true" table:show-details="true"/>
                <table:data-pilot-member table:name="0,00200555" table:display="true" table:show-details="true"/>
                <table:data-pilot-member table:name="0,00200569" table:display="true" table:show-details="true"/>
                <table:data-pilot-member table:name="0,00200938" table:display="true" table:show-details="true"/>
                <table:data-pilot-member table:name="0,00200958" table:display="true" table:show-details="true"/>
                <table:data-pilot-member table:name="0,00201031" table:display="true" table:show-details="true"/>
                <table:data-pilot-member table:name="0,0020131" table:display="true" table:show-details="true"/>
                <table:data-pilot-member table:name="0,00201345" table:display="true" table:show-details="true"/>
                <table:data-pilot-member table:name="0,00201423" table:display="true" table:show-details="true"/>
                <table:data-pilot-member table:name="0,00201477" table:display="true" table:show-details="true"/>
                <table:data-pilot-member table:name="0,00201546" table:display="true" table:show-details="true"/>
                <table:data-pilot-member table:name="0,00201569" table:display="true" table:show-details="true"/>
                <table:data-pilot-member table:name="0,00201608" table:display="true" table:show-details="true"/>
                <table:data-pilot-member table:name="0,00201688" table:display="true" table:show-details="true"/>
                <table:data-pilot-member table:name="0,00201693" table:display="true" table:show-details="true"/>
                <table:data-pilot-member table:name="0,00201708" table:display="true" table:show-details="true"/>
                <table:data-pilot-member table:name="0,00201757" table:display="true" table:show-details="true"/>
                <table:data-pilot-member table:name="0,00201804" table:display="true" table:show-details="true"/>
                <table:data-pilot-member table:name="0,00201988" table:display="true" table:show-details="true"/>
                <table:data-pilot-member table:name="0,00202052" table:display="true" table:show-details="true"/>
                <table:data-pilot-member table:name="0,00202147" table:display="true" table:show-details="true"/>
                <table:data-pilot-member table:name="0,002022" table:display="true" table:show-details="true"/>
                <table:data-pilot-member table:name="0,00202242" table:display="true" table:show-details="true"/>
                <table:data-pilot-member table:name="0,00202251" table:display="true" table:show-details="true"/>
                <table:data-pilot-member table:name="0,0020245" table:display="true" table:show-details="true"/>
                <table:data-pilot-member table:name="0,00202594" table:display="true" table:show-details="true"/>
                <table:data-pilot-member table:name="0,00202618" table:display="true" table:show-details="true"/>
                <table:data-pilot-member table:name="0,00202689" table:display="true" table:show-details="true"/>
                <table:data-pilot-member table:name="0,00202806" table:display="true" table:show-details="true"/>
                <table:data-pilot-member table:name="0,00202818" table:display="true" table:show-details="true"/>
                <table:data-pilot-member table:name="0,00202847" table:display="true" table:show-details="true"/>
                <table:data-pilot-member table:name="0,00202945" table:display="true" table:show-details="true"/>
                <table:data-pilot-member table:name="0,00203051" table:display="true" table:show-details="true"/>
                <table:data-pilot-member table:name="0,00203132" table:display="true" table:show-details="true"/>
                <table:data-pilot-member table:name="0,00203291" table:display="true" table:show-details="true"/>
                <table:data-pilot-member table:name="0,00203294" table:display="true" table:show-details="true"/>
                <table:data-pilot-member table:name="0,00203349" table:display="true" table:show-details="true"/>
                <table:data-pilot-member table:name="0,00203379" table:display="true" table:show-details="true"/>
                <table:data-pilot-member table:name="0,00203418" table:display="true" table:show-details="true"/>
                <table:data-pilot-member table:name="0,00203421" table:display="true" table:show-details="true"/>
                <table:data-pilot-member table:name="0,00203508" table:display="true" table:show-details="true"/>
                <table:data-pilot-member table:name="0,00203604" table:display="true" table:show-details="true"/>
                <table:data-pilot-member table:name="0,0020363" table:display="true" table:show-details="true"/>
                <table:data-pilot-member table:name="0,00203681" table:display="true" table:show-details="true"/>
                <table:data-pilot-member table:name="0,00203752" table:display="true" table:show-details="true"/>
                <table:data-pilot-member table:name="0,00203826" table:display="true" table:show-details="true"/>
                <table:data-pilot-member table:name="0,00203899" table:display="true" table:show-details="true"/>
                <table:data-pilot-member table:name="0,00204046" table:display="true" table:show-details="true"/>
                <table:data-pilot-member table:name="0,00204051" table:display="true" table:show-details="true"/>
                <table:data-pilot-member table:name="0,00204083" table:display="true" table:show-details="true"/>
                <table:data-pilot-member table:name="0,00204118" table:display="true" table:show-details="true"/>
                <table:data-pilot-member table:name="0,00204134" table:display="true" table:show-details="true"/>
                <table:data-pilot-member table:name="0,00204208" table:display="true" table:show-details="true"/>
                <table:data-pilot-member table:name="0,00204285" table:display="true" table:show-details="true"/>
                <table:data-pilot-member table:name="0,00204307" table:display="true" table:show-details="true"/>
                <table:data-pilot-member table:name="0,00204365" table:display="true" table:show-details="true"/>
                <table:data-pilot-member table:name="0,00204444" table:display="true" table:show-details="true"/>
                <table:data-pilot-member table:name="0,00204547" table:display="true" table:show-details="true"/>
                <table:data-pilot-member table:name="0,00204567" table:display="true" table:show-details="true"/>
                <table:data-pilot-member table:name="0,00204741" table:display="true" table:show-details="true"/>
                <table:data-pilot-member table:name="0,00204778" table:display="true" table:show-details="true"/>
                <table:data-pilot-member table:name="0,00204788" table:display="true" table:show-details="true"/>
                <table:data-pilot-member table:name="0,0020484" table:display="true" table:show-details="true"/>
                <table:data-pilot-member table:name="0,00204858" table:display="true" table:show-details="true"/>
                <table:data-pilot-member table:name="0,00204879" table:display="true" table:show-details="true"/>
                <table:data-pilot-member table:name="0,00204888" table:display="true" table:show-details="true"/>
                <table:data-pilot-member table:name="0,00204918" table:display="true" table:show-details="true"/>
                <table:data-pilot-member table:name="0,00205151" table:display="true" table:show-details="true"/>
                <table:data-pilot-member table:name="0,00205346" table:display="true" table:show-details="true"/>
                <table:data-pilot-member table:name="0,00205353" table:display="true" table:show-details="true"/>
                <table:data-pilot-member table:name="0,00205459" table:display="true" table:show-details="true"/>
                <table:data-pilot-member table:name="0,00205502" table:display="true" table:show-details="true"/>
                <table:data-pilot-member table:name="0,00205515" table:display="true" table:show-details="true"/>
                <table:data-pilot-member table:name="0,00205611" table:display="true" table:show-details="true"/>
                <table:data-pilot-member table:name="0,00205669" table:display="true" table:show-details="true"/>
                <table:data-pilot-member table:name="0,00205924" table:display="true" table:show-details="true"/>
                <table:data-pilot-member table:name="0,00205997" table:display="true" table:show-details="true"/>
                <table:data-pilot-member table:name="0,00206247" table:display="true" table:show-details="true"/>
                <table:data-pilot-member table:name="0,00206304" table:display="true" table:show-details="true"/>
                <table:data-pilot-member table:name="0,00206326" table:display="true" table:show-details="true"/>
                <table:data-pilot-member table:name="0,00206328" table:display="true" table:show-details="true"/>
                <table:data-pilot-member table:name="0,00206396" table:display="true" table:show-details="true"/>
                <table:data-pilot-member table:name="0,00206499" table:display="true" table:show-details="true"/>
                <table:data-pilot-member table:name="0,0020653" table:display="true" table:show-details="true"/>
                <table:data-pilot-member table:name="0,00206592" table:display="true" table:show-details="true"/>
                <table:data-pilot-member table:name="0,00206833" table:display="true" table:show-details="true"/>
                <table:data-pilot-member table:name="0,00206888" table:display="true" table:show-details="true"/>
                <table:data-pilot-member table:name="0,00207005" table:display="true" table:show-details="true"/>
                <table:data-pilot-member table:name="0,00207025" table:display="true" table:show-details="true"/>
                <table:data-pilot-member table:name="0,00207079" table:display="true" table:show-details="true"/>
                <table:data-pilot-member table:name="0,00207179" table:display="true" table:show-details="true"/>
                <table:data-pilot-member table:name="0,00207193" table:display="true" table:show-details="true"/>
                <table:data-pilot-member table:name="0,00207243" table:display="true" table:show-details="true"/>
                <table:data-pilot-member table:name="0,00207298" table:display="true" table:show-details="true"/>
                <table:data-pilot-member table:name="0,00207341" table:display="true" table:show-details="true"/>
                <table:data-pilot-member table:name="0,00207349" table:display="true" table:show-details="true"/>
                <table:data-pilot-member table:name="0,00207669" table:display="true" table:show-details="true"/>
                <table:data-pilot-member table:name="0,00207687" table:display="true" table:show-details="true"/>
                <table:data-pilot-member table:name="0,00207762" table:display="true" table:show-details="true"/>
                <table:data-pilot-member table:name="0,00207817" table:display="true" table:show-details="true"/>
                <table:data-pilot-member table:name="0,00207826" table:display="true" table:show-details="true"/>
                <table:data-pilot-member table:name="0,00207828" table:display="true" table:show-details="true"/>
                <table:data-pilot-member table:name="0,00207865" table:display="true" table:show-details="true"/>
                <table:data-pilot-member table:name="0,00207953" table:display="true" table:show-details="true"/>
                <table:data-pilot-member table:name="0,0020796" table:display="true" table:show-details="true"/>
                <table:data-pilot-member table:name="0,00208033" table:display="true" table:show-details="true"/>
                <table:data-pilot-member table:name="0,00208048" table:display="true" table:show-details="true"/>
                <table:data-pilot-member table:name="0,00208049" table:display="true" table:show-details="true"/>
                <table:data-pilot-member table:name="0,00208141" table:display="true" table:show-details="true"/>
                <table:data-pilot-member table:name="0,0020819" table:display="true" table:show-details="true"/>
                <table:data-pilot-member table:name="0,00208201" table:display="true" table:show-details="true"/>
                <table:data-pilot-member table:name="0,00208221" table:display="true" table:show-details="true"/>
                <table:data-pilot-member table:name="0,00208271" table:display="true" table:show-details="true"/>
                <table:data-pilot-member table:name="0,00208315" table:display="true" table:show-details="true"/>
                <table:data-pilot-member table:name="0,00208575" table:display="true" table:show-details="true"/>
                <table:data-pilot-member table:name="0,00208735" table:display="true" table:show-details="true"/>
                <table:data-pilot-member table:name="0,00208962" table:display="true" table:show-details="true"/>
                <table:data-pilot-member table:name="0,00208997" table:display="true" table:show-details="true"/>
                <table:data-pilot-member table:name="0,00209112" table:display="true" table:show-details="true"/>
                <table:data-pilot-member table:name="0,00209251" table:display="true" table:show-details="true"/>
                <table:data-pilot-member table:name="0,00209261" table:display="true" table:show-details="true"/>
                <table:data-pilot-member table:name="0,00209327" table:display="true" table:show-details="true"/>
                <table:data-pilot-member table:name="0,0020933" table:display="true" table:show-details="true"/>
                <table:data-pilot-member table:name="0,00209372" table:display="true" table:show-details="true"/>
                <table:data-pilot-member table:name="0,00209491" table:display="true" table:show-details="true"/>
                <table:data-pilot-member table:name="0,00209518" table:display="true" table:show-details="true"/>
                <table:data-pilot-member table:name="0,00209666" table:display="true" table:show-details="true"/>
                <table:data-pilot-member table:name="0,00209696" table:display="true" table:show-details="true"/>
                <table:data-pilot-member table:name="0,00209699" table:display="true" table:show-details="true"/>
                <table:data-pilot-member table:name="0,00209722" table:display="true" table:show-details="true"/>
                <table:data-pilot-member table:name="0,00209763" table:display="true" table:show-details="true"/>
                <table:data-pilot-member table:name="0,00209828" table:display="true" table:show-details="true"/>
                <table:data-pilot-member table:name="0,00209878" table:display="true" table:show-details="true"/>
                <table:data-pilot-member table:name="0,00209978" table:display="true" table:show-details="true"/>
                <table:data-pilot-member table:name="0,00209981" table:display="true" table:show-details="true"/>
                <table:data-pilot-member table:name="0,00210015" table:display="true" table:show-details="true"/>
                <table:data-pilot-member table:name="0,00210047" table:display="true" table:show-details="true"/>
                <table:data-pilot-member table:name="0,00210206" table:display="true" table:show-details="true"/>
                <table:data-pilot-member table:name="0,00210241" table:display="true" table:show-details="true"/>
                <table:data-pilot-member table:name="0,00210251" table:display="true" table:show-details="true"/>
                <table:data-pilot-member table:name="0,00210292" table:display="true" table:show-details="true"/>
                <table:data-pilot-member table:name="0,00210385" table:display="true" table:show-details="true"/>
                <table:data-pilot-member table:name="0,00210418" table:display="true" table:show-details="true"/>
                <table:data-pilot-member table:name="0,00210513" table:display="true" table:show-details="true"/>
                <table:data-pilot-member table:name="0,00210516" table:display="true" table:show-details="true"/>
                <table:data-pilot-member table:name="0,00210538" table:display="true" table:show-details="true"/>
                <table:data-pilot-member table:name="0,00210554" table:display="true" table:show-details="true"/>
                <table:data-pilot-member table:name="0,00210635" table:display="true" table:show-details="true"/>
                <table:data-pilot-member table:name="0,00210947" table:display="true" table:show-details="true"/>
                <table:data-pilot-member table:name="0,00211038" table:display="true" table:show-details="true"/>
                <table:data-pilot-member table:name="0,00211158" table:display="true" table:show-details="true"/>
                <table:data-pilot-member table:name="0,00211509" table:display="true" table:show-details="true"/>
                <table:data-pilot-member table:name="0,00211521" table:display="true" table:show-details="true"/>
                <table:data-pilot-member table:name="0,0021156" table:display="true" table:show-details="true"/>
                <table:data-pilot-member table:name="0,00211614" table:display="true" table:show-details="true"/>
                <table:data-pilot-member table:name="0,0021169" table:display="true" table:show-details="true"/>
                <table:data-pilot-member table:name="0,00211746" table:display="true" table:show-details="true"/>
                <table:data-pilot-member table:name="0,00211762" table:display="true" table:show-details="true"/>
                <table:data-pilot-member table:name="0,00211797" table:display="true" table:show-details="true"/>
                <table:data-pilot-member table:name="0,00211844" table:display="true" table:show-details="true"/>
                <table:data-pilot-member table:name="0,00211917" table:display="true" table:show-details="true"/>
                <table:data-pilot-member table:name="0,00211928" table:display="true" table:show-details="true"/>
                <table:data-pilot-member table:name="0,0021199" table:display="true" table:show-details="true"/>
                <table:data-pilot-member table:name="0,00212064" table:display="true" table:show-details="true"/>
                <table:data-pilot-member table:name="0,00212113" table:display="true" table:show-details="true"/>
                <table:data-pilot-member table:name="0,00212208" table:display="true" table:show-details="true"/>
                <table:data-pilot-member table:name="0,00212281" table:display="true" table:show-details="true"/>
                <table:data-pilot-member table:name="0,0021241" table:display="true" table:show-details="true"/>
                <table:data-pilot-member table:name="0,00212518" table:display="true" table:show-details="true"/>
                <table:data-pilot-member table:name="0,00212552" table:display="true" table:show-details="true"/>
                <table:data-pilot-member table:name="0,00212672" table:display="true" table:show-details="true"/>
                <table:data-pilot-member table:name="0,0021271" table:display="true" table:show-details="true"/>
                <table:data-pilot-member table:name="0,00212778" table:display="true" table:show-details="true"/>
                <table:data-pilot-member table:name="0,00212781" table:display="true" table:show-details="true"/>
                <table:data-pilot-member table:name="0,00212794" table:display="true" table:show-details="true"/>
                <table:data-pilot-member table:name="0,00212824" table:display="true" table:show-details="true"/>
                <table:data-pilot-member table:name="0,00212868" table:display="true" table:show-details="true"/>
                <table:data-pilot-member table:name="0,0021289" table:display="true" table:show-details="true"/>
                <table:data-pilot-member table:name="0,00212909" table:display="true" table:show-details="true"/>
                <table:data-pilot-member table:name="0,00212946" table:display="true" table:show-details="true"/>
                <table:data-pilot-member table:name="0,00213053" table:display="true" table:show-details="true"/>
                <table:data-pilot-member table:name="0,00213106" table:display="true" table:show-details="true"/>
                <table:data-pilot-member table:name="0,00213146" table:display="true" table:show-details="true"/>
                <table:data-pilot-member table:name="0,00213178" table:display="true" table:show-details="true"/>
                <table:data-pilot-member table:name="0,00213237" table:display="true" table:show-details="true"/>
                <table:data-pilot-member table:name="0,00213249" table:display="true" table:show-details="true"/>
                <table:data-pilot-member table:name="0,00213432" table:display="true" table:show-details="true"/>
                <table:data-pilot-member table:name="0,00213439" table:display="true" table:show-details="true"/>
                <table:data-pilot-member table:name="0,00213465" table:display="true" table:show-details="true"/>
                <table:data-pilot-member table:name="0,00213507" table:display="true" table:show-details="true"/>
                <table:data-pilot-member table:name="0,00213512" table:display="true" table:show-details="true"/>
                <table:data-pilot-member table:name="0,00213518" table:display="true" table:show-details="true"/>
                <table:data-pilot-member table:name="0,0021354" table:display="true" table:show-details="true"/>
                <table:data-pilot-member table:name="0,0021356" table:display="true" table:show-details="true"/>
                <table:data-pilot-member table:name="0,00213658" table:display="true" table:show-details="true"/>
                <table:data-pilot-member table:name="0,00213746" table:display="true" table:show-details="true"/>
                <table:data-pilot-member table:name="0,00213929" table:display="true" table:show-details="true"/>
                <table:data-pilot-member table:name="0,00213993" table:display="true" table:show-details="true"/>
                <table:data-pilot-member table:name="0,00214013" table:display="true" table:show-details="true"/>
                <table:data-pilot-member table:name="0,00214335" table:display="true" table:show-details="true"/>
                <table:data-pilot-member table:name="0,00214491" table:display="true" table:show-details="true"/>
                <table:data-pilot-member table:name="0,00214861" table:display="true" table:show-details="true"/>
                <table:data-pilot-member table:name="0,00214902" table:display="true" table:show-details="true"/>
                <table:data-pilot-member table:name="0,00214934" table:display="true" table:show-details="true"/>
                <table:data-pilot-member table:name="0,00215039" table:display="true" table:show-details="true"/>
                <table:data-pilot-member table:name="0,00215239" table:display="true" table:show-details="true"/>
                <table:data-pilot-member table:name="0,00215265" table:display="true" table:show-details="true"/>
                <table:data-pilot-member table:name="0,00215345" table:display="true" table:show-details="true"/>
                <table:data-pilot-member table:name="0,00215414" table:display="true" table:show-details="true"/>
                <table:data-pilot-member table:name="0,00215492" table:display="true" table:show-details="true"/>
                <table:data-pilot-member table:name="0,00215532" table:display="true" table:show-details="true"/>
                <table:data-pilot-member table:name="0,0021554" table:display="true" table:show-details="true"/>
                <table:data-pilot-member table:name="0,00215674" table:display="true" table:show-details="true"/>
                <table:data-pilot-member table:name="0,00215765" table:display="true" table:show-details="true"/>
                <table:data-pilot-member table:name="0,00215808" table:display="true" table:show-details="true"/>
                <table:data-pilot-member table:name="0,00215813" table:display="true" table:show-details="true"/>
                <table:data-pilot-member table:name="0,00216055" table:display="true" table:show-details="true"/>
                <table:data-pilot-member table:name="0,00216116" table:display="true" table:show-details="true"/>
                <table:data-pilot-member table:name="0,00216148" table:display="true" table:show-details="true"/>
                <table:data-pilot-member table:name="0,00216157" table:display="true" table:show-details="true"/>
                <table:data-pilot-member table:name="0,0021617" table:display="true" table:show-details="true"/>
                <table:data-pilot-member table:name="0,00216244" table:display="true" table:show-details="true"/>
                <table:data-pilot-member table:name="0,00216256" table:display="true" table:show-details="true"/>
                <table:data-pilot-member table:name="0,00216476" table:display="true" table:show-details="true"/>
                <table:data-pilot-member table:name="0,00216523" table:display="true" table:show-details="true"/>
                <table:data-pilot-member table:name="0,00216524" table:display="true" table:show-details="true"/>
                <table:data-pilot-member table:name="0,00216537" table:display="true" table:show-details="true"/>
                <table:data-pilot-member table:name="0,00216539" table:display="true" table:show-details="true"/>
                <table:data-pilot-member table:name="0,00216575" table:display="true" table:show-details="true"/>
                <table:data-pilot-member table:name="0,00216585" table:display="true" table:show-details="true"/>
                <table:data-pilot-member table:name="0,00216663" table:display="true" table:show-details="true"/>
                <table:data-pilot-member table:name="0,00216837" table:display="true" table:show-details="true"/>
                <table:data-pilot-member table:name="0,00216937" table:display="true" table:show-details="true"/>
                <table:data-pilot-member table:name="0,00216955" table:display="true" table:show-details="true"/>
                <table:data-pilot-member table:name="0,00217143" table:display="true" table:show-details="true"/>
                <table:data-pilot-member table:name="0,00217165" table:display="true" table:show-details="true"/>
                <table:data-pilot-member table:name="0,00217177" table:display="true" table:show-details="true"/>
                <table:data-pilot-member table:name="0,00217279" table:display="true" table:show-details="true"/>
                <table:data-pilot-member table:name="0,00217324" table:display="true" table:show-details="true"/>
                <table:data-pilot-member table:name="0,00217462" table:display="true" table:show-details="true"/>
                <table:data-pilot-member table:name="0,0021765" table:display="true" table:show-details="true"/>
                <table:data-pilot-member table:name="0,00217671" table:display="true" table:show-details="true"/>
                <table:data-pilot-member table:name="0,00217879" table:display="true" table:show-details="true"/>
                <table:data-pilot-member table:name="0,00217994" table:display="true" table:show-details="true"/>
                <table:data-pilot-member table:name="0,00217995" table:display="true" table:show-details="true"/>
                <table:data-pilot-member table:name="0,0021806" table:display="true" table:show-details="true"/>
                <table:data-pilot-member table:name="0,00218072" table:display="true" table:show-details="true"/>
                <table:data-pilot-member table:name="0,00218092" table:display="true" table:show-details="true"/>
                <table:data-pilot-member table:name="0,00218205" table:display="true" table:show-details="true"/>
                <table:data-pilot-member table:name="0,0021822" table:display="true" table:show-details="true"/>
                <table:data-pilot-member table:name="0,00218418" table:display="true" table:show-details="true"/>
                <table:data-pilot-member table:name="0,00218426" table:display="true" table:show-details="true"/>
                <table:data-pilot-member table:name="0,00218477" table:display="true" table:show-details="true"/>
                <table:data-pilot-member table:name="0,00218514" table:display="true" table:show-details="true"/>
                <table:data-pilot-member table:name="0,00218537" table:display="true" table:show-details="true"/>
                <table:data-pilot-member table:name="0,00218796" table:display="true" table:show-details="true"/>
                <table:data-pilot-member table:name="0,0021885" table:display="true" table:show-details="true"/>
                <table:data-pilot-member table:name="0,00219032" table:display="true" table:show-details="true"/>
                <table:data-pilot-member table:name="0,00219289" table:display="true" table:show-details="true"/>
                <table:data-pilot-member table:name="0,00219379" table:display="true" table:show-details="true"/>
                <table:data-pilot-member table:name="0,00219537" table:display="true" table:show-details="true"/>
                <table:data-pilot-member table:name="0,0021963" table:display="true" table:show-details="true"/>
                <table:data-pilot-member table:name="0,00219689" table:display="true" table:show-details="true"/>
                <table:data-pilot-member table:name="0,00219734" table:display="true" table:show-details="true"/>
                <table:data-pilot-member table:name="0,00219766" table:display="true" table:show-details="true"/>
                <table:data-pilot-member table:name="0,0021986" table:display="true" table:show-details="true"/>
                <table:data-pilot-member table:name="0,00219986" table:display="true" table:show-details="true"/>
                <table:data-pilot-member table:name="0,00220241" table:display="true" table:show-details="true"/>
                <table:data-pilot-member table:name="0,00220444" table:display="true" table:show-details="true"/>
                <table:data-pilot-member table:name="0,00220445" table:display="true" table:show-details="true"/>
                <table:data-pilot-member table:name="0,0022074" table:display="true" table:show-details="true"/>
                <table:data-pilot-member table:name="0,00220831" table:display="true" table:show-details="true"/>
                <table:data-pilot-member table:name="0,00220883" table:display="true" table:show-details="true"/>
                <table:data-pilot-member table:name="0,00220997" table:display="true" table:show-details="true"/>
                <table:data-pilot-member table:name="0,0022118" table:display="true" table:show-details="true"/>
                <table:data-pilot-member table:name="0,00221212" table:display="true" table:show-details="true"/>
                <table:data-pilot-member table:name="0,00221216" table:display="true" table:show-details="true"/>
                <table:data-pilot-member table:name="0,00221376" table:display="true" table:show-details="true"/>
                <table:data-pilot-member table:name="0,00221383" table:display="true" table:show-details="true"/>
                <table:data-pilot-member table:name="0,00221394" table:display="true" table:show-details="true"/>
                <table:data-pilot-member table:name="0,0022144" table:display="true" table:show-details="true"/>
                <table:data-pilot-member table:name="0,00221539" table:display="true" table:show-details="true"/>
                <table:data-pilot-member table:name="0,00221599" table:display="true" table:show-details="true"/>
                <table:data-pilot-member table:name="0,00221626" table:display="true" table:show-details="true"/>
                <table:data-pilot-member table:name="0,0022166" table:display="true" table:show-details="true"/>
                <table:data-pilot-member table:name="0,00221735" table:display="true" table:show-details="true"/>
                <table:data-pilot-member table:name="0,00221842" table:display="true" table:show-details="true"/>
                <table:data-pilot-member table:name="0,00221874" table:display="true" table:show-details="true"/>
                <table:data-pilot-member table:name="0,0022197" table:display="true" table:show-details="true"/>
                <table:data-pilot-member table:name="0,00222011" table:display="true" table:show-details="true"/>
                <table:data-pilot-member table:name="0,0022202" table:display="true" table:show-details="true"/>
                <table:data-pilot-member table:name="0,00222023" table:display="true" table:show-details="true"/>
                <table:data-pilot-member table:name="0,00222553" table:display="true" table:show-details="true"/>
                <table:data-pilot-member table:name="0,00222718" table:display="true" table:show-details="true"/>
                <table:data-pilot-member table:name="0,00222723" table:display="true" table:show-details="true"/>
                <table:data-pilot-member table:name="0,00222741" table:display="true" table:show-details="true"/>
                <table:data-pilot-member table:name="0,00222751" table:display="true" table:show-details="true"/>
                <table:data-pilot-member table:name="0,00222842" table:display="true" table:show-details="true"/>
                <table:data-pilot-member table:name="0,00222868" table:display="true" table:show-details="true"/>
                <table:data-pilot-member table:name="0,00223037" table:display="true" table:show-details="true"/>
                <table:data-pilot-member table:name="0,00223062" table:display="true" table:show-details="true"/>
                <table:data-pilot-member table:name="0,0022313" table:display="true" table:show-details="true"/>
                <table:data-pilot-member table:name="0,00223147" table:display="true" table:show-details="true"/>
                <table:data-pilot-member table:name="0,00223372" table:display="true" table:show-details="true"/>
                <table:data-pilot-member table:name="0,00223417" table:display="true" table:show-details="true"/>
                <table:data-pilot-member table:name="0,00223452" table:display="true" table:show-details="true"/>
                <table:data-pilot-member table:name="0,00223465" table:display="true" table:show-details="true"/>
                <table:data-pilot-member table:name="0,00223969" table:display="true" table:show-details="true"/>
                <table:data-pilot-member table:name="0,00223985" table:display="true" table:show-details="true"/>
                <table:data-pilot-member table:name="0,00224007" table:display="true" table:show-details="true"/>
                <table:data-pilot-member table:name="0,00224026" table:display="true" table:show-details="true"/>
                <table:data-pilot-member table:name="0,00224088" table:display="true" table:show-details="true"/>
                <table:data-pilot-member table:name="0,002242" table:display="true" table:show-details="true"/>
                <table:data-pilot-member table:name="0,00224376" table:display="true" table:show-details="true"/>
                <table:data-pilot-member table:name="0,00224416" table:display="true" table:show-details="true"/>
                <table:data-pilot-member table:name="0,00224479" table:display="true" table:show-details="true"/>
                <table:data-pilot-member table:name="0,00224854" table:display="true" table:show-details="true"/>
                <table:data-pilot-member table:name="0,00224859" table:display="true" table:show-details="true"/>
                <table:data-pilot-member table:name="0,00224951" table:display="true" table:show-details="true"/>
                <table:data-pilot-member table:name="0,00225085" table:display="true" table:show-details="true"/>
                <table:data-pilot-member table:name="0,00225522" table:display="true" table:show-details="true"/>
                <table:data-pilot-member table:name="0,00225571" table:display="true" table:show-details="true"/>
                <table:data-pilot-member table:name="0,00225578" table:display="true" table:show-details="true"/>
                <table:data-pilot-member table:name="0,00225588" table:display="true" table:show-details="true"/>
                <table:data-pilot-member table:name="0,0022564" table:display="true" table:show-details="true"/>
                <table:data-pilot-member table:name="0,00225646" table:display="true" table:show-details="true"/>
                <table:data-pilot-member table:name="0,00225664" table:display="true" table:show-details="true"/>
                <table:data-pilot-member table:name="0,00225749" table:display="true" table:show-details="true"/>
                <table:data-pilot-member table:name="0,00225796" table:display="true" table:show-details="true"/>
                <table:data-pilot-member table:name="0,00225843" table:display="true" table:show-details="true"/>
                <table:data-pilot-member table:name="0,00225846" table:display="true" table:show-details="true"/>
                <table:data-pilot-member table:name="0,00225982" table:display="true" table:show-details="true"/>
                <table:data-pilot-member table:name="0,00226072" table:display="true" table:show-details="true"/>
                <table:data-pilot-member table:name="0,00226084" table:display="true" table:show-details="true"/>
                <table:data-pilot-member table:name="0,0022612" table:display="true" table:show-details="true"/>
                <table:data-pilot-member table:name="0,00226213" table:display="true" table:show-details="true"/>
                <table:data-pilot-member table:name="0,0022623" table:display="true" table:show-details="true"/>
                <table:data-pilot-member table:name="0,00226254" table:display="true" table:show-details="true"/>
                <table:data-pilot-member table:name="0,00226293" table:display="true" table:show-details="true"/>
                <table:data-pilot-member table:name="0,00226352" table:display="true" table:show-details="true"/>
                <table:data-pilot-member table:name="0,00226374" table:display="true" table:show-details="true"/>
                <table:data-pilot-member table:name="0,00226451" table:display="true" table:show-details="true"/>
                <table:data-pilot-member table:name="0,00226747" table:display="true" table:show-details="true"/>
                <table:data-pilot-member table:name="0,00226794" table:display="true" table:show-details="true"/>
                <table:data-pilot-member table:name="0,00226825" table:display="true" table:show-details="true"/>
                <table:data-pilot-member table:name="0,00226827" table:display="true" table:show-details="true"/>
                <table:data-pilot-member table:name="0,00226963" table:display="true" table:show-details="true"/>
                <table:data-pilot-member table:name="0,00226967" table:display="true" table:show-details="true"/>
                <table:data-pilot-member table:name="0,0022697" table:display="true" table:show-details="true"/>
                <table:data-pilot-member table:name="0,00227083" table:display="true" table:show-details="true"/>
                <table:data-pilot-member table:name="0,00227147" table:display="true" table:show-details="true"/>
                <table:data-pilot-member table:name="0,00227202" table:display="true" table:show-details="true"/>
                <table:data-pilot-member table:name="0,00227289" table:display="true" table:show-details="true"/>
                <table:data-pilot-member table:name="0,00227437" table:display="true" table:show-details="true"/>
                <table:data-pilot-member table:name="0,00227528" table:display="true" table:show-details="true"/>
                <table:data-pilot-member table:name="0,00227565" table:display="true" table:show-details="true"/>
                <table:data-pilot-member table:name="0,00227648" table:display="true" table:show-details="true"/>
                <table:data-pilot-member table:name="0,00227766" table:display="true" table:show-details="true"/>
                <table:data-pilot-member table:name="0,00227921" table:display="true" table:show-details="true"/>
                <table:data-pilot-member table:name="0,00228145" table:display="true" table:show-details="true"/>
                <table:data-pilot-member table:name="0,00228154" table:display="true" table:show-details="true"/>
                <table:data-pilot-member table:name="0,00228307" table:display="true" table:show-details="true"/>
                <table:data-pilot-member table:name="0,00228394" table:display="true" table:show-details="true"/>
                <table:data-pilot-member table:name="0,00228566" table:display="true" table:show-details="true"/>
                <table:data-pilot-member table:name="0,00228568" table:display="true" table:show-details="true"/>
                <table:data-pilot-member table:name="0,00228573" table:display="true" table:show-details="true"/>
                <table:data-pilot-member table:name="0,00228693" table:display="true" table:show-details="true"/>
                <table:data-pilot-member table:name="0,00228897" table:display="true" table:show-details="true"/>
                <table:data-pilot-member table:name="0,00229009" table:display="true" table:show-details="true"/>
                <table:data-pilot-member table:name="0,00229134" table:display="true" table:show-details="true"/>
                <table:data-pilot-member table:name="0,00229175" table:display="true" table:show-details="true"/>
                <table:data-pilot-member table:name="0,00229177" table:display="true" table:show-details="true"/>
                <table:data-pilot-member table:name="0,00229187" table:display="true" table:show-details="true"/>
                <table:data-pilot-member table:name="0,00229345" table:display="true" table:show-details="true"/>
                <table:data-pilot-member table:name="0,00229382" table:display="true" table:show-details="true"/>
                <table:data-pilot-member table:name="0,00229608" table:display="true" table:show-details="true"/>
                <table:data-pilot-member table:name="0,00229704" table:display="true" table:show-details="true"/>
                <table:data-pilot-member table:name="0,00229708" table:display="true" table:show-details="true"/>
                <table:data-pilot-member table:name="0,00229766" table:display="true" table:show-details="true"/>
                <table:data-pilot-member table:name="0,00229829" table:display="true" table:show-details="true"/>
                <table:data-pilot-member table:name="0,00229986" table:display="true" table:show-details="true"/>
                <table:data-pilot-member table:name="0,00230079" table:display="true" table:show-details="true"/>
                <table:data-pilot-member table:name="0,00230088" table:display="true" table:show-details="true"/>
                <table:data-pilot-member table:name="0,00230174" table:display="true" table:show-details="true"/>
                <table:data-pilot-member table:name="0,00230224" table:display="true" table:show-details="true"/>
                <table:data-pilot-member table:name="0,00230241" table:display="true" table:show-details="true"/>
                <table:data-pilot-member table:name="0,00230296" table:display="true" table:show-details="true"/>
                <table:data-pilot-member table:name="0,00230398" table:display="true" table:show-details="true"/>
                <table:data-pilot-member table:name="0,00230406" table:display="true" table:show-details="true"/>
                <table:data-pilot-member table:name="0,00230584" table:display="true" table:show-details="true"/>
                <table:data-pilot-member table:name="0,00230618" table:display="true" table:show-details="true"/>
                <table:data-pilot-member table:name="0,00230759" table:display="true" table:show-details="true"/>
                <table:data-pilot-member table:name="0,0023084" table:display="true" table:show-details="true"/>
                <table:data-pilot-member table:name="0,0023097" table:display="true" table:show-details="true"/>
                <table:data-pilot-member table:name="0,00231297" table:display="true" table:show-details="true"/>
                <table:data-pilot-member table:name="0,00231339" table:display="true" table:show-details="true"/>
                <table:data-pilot-member table:name="0,00231345" table:display="true" table:show-details="true"/>
                <table:data-pilot-member table:name="0,00231511" table:display="true" table:show-details="true"/>
                <table:data-pilot-member table:name="0,00231518" table:display="true" table:show-details="true"/>
                <table:data-pilot-member table:name="0,00231677" table:display="true" table:show-details="true"/>
                <table:data-pilot-member table:name="0,00231694" table:display="true" table:show-details="true"/>
                <table:data-pilot-member table:name="0,00231731" table:display="true" table:show-details="true"/>
                <table:data-pilot-member table:name="0,00231962" table:display="true" table:show-details="true"/>
                <table:data-pilot-member table:name="0,00232242" table:display="true" table:show-details="true"/>
                <table:data-pilot-member table:name="0,00232263" table:display="true" table:show-details="true"/>
                <table:data-pilot-member table:name="0,00232445" table:display="true" table:show-details="true"/>
                <table:data-pilot-member table:name="0,00232582" table:display="true" table:show-details="true"/>
                <table:data-pilot-member table:name="0,0023263" table:display="true" table:show-details="true"/>
                <table:data-pilot-member table:name="0,00232656" table:display="true" table:show-details="true"/>
                <table:data-pilot-member table:name="0,00232713" table:display="true" table:show-details="true"/>
                <table:data-pilot-member table:name="0,00232801" table:display="true" table:show-details="true"/>
                <table:data-pilot-member table:name="0,00232803" table:display="true" table:show-details="true"/>
                <table:data-pilot-member table:name="0,0023283" table:display="true" table:show-details="true"/>
                <table:data-pilot-member table:name="0,00232968" table:display="true" table:show-details="true"/>
                <table:data-pilot-member table:name="0,00233108" table:display="true" table:show-details="true"/>
                <table:data-pilot-member table:name="0,00233317" table:display="true" table:show-details="true"/>
                <table:data-pilot-member table:name="0,0023332" table:display="true" table:show-details="true"/>
                <table:data-pilot-member table:name="0,0023351" table:display="true" table:show-details="true"/>
                <table:data-pilot-member table:name="0,00233611" table:display="true" table:show-details="true"/>
                <table:data-pilot-member table:name="0,0023378" table:display="true" table:show-details="true"/>
                <table:data-pilot-member table:name="0,00233794" table:display="true" table:show-details="true"/>
                <table:data-pilot-member table:name="0,00233886" table:display="true" table:show-details="true"/>
                <table:data-pilot-member table:name="0,00233991" table:display="true" table:show-details="true"/>
                <table:data-pilot-member table:name="0,00234013" table:display="true" table:show-details="true"/>
                <table:data-pilot-member table:name="0,0023402" table:display="true" table:show-details="true"/>
                <table:data-pilot-member table:name="0,00234078" table:display="true" table:show-details="true"/>
                <table:data-pilot-member table:name="0,00234192" table:display="true" table:show-details="true"/>
                <table:data-pilot-member table:name="0,00234218" table:display="true" table:show-details="true"/>
                <table:data-pilot-member table:name="0,00234329" table:display="true" table:show-details="true"/>
                <table:data-pilot-member table:name="0,00234391" table:display="true" table:show-details="true"/>
                <table:data-pilot-member table:name="0,00234623" table:display="true" table:show-details="true"/>
                <table:data-pilot-member table:name="0,00234636" table:display="true" table:show-details="true"/>
                <table:data-pilot-member table:name="0,00234666" table:display="true" table:show-details="true"/>
                <table:data-pilot-member table:name="0,00234714" table:display="true" table:show-details="true"/>
                <table:data-pilot-member table:name="0,00234727" table:display="true" table:show-details="true"/>
                <table:data-pilot-member table:name="0,00234741" table:display="true" table:show-details="true"/>
                <table:data-pilot-member table:name="0,00234944" table:display="true" table:show-details="true"/>
                <table:data-pilot-member table:name="0,00234948" table:display="true" table:show-details="true"/>
                <table:data-pilot-member table:name="0,00234988" table:display="true" table:show-details="true"/>
                <table:data-pilot-member table:name="0,00235041" table:display="true" table:show-details="true"/>
                <table:data-pilot-member table:name="0,00235079" table:display="true" table:show-details="true"/>
                <table:data-pilot-member table:name="0,00235126" table:display="true" table:show-details="true"/>
                <table:data-pilot-member table:name="0,00235227" table:display="true" table:show-details="true"/>
                <table:data-pilot-member table:name="0,00235298" table:display="true" table:show-details="true"/>
                <table:data-pilot-member table:name="0,00235336" table:display="true" table:show-details="true"/>
                <table:data-pilot-member table:name="0,0023538" table:display="true" table:show-details="true"/>
                <table:data-pilot-member table:name="0,00235438" table:display="true" table:show-details="true"/>
                <table:data-pilot-member table:name="0,00235513" table:display="true" table:show-details="true"/>
                <table:data-pilot-member table:name="0,00235584" table:display="true" table:show-details="true"/>
                <table:data-pilot-member table:name="0,00235603" table:display="true" table:show-details="true"/>
                <table:data-pilot-member table:name="0,00235668" table:display="true" table:show-details="true"/>
                <table:data-pilot-member table:name="0,00235802" table:display="true" table:show-details="true"/>
                <table:data-pilot-member table:name="0,00235826" table:display="true" table:show-details="true"/>
                <table:data-pilot-member table:name="0,00235896" table:display="true" table:show-details="true"/>
                <table:data-pilot-member table:name="0,00236031" table:display="true" table:show-details="true"/>
                <table:data-pilot-member table:name="0,00236058" table:display="true" table:show-details="true"/>
                <table:data-pilot-member table:name="0,00236075" table:display="true" table:show-details="true"/>
                <table:data-pilot-member table:name="0,00236206" table:display="true" table:show-details="true"/>
                <table:data-pilot-member table:name="0,00236232" table:display="true" table:show-details="true"/>
                <table:data-pilot-member table:name="0,00236284" table:display="true" table:show-details="true"/>
                <table:data-pilot-member table:name="0,00236383" table:display="true" table:show-details="true"/>
                <table:data-pilot-member table:name="0,00236577" table:display="true" table:show-details="true"/>
                <table:data-pilot-member table:name="0,00236581" table:display="true" table:show-details="true"/>
                <table:data-pilot-member table:name="0,00236682" table:display="true" table:show-details="true"/>
                <table:data-pilot-member table:name="0,00236684" table:display="true" table:show-details="true"/>
                <table:data-pilot-member table:name="0,00236753" table:display="true" table:show-details="true"/>
                <table:data-pilot-member table:name="0,00236811" table:display="true" table:show-details="true"/>
                <table:data-pilot-member table:name="0,00236872" table:display="true" table:show-details="true"/>
                <table:data-pilot-member table:name="0,00236893" table:display="true" table:show-details="true"/>
                <table:data-pilot-member table:name="0,00236931" table:display="true" table:show-details="true"/>
                <table:data-pilot-member table:name="0,00237187" table:display="true" table:show-details="true"/>
                <table:data-pilot-member table:name="0,00237246" table:display="true" table:show-details="true"/>
                <table:data-pilot-member table:name="0,00237331" table:display="true" table:show-details="true"/>
                <table:data-pilot-member table:name="0,00237414" table:display="true" table:show-details="true"/>
                <table:data-pilot-member table:name="0,00237903" table:display="true" table:show-details="true"/>
                <table:data-pilot-member table:name="0,00238006" table:display="true" table:show-details="true"/>
                <table:data-pilot-member table:name="0,0023811" table:display="true" table:show-details="true"/>
                <table:data-pilot-member table:name="0,00238118" table:display="true" table:show-details="true"/>
                <table:data-pilot-member table:name="0,00238288" table:display="true" table:show-details="true"/>
                <table:data-pilot-member table:name="0,00238308" table:display="true" table:show-details="true"/>
                <table:data-pilot-member table:name="0,00238464" table:display="true" table:show-details="true"/>
                <table:data-pilot-member table:name="0,00238489" table:display="true" table:show-details="true"/>
                <table:data-pilot-member table:name="0,00238579" table:display="true" table:show-details="true"/>
                <table:data-pilot-member table:name="0,00238815" table:display="true" table:show-details="true"/>
                <table:data-pilot-member table:name="0,00238887" table:display="true" table:show-details="true"/>
                <table:data-pilot-member table:name="0,00238988" table:display="true" table:show-details="true"/>
                <table:data-pilot-member table:name="0,00239077" table:display="true" table:show-details="true"/>
                <table:data-pilot-member table:name="0,00239085" table:display="true" table:show-details="true"/>
                <table:data-pilot-member table:name="0,0023911" table:display="true" table:show-details="true"/>
                <table:data-pilot-member table:name="0,00239127" table:display="true" table:show-details="true"/>
                <table:data-pilot-member table:name="0,0023919" table:display="true" table:show-details="true"/>
                <table:data-pilot-member table:name="0,00239414" table:display="true" table:show-details="true"/>
                <table:data-pilot-member table:name="0,00239431" table:display="true" table:show-details="true"/>
                <table:data-pilot-member table:name="0,00239508" table:display="true" table:show-details="true"/>
                <table:data-pilot-member table:name="0,00239518" table:display="true" table:show-details="true"/>
                <table:data-pilot-member table:name="0,00239617" table:display="true" table:show-details="true"/>
                <table:data-pilot-member table:name="0,00239776" table:display="true" table:show-details="true"/>
                <table:data-pilot-member table:name="0,00239804" table:display="true" table:show-details="true"/>
                <table:data-pilot-member table:name="0,00239859" table:display="true" table:show-details="true"/>
                <table:data-pilot-member table:name="0,00239864" table:display="true" table:show-details="true"/>
                <table:data-pilot-member table:name="0,00239892" table:display="true" table:show-details="true"/>
                <table:data-pilot-member table:name="0,0024014" table:display="true" table:show-details="true"/>
                <table:data-pilot-member table:name="0,00240185" table:display="true" table:show-details="true"/>
                <table:data-pilot-member table:name="0,00240204" table:display="true" table:show-details="true"/>
                <table:data-pilot-member table:name="0,00240237" table:display="true" table:show-details="true"/>
                <table:data-pilot-member table:name="0,00240245" table:display="true" table:show-details="true"/>
                <table:data-pilot-member table:name="0,00240319" table:display="true" table:show-details="true"/>
                <table:data-pilot-member table:name="0,00240363" table:display="true" table:show-details="true"/>
                <table:data-pilot-member table:name="0,0024043" table:display="true" table:show-details="true"/>
                <table:data-pilot-member table:name="0,00240451" table:display="true" table:show-details="true"/>
                <table:data-pilot-member table:name="0,00240504" table:display="true" table:show-details="true"/>
                <table:data-pilot-member table:name="0,00240506" table:display="true" table:show-details="true"/>
                <table:data-pilot-member table:name="0,00240597" table:display="true" table:show-details="true"/>
                <table:data-pilot-member table:name="0,0024071" table:display="true" table:show-details="true"/>
                <table:data-pilot-member table:name="0,00240721" table:display="true" table:show-details="true"/>
                <table:data-pilot-member table:name="0,00240777" table:display="true" table:show-details="true"/>
                <table:data-pilot-member table:name="0,00240857" table:display="true" table:show-details="true"/>
                <table:data-pilot-member table:name="0,00240867" table:display="true" table:show-details="true"/>
                <table:data-pilot-member table:name="0,002409" table:display="true" table:show-details="true"/>
                <table:data-pilot-member table:name="0,00240905" table:display="true" table:show-details="true"/>
                <table:data-pilot-member table:name="0,00240934" table:display="true" table:show-details="true"/>
                <table:data-pilot-member table:name="0,00240963" table:display="true" table:show-details="true"/>
                <table:data-pilot-member table:name="0,00240969" table:display="true" table:show-details="true"/>
                <table:data-pilot-member table:name="0,00241046" table:display="true" table:show-details="true"/>
                <table:data-pilot-member table:name="0,00241116" table:display="true" table:show-details="true"/>
                <table:data-pilot-member table:name="0,00241216" table:display="true" table:show-details="true"/>
                <table:data-pilot-member table:name="0,00241304" table:display="true" table:show-details="true"/>
                <table:data-pilot-member table:name="0,0024148" table:display="true" table:show-details="true"/>
                <table:data-pilot-member table:name="0,00241724" table:display="true" table:show-details="true"/>
                <table:data-pilot-member table:name="0,0024179" table:display="true" table:show-details="true"/>
                <table:data-pilot-member table:name="0,00241813" table:display="true" table:show-details="true"/>
                <table:data-pilot-member table:name="0,00241913" table:display="true" table:show-details="true"/>
                <table:data-pilot-member table:name="0,00242336" table:display="true" table:show-details="true"/>
                <table:data-pilot-member table:name="0,00242392" table:display="true" table:show-details="true"/>
                <table:data-pilot-member table:name="0,00242607" table:display="true" table:show-details="true"/>
                <table:data-pilot-member table:name="0,00242674" table:display="true" table:show-details="true"/>
                <table:data-pilot-member table:name="0,00243101" table:display="true" table:show-details="true"/>
                <table:data-pilot-member table:name="0,00243361" table:display="true" table:show-details="true"/>
                <table:data-pilot-member table:name="0,00243385" table:display="true" table:show-details="true"/>
                <table:data-pilot-member table:name="0,00243511" table:display="true" table:show-details="true"/>
                <table:data-pilot-member table:name="0,00243603" table:display="true" table:show-details="true"/>
                <table:data-pilot-member table:name="0,00243702" table:display="true" table:show-details="true"/>
                <table:data-pilot-member table:name="0,00243706" table:display="true" table:show-details="true"/>
                <table:data-pilot-member table:name="0,00243799" table:display="true" table:show-details="true"/>
                <table:data-pilot-member table:name="0,00243858" table:display="true" table:show-details="true"/>
                <table:data-pilot-member table:name="0,00243876" table:display="true" table:show-details="true"/>
                <table:data-pilot-member table:name="0,00244065" table:display="true" table:show-details="true"/>
                <table:data-pilot-member table:name="0,00244128" table:display="true" table:show-details="true"/>
                <table:data-pilot-member table:name="0,00244144" table:display="true" table:show-details="true"/>
                <table:data-pilot-member table:name="0,00244377" table:display="true" table:show-details="true"/>
                <table:data-pilot-member table:name="0,00244455" table:display="true" table:show-details="true"/>
                <table:data-pilot-member table:name="0,00244514" table:display="true" table:show-details="true"/>
                <table:data-pilot-member table:name="0,00244534" table:display="true" table:show-details="true"/>
                <table:data-pilot-member table:name="0,0024458" table:display="true" table:show-details="true"/>
                <table:data-pilot-member table:name="0,00244597" table:display="true" table:show-details="true"/>
                <table:data-pilot-member table:name="0,00244649" table:display="true" table:show-details="true"/>
                <table:data-pilot-member table:name="0,00244684" table:display="true" table:show-details="true"/>
                <table:data-pilot-member table:name="0,00244815" table:display="true" table:show-details="true"/>
                <table:data-pilot-member table:name="0,00245138" table:display="true" table:show-details="true"/>
                <table:data-pilot-member table:name="0,00245159" table:display="true" table:show-details="true"/>
                <table:data-pilot-member table:name="0,00245164" table:display="true" table:show-details="true"/>
                <table:data-pilot-member table:name="0,00245201" table:display="true" table:show-details="true"/>
                <table:data-pilot-member table:name="0,00245301" table:display="true" table:show-details="true"/>
                <table:data-pilot-member table:name="0,00245395" table:display="true" table:show-details="true"/>
                <table:data-pilot-member table:name="0,00245424" table:display="true" table:show-details="true"/>
                <table:data-pilot-member table:name="0,00245584" table:display="true" table:show-details="true"/>
                <table:data-pilot-member table:name="0,00245628" table:display="true" table:show-details="true"/>
                <table:data-pilot-member table:name="0,00245699" table:display="true" table:show-details="true"/>
                <table:data-pilot-member table:name="0,00245706" table:display="true" table:show-details="true"/>
                <table:data-pilot-member table:name="0,00245772" table:display="true" table:show-details="true"/>
                <table:data-pilot-member table:name="0,00245807" table:display="true" table:show-details="true"/>
                <table:data-pilot-member table:name="0,00245896" table:display="true" table:show-details="true"/>
                <table:data-pilot-member table:name="0,00246009" table:display="true" table:show-details="true"/>
                <table:data-pilot-member table:name="0,00246101" table:display="true" table:show-details="true"/>
                <table:data-pilot-member table:name="0,00246189" table:display="true" table:show-details="true"/>
                <table:data-pilot-member table:name="0,00246423" table:display="true" table:show-details="true"/>
                <table:data-pilot-member table:name="0,00246528" table:display="true" table:show-details="true"/>
                <table:data-pilot-member table:name="0,00246607" table:display="true" table:show-details="true"/>
                <table:data-pilot-member table:name="0,00246622" table:display="true" table:show-details="true"/>
                <table:data-pilot-member table:name="0,00246633" table:display="true" table:show-details="true"/>
                <table:data-pilot-member table:name="0,00246841" table:display="true" table:show-details="true"/>
                <table:data-pilot-member table:name="0,00246856" table:display="true" table:show-details="true"/>
                <table:data-pilot-member table:name="0,00247013" table:display="true" table:show-details="true"/>
                <table:data-pilot-member table:name="0,00247067" table:display="true" table:show-details="true"/>
                <table:data-pilot-member table:name="0,00247072" table:display="true" table:show-details="true"/>
                <table:data-pilot-member table:name="0,00247082" table:display="true" table:show-details="true"/>
                <table:data-pilot-member table:name="0,00247153" table:display="true" table:show-details="true"/>
                <table:data-pilot-member table:name="0,00247273" table:display="true" table:show-details="true"/>
                <table:data-pilot-member table:name="0,00247573" table:display="true" table:show-details="true"/>
                <table:data-pilot-member table:name="0,00247768" table:display="true" table:show-details="true"/>
                <table:data-pilot-member table:name="0,00247821" table:display="true" table:show-details="true"/>
                <table:data-pilot-member table:name="0,00247939" table:display="true" table:show-details="true"/>
                <table:data-pilot-member table:name="0,00247943" table:display="true" table:show-details="true"/>
                <table:data-pilot-member table:name="0,00248128" table:display="true" table:show-details="true"/>
                <table:data-pilot-member table:name="0,00248207" table:display="true" table:show-details="true"/>
                <table:data-pilot-member table:name="0,00248247" table:display="true" table:show-details="true"/>
                <table:data-pilot-member table:name="0,00248325" table:display="true" table:show-details="true"/>
                <table:data-pilot-member table:name="0,00248363" table:display="true" table:show-details="true"/>
                <table:data-pilot-member table:name="0,00248541" table:display="true" table:show-details="true"/>
                <table:data-pilot-member table:name="0,00248557" table:display="true" table:show-details="true"/>
                <table:data-pilot-member table:name="0,00248844" table:display="true" table:show-details="true"/>
                <table:data-pilot-member table:name="0,00248884" table:display="true" table:show-details="true"/>
                <table:data-pilot-member table:name="0,00249066" table:display="true" table:show-details="true"/>
                <table:data-pilot-member table:name="0,00249117" table:display="true" table:show-details="true"/>
                <table:data-pilot-member table:name="0,00249252" table:display="true" table:show-details="true"/>
                <table:data-pilot-member table:name="0,00249326" table:display="true" table:show-details="true"/>
                <table:data-pilot-member table:name="0,00249341" table:display="true" table:show-details="true"/>
                <table:data-pilot-member table:name="0,00249357" table:display="true" table:show-details="true"/>
                <table:data-pilot-member table:name="0,00249378" table:display="true" table:show-details="true"/>
                <table:data-pilot-member table:name="0,00249526" table:display="true" table:show-details="true"/>
                <table:data-pilot-member table:name="0,00249667" table:display="true" table:show-details="true"/>
                <table:data-pilot-member table:name="0,00249742" table:display="true" table:show-details="true"/>
                <table:data-pilot-member table:name="0,00249828" table:display="true" table:show-details="true"/>
                <table:data-pilot-member table:name="0,00249947" table:display="true" table:show-details="true"/>
                <table:data-pilot-member table:name="0,00250049" table:display="true" table:show-details="true"/>
                <table:data-pilot-member table:name="0,00250315" table:display="true" table:show-details="true"/>
                <table:data-pilot-member table:name="0,00250332" table:display="true" table:show-details="true"/>
                <table:data-pilot-member table:name="0,00250387" table:display="true" table:show-details="true"/>
                <table:data-pilot-member table:name="0,0025045" table:display="true" table:show-details="true"/>
                <table:data-pilot-member table:name="0,00250451" table:display="true" table:show-details="true"/>
                <table:data-pilot-member table:name="0,00250453" table:display="true" table:show-details="true"/>
                <table:data-pilot-member table:name="0,0025049" table:display="true" table:show-details="true"/>
                <table:data-pilot-member table:name="0,00250596" table:display="true" table:show-details="true"/>
                <table:data-pilot-member table:name="0,00250622" table:display="true" table:show-details="true"/>
                <table:data-pilot-member table:name="0,00250696" table:display="true" table:show-details="true"/>
                <table:data-pilot-member table:name="0,00250765" table:display="true" table:show-details="true"/>
                <table:data-pilot-member table:name="0,00250827" table:display="true" table:show-details="true"/>
                <table:data-pilot-member table:name="0,00251045" table:display="true" table:show-details="true"/>
                <table:data-pilot-member table:name="0,00251054" table:display="true" table:show-details="true"/>
                <table:data-pilot-member table:name="0,0025118" table:display="true" table:show-details="true"/>
                <table:data-pilot-member table:name="0,00251291" table:display="true" table:show-details="true"/>
                <table:data-pilot-member table:name="0,00251299" table:display="true" table:show-details="true"/>
                <table:data-pilot-member table:name="0,00251358" table:display="true" table:show-details="true"/>
                <table:data-pilot-member table:name="0,00251591" table:display="true" table:show-details="true"/>
                <table:data-pilot-member table:name="0,0025172" table:display="true" table:show-details="true"/>
                <table:data-pilot-member table:name="0,00251788" table:display="true" table:show-details="true"/>
                <table:data-pilot-member table:name="0,00251804" table:display="true" table:show-details="true"/>
                <table:data-pilot-member table:name="0,00251878" table:display="true" table:show-details="true"/>
                <table:data-pilot-member table:name="0,00251994" table:display="true" table:show-details="true"/>
                <table:data-pilot-member table:name="0,00252024" table:display="true" table:show-details="true"/>
                <table:data-pilot-member table:name="0,00252069" table:display="true" table:show-details="true"/>
                <table:data-pilot-member table:name="0,00252192" table:display="true" table:show-details="true"/>
                <table:data-pilot-member table:name="0,00252271" table:display="true" table:show-details="true"/>
                <table:data-pilot-member table:name="0,00252454" table:display="true" table:show-details="true"/>
                <table:data-pilot-member table:name="0,00252506" table:display="true" table:show-details="true"/>
                <table:data-pilot-member table:name="0,00252601" table:display="true" table:show-details="true"/>
                <table:data-pilot-member table:name="0,00252757" table:display="true" table:show-details="true"/>
                <table:data-pilot-member table:name="0,00252973" table:display="true" table:show-details="true"/>
                <table:data-pilot-member table:name="0,00253049" table:display="true" table:show-details="true"/>
                <table:data-pilot-member table:name="0,00253057" table:display="true" table:show-details="true"/>
                <table:data-pilot-member table:name="0,00253066" table:display="true" table:show-details="true"/>
                <table:data-pilot-member table:name="0,00253075" table:display="true" table:show-details="true"/>
                <table:data-pilot-member table:name="0,00253233" table:display="true" table:show-details="true"/>
                <table:data-pilot-member table:name="0,00253294" table:display="true" table:show-details="true"/>
                <table:data-pilot-member table:name="0,00253309" table:display="true" table:show-details="true"/>
                <table:data-pilot-member table:name="0,00253452" table:display="true" table:show-details="true"/>
                <table:data-pilot-member table:name="0,00253638" table:display="true" table:show-details="true"/>
                <table:data-pilot-member table:name="0,00253732" table:display="true" table:show-details="true"/>
                <table:data-pilot-member table:name="0,00253747" table:display="true" table:show-details="true"/>
                <table:data-pilot-member table:name="0,00253749" table:display="true" table:show-details="true"/>
                <table:data-pilot-member table:name="0,00253785" table:display="true" table:show-details="true"/>
                <table:data-pilot-member table:name="0,00253828" table:display="true" table:show-details="true"/>
                <table:data-pilot-member table:name="0,00253899" table:display="true" table:show-details="true"/>
                <table:data-pilot-member table:name="0,00253935" table:display="true" table:show-details="true"/>
                <table:data-pilot-member table:name="0,00254135" table:display="true" table:show-details="true"/>
                <table:data-pilot-member table:name="0,00254167" table:display="true" table:show-details="true"/>
                <table:data-pilot-member table:name="0,00254217" table:display="true" table:show-details="true"/>
                <table:data-pilot-member table:name="0,00254316" table:display="true" table:show-details="true"/>
                <table:data-pilot-member table:name="0,00254339" table:display="true" table:show-details="true"/>
                <table:data-pilot-member table:name="0,00254374" table:display="true" table:show-details="true"/>
                <table:data-pilot-member table:name="0,00254407" table:display="true" table:show-details="true"/>
                <table:data-pilot-member table:name="0,00254631" table:display="true" table:show-details="true"/>
                <table:data-pilot-member table:name="0,0025466" table:display="true" table:show-details="true"/>
                <table:data-pilot-member table:name="0,00254819" table:display="true" table:show-details="true"/>
                <table:data-pilot-member table:name="0,00254838" table:display="true" table:show-details="true"/>
                <table:data-pilot-member table:name="0,00254978" table:display="true" table:show-details="true"/>
                <table:data-pilot-member table:name="0,00255009" table:display="true" table:show-details="true"/>
                <table:data-pilot-member table:name="0,0025507" table:display="true" table:show-details="true"/>
                <table:data-pilot-member table:name="0,00255128" table:display="true" table:show-details="true"/>
                <table:data-pilot-member table:name="0,0025519" table:display="true" table:show-details="true"/>
                <table:data-pilot-member table:name="0,00255301" table:display="true" table:show-details="true"/>
                <table:data-pilot-member table:name="0,00255354" table:display="true" table:show-details="true"/>
                <table:data-pilot-member table:name="0,00255443" table:display="true" table:show-details="true"/>
                <table:data-pilot-member table:name="0,00255495" table:display="true" table:show-details="true"/>
                <table:data-pilot-member table:name="0,0025551" table:display="true" table:show-details="true"/>
                <table:data-pilot-member table:name="0,00255609" table:display="true" table:show-details="true"/>
                <table:data-pilot-member table:name="0,00255757" table:display="true" table:show-details="true"/>
                <table:data-pilot-member table:name="0,00255814" table:display="true" table:show-details="true"/>
                <table:data-pilot-member table:name="0,00255921" table:display="true" table:show-details="true"/>
                <table:data-pilot-member table:name="0,0025595" table:display="true" table:show-details="true"/>
                <table:data-pilot-member table:name="0,00255955" table:display="true" table:show-details="true"/>
                <table:data-pilot-member table:name="0,00255987" table:display="true" table:show-details="true"/>
                <table:data-pilot-member table:name="0,00256006" table:display="true" table:show-details="true"/>
                <table:data-pilot-member table:name="0,00256176" table:display="true" table:show-details="true"/>
                <table:data-pilot-member table:name="0,00256255" table:display="true" table:show-details="true"/>
                <table:data-pilot-member table:name="0,00256278" table:display="true" table:show-details="true"/>
                <table:data-pilot-member table:name="0,00256479" table:display="true" table:show-details="true"/>
                <table:data-pilot-member table:name="0,00256506" table:display="true" table:show-details="true"/>
                <table:data-pilot-member table:name="0,00256584" table:display="true" table:show-details="true"/>
                <table:data-pilot-member table:name="0,00256636" table:display="true" table:show-details="true"/>
                <table:data-pilot-member table:name="0,00256694" table:display="true" table:show-details="true"/>
                <table:data-pilot-member table:name="0,00256702" table:display="true" table:show-details="true"/>
                <table:data-pilot-member table:name="0,00256889" table:display="true" table:show-details="true"/>
                <table:data-pilot-member table:name="0,00256993" table:display="true" table:show-details="true"/>
                <table:data-pilot-member table:name="0,00257034" table:display="true" table:show-details="true"/>
                <table:data-pilot-member table:name="0,00257223" table:display="true" table:show-details="true"/>
                <table:data-pilot-member table:name="0,00257548" table:display="true" table:show-details="true"/>
                <table:data-pilot-member table:name="0,00257615" table:display="true" table:show-details="true"/>
                <table:data-pilot-member table:name="0,00257629" table:display="true" table:show-details="true"/>
                <table:data-pilot-member table:name="0,0025779" table:display="true" table:show-details="true"/>
                <table:data-pilot-member table:name="0,0025785" table:display="true" table:show-details="true"/>
                <table:data-pilot-member table:name="0,00257959" table:display="true" table:show-details="true"/>
                <table:data-pilot-member table:name="0,00258434" table:display="true" table:show-details="true"/>
                <table:data-pilot-member table:name="0,0025855" table:display="true" table:show-details="true"/>
                <table:data-pilot-member table:name="0,00258578" table:display="true" table:show-details="true"/>
                <table:data-pilot-member table:name="0,00258583" table:display="true" table:show-details="true"/>
                <table:data-pilot-member table:name="0,00258747" table:display="true" table:show-details="true"/>
                <table:data-pilot-member table:name="0,00258795" table:display="true" table:show-details="true"/>
                <table:data-pilot-member table:name="0,00259043" table:display="true" table:show-details="true"/>
                <table:data-pilot-member table:name="0,00259077" table:display="true" table:show-details="true"/>
                <table:data-pilot-member table:name="0,00259119" table:display="true" table:show-details="true"/>
                <table:data-pilot-member table:name="0,00259133" table:display="true" table:show-details="true"/>
                <table:data-pilot-member table:name="0,00259254" table:display="true" table:show-details="true"/>
                <table:data-pilot-member table:name="0,00259267" table:display="true" table:show-details="true"/>
                <table:data-pilot-member table:name="0,00259296" table:display="true" table:show-details="true"/>
                <table:data-pilot-member table:name="0,00259364" table:display="true" table:show-details="true"/>
                <table:data-pilot-member table:name="0,0025937" table:display="true" table:show-details="true"/>
                <table:data-pilot-member table:name="0,00259388" table:display="true" table:show-details="true"/>
                <table:data-pilot-member table:name="0,00259434" table:display="true" table:show-details="true"/>
                <table:data-pilot-member table:name="0,00259634" table:display="true" table:show-details="true"/>
                <table:data-pilot-member table:name="0,00259648" table:display="true" table:show-details="true"/>
                <table:data-pilot-member table:name="0,00259696" table:display="true" table:show-details="true"/>
                <table:data-pilot-member table:name="0,00259715" table:display="true" table:show-details="true"/>
                <table:data-pilot-member table:name="0,0025987" table:display="true" table:show-details="true"/>
                <table:data-pilot-member table:name="0,00260019" table:display="true" table:show-details="true"/>
                <table:data-pilot-member table:name="0,00260129" table:display="true" table:show-details="true"/>
                <table:data-pilot-member table:name="0,00260333" table:display="true" table:show-details="true"/>
                <table:data-pilot-member table:name="0,00260432" table:display="true" table:show-details="true"/>
                <table:data-pilot-member table:name="0,00260573" table:display="true" table:show-details="true"/>
                <table:data-pilot-member table:name="0,00260632" table:display="true" table:show-details="true"/>
                <table:data-pilot-member table:name="0,0026065" table:display="true" table:show-details="true"/>
                <table:data-pilot-member table:name="0,00260693" table:display="true" table:show-details="true"/>
                <table:data-pilot-member table:name="0,00260803" table:display="true" table:show-details="true"/>
                <table:data-pilot-member table:name="0,00260873" table:display="true" table:show-details="true"/>
                <table:data-pilot-member table:name="0,00261016" table:display="true" table:show-details="true"/>
                <table:data-pilot-member table:name="0,00261122" table:display="true" table:show-details="true"/>
                <table:data-pilot-member table:name="0,00261152" table:display="true" table:show-details="true"/>
                <table:data-pilot-member table:name="0,00261215" table:display="true" table:show-details="true"/>
                <table:data-pilot-member table:name="0,00261223" table:display="true" table:show-details="true"/>
                <table:data-pilot-member table:name="0,00261311" table:display="true" table:show-details="true"/>
                <table:data-pilot-member table:name="0,00261318" table:display="true" table:show-details="true"/>
                <table:data-pilot-member table:name="0,00261332" table:display="true" table:show-details="true"/>
                <table:data-pilot-member table:name="0,00261358" table:display="true" table:show-details="true"/>
                <table:data-pilot-member table:name="0,00261387" table:display="true" table:show-details="true"/>
                <table:data-pilot-member table:name="0,00261393" table:display="true" table:show-details="true"/>
                <table:data-pilot-member table:name="0,0026143" table:display="true" table:show-details="true"/>
                <table:data-pilot-member table:name="0,00261466" table:display="true" table:show-details="true"/>
                <table:data-pilot-member table:name="0,00261472" table:display="true" table:show-details="true"/>
                <table:data-pilot-member table:name="0,00261606" table:display="true" table:show-details="true"/>
                <table:data-pilot-member table:name="0,00261628" table:display="true" table:show-details="true"/>
                <table:data-pilot-member table:name="0,00261656" table:display="true" table:show-details="true"/>
                <table:data-pilot-member table:name="0,00261659" table:display="true" table:show-details="true"/>
                <table:data-pilot-member table:name="0,00261832" table:display="true" table:show-details="true"/>
                <table:data-pilot-member table:name="0,00262109" table:display="true" table:show-details="true"/>
                <table:data-pilot-member table:name="0,00262268" table:display="true" table:show-details="true"/>
                <table:data-pilot-member table:name="0,002623" table:display="true" table:show-details="true"/>
                <table:data-pilot-member table:name="0,00262313" table:display="true" table:show-details="true"/>
                <table:data-pilot-member table:name="0,00262346" table:display="true" table:show-details="true"/>
                <table:data-pilot-member table:name="0,00262401" table:display="true" table:show-details="true"/>
                <table:data-pilot-member table:name="0,00262513" table:display="true" table:show-details="true"/>
                <table:data-pilot-member table:name="0,00262549" table:display="true" table:show-details="true"/>
                <table:data-pilot-member table:name="0,00262647" table:display="true" table:show-details="true"/>
                <table:data-pilot-member table:name="0,00262704" table:display="true" table:show-details="true"/>
                <table:data-pilot-member table:name="0,00262738" table:display="true" table:show-details="true"/>
                <table:data-pilot-member table:name="0,00262978" table:display="true" table:show-details="true"/>
                <table:data-pilot-member table:name="0,00263276" table:display="true" table:show-details="true"/>
                <table:data-pilot-member table:name="0,00263325" table:display="true" table:show-details="true"/>
                <table:data-pilot-member table:name="0,00263375" table:display="true" table:show-details="true"/>
                <table:data-pilot-member table:name="0,00263435" table:display="true" table:show-details="true"/>
                <table:data-pilot-member table:name="0,00263446" table:display="true" table:show-details="true"/>
                <table:data-pilot-member table:name="0,00263519" table:display="true" table:show-details="true"/>
                <table:data-pilot-member table:name="0,00263658" table:display="true" table:show-details="true"/>
                <table:data-pilot-member table:name="0,00263689" table:display="true" table:show-details="true"/>
                <table:data-pilot-member table:name="0,0026382" table:display="true" table:show-details="true"/>
                <table:data-pilot-member table:name="0,00264241" table:display="true" table:show-details="true"/>
                <table:data-pilot-member table:name="0,00264288" table:display="true" table:show-details="true"/>
                <table:data-pilot-member table:name="0,00264335" table:display="true" table:show-details="true"/>
                <table:data-pilot-member table:name="0,00264337" table:display="true" table:show-details="true"/>
                <table:data-pilot-member table:name="0,00264454" table:display="true" table:show-details="true"/>
                <table:data-pilot-member table:name="0,00264467" table:display="true" table:show-details="true"/>
                <table:data-pilot-member table:name="0,00264471" table:display="true" table:show-details="true"/>
                <table:data-pilot-member table:name="0,0026449" table:display="true" table:show-details="true"/>
                <table:data-pilot-member table:name="0,00264557" table:display="true" table:show-details="true"/>
                <table:data-pilot-member table:name="0,00264668" table:display="true" table:show-details="true"/>
                <table:data-pilot-member table:name="0,00264678" table:display="true" table:show-details="true"/>
                <table:data-pilot-member table:name="0,00264747" table:display="true" table:show-details="true"/>
                <table:data-pilot-member table:name="0,00264865" table:display="true" table:show-details="true"/>
                <table:data-pilot-member table:name="0,00264917" table:display="true" table:show-details="true"/>
                <table:data-pilot-member table:name="0,00264981" table:display="true" table:show-details="true"/>
                <table:data-pilot-member table:name="0,00265046" table:display="true" table:show-details="true"/>
                <table:data-pilot-member table:name="0,00265087" table:display="true" table:show-details="true"/>
                <table:data-pilot-member table:name="0,00265244" table:display="true" table:show-details="true"/>
                <table:data-pilot-member table:name="0,00265247" table:display="true" table:show-details="true"/>
                <table:data-pilot-member table:name="0,00265309" table:display="true" table:show-details="true"/>
                <table:data-pilot-member table:name="0,00265346" table:display="true" table:show-details="true"/>
                <table:data-pilot-member table:name="0,0026549" table:display="true" table:show-details="true"/>
                <table:data-pilot-member table:name="0,0026551" table:display="true" table:show-details="true"/>
                <table:data-pilot-member table:name="0,00265619" table:display="true" table:show-details="true"/>
                <table:data-pilot-member table:name="0,00265677" table:display="true" table:show-details="true"/>
                <table:data-pilot-member table:name="0,00265808" table:display="true" table:show-details="true"/>
                <table:data-pilot-member table:name="0,00265911" table:display="true" table:show-details="true"/>
                <table:data-pilot-member table:name="0,00265922" table:display="true" table:show-details="true"/>
                <table:data-pilot-member table:name="0,00265938" table:display="true" table:show-details="true"/>
                <table:data-pilot-member table:name="0,00265962" table:display="true" table:show-details="true"/>
                <table:data-pilot-member table:name="0,00265989" table:display="true" table:show-details="true"/>
                <table:data-pilot-member table:name="0,00266067" table:display="true" table:show-details="true"/>
                <table:data-pilot-member table:name="0,00266209" table:display="true" table:show-details="true"/>
                <table:data-pilot-member table:name="0,00266225" table:display="true" table:show-details="true"/>
                <table:data-pilot-member table:name="0,00266267" table:display="true" table:show-details="true"/>
                <table:data-pilot-member table:name="0,0026631" table:display="true" table:show-details="true"/>
                <table:data-pilot-member table:name="0,00266346" table:display="true" table:show-details="true"/>
                <table:data-pilot-member table:name="0,00266388" table:display="true" table:show-details="true"/>
                <table:data-pilot-member table:name="0,00266729" table:display="true" table:show-details="true"/>
                <table:data-pilot-member table:name="0,00266827" table:display="true" table:show-details="true"/>
                <table:data-pilot-member table:name="0,00266858" table:display="true" table:show-details="true"/>
                <table:data-pilot-member table:name="0,00266972" table:display="true" table:show-details="true"/>
                <table:data-pilot-member table:name="0,00266976" table:display="true" table:show-details="true"/>
                <table:data-pilot-member table:name="0,00266982" table:display="true" table:show-details="true"/>
                <table:data-pilot-member table:name="0,00267138" table:display="true" table:show-details="true"/>
                <table:data-pilot-member table:name="0,00267193" table:display="true" table:show-details="true"/>
                <table:data-pilot-member table:name="0,00267279" table:display="true" table:show-details="true"/>
                <table:data-pilot-member table:name="0,00267368" table:display="true" table:show-details="true"/>
                <table:data-pilot-member table:name="0,00267387" table:display="true" table:show-details="true"/>
                <table:data-pilot-member table:name="0,0026739" table:display="true" table:show-details="true"/>
                <table:data-pilot-member table:name="0,00267411" table:display="true" table:show-details="true"/>
                <table:data-pilot-member table:name="0,00267476" table:display="true" table:show-details="true"/>
                <table:data-pilot-member table:name="0,00267959" table:display="true" table:show-details="true"/>
                <table:data-pilot-member table:name="0,00268348" table:display="true" table:show-details="true"/>
                <table:data-pilot-member table:name="0,00268386" table:display="true" table:show-details="true"/>
                <table:data-pilot-member table:name="0,00268595" table:display="true" table:show-details="true"/>
                <table:data-pilot-member table:name="0,0026862" table:display="true" table:show-details="true"/>
                <table:data-pilot-member table:name="0,00268843" table:display="true" table:show-details="true"/>
                <table:data-pilot-member table:name="0,00268947" table:display="true" table:show-details="true"/>
                <table:data-pilot-member table:name="0,00268976" table:display="true" table:show-details="true"/>
                <table:data-pilot-member table:name="0,00269037" table:display="true" table:show-details="true"/>
                <table:data-pilot-member table:name="0,00269097" table:display="true" table:show-details="true"/>
                <table:data-pilot-member table:name="0,00269282" table:display="true" table:show-details="true"/>
                <table:data-pilot-member table:name="0,00269286" table:display="true" table:show-details="true"/>
                <table:data-pilot-member table:name="0,00269381" table:display="true" table:show-details="true"/>
                <table:data-pilot-member table:name="0,00269423" table:display="true" table:show-details="true"/>
                <table:data-pilot-member table:name="0,00269445" table:display="true" table:show-details="true"/>
                <table:data-pilot-member table:name="0,00269466" table:display="true" table:show-details="true"/>
                <table:data-pilot-member table:name="0,00269572" table:display="true" table:show-details="true"/>
                <table:data-pilot-member table:name="0,00269577" table:display="true" table:show-details="true"/>
                <table:data-pilot-member table:name="0,00269583" table:display="true" table:show-details="true"/>
                <table:data-pilot-member table:name="0,00269836" table:display="true" table:show-details="true"/>
                <table:data-pilot-member table:name="0,00270078" table:display="true" table:show-details="true"/>
                <table:data-pilot-member table:name="0,00270106" table:display="true" table:show-details="true"/>
                <table:data-pilot-member table:name="0,00270241" table:display="true" table:show-details="true"/>
                <table:data-pilot-member table:name="0,00270519" table:display="true" table:show-details="true"/>
                <table:data-pilot-member table:name="0,00270524" table:display="true" table:show-details="true"/>
                <table:data-pilot-member table:name="0,00270539" table:display="true" table:show-details="true"/>
                <table:data-pilot-member table:name="0,00270636" table:display="true" table:show-details="true"/>
                <table:data-pilot-member table:name="0,00270664" table:display="true" table:show-details="true"/>
                <table:data-pilot-member table:name="0,00271058" table:display="true" table:show-details="true"/>
                <table:data-pilot-member table:name="0,00271081" table:display="true" table:show-details="true"/>
                <table:data-pilot-member table:name="0,00271136" table:display="true" table:show-details="true"/>
                <table:data-pilot-member table:name="0,00271226" table:display="true" table:show-details="true"/>
                <table:data-pilot-member table:name="0,00271419" table:display="true" table:show-details="true"/>
                <table:data-pilot-member table:name="0,00271568" table:display="true" table:show-details="true"/>
                <table:data-pilot-member table:name="0,00271631" table:display="true" table:show-details="true"/>
                <table:data-pilot-member table:name="0,0027165" table:display="true" table:show-details="true"/>
                <table:data-pilot-member table:name="0,00271861" table:display="true" table:show-details="true"/>
                <table:data-pilot-member table:name="0,0027187" table:display="true" table:show-details="true"/>
                <table:data-pilot-member table:name="0,00271989" table:display="true" table:show-details="true"/>
                <table:data-pilot-member table:name="0,00272035" table:display="true" table:show-details="true"/>
                <table:data-pilot-member table:name="0,00272044" table:display="true" table:show-details="true"/>
                <table:data-pilot-member table:name="0,0027205" table:display="true" table:show-details="true"/>
                <table:data-pilot-member table:name="0,0027208" table:display="true" table:show-details="true"/>
                <table:data-pilot-member table:name="0,00272125" table:display="true" table:show-details="true"/>
                <table:data-pilot-member table:name="0,00272183" table:display="true" table:show-details="true"/>
                <table:data-pilot-member table:name="0,00272259" table:display="true" table:show-details="true"/>
                <table:data-pilot-member table:name="0,0027226" table:display="true" table:show-details="true"/>
                <table:data-pilot-member table:name="0,00272267" table:display="true" table:show-details="true"/>
                <table:data-pilot-member table:name="0,00272271" table:display="true" table:show-details="true"/>
                <table:data-pilot-member table:name="0,00272306" table:display="true" table:show-details="true"/>
                <table:data-pilot-member table:name="0,00272406" table:display="true" table:show-details="true"/>
                <table:data-pilot-member table:name="0,00272422" table:display="true" table:show-details="true"/>
                <table:data-pilot-member table:name="0,00272711" table:display="true" table:show-details="true"/>
                <table:data-pilot-member table:name="0,0027273" table:display="true" table:show-details="true"/>
                <table:data-pilot-member table:name="0,00272762" table:display="true" table:show-details="true"/>
                <table:data-pilot-member table:name="0,00272795" table:display="true" table:show-details="true"/>
                <table:data-pilot-member table:name="0,00272881" table:display="true" table:show-details="true"/>
                <table:data-pilot-member table:name="0,00272891" table:display="true" table:show-details="true"/>
                <table:data-pilot-member table:name="0,00272906" table:display="true" table:show-details="true"/>
                <table:data-pilot-member table:name="0,00273207" table:display="true" table:show-details="true"/>
                <table:data-pilot-member table:name="0,00273213" table:display="true" table:show-details="true"/>
                <table:data-pilot-member table:name="0,00273322" table:display="true" table:show-details="true"/>
                <table:data-pilot-member table:name="0,00273562" table:display="true" table:show-details="true"/>
                <table:data-pilot-member table:name="0,00273674" table:display="true" table:show-details="true"/>
                <table:data-pilot-member table:name="0,00273755" table:display="true" table:show-details="true"/>
                <table:data-pilot-member table:name="0,00273765" table:display="true" table:show-details="true"/>
                <table:data-pilot-member table:name="0,00273823" table:display="true" table:show-details="true"/>
                <table:data-pilot-member table:name="0,00273946" table:display="true" table:show-details="true"/>
                <table:data-pilot-member table:name="0,00273954" table:display="true" table:show-details="true"/>
                <table:data-pilot-member table:name="0,00274054" table:display="true" table:show-details="true"/>
                <table:data-pilot-member table:name="0,00274149" table:display="true" table:show-details="true"/>
                <table:data-pilot-member table:name="0,0027417" table:display="true" table:show-details="true"/>
                <table:data-pilot-member table:name="0,00274324" table:display="true" table:show-details="true"/>
                <table:data-pilot-member table:name="0,00274325" table:display="true" table:show-details="true"/>
                <table:data-pilot-member table:name="0,00274345" table:display="true" table:show-details="true"/>
                <table:data-pilot-member table:name="0,00274354" table:display="true" table:show-details="true"/>
                <table:data-pilot-member table:name="0,00274355" table:display="true" table:show-details="true"/>
                <table:data-pilot-member table:name="0,00274382" table:display="true" table:show-details="true"/>
                <table:data-pilot-member table:name="0,00274391" table:display="true" table:show-details="true"/>
                <table:data-pilot-member table:name="0,00274452" table:display="true" table:show-details="true"/>
                <table:data-pilot-member table:name="0,00274466" table:display="true" table:show-details="true"/>
                <table:data-pilot-member table:name="0,00274747" table:display="true" table:show-details="true"/>
                <table:data-pilot-member table:name="0,00274908" table:display="true" table:show-details="true"/>
                <table:data-pilot-member table:name="0,00274917" table:display="true" table:show-details="true"/>
                <table:data-pilot-member table:name="0,00274947" table:display="true" table:show-details="true"/>
                <table:data-pilot-member table:name="0,00274993" table:display="true" table:show-details="true"/>
                <table:data-pilot-member table:name="0,00275736" table:display="true" table:show-details="true"/>
                <table:data-pilot-member table:name="0,00275844" table:display="true" table:show-details="true"/>
                <table:data-pilot-member table:name="0,00275893" table:display="true" table:show-details="true"/>
                <table:data-pilot-member table:name="0,00275895" table:display="true" table:show-details="true"/>
                <table:data-pilot-member table:name="0,00275912" table:display="true" table:show-details="true"/>
                <table:data-pilot-member table:name="0,00276061" table:display="true" table:show-details="true"/>
                <table:data-pilot-member table:name="0,00276083" table:display="true" table:show-details="true"/>
                <table:data-pilot-member table:name="0,00276287" table:display="true" table:show-details="true"/>
                <table:data-pilot-member table:name="0,00276402" table:display="true" table:show-details="true"/>
                <table:data-pilot-member table:name="0,00276488" table:display="true" table:show-details="true"/>
                <table:data-pilot-member table:name="0,00276775" table:display="true" table:show-details="true"/>
                <table:data-pilot-member table:name="0,00276839" table:display="true" table:show-details="true"/>
                <table:data-pilot-member table:name="0,00276958" table:display="true" table:show-details="true"/>
                <table:data-pilot-member table:name="0,00277123" table:display="true" table:show-details="true"/>
                <table:data-pilot-member table:name="0,00277186" table:display="true" table:show-details="true"/>
                <table:data-pilot-member table:name="0,00277253" table:display="true" table:show-details="true"/>
                <table:data-pilot-member table:name="0,00277259" table:display="true" table:show-details="true"/>
                <table:data-pilot-member table:name="0,00277283" table:display="true" table:show-details="true"/>
                <table:data-pilot-member table:name="0,00277319" table:display="true" table:show-details="true"/>
                <table:data-pilot-member table:name="0,00277321" table:display="true" table:show-details="true"/>
                <table:data-pilot-member table:name="0,00277354" table:display="true" table:show-details="true"/>
                <table:data-pilot-member table:name="0,00277636" table:display="true" table:show-details="true"/>
                <table:data-pilot-member table:name="0,00277653" table:display="true" table:show-details="true"/>
                <table:data-pilot-member table:name="0,00277823" table:display="true" table:show-details="true"/>
                <table:data-pilot-member table:name="0,00277947" table:display="true" table:show-details="true"/>
                <table:data-pilot-member table:name="0,00277975" table:display="true" table:show-details="true"/>
                <table:data-pilot-member table:name="0,00278081" table:display="true" table:show-details="true"/>
                <table:data-pilot-member table:name="0,00278123" table:display="true" table:show-details="true"/>
                <table:data-pilot-member table:name="0,00278254" table:display="true" table:show-details="true"/>
                <table:data-pilot-member table:name="0,00278261" table:display="true" table:show-details="true"/>
                <table:data-pilot-member table:name="0,00278271" table:display="true" table:show-details="true"/>
                <table:data-pilot-member table:name="0,00278356" table:display="true" table:show-details="true"/>
                <table:data-pilot-member table:name="0,00278483" table:display="true" table:show-details="true"/>
                <table:data-pilot-member table:name="0,002788" table:display="true" table:show-details="true"/>
                <table:data-pilot-member table:name="0,00279206" table:display="true" table:show-details="true"/>
                <table:data-pilot-member table:name="0,00279224" table:display="true" table:show-details="true"/>
                <table:data-pilot-member table:name="0,00279256" table:display="true" table:show-details="true"/>
                <table:data-pilot-member table:name="0,00279321" table:display="true" table:show-details="true"/>
                <table:data-pilot-member table:name="0,00279369" table:display="true" table:show-details="true"/>
                <table:data-pilot-member table:name="0,00279379" table:display="true" table:show-details="true"/>
                <table:data-pilot-member table:name="0,00279425" table:display="true" table:show-details="true"/>
                <table:data-pilot-member table:name="0,00279532" table:display="true" table:show-details="true"/>
                <table:data-pilot-member table:name="0,00279579" table:display="true" table:show-details="true"/>
                <table:data-pilot-member table:name="0,00279602" table:display="true" table:show-details="true"/>
                <table:data-pilot-member table:name="0,00279932" table:display="true" table:show-details="true"/>
                <table:data-pilot-member table:name="0,00279961" table:display="true" table:show-details="true"/>
                <table:data-pilot-member table:name="0,00280016" table:display="true" table:show-details="true"/>
                <table:data-pilot-member table:name="0,0028004" table:display="true" table:show-details="true"/>
                <table:data-pilot-member table:name="0,00280102" table:display="true" table:show-details="true"/>
                <table:data-pilot-member table:name="0,00280389" table:display="true" table:show-details="true"/>
                <table:data-pilot-member table:name="0,0028043" table:display="true" table:show-details="true"/>
                <table:data-pilot-member table:name="0,00280533" table:display="true" table:show-details="true"/>
                <table:data-pilot-member table:name="0,00280621" table:display="true" table:show-details="true"/>
                <table:data-pilot-member table:name="0,0028065" table:display="true" table:show-details="true"/>
                <table:data-pilot-member table:name="0,00280676" table:display="true" table:show-details="true"/>
                <table:data-pilot-member table:name="0,00280898" table:display="true" table:show-details="true"/>
                <table:data-pilot-member table:name="0,00281015" table:display="true" table:show-details="true"/>
                <table:data-pilot-member table:name="0,00281025" table:display="true" table:show-details="true"/>
                <table:data-pilot-member table:name="0,00281066" table:display="true" table:show-details="true"/>
                <table:data-pilot-member table:name="0,00281261" table:display="true" table:show-details="true"/>
                <table:data-pilot-member table:name="0,00281299" table:display="true" table:show-details="true"/>
                <table:data-pilot-member table:name="0,00281468" table:display="true" table:show-details="true"/>
                <table:data-pilot-member table:name="0,00281506" table:display="true" table:show-details="true"/>
                <table:data-pilot-member table:name="0,00281535" table:display="true" table:show-details="true"/>
                <table:data-pilot-member table:name="0,00281574" table:display="true" table:show-details="true"/>
                <table:data-pilot-member table:name="0,00281626" table:display="true" table:show-details="true"/>
                <table:data-pilot-member table:name="0,00281731" table:display="true" table:show-details="true"/>
                <table:data-pilot-member table:name="0,00281869" table:display="true" table:show-details="true"/>
                <table:data-pilot-member table:name="0,002819" table:display="true" table:show-details="true"/>
                <table:data-pilot-member table:name="0,00281993" table:display="true" table:show-details="true"/>
                <table:data-pilot-member table:name="0,00282018" table:display="true" table:show-details="true"/>
                <table:data-pilot-member table:name="0,00282042" table:display="true" table:show-details="true"/>
                <table:data-pilot-member table:name="0,00282144" table:display="true" table:show-details="true"/>
                <table:data-pilot-member table:name="0,002823" table:display="true" table:show-details="true"/>
                <table:data-pilot-member table:name="0,00282432" table:display="true" table:show-details="true"/>
                <table:data-pilot-member table:name="0,00282472" table:display="true" table:show-details="true"/>
                <table:data-pilot-member table:name="0,00282516" table:display="true" table:show-details="true"/>
                <table:data-pilot-member table:name="0,00282562" table:display="true" table:show-details="true"/>
                <table:data-pilot-member table:name="0,00282715" table:display="true" table:show-details="true"/>
                <table:data-pilot-member table:name="0,00282737" table:display="true" table:show-details="true"/>
                <table:data-pilot-member table:name="0,00282823" table:display="true" table:show-details="true"/>
                <table:data-pilot-member table:name="0,00282854" table:display="true" table:show-details="true"/>
                <table:data-pilot-member table:name="0,00282871" table:display="true" table:show-details="true"/>
                <table:data-pilot-member table:name="0,00282986" table:display="true" table:show-details="true"/>
                <table:data-pilot-member table:name="0,0028311" table:display="true" table:show-details="true"/>
                <table:data-pilot-member table:name="0,00283153" table:display="true" table:show-details="true"/>
                <table:data-pilot-member table:name="0,00283222" table:display="true" table:show-details="true"/>
                <table:data-pilot-member table:name="0,00283238" table:display="true" table:show-details="true"/>
                <table:data-pilot-member table:name="0,00283297" table:display="true" table:show-details="true"/>
                <table:data-pilot-member table:name="0,00283299" table:display="true" table:show-details="true"/>
                <table:data-pilot-member table:name="0,00283309" table:display="true" table:show-details="true"/>
                <table:data-pilot-member table:name="0,00283546" table:display="true" table:show-details="true"/>
                <table:data-pilot-member table:name="0,00283661" table:display="true" table:show-details="true"/>
                <table:data-pilot-member table:name="0,00283685" table:display="true" table:show-details="true"/>
                <table:data-pilot-member table:name="0,00283802" table:display="true" table:show-details="true"/>
                <table:data-pilot-member table:name="0,00283868" table:display="true" table:show-details="true"/>
                <table:data-pilot-member table:name="0,00284007" table:display="true" table:show-details="true"/>
                <table:data-pilot-member table:name="0,00284029" table:display="true" table:show-details="true"/>
                <table:data-pilot-member table:name="0,00284106" table:display="true" table:show-details="true"/>
                <table:data-pilot-member table:name="0,0028424" table:display="true" table:show-details="true"/>
                <table:data-pilot-member table:name="0,00284402" table:display="true" table:show-details="true"/>
                <table:data-pilot-member table:name="0,00284506" table:display="true" table:show-details="true"/>
                <table:data-pilot-member table:name="0,00284621" table:display="true" table:show-details="true"/>
                <table:data-pilot-member table:name="0,00284644" table:display="true" table:show-details="true"/>
                <table:data-pilot-member table:name="0,00284692" table:display="true" table:show-details="true"/>
                <table:data-pilot-member table:name="0,00284699" table:display="true" table:show-details="true"/>
                <table:data-pilot-member table:name="0,0028483" table:display="true" table:show-details="true"/>
                <table:data-pilot-member table:name="0,00285009" table:display="true" table:show-details="true"/>
                <table:data-pilot-member table:name="0,00285148" table:display="true" table:show-details="true"/>
                <table:data-pilot-member table:name="0,00285281" table:display="true" table:show-details="true"/>
                <table:data-pilot-member table:name="0,00285401" table:display="true" table:show-details="true"/>
                <table:data-pilot-member table:name="0,00285413" table:display="true" table:show-details="true"/>
                <table:data-pilot-member table:name="0,00285538" table:display="true" table:show-details="true"/>
                <table:data-pilot-member table:name="0,00285591" table:display="true" table:show-details="true"/>
                <table:data-pilot-member table:name="0,00285603" table:display="true" table:show-details="true"/>
                <table:data-pilot-member table:name="0,00285908" table:display="true" table:show-details="true"/>
                <table:data-pilot-member table:name="0,00285967" table:display="true" table:show-details="true"/>
                <table:data-pilot-member table:name="0,00285981" table:display="true" table:show-details="true"/>
                <table:data-pilot-member table:name="0,00286016" table:display="true" table:show-details="true"/>
                <table:data-pilot-member table:name="0,00286112" table:display="true" table:show-details="true"/>
                <table:data-pilot-member table:name="0,00286265" table:display="true" table:show-details="true"/>
                <table:data-pilot-member table:name="0,00286455" table:display="true" table:show-details="true"/>
                <table:data-pilot-member table:name="0,00286638" table:display="true" table:show-details="true"/>
                <table:data-pilot-member table:name="0,00286816" table:display="true" table:show-details="true"/>
                <table:data-pilot-member table:name="0,00286913" table:display="true" table:show-details="true"/>
                <table:data-pilot-member table:name="0,00286929" table:display="true" table:show-details="true"/>
                <table:data-pilot-member table:name="0,0028693" table:display="true" table:show-details="true"/>
                <table:data-pilot-member table:name="0,00287227" table:display="true" table:show-details="true"/>
                <table:data-pilot-member table:name="0,00287347" table:display="true" table:show-details="true"/>
                <table:data-pilot-member table:name="0,00287439" table:display="true" table:show-details="true"/>
                <table:data-pilot-member table:name="0,00287518" table:display="true" table:show-details="true"/>
                <table:data-pilot-member table:name="0,00287554" table:display="true" table:show-details="true"/>
                <table:data-pilot-member table:name="0,00287765" table:display="true" table:show-details="true"/>
                <table:data-pilot-member table:name="0,00287807" table:display="true" table:show-details="true"/>
                <table:data-pilot-member table:name="0,00287855" table:display="true" table:show-details="true"/>
                <table:data-pilot-member table:name="0,00287929" table:display="true" table:show-details="true"/>
                <table:data-pilot-member table:name="0,00288048" table:display="true" table:show-details="true"/>
                <table:data-pilot-member table:name="0,00288056" table:display="true" table:show-details="true"/>
                <table:data-pilot-member table:name="0,0028811" table:display="true" table:show-details="true"/>
                <table:data-pilot-member table:name="0,00288344" table:display="true" table:show-details="true"/>
                <table:data-pilot-member table:name="0,0028836" table:display="true" table:show-details="true"/>
                <table:data-pilot-member table:name="0,0028837" table:display="true" table:show-details="true"/>
                <table:data-pilot-member table:name="0,00288553" table:display="true" table:show-details="true"/>
                <table:data-pilot-member table:name="0,0028862" table:display="true" table:show-details="true"/>
                <table:data-pilot-member table:name="0,00288631" table:display="true" table:show-details="true"/>
                <table:data-pilot-member table:name="0,00288713" table:display="true" table:show-details="true"/>
                <table:data-pilot-member table:name="0,00288817" table:display="true" table:show-details="true"/>
                <table:data-pilot-member table:name="0,00288824" table:display="true" table:show-details="true"/>
                <table:data-pilot-member table:name="0,00288938" table:display="true" table:show-details="true"/>
                <table:data-pilot-member table:name="0,00288964" table:display="true" table:show-details="true"/>
                <table:data-pilot-member table:name="0,00288982" table:display="true" table:show-details="true"/>
                <table:data-pilot-member table:name="0,00289109" table:display="true" table:show-details="true"/>
                <table:data-pilot-member table:name="0,00289166" table:display="true" table:show-details="true"/>
                <table:data-pilot-member table:name="0,00289203" table:display="true" table:show-details="true"/>
                <table:data-pilot-member table:name="0,00289314" table:display="true" table:show-details="true"/>
                <table:data-pilot-member table:name="0,00289464" table:display="true" table:show-details="true"/>
                <table:data-pilot-member table:name="0,00289483" table:display="true" table:show-details="true"/>
                <table:data-pilot-member table:name="0,00289631" table:display="true" table:show-details="true"/>
                <table:data-pilot-member table:name="0,00289831" table:display="true" table:show-details="true"/>
                <table:data-pilot-member table:name="0,00289912" table:display="true" table:show-details="true"/>
                <table:data-pilot-member table:name="0,00289925" table:display="true" table:show-details="true"/>
                <table:data-pilot-member table:name="0,00290074" table:display="true" table:show-details="true"/>
                <table:data-pilot-member table:name="0,00290077" table:display="true" table:show-details="true"/>
                <table:data-pilot-member table:name="0,00290096" table:display="true" table:show-details="true"/>
                <table:data-pilot-member table:name="0,00290109" table:display="true" table:show-details="true"/>
                <table:data-pilot-member table:name="0,00290116" table:display="true" table:show-details="true"/>
                <table:data-pilot-member table:name="0,0029019" table:display="true" table:show-details="true"/>
                <table:data-pilot-member table:name="0,00290273" table:display="true" table:show-details="true"/>
                <table:data-pilot-member table:name="0,00290336" table:display="true" table:show-details="true"/>
                <table:data-pilot-member table:name="0,00290546" table:display="true" table:show-details="true"/>
                <table:data-pilot-member table:name="0,00290562" table:display="true" table:show-details="true"/>
                <table:data-pilot-member table:name="0,00290583" table:display="true" table:show-details="true"/>
                <table:data-pilot-member table:name="0,00290714" table:display="true" table:show-details="true"/>
                <table:data-pilot-member table:name="0,00290843" table:display="true" table:show-details="true"/>
                <table:data-pilot-member table:name="0,00291108" table:display="true" table:show-details="true"/>
                <table:data-pilot-member table:name="0,00291284" table:display="true" table:show-details="true"/>
                <table:data-pilot-member table:name="0,00291285" table:display="true" table:show-details="true"/>
                <table:data-pilot-member table:name="0,00291699" table:display="true" table:show-details="true"/>
                <table:data-pilot-member table:name="0,00291725" table:display="true" table:show-details="true"/>
                <table:data-pilot-member table:name="0,00291843" table:display="true" table:show-details="true"/>
                <table:data-pilot-member table:name="0,00292057" table:display="true" table:show-details="true"/>
                <table:data-pilot-member table:name="0,00292303" table:display="true" table:show-details="true"/>
                <table:data-pilot-member table:name="0,00292357" table:display="true" table:show-details="true"/>
                <table:data-pilot-member table:name="0,00292552" table:display="true" table:show-details="true"/>
                <table:data-pilot-member table:name="0,00292856" table:display="true" table:show-details="true"/>
                <table:data-pilot-member table:name="0,00293045" table:display="true" table:show-details="true"/>
                <table:data-pilot-member table:name="0,00293091" table:display="true" table:show-details="true"/>
                <table:data-pilot-member table:name="0,00293127" table:display="true" table:show-details="true"/>
                <table:data-pilot-member table:name="0,00293158" table:display="true" table:show-details="true"/>
                <table:data-pilot-member table:name="0,00293272" table:display="true" table:show-details="true"/>
                <table:data-pilot-member table:name="0,00293292" table:display="true" table:show-details="true"/>
                <table:data-pilot-member table:name="0,00293295" table:display="true" table:show-details="true"/>
                <table:data-pilot-member table:name="0,00293428" table:display="true" table:show-details="true"/>
                <table:data-pilot-member table:name="0,00293633" table:display="true" table:show-details="true"/>
                <table:data-pilot-member table:name="0,0029406" table:display="true" table:show-details="true"/>
                <table:data-pilot-member table:name="0,00294175" table:display="true" table:show-details="true"/>
                <table:data-pilot-member table:name="0,00294212" table:display="true" table:show-details="true"/>
                <table:data-pilot-member table:name="0,00294266" table:display="true" table:show-details="true"/>
                <table:data-pilot-member table:name="0,00294399" table:display="true" table:show-details="true"/>
                <table:data-pilot-member table:name="0,00294427" table:display="true" table:show-details="true"/>
                <table:data-pilot-member table:name="0,00294471" table:display="true" table:show-details="true"/>
                <table:data-pilot-member table:name="0,00294501" table:display="true" table:show-details="true"/>
                <table:data-pilot-member table:name="0,0029468" table:display="true" table:show-details="true"/>
                <table:data-pilot-member table:name="0,00294931" table:display="true" table:show-details="true"/>
                <table:data-pilot-member table:name="0,00294937" table:display="true" table:show-details="true"/>
                <table:data-pilot-member table:name="0,0029504" table:display="true" table:show-details="true"/>
                <table:data-pilot-member table:name="0,0029505" table:display="true" table:show-details="true"/>
                <table:data-pilot-member table:name="0,00295075" table:display="true" table:show-details="true"/>
                <table:data-pilot-member table:name="0,00295103" table:display="true" table:show-details="true"/>
                <table:data-pilot-member table:name="0,00295112" table:display="true" table:show-details="true"/>
                <table:data-pilot-member table:name="0,00295387" table:display="true" table:show-details="true"/>
                <table:data-pilot-member table:name="0,00295422" table:display="true" table:show-details="true"/>
                <table:data-pilot-member table:name="0,00295686" table:display="true" table:show-details="true"/>
                <table:data-pilot-member table:name="0,00296051" table:display="true" table:show-details="true"/>
                <table:data-pilot-member table:name="0,00296138" table:display="true" table:show-details="true"/>
                <table:data-pilot-member table:name="0,00296139" table:display="true" table:show-details="true"/>
                <table:data-pilot-member table:name="0,00296194" table:display="true" table:show-details="true"/>
                <table:data-pilot-member table:name="0,00296204" table:display="true" table:show-details="true"/>
                <table:data-pilot-member table:name="0,00296305" table:display="true" table:show-details="true"/>
                <table:data-pilot-member table:name="0,00296365" table:display="true" table:show-details="true"/>
                <table:data-pilot-member table:name="0,00296369" table:display="true" table:show-details="true"/>
                <table:data-pilot-member table:name="0,00296417" table:display="true" table:show-details="true"/>
                <table:data-pilot-member table:name="0,00296508" table:display="true" table:show-details="true"/>
                <table:data-pilot-member table:name="0,0029669" table:display="true" table:show-details="true"/>
                <table:data-pilot-member table:name="0,00296774" table:display="true" table:show-details="true"/>
                <table:data-pilot-member table:name="0,00296794" table:display="true" table:show-details="true"/>
                <table:data-pilot-member table:name="0,00296797" table:display="true" table:show-details="true"/>
                <table:data-pilot-member table:name="0,00296807" table:display="true" table:show-details="true"/>
                <table:data-pilot-member table:name="0,00296839" table:display="true" table:show-details="true"/>
                <table:data-pilot-member table:name="0,00296905" table:display="true" table:show-details="true"/>
                <table:data-pilot-member table:name="0,00297098" table:display="true" table:show-details="true"/>
                <table:data-pilot-member table:name="0,00297118" table:display="true" table:show-details="true"/>
                <table:data-pilot-member table:name="0,00297125" table:display="true" table:show-details="true"/>
                <table:data-pilot-member table:name="0,00297156" table:display="true" table:show-details="true"/>
                <table:data-pilot-member table:name="0,00297279" table:display="true" table:show-details="true"/>
                <table:data-pilot-member table:name="0,00297316" table:display="true" table:show-details="true"/>
                <table:data-pilot-member table:name="0,00297336" table:display="true" table:show-details="true"/>
                <table:data-pilot-member table:name="0,00297617" table:display="true" table:show-details="true"/>
                <table:data-pilot-member table:name="0,00297679" table:display="true" table:show-details="true"/>
                <table:data-pilot-member table:name="0,0029773" table:display="true" table:show-details="true"/>
                <table:data-pilot-member table:name="0,00297777" table:display="true" table:show-details="true"/>
                <table:data-pilot-member table:name="0,00297785" table:display="true" table:show-details="true"/>
                <table:data-pilot-member table:name="0,00298435" table:display="true" table:show-details="true"/>
                <table:data-pilot-member table:name="0,00298466" table:display="true" table:show-details="true"/>
                <table:data-pilot-member table:name="0,00298667" table:display="true" table:show-details="true"/>
                <table:data-pilot-member table:name="0,00298682" table:display="true" table:show-details="true"/>
                <table:data-pilot-member table:name="0,00298799" table:display="true" table:show-details="true"/>
                <table:data-pilot-member table:name="0,00298978" table:display="true" table:show-details="true"/>
                <table:data-pilot-member table:name="0,002991" table:display="true" table:show-details="true"/>
                <table:data-pilot-member table:name="0,0029924" table:display="true" table:show-details="true"/>
                <table:data-pilot-member table:name="0,002993" table:display="true" table:show-details="true"/>
                <table:data-pilot-member table:name="0,00299436" table:display="true" table:show-details="true"/>
                <table:data-pilot-member table:name="0,00299494" table:display="true" table:show-details="true"/>
                <table:data-pilot-member table:name="0,00299622" table:display="true" table:show-details="true"/>
                <table:data-pilot-member table:name="0,00299625" table:display="true" table:show-details="true"/>
                <table:data-pilot-member table:name="0,00299631" table:display="true" table:show-details="true"/>
                <table:data-pilot-member table:name="0,00299671" table:display="true" table:show-details="true"/>
                <table:data-pilot-member table:name="0,00299699" table:display="true" table:show-details="true"/>
                <table:data-pilot-member table:name="0,00299818" table:display="true" table:show-details="true"/>
                <table:data-pilot-member table:name="0,0029994" table:display="true" table:show-details="true"/>
                <table:data-pilot-member table:name="0,00300021" table:display="true" table:show-details="true"/>
                <table:data-pilot-member table:name="0,00300084" table:display="true" table:show-details="true"/>
                <table:data-pilot-member table:name="0,00300114" table:display="true" table:show-details="true"/>
                <table:data-pilot-member table:name="0,00300235" table:display="true" table:show-details="true"/>
                <table:data-pilot-member table:name="0,00300372" table:display="true" table:show-details="true"/>
                <table:data-pilot-member table:name="0,00300394" table:display="true" table:show-details="true"/>
                <table:data-pilot-member table:name="0,00300441" table:display="true" table:show-details="true"/>
                <table:data-pilot-member table:name="0,00300548" table:display="true" table:show-details="true"/>
                <table:data-pilot-member table:name="0,00300761" table:display="true" table:show-details="true"/>
                <table:data-pilot-member table:name="0,00300827" table:display="true" table:show-details="true"/>
                <table:data-pilot-member table:name="0,00301041" table:display="true" table:show-details="true"/>
                <table:data-pilot-member table:name="0,00301115" table:display="true" table:show-details="true"/>
                <table:data-pilot-member table:name="0,00301281" table:display="true" table:show-details="true"/>
                <table:data-pilot-member table:name="0,00301316" table:display="true" table:show-details="true"/>
                <table:data-pilot-member table:name="0,00301507" table:display="true" table:show-details="true"/>
                <table:data-pilot-member table:name="0,00301693" table:display="true" table:show-details="true"/>
                <table:data-pilot-member table:name="0,0030205" table:display="true" table:show-details="true"/>
                <table:data-pilot-member table:name="0,00302092" table:display="true" table:show-details="true"/>
                <table:data-pilot-member table:name="0,00302196" table:display="true" table:show-details="true"/>
                <table:data-pilot-member table:name="0,00302316" table:display="true" table:show-details="true"/>
                <table:data-pilot-member table:name="0,0030242" table:display="true" table:show-details="true"/>
                <table:data-pilot-member table:name="0,00302514" table:display="true" table:show-details="true"/>
                <table:data-pilot-member table:name="0,00302542" table:display="true" table:show-details="true"/>
                <table:data-pilot-member table:name="0,00302603" table:display="true" table:show-details="true"/>
                <table:data-pilot-member table:name="0,00302706" table:display="true" table:show-details="true"/>
                <table:data-pilot-member table:name="0,00302739" table:display="true" table:show-details="true"/>
                <table:data-pilot-member table:name="0,00302815" table:display="true" table:show-details="true"/>
                <table:data-pilot-member table:name="0,00302928" table:display="true" table:show-details="true"/>
                <table:data-pilot-member table:name="0,00303168" table:display="true" table:show-details="true"/>
                <table:data-pilot-member table:name="0,00303176" table:display="true" table:show-details="true"/>
                <table:data-pilot-member table:name="0,00303386" table:display="true" table:show-details="true"/>
                <table:data-pilot-member table:name="0,00303535" table:display="true" table:show-details="true"/>
                <table:data-pilot-member table:name="0,00303598" table:display="true" table:show-details="true"/>
                <table:data-pilot-member table:name="0,00303599" table:display="true" table:show-details="true"/>
                <table:data-pilot-member table:name="0,00303676" table:display="true" table:show-details="true"/>
                <table:data-pilot-member table:name="0,00303746" table:display="true" table:show-details="true"/>
                <table:data-pilot-member table:name="0,00303777" table:display="true" table:show-details="true"/>
                <table:data-pilot-member table:name="0,00304054" table:display="true" table:show-details="true"/>
                <table:data-pilot-member table:name="0,00304066" table:display="true" table:show-details="true"/>
                <table:data-pilot-member table:name="0,00304371" table:display="true" table:show-details="true"/>
                <table:data-pilot-member table:name="0,00304473" table:display="true" table:show-details="true"/>
                <table:data-pilot-member table:name="0,00304502" table:display="true" table:show-details="true"/>
                <table:data-pilot-member table:name="0,00304587" table:display="true" table:show-details="true"/>
                <table:data-pilot-member table:name="0,00304604" table:display="true" table:show-details="true"/>
                <table:data-pilot-member table:name="0,0030461" table:display="true" table:show-details="true"/>
                <table:data-pilot-member table:name="0,00304756" table:display="true" table:show-details="true"/>
                <table:data-pilot-member table:name="0,00304836" table:display="true" table:show-details="true"/>
                <table:data-pilot-member table:name="0,0030505" table:display="true" table:show-details="true"/>
                <table:data-pilot-member table:name="0,00305106" table:display="true" table:show-details="true"/>
                <table:data-pilot-member table:name="0,00305342" table:display="true" table:show-details="true"/>
                <table:data-pilot-member table:name="0,0030557" table:display="true" table:show-details="true"/>
                <table:data-pilot-member table:name="0,00305682" table:display="true" table:show-details="true"/>
                <table:data-pilot-member table:name="0,00305869" table:display="true" table:show-details="true"/>
                <table:data-pilot-member table:name="0,00305893" table:display="true" table:show-details="true"/>
                <table:data-pilot-member table:name="0,00305936" table:display="true" table:show-details="true"/>
                <table:data-pilot-member table:name="0,00306028" table:display="true" table:show-details="true"/>
                <table:data-pilot-member table:name="0,00306168" table:display="true" table:show-details="true"/>
                <table:data-pilot-member table:name="0,00306383" table:display="true" table:show-details="true"/>
                <table:data-pilot-member table:name="0,00306588" table:display="true" table:show-details="true"/>
                <table:data-pilot-member table:name="0,00306669" table:display="true" table:show-details="true"/>
                <table:data-pilot-member table:name="0,003067" table:display="true" table:show-details="true"/>
                <table:data-pilot-member table:name="0,00306934" table:display="true" table:show-details="true"/>
                <table:data-pilot-member table:name="0,0030705" table:display="true" table:show-details="true"/>
                <table:data-pilot-member table:name="0,00307144" table:display="true" table:show-details="true"/>
                <table:data-pilot-member table:name="0,00307298" table:display="true" table:show-details="true"/>
                <table:data-pilot-member table:name="0,00307391" table:display="true" table:show-details="true"/>
                <table:data-pilot-member table:name="0,00307514" table:display="true" table:show-details="true"/>
                <table:data-pilot-member table:name="0,0030768" table:display="true" table:show-details="true"/>
                <table:data-pilot-member table:name="0,00307711" table:display="true" table:show-details="true"/>
                <table:data-pilot-member table:name="0,00307786" table:display="true" table:show-details="true"/>
                <table:data-pilot-member table:name="0,00307843" table:display="true" table:show-details="true"/>
                <table:data-pilot-member table:name="0,00307851" table:display="true" table:show-details="true"/>
                <table:data-pilot-member table:name="0,00308056" table:display="true" table:show-details="true"/>
                <table:data-pilot-member table:name="0,00308107" table:display="true" table:show-details="true"/>
                <table:data-pilot-member table:name="0,0030817" table:display="true" table:show-details="true"/>
                <table:data-pilot-member table:name="0,00308272" table:display="true" table:show-details="true"/>
                <table:data-pilot-member table:name="0,00308518" table:display="true" table:show-details="true"/>
                <table:data-pilot-member table:name="0,00308567" table:display="true" table:show-details="true"/>
                <table:data-pilot-member table:name="0,0030858" table:display="true" table:show-details="true"/>
                <table:data-pilot-member table:name="0,00308699" table:display="true" table:show-details="true"/>
                <table:data-pilot-member table:name="0,00308709" table:display="true" table:show-details="true"/>
                <table:data-pilot-member table:name="0,00308752" table:display="true" table:show-details="true"/>
                <table:data-pilot-member table:name="0,00308762" table:display="true" table:show-details="true"/>
                <table:data-pilot-member table:name="0,00309022" table:display="true" table:show-details="true"/>
                <table:data-pilot-member table:name="0,00309222" table:display="true" table:show-details="true"/>
                <table:data-pilot-member table:name="0,0030927" table:display="true" table:show-details="true"/>
                <table:data-pilot-member table:name="0,00309492" table:display="true" table:show-details="true"/>
                <table:data-pilot-member table:name="0,00309594" table:display="true" table:show-details="true"/>
                <table:data-pilot-member table:name="0,00309649" table:display="true" table:show-details="true"/>
                <table:data-pilot-member table:name="0,00309904" table:display="true" table:show-details="true"/>
                <table:data-pilot-member table:name="0,00309932" table:display="true" table:show-details="true"/>
                <table:data-pilot-member table:name="0,00310204" table:display="true" table:show-details="true"/>
                <table:data-pilot-member table:name="0,00310345" table:display="true" table:show-details="true"/>
                <table:data-pilot-member table:name="0,00310391" table:display="true" table:show-details="true"/>
                <table:data-pilot-member table:name="0,00310452" table:display="true" table:show-details="true"/>
                <table:data-pilot-member table:name="0,00310483" table:display="true" table:show-details="true"/>
                <table:data-pilot-member table:name="0,00310495" table:display="true" table:show-details="true"/>
                <table:data-pilot-member table:name="0,00310549" table:display="true" table:show-details="true"/>
                <table:data-pilot-member table:name="0,00310558" table:display="true" table:show-details="true"/>
                <table:data-pilot-member table:name="0,00310695" table:display="true" table:show-details="true"/>
                <table:data-pilot-member table:name="0,00310922" table:display="true" table:show-details="true"/>
                <table:data-pilot-member table:name="0,00311088" table:display="true" table:show-details="true"/>
                <table:data-pilot-member table:name="0,00311184" table:display="true" table:show-details="true"/>
                <table:data-pilot-member table:name="0,00311276" table:display="true" table:show-details="true"/>
                <table:data-pilot-member table:name="0,00311346" table:display="true" table:show-details="true"/>
                <table:data-pilot-member table:name="0,00311543" table:display="true" table:show-details="true"/>
                <table:data-pilot-member table:name="0,00311576" table:display="true" table:show-details="true"/>
                <table:data-pilot-member table:name="0,00311578" table:display="true" table:show-details="true"/>
                <table:data-pilot-member table:name="0,00311686" table:display="true" table:show-details="true"/>
                <table:data-pilot-member table:name="0,00311949" table:display="true" table:show-details="true"/>
                <table:data-pilot-member table:name="0,00311971" table:display="true" table:show-details="true"/>
                <table:data-pilot-member table:name="0,00312103" table:display="true" table:show-details="true"/>
                <table:data-pilot-member table:name="0,00312282" table:display="true" table:show-details="true"/>
                <table:data-pilot-member table:name="0,00312754" table:display="true" table:show-details="true"/>
                <table:data-pilot-member table:name="0,00312981" table:display="true" table:show-details="true"/>
                <table:data-pilot-member table:name="0,00313131" table:display="true" table:show-details="true"/>
                <table:data-pilot-member table:name="0,00313369" table:display="true" table:show-details="true"/>
                <table:data-pilot-member table:name="0,00313493" table:display="true" table:show-details="true"/>
                <table:data-pilot-member table:name="0,00313667" table:display="true" table:show-details="true"/>
                <table:data-pilot-member table:name="0,00313751" table:display="true" table:show-details="true"/>
                <table:data-pilot-member table:name="0,00313804" table:display="true" table:show-details="true"/>
                <table:data-pilot-member table:name="0,0031393" table:display="true" table:show-details="true"/>
                <table:data-pilot-member table:name="0,00314394" table:display="true" table:show-details="true"/>
                <table:data-pilot-member table:name="0,00314626" table:display="true" table:show-details="true"/>
                <table:data-pilot-member table:name="0,0031488" table:display="true" table:show-details="true"/>
                <table:data-pilot-member table:name="0,00314969" table:display="true" table:show-details="true"/>
                <table:data-pilot-member table:name="0,00315009" table:display="true" table:show-details="true"/>
                <table:data-pilot-member table:name="0,00315076" table:display="true" table:show-details="true"/>
                <table:data-pilot-member table:name="0,00315084" table:display="true" table:show-details="true"/>
                <table:data-pilot-member table:name="0,00315146" table:display="true" table:show-details="true"/>
                <table:data-pilot-member table:name="0,00315178" table:display="true" table:show-details="true"/>
                <table:data-pilot-member table:name="0,00315226" table:display="true" table:show-details="true"/>
                <table:data-pilot-member table:name="0,00315292" table:display="true" table:show-details="true"/>
                <table:data-pilot-member table:name="0,00315345" table:display="true" table:show-details="true"/>
                <table:data-pilot-member table:name="0,00315441" table:display="true" table:show-details="true"/>
                <table:data-pilot-member table:name="0,00315629" table:display="true" table:show-details="true"/>
                <table:data-pilot-member table:name="0,00315676" table:display="true" table:show-details="true"/>
                <table:data-pilot-member table:name="0,00315699" table:display="true" table:show-details="true"/>
                <table:data-pilot-member table:name="0,00315966" table:display="true" table:show-details="true"/>
                <table:data-pilot-member table:name="0,0031605" table:display="true" table:show-details="true"/>
                <table:data-pilot-member table:name="0,00316119" table:display="true" table:show-details="true"/>
                <table:data-pilot-member table:name="0,00316526" table:display="true" table:show-details="true"/>
                <table:data-pilot-member table:name="0,00316676" table:display="true" table:show-details="true"/>
                <table:data-pilot-member table:name="0,00316789" table:display="true" table:show-details="true"/>
                <table:data-pilot-member table:name="0,00317084" table:display="true" table:show-details="true"/>
                <table:data-pilot-member table:name="0,00317124" table:display="true" table:show-details="true"/>
                <table:data-pilot-member table:name="0,00317248" table:display="true" table:show-details="true"/>
                <table:data-pilot-member table:name="0,00317277" table:display="true" table:show-details="true"/>
                <table:data-pilot-member table:name="0,00317456" table:display="true" table:show-details="true"/>
                <table:data-pilot-member table:name="0,00317549" table:display="true" table:show-details="true"/>
                <table:data-pilot-member table:name="0,00317737" table:display="true" table:show-details="true"/>
                <table:data-pilot-member table:name="0,00317976" table:display="true" table:show-details="true"/>
                <table:data-pilot-member table:name="0,0031804" table:display="true" table:show-details="true"/>
                <table:data-pilot-member table:name="0,00318418" table:display="true" table:show-details="true"/>
                <table:data-pilot-member table:name="0,00318624" table:display="true" table:show-details="true"/>
                <table:data-pilot-member table:name="0,00318645" table:display="true" table:show-details="true"/>
                <table:data-pilot-member table:name="0,00318679" table:display="true" table:show-details="true"/>
                <table:data-pilot-member table:name="0,00318684" table:display="true" table:show-details="true"/>
                <table:data-pilot-member table:name="0,00318829" table:display="true" table:show-details="true"/>
                <table:data-pilot-member table:name="0,00318846" table:display="true" table:show-details="true"/>
                <table:data-pilot-member table:name="0,00318984" table:display="true" table:show-details="true"/>
                <table:data-pilot-member table:name="0,00319063" table:display="true" table:show-details="true"/>
                <table:data-pilot-member table:name="0,0031907" table:display="true" table:show-details="true"/>
                <table:data-pilot-member table:name="0,00319321" table:display="true" table:show-details="true"/>
                <table:data-pilot-member table:name="0,00319632" table:display="true" table:show-details="true"/>
                <table:data-pilot-member table:name="0,00319701" table:display="true" table:show-details="true"/>
                <table:data-pilot-member table:name="0,00319849" table:display="true" table:show-details="true"/>
                <table:data-pilot-member table:name="0,00320191" table:display="true" table:show-details="true"/>
                <table:data-pilot-member table:name="0,00320376" table:display="true" table:show-details="true"/>
                <table:data-pilot-member table:name="0,00320412" table:display="true" table:show-details="true"/>
                <table:data-pilot-member table:name="0,00320515" table:display="true" table:show-details="true"/>
                <table:data-pilot-member table:name="0,00320547" table:display="true" table:show-details="true"/>
                <table:data-pilot-member table:name="0,00320824" table:display="true" table:show-details="true"/>
                <table:data-pilot-member table:name="0,00320969" table:display="true" table:show-details="true"/>
                <table:data-pilot-member table:name="0,0032122" table:display="true" table:show-details="true"/>
                <table:data-pilot-member table:name="0,00321223" table:display="true" table:show-details="true"/>
                <table:data-pilot-member table:name="0,00321229" table:display="true" table:show-details="true"/>
                <table:data-pilot-member table:name="0,0032131" table:display="true" table:show-details="true"/>
                <table:data-pilot-member table:name="0,00321399" table:display="true" table:show-details="true"/>
                <table:data-pilot-member table:name="0,0032162" table:display="true" table:show-details="true"/>
                <table:data-pilot-member table:name="0,00321744" table:display="true" table:show-details="true"/>
                <table:data-pilot-member table:name="0,00322056" table:display="true" table:show-details="true"/>
                <table:data-pilot-member table:name="0,00322471" table:display="true" table:show-details="true"/>
                <table:data-pilot-member table:name="0,00322521" table:display="true" table:show-details="true"/>
                <table:data-pilot-member table:name="0,00322766" table:display="true" table:show-details="true"/>
                <table:data-pilot-member table:name="0,00323106" table:display="true" table:show-details="true"/>
                <table:data-pilot-member table:name="0,00323109" table:display="true" table:show-details="true"/>
                <table:data-pilot-member table:name="0,00323154" table:display="true" table:show-details="true"/>
                <table:data-pilot-member table:name="0,00323268" table:display="true" table:show-details="true"/>
                <table:data-pilot-member table:name="0,0032373" table:display="true" table:show-details="true"/>
                <table:data-pilot-member table:name="0,00323969" table:display="true" table:show-details="true"/>
                <table:data-pilot-member table:name="0,00324016" table:display="true" table:show-details="true"/>
                <table:data-pilot-member table:name="0,00324078" table:display="true" table:show-details="true"/>
                <table:data-pilot-member table:name="0,00324082" table:display="true" table:show-details="true"/>
                <table:data-pilot-member table:name="0,00324172" table:display="true" table:show-details="true"/>
                <table:data-pilot-member table:name="0,00324469" table:display="true" table:show-details="true"/>
                <table:data-pilot-member table:name="0,00324617" table:display="true" table:show-details="true"/>
                <table:data-pilot-member table:name="0,00325544" table:display="true" table:show-details="true"/>
                <table:data-pilot-member table:name="0,00325568" table:display="true" table:show-details="true"/>
                <table:data-pilot-member table:name="0,00325575" table:display="true" table:show-details="true"/>
                <table:data-pilot-member table:name="0,00325735" table:display="true" table:show-details="true"/>
                <table:data-pilot-member table:name="0,00325784" table:display="true" table:show-details="true"/>
                <table:data-pilot-member table:name="0,00325862" table:display="true" table:show-details="true"/>
                <table:data-pilot-member table:name="0,00325978" table:display="true" table:show-details="true"/>
                <table:data-pilot-member table:name="0,00326105" table:display="true" table:show-details="true"/>
                <table:data-pilot-member table:name="0,00326252" table:display="true" table:show-details="true"/>
                <table:data-pilot-member table:name="0,00326405" table:display="true" table:show-details="true"/>
                <table:data-pilot-member table:name="0,00326456" table:display="true" table:show-details="true"/>
                <table:data-pilot-member table:name="0,00326471" table:display="true" table:show-details="true"/>
                <table:data-pilot-member table:name="0,00326477" table:display="true" table:show-details="true"/>
                <table:data-pilot-member table:name="0,00326508" table:display="true" table:show-details="true"/>
                <table:data-pilot-member table:name="0,00326828" table:display="true" table:show-details="true"/>
                <table:data-pilot-member table:name="0,00326849" table:display="true" table:show-details="true"/>
                <table:data-pilot-member table:name="0,00327" table:display="true" table:show-details="true"/>
                <table:data-pilot-member table:name="0,0032701" table:display="true" table:show-details="true"/>
                <table:data-pilot-member table:name="0,00327173" table:display="true" table:show-details="true"/>
                <table:data-pilot-member table:name="0,0032722" table:display="true" table:show-details="true"/>
                <table:data-pilot-member table:name="0,00327369" table:display="true" table:show-details="true"/>
                <table:data-pilot-member table:name="0,00327562" table:display="true" table:show-details="true"/>
                <table:data-pilot-member table:name="0,00327692" table:display="true" table:show-details="true"/>
                <table:data-pilot-member table:name="0,00327728" table:display="true" table:show-details="true"/>
                <table:data-pilot-member table:name="0,00327869" table:display="true" table:show-details="true"/>
                <table:data-pilot-member table:name="0,00328167" table:display="true" table:show-details="true"/>
                <table:data-pilot-member table:name="0,00328404" table:display="true" table:show-details="true"/>
                <table:data-pilot-member table:name="0,00328414" table:display="true" table:show-details="true"/>
                <table:data-pilot-member table:name="0,00329048" table:display="true" table:show-details="true"/>
                <table:data-pilot-member table:name="0,00329192" table:display="true" table:show-details="true"/>
                <table:data-pilot-member table:name="0,00329233" table:display="true" table:show-details="true"/>
                <table:data-pilot-member table:name="0,00329548" table:display="true" table:show-details="true"/>
                <table:data-pilot-member table:name="0,00329669" table:display="true" table:show-details="true"/>
                <table:data-pilot-member table:name="0,00329758" table:display="true" table:show-details="true"/>
                <table:data-pilot-member table:name="0,00329901" table:display="true" table:show-details="true"/>
                <table:data-pilot-member table:name="0,00329914" table:display="true" table:show-details="true"/>
                <table:data-pilot-member table:name="0,00330264" table:display="true" table:show-details="true"/>
                <table:data-pilot-member table:name="0,0033031" table:display="true" table:show-details="true"/>
                <table:data-pilot-member table:name="0,00330428" table:display="true" table:show-details="true"/>
                <table:data-pilot-member table:name="0,00330651" table:display="true" table:show-details="true"/>
                <table:data-pilot-member table:name="0,0033095" table:display="true" table:show-details="true"/>
                <table:data-pilot-member table:name="0,00331048" table:display="true" table:show-details="true"/>
                <table:data-pilot-member table:name="0,00331559" table:display="true" table:show-details="true"/>
                <table:data-pilot-member table:name="0,00331823" table:display="true" table:show-details="true"/>
                <table:data-pilot-member table:name="0,00331991" table:display="true" table:show-details="true"/>
                <table:data-pilot-member table:name="0,00332002" table:display="true" table:show-details="true"/>
                <table:data-pilot-member table:name="0,00332492" table:display="true" table:show-details="true"/>
                <table:data-pilot-member table:name="0,00332498" table:display="true" table:show-details="true"/>
                <table:data-pilot-member table:name="0,00332641" table:display="true" table:show-details="true"/>
                <table:data-pilot-member table:name="0,00332703" table:display="true" table:show-details="true"/>
                <table:data-pilot-member table:name="0,00332818" table:display="true" table:show-details="true"/>
                <table:data-pilot-member table:name="0,00332893" table:display="true" table:show-details="true"/>
                <table:data-pilot-member table:name="0,00333781" table:display="true" table:show-details="true"/>
                <table:data-pilot-member table:name="0,00333804" table:display="true" table:show-details="true"/>
                <table:data-pilot-member table:name="0,00334091" table:display="true" table:show-details="true"/>
                <table:data-pilot-member table:name="0,00334148" table:display="true" table:show-details="true"/>
                <table:data-pilot-member table:name="0,00334849" table:display="true" table:show-details="true"/>
                <table:data-pilot-member table:name="0,0033495" table:display="true" table:show-details="true"/>
                <table:data-pilot-member table:name="0,00335" table:display="true" table:show-details="true"/>
                <table:data-pilot-member table:name="0,00335229" table:display="true" table:show-details="true"/>
                <table:data-pilot-member table:name="0,00335701" table:display="true" table:show-details="true"/>
                <table:data-pilot-member table:name="0,00336225" table:display="true" table:show-details="true"/>
                <table:data-pilot-member table:name="0,00336234" table:display="true" table:show-details="true"/>
                <table:data-pilot-member table:name="0,00336456" table:display="true" table:show-details="true"/>
                <table:data-pilot-member table:name="0,00336826" table:display="true" table:show-details="true"/>
                <table:data-pilot-member table:name="0,00337498" table:display="true" table:show-details="true"/>
                <table:data-pilot-member table:name="0,00337629" table:display="true" table:show-details="true"/>
                <table:data-pilot-member table:name="0,00337665" table:display="true" table:show-details="true"/>
                <table:data-pilot-member table:name="0,00337725" table:display="true" table:show-details="true"/>
                <table:data-pilot-member table:name="0,00337734" table:display="true" table:show-details="true"/>
                <table:data-pilot-member table:name="0,00337842" table:display="true" table:show-details="true"/>
                <table:data-pilot-member table:name="0,0033791" table:display="true" table:show-details="true"/>
                <table:data-pilot-member table:name="0,00338728" table:display="true" table:show-details="true"/>
                <table:data-pilot-member table:name="0,00338731" table:display="true" table:show-details="true"/>
                <table:data-pilot-member table:name="0,00338867" table:display="true" table:show-details="true"/>
                <table:data-pilot-member table:name="0,00339045" table:display="true" table:show-details="true"/>
                <table:data-pilot-member table:name="0,00339142" table:display="true" table:show-details="true"/>
                <table:data-pilot-member table:name="0,00339233" table:display="true" table:show-details="true"/>
                <table:data-pilot-member table:name="0,00339694" table:display="true" table:show-details="true"/>
                <table:data-pilot-member table:name="0,0033998" table:display="true" table:show-details="true"/>
                <table:data-pilot-member table:name="0,00340254" table:display="true" table:show-details="true"/>
                <table:data-pilot-member table:name="0,00340289" table:display="true" table:show-details="true"/>
                <table:data-pilot-member table:name="0,00340304" table:display="true" table:show-details="true"/>
                <table:data-pilot-member table:name="0,00340597" table:display="true" table:show-details="true"/>
                <table:data-pilot-member table:name="0,00341176" table:display="true" table:show-details="true"/>
                <table:data-pilot-member table:name="0,00341297" table:display="true" table:show-details="true"/>
                <table:data-pilot-member table:name="0,00341882" table:display="true" table:show-details="true"/>
                <table:data-pilot-member table:name="0,00341928" table:display="true" table:show-details="true"/>
                <table:data-pilot-member table:name="0,00341932" table:display="true" table:show-details="true"/>
                <table:data-pilot-member table:name="0,00342309" table:display="true" table:show-details="true"/>
                <table:data-pilot-member table:name="0,00342667" table:display="true" table:show-details="true"/>
                <table:data-pilot-member table:name="0,00342805" table:display="true" table:show-details="true"/>
                <table:data-pilot-member table:name="0,00342955" table:display="true" table:show-details="true"/>
                <table:data-pilot-member table:name="0,00343211" table:display="true" table:show-details="true"/>
                <table:data-pilot-member table:name="0,00343358" table:display="true" table:show-details="true"/>
                <table:data-pilot-member table:name="0,00343595" table:display="true" table:show-details="true"/>
                <table:data-pilot-member table:name="0,0034379" table:display="true" table:show-details="true"/>
                <table:data-pilot-member table:name="0,00344451" table:display="true" table:show-details="true"/>
                <table:data-pilot-member table:name="0,00344563" table:display="true" table:show-details="true"/>
                <table:data-pilot-member table:name="0,00344719" table:display="true" table:show-details="true"/>
                <table:data-pilot-member table:name="0,00344841" table:display="true" table:show-details="true"/>
                <table:data-pilot-member table:name="0,00344906" table:display="true" table:show-details="true"/>
                <table:data-pilot-member table:name="0,00345051" table:display="true" table:show-details="true"/>
                <table:data-pilot-member table:name="0,00345142" table:display="true" table:show-details="true"/>
                <table:data-pilot-member table:name="0,00345262" table:display="true" table:show-details="true"/>
                <table:data-pilot-member table:name="0,0034576" table:display="true" table:show-details="true"/>
                <table:data-pilot-member table:name="0,00345773" table:display="true" table:show-details="true"/>
                <table:data-pilot-member table:name="0,00346277" table:display="true" table:show-details="true"/>
                <table:data-pilot-member table:name="0,00346784" table:display="true" table:show-details="true"/>
                <table:data-pilot-member table:name="0,00347084" table:display="true" table:show-details="true"/>
                <table:data-pilot-member table:name="0,00347443" table:display="true" table:show-details="true"/>
                <table:data-pilot-member table:name="0,00347917" table:display="true" table:show-details="true"/>
                <table:data-pilot-member table:name="0,00348117" table:display="true" table:show-details="true"/>
                <table:data-pilot-member table:name="0,00348175" table:display="true" table:show-details="true"/>
                <table:data-pilot-member table:name="0,00348472" table:display="true" table:show-details="true"/>
                <table:data-pilot-member table:name="0,00348773" table:display="true" table:show-details="true"/>
                <table:data-pilot-member table:name="0,0034955" table:display="true" table:show-details="true"/>
                <table:data-pilot-member table:name="0,00350199" table:display="true" table:show-details="true"/>
                <table:data-pilot-member table:name="0,00350746" table:display="true" table:show-details="true"/>
                <table:data-pilot-member table:name="0,00350967" table:display="true" table:show-details="true"/>
                <table:data-pilot-member table:name="0,00351262" table:display="true" table:show-details="true"/>
                <table:data-pilot-member table:name="0,00351703" table:display="true" table:show-details="true"/>
                <table:data-pilot-member table:name="0,00351875" table:display="true" table:show-details="true"/>
                <table:data-pilot-member table:name="0,00352085" table:display="true" table:show-details="true"/>
                <table:data-pilot-member table:name="0,00352192" table:display="true" table:show-details="true"/>
                <table:data-pilot-member table:name="0,00352318" table:display="true" table:show-details="true"/>
                <table:data-pilot-member table:name="0,00352352" table:display="true" table:show-details="true"/>
                <table:data-pilot-member table:name="0,00352425" table:display="true" table:show-details="true"/>
                <table:data-pilot-member table:name="0,00352517" table:display="true" table:show-details="true"/>
                <table:data-pilot-member table:name="0,00352609" table:display="true" table:show-details="true"/>
                <table:data-pilot-member table:name="0,00352864" table:display="true" table:show-details="true"/>
                <table:data-pilot-member table:name="0,0035342" table:display="true" table:show-details="true"/>
                <table:data-pilot-member table:name="0,00353596" table:display="true" table:show-details="true"/>
                <table:data-pilot-member table:name="0,0035412" table:display="true" table:show-details="true"/>
                <table:data-pilot-member table:name="0,00354325" table:display="true" table:show-details="true"/>
                <table:data-pilot-member table:name="0,00354562" table:display="true" table:show-details="true"/>
                <table:data-pilot-member table:name="0,00355326" table:display="true" table:show-details="true"/>
                <table:data-pilot-member table:name="0,00355507" table:display="true" table:show-details="true"/>
                <table:data-pilot-member table:name="0,00355514" table:display="true" table:show-details="true"/>
                <table:data-pilot-member table:name="0,00356285" table:display="true" table:show-details="true"/>
                <table:data-pilot-member table:name="0,00356365" table:display="true" table:show-details="true"/>
                <table:data-pilot-member table:name="0,00356493" table:display="true" table:show-details="true"/>
                <table:data-pilot-member table:name="0,00357101" table:display="true" table:show-details="true"/>
                <table:data-pilot-member table:name="0,0035755" table:display="true" table:show-details="true"/>
                <table:data-pilot-member table:name="0,00357849" table:display="true" table:show-details="true"/>
                <table:data-pilot-member table:name="0,00358007" table:display="true" table:show-details="true"/>
                <table:data-pilot-member table:name="0,00358063" table:display="true" table:show-details="true"/>
                <table:data-pilot-member table:name="0,0035844" table:display="true" table:show-details="true"/>
                <table:data-pilot-member table:name="0,00358513" table:display="true" table:show-details="true"/>
                <table:data-pilot-member table:name="0,00358525" table:display="true" table:show-details="true"/>
                <table:data-pilot-member table:name="0,00358544" table:display="true" table:show-details="true"/>
                <table:data-pilot-member table:name="0,00358941" table:display="true" table:show-details="true"/>
                <table:data-pilot-member table:name="0,00359263" table:display="true" table:show-details="true"/>
                <table:data-pilot-member table:name="0,00359788" table:display="true" table:show-details="true"/>
                <table:data-pilot-member table:name="0,00359994" table:display="true" table:show-details="true"/>
                <table:data-pilot-member table:name="0,00360785" table:display="true" table:show-details="true"/>
                <table:data-pilot-member table:name="0,00361571" table:display="true" table:show-details="true"/>
                <table:data-pilot-member table:name="0,00361721" table:display="true" table:show-details="true"/>
                <table:data-pilot-member table:name="0,00361976" table:display="true" table:show-details="true"/>
                <table:data-pilot-member table:name="0,00362196" table:display="true" table:show-details="true"/>
                <table:data-pilot-member table:name="0,00362415" table:display="true" table:show-details="true"/>
                <table:data-pilot-member table:name="0,003636" table:display="true" table:show-details="true"/>
                <table:data-pilot-member table:name="0,00363792" table:display="true" table:show-details="true"/>
                <table:data-pilot-member table:name="0,003638" table:display="true" table:show-details="true"/>
                <table:data-pilot-member table:name="0,00363889" table:display="true" table:show-details="true"/>
                <table:data-pilot-member table:name="0,00364432" table:display="true" table:show-details="true"/>
                <table:data-pilot-member table:name="0,00364738" table:display="true" table:show-details="true"/>
                <table:data-pilot-member table:name="0,00364799" table:display="true" table:show-details="true"/>
                <table:data-pilot-member table:name="0,00365041" table:display="true" table:show-details="true"/>
                <table:data-pilot-member table:name="0,00365436" table:display="true" table:show-details="true"/>
                <table:data-pilot-member table:name="0,00366263" table:display="true" table:show-details="true"/>
                <table:data-pilot-member table:name="0,00366552" table:display="true" table:show-details="true"/>
                <table:data-pilot-member table:name="0,00366919" table:display="true" table:show-details="true"/>
                <table:data-pilot-member table:name="0,00367323" table:display="true" table:show-details="true"/>
                <table:data-pilot-member table:name="0,0036733" table:display="true" table:show-details="true"/>
                <table:data-pilot-member table:name="0,00367347" table:display="true" table:show-details="true"/>
                <table:data-pilot-member table:name="0,00367379" table:display="true" table:show-details="true"/>
                <table:data-pilot-member table:name="0,00367544" table:display="true" table:show-details="true"/>
                <table:data-pilot-member table:name="0,00367869" table:display="true" table:show-details="true"/>
                <table:data-pilot-member table:name="0,00368014" table:display="true" table:show-details="true"/>
                <table:data-pilot-member table:name="0,00368589" table:display="true" table:show-details="true"/>
                <table:data-pilot-member table:name="0,00368608" table:display="true" table:show-details="true"/>
                <table:data-pilot-member table:name="0,00368751" table:display="true" table:show-details="true"/>
                <table:data-pilot-member table:name="0,00369403" table:display="true" table:show-details="true"/>
                <table:data-pilot-member table:name="0,00369759" table:display="true" table:show-details="true"/>
                <table:data-pilot-member table:name="0,00370735" table:display="true" table:show-details="true"/>
                <table:data-pilot-member table:name="0,00370855" table:display="true" table:show-details="true"/>
                <table:data-pilot-member table:name="0,00370881" table:display="true" table:show-details="true"/>
                <table:data-pilot-member table:name="0,00370997" table:display="true" table:show-details="true"/>
                <table:data-pilot-member table:name="0,00371459" table:display="true" table:show-details="true"/>
                <table:data-pilot-member table:name="0,00371627" table:display="true" table:show-details="true"/>
                <table:data-pilot-member table:name="0,00371727" table:display="true" table:show-details="true"/>
                <table:data-pilot-member table:name="0,00372126" table:display="true" table:show-details="true"/>
                <table:data-pilot-member table:name="0,00372295" table:display="true" table:show-details="true"/>
                <table:data-pilot-member table:name="0,00372401" table:display="true" table:show-details="true"/>
                <table:data-pilot-member table:name="0,00372647" table:display="true" table:show-details="true"/>
                <table:data-pilot-member table:name="0,00372761" table:display="true" table:show-details="true"/>
                <table:data-pilot-member table:name="0,00372874" table:display="true" table:show-details="true"/>
                <table:data-pilot-member table:name="0,00373262" table:display="true" table:show-details="true"/>
                <table:data-pilot-member table:name="0,00373612" table:display="true" table:show-details="true"/>
                <table:data-pilot-member table:name="0,00373975" table:display="true" table:show-details="true"/>
                <table:data-pilot-member table:name="0,00374087" table:display="true" table:show-details="true"/>
                <table:data-pilot-member table:name="0,00374839" table:display="true" table:show-details="true"/>
                <table:data-pilot-member table:name="0,00375233" table:display="true" table:show-details="true"/>
                <table:data-pilot-member table:name="0,0037695" table:display="true" table:show-details="true"/>
                <table:data-pilot-member table:name="0,00377693" table:display="true" table:show-details="true"/>
                <table:data-pilot-member table:name="0,00378219" table:display="true" table:show-details="true"/>
                <table:data-pilot-member table:name="0,00379123" table:display="true" table:show-details="true"/>
                <table:data-pilot-member table:name="0,00379199" table:display="true" table:show-details="true"/>
                <table:data-pilot-member table:name="0,00379784" table:display="true" table:show-details="true"/>
                <table:data-pilot-member table:name="0,00379794" table:display="true" table:show-details="true"/>
                <table:data-pilot-member table:name="0,00379887" table:display="true" table:show-details="true"/>
                <table:data-pilot-member table:name="0,0038006" table:display="true" table:show-details="true"/>
                <table:data-pilot-member table:name="0,00380485" table:display="true" table:show-details="true"/>
                <table:data-pilot-member table:name="0,00380738" table:display="true" table:show-details="true"/>
                <table:data-pilot-member table:name="0,00381061" table:display="true" table:show-details="true"/>
                <table:data-pilot-member table:name="0,00381347" table:display="true" table:show-details="true"/>
                <table:data-pilot-member table:name="0,00382016" table:display="true" table:show-details="true"/>
                <table:data-pilot-member table:name="0,00382544" table:display="true" table:show-details="true"/>
                <table:data-pilot-member table:name="0,00383654" table:display="true" table:show-details="true"/>
                <table:data-pilot-member table:name="0,00383781" table:display="true" table:show-details="true"/>
                <table:data-pilot-member table:name="0,00384008" table:display="true" table:show-details="true"/>
                <table:data-pilot-member table:name="0,00384104" table:display="true" table:show-details="true"/>
                <table:data-pilot-member table:name="0,00384206" table:display="true" table:show-details="true"/>
                <table:data-pilot-member table:name="0,00384549" table:display="true" table:show-details="true"/>
                <table:data-pilot-member table:name="0,00384593" table:display="true" table:show-details="true"/>
                <table:data-pilot-member table:name="0,00384991" table:display="true" table:show-details="true"/>
                <table:data-pilot-member table:name="0,00385096" table:display="true" table:show-details="true"/>
                <table:data-pilot-member table:name="0,00385413" table:display="true" table:show-details="true"/>
                <table:data-pilot-member table:name="0,00385558" table:display="true" table:show-details="true"/>
                <table:data-pilot-member table:name="0,00385708" table:display="true" table:show-details="true"/>
                <table:data-pilot-member table:name="0,00386009" table:display="true" table:show-details="true"/>
                <table:data-pilot-member table:name="0,00386327" table:display="true" table:show-details="true"/>
                <table:data-pilot-member table:name="0,00387141" table:display="true" table:show-details="true"/>
                <table:data-pilot-member table:name="0,00387517" table:display="true" table:show-details="true"/>
                <table:data-pilot-member table:name="0,00387569" table:display="true" table:show-details="true"/>
                <table:data-pilot-member table:name="0,00388794" table:display="true" table:show-details="true"/>
                <table:data-pilot-member table:name="0,00388893" table:display="true" table:show-details="true"/>
                <table:data-pilot-member table:name="0,00389308" table:display="true" table:show-details="true"/>
                <table:data-pilot-member table:name="0,00389724" table:display="true" table:show-details="true"/>
                <table:data-pilot-member table:name="0,00390169" table:display="true" table:show-details="true"/>
                <table:data-pilot-member table:name="0,00390854" table:display="true" table:show-details="true"/>
                <table:data-pilot-member table:name="0,00391508" table:display="true" table:show-details="true"/>
                <table:data-pilot-member table:name="0,0039207" table:display="true" table:show-details="true"/>
                <table:data-pilot-member table:name="0,00392385" table:display="true" table:show-details="true"/>
                <table:data-pilot-member table:name="0,00393016" table:display="true" table:show-details="true"/>
                <table:data-pilot-member table:name="0,00393767" table:display="true" table:show-details="true"/>
                <table:data-pilot-member table:name="0,00394049" table:display="true" table:show-details="true"/>
                <table:data-pilot-member table:name="0,0039439" table:display="true" table:show-details="true"/>
                <table:data-pilot-member table:name="0,00394725" table:display="true" table:show-details="true"/>
                <table:data-pilot-member table:name="0,00394819" table:display="true" table:show-details="true"/>
                <table:data-pilot-member table:name="0,00394965" table:display="true" table:show-details="true"/>
                <table:data-pilot-member table:name="0,0039546" table:display="true" table:show-details="true"/>
                <table:data-pilot-member table:name="0,00395574" table:display="true" table:show-details="true"/>
                <table:data-pilot-member table:name="0,00395716" table:display="true" table:show-details="true"/>
                <table:data-pilot-member table:name="0,00395935" table:display="true" table:show-details="true"/>
                <table:data-pilot-member table:name="0,0039616" table:display="true" table:show-details="true"/>
                <table:data-pilot-member table:name="0,00396257" table:display="true" table:show-details="true"/>
                <table:data-pilot-member table:name="0,00396263" table:display="true" table:show-details="true"/>
                <table:data-pilot-member table:name="0,00397196" table:display="true" table:show-details="true"/>
                <table:data-pilot-member table:name="0,00397404" table:display="true" table:show-details="true"/>
                <table:data-pilot-member table:name="0,00397506" table:display="true" table:show-details="true"/>
                <table:data-pilot-member table:name="0,00398115" table:display="true" table:show-details="true"/>
                <table:data-pilot-member table:name="0,0039885" table:display="true" table:show-details="true"/>
                <table:data-pilot-member table:name="0,00399689" table:display="true" table:show-details="true"/>
                <table:data-pilot-member table:name="0,00400421" table:display="true" table:show-details="true"/>
                <table:data-pilot-member table:name="0,00400942" table:display="true" table:show-details="true"/>
                <table:data-pilot-member table:name="0,00401024" table:display="true" table:show-details="true"/>
                <table:data-pilot-member table:name="0,00401078" table:display="true" table:show-details="true"/>
                <table:data-pilot-member table:name="0,00401101" table:display="true" table:show-details="true"/>
                <table:data-pilot-member table:name="0,00401408" table:display="true" table:show-details="true"/>
                <table:data-pilot-member table:name="0,00401455" table:display="true" table:show-details="true"/>
                <table:data-pilot-member table:name="0,00401939" table:display="true" table:show-details="true"/>
                <table:data-pilot-member table:name="0,00403535" table:display="true" table:show-details="true"/>
                <table:data-pilot-member table:name="0,00403871" table:display="true" table:show-details="true"/>
                <table:data-pilot-member table:name="0,00404031" table:display="true" table:show-details="true"/>
                <table:data-pilot-member table:name="0,00404249" table:display="true" table:show-details="true"/>
                <table:data-pilot-member table:name="0,00405323" table:display="true" table:show-details="true"/>
                <table:data-pilot-member table:name="0,00405567" table:display="true" table:show-details="true"/>
                <table:data-pilot-member table:name="0,00407231" table:display="true" table:show-details="true"/>
                <table:data-pilot-member table:name="0,00407995" table:display="true" table:show-details="true"/>
                <table:data-pilot-member table:name="0,00408579" table:display="true" table:show-details="true"/>
                <table:data-pilot-member table:name="0,00409249" table:display="true" table:show-details="true"/>
                <table:data-pilot-member table:name="0,00409492" table:display="true" table:show-details="true"/>
                <table:data-pilot-member table:name="0,00409793" table:display="true" table:show-details="true"/>
                <table:data-pilot-member table:name="0,00409946" table:display="true" table:show-details="true"/>
                <table:data-pilot-member table:name="0,00410238" table:display="true" table:show-details="true"/>
                <table:data-pilot-member table:name="0,00410755" table:display="true" table:show-details="true"/>
                <table:data-pilot-member table:name="0,00411328" table:display="true" table:show-details="true"/>
                <table:data-pilot-member table:name="0,00411735" table:display="true" table:show-details="true"/>
                <table:data-pilot-member table:name="0,00412944" table:display="true" table:show-details="true"/>
                <table:data-pilot-member table:name="0,00413965" table:display="true" table:show-details="true"/>
                <table:data-pilot-member table:name="0,00414101" table:display="true" table:show-details="true"/>
                <table:data-pilot-member table:name="0,00414154" table:display="true" table:show-details="true"/>
                <table:data-pilot-member table:name="0,00414228" table:display="true" table:show-details="true"/>
                <table:data-pilot-member table:name="0,00414357" table:display="true" table:show-details="true"/>
                <table:data-pilot-member table:name="0,00414455" table:display="true" table:show-details="true"/>
                <table:data-pilot-member table:name="0,00415164" table:display="true" table:show-details="true"/>
                <table:data-pilot-member table:name="0,00415457" table:display="true" table:show-details="true"/>
                <table:data-pilot-member table:name="0,00415756" table:display="true" table:show-details="true"/>
                <table:data-pilot-member table:name="0,00416895" table:display="true" table:show-details="true"/>
                <table:data-pilot-member table:name="0,00417369" table:display="true" table:show-details="true"/>
                <table:data-pilot-member table:name="0,00420815" table:display="true" table:show-details="true"/>
                <table:data-pilot-member table:name="0,00421135" table:display="true" table:show-details="true"/>
                <table:data-pilot-member table:name="0,00421317" table:display="true" table:show-details="true"/>
                <table:data-pilot-member table:name="0,00421896" table:display="true" table:show-details="true"/>
                <table:data-pilot-member table:name="0,00422342" table:display="true" table:show-details="true"/>
                <table:data-pilot-member table:name="0,00422581" table:display="true" table:show-details="true"/>
                <table:data-pilot-member table:name="0,00422664" table:display="true" table:show-details="true"/>
                <table:data-pilot-member table:name="0,0042349" table:display="true" table:show-details="true"/>
                <table:data-pilot-member table:name="0,00423798" table:display="true" table:show-details="true"/>
                <table:data-pilot-member table:name="0,00424071" table:display="true" table:show-details="true"/>
                <table:data-pilot-member table:name="0,00425055" table:display="true" table:show-details="true"/>
                <table:data-pilot-member table:name="0,00427983" table:display="true" table:show-details="true"/>
                <table:data-pilot-member table:name="0,00428404" table:display="true" table:show-details="true"/>
                <table:data-pilot-member table:name="0,00430045" table:display="true" table:show-details="true"/>
                <table:data-pilot-member table:name="0,00430188" table:display="true" table:show-details="true"/>
                <table:data-pilot-member table:name="0,00430516" table:display="true" table:show-details="true"/>
                <table:data-pilot-member table:name="0,00430955" table:display="true" table:show-details="true"/>
                <table:data-pilot-member table:name="0,00431693" table:display="true" table:show-details="true"/>
                <table:data-pilot-member table:name="0,00431941" table:display="true" table:show-details="true"/>
                <table:data-pilot-member table:name="0,00433658" table:display="true" table:show-details="true"/>
                <table:data-pilot-member table:name="0,00435773" table:display="true" table:show-details="true"/>
                <table:data-pilot-member table:name="0,00435914" table:display="true" table:show-details="true"/>
                <table:data-pilot-member table:name="0,00435937" table:display="true" table:show-details="true"/>
                <table:data-pilot-member table:name="0,00438434" table:display="true" table:show-details="true"/>
                <table:data-pilot-member table:name="0,00440293" table:display="true" table:show-details="true"/>
                <table:data-pilot-member table:name="0,00440426" table:display="true" table:show-details="true"/>
                <table:data-pilot-member table:name="0,00440674" table:display="true" table:show-details="true"/>
                <table:data-pilot-member table:name="0,00440965" table:display="true" table:show-details="true"/>
                <table:data-pilot-member table:name="0,00441236" table:display="true" table:show-details="true"/>
                <table:data-pilot-member table:name="0,00441624" table:display="true" table:show-details="true"/>
                <table:data-pilot-member table:name="0,00442144" table:display="true" table:show-details="true"/>
                <table:data-pilot-member table:name="0,00442413" table:display="true" table:show-details="true"/>
                <table:data-pilot-member table:name="0,00442859" table:display="true" table:show-details="true"/>
                <table:data-pilot-member table:name="0,00444094" table:display="true" table:show-details="true"/>
                <table:data-pilot-member table:name="0,00444343" table:display="true" table:show-details="true"/>
                <table:data-pilot-member table:name="0,00445557" table:display="true" table:show-details="true"/>
                <table:data-pilot-member table:name="0,00445818" table:display="true" table:show-details="true"/>
                <table:data-pilot-member table:name="0,00447229" table:display="true" table:show-details="true"/>
                <table:data-pilot-member table:name="0,00448053" table:display="true" table:show-details="true"/>
                <table:data-pilot-member table:name="0,00451072" table:display="true" table:show-details="true"/>
                <table:data-pilot-member table:name="0,00452086" table:display="true" table:show-details="true"/>
                <table:data-pilot-member table:name="0,00454991" table:display="true" table:show-details="true"/>
                <table:data-pilot-member table:name="0,00455417" table:display="true" table:show-details="true"/>
                <table:data-pilot-member table:name="0,00457014" table:display="true" table:show-details="true"/>
                <table:data-pilot-member table:name="0,00457104" table:display="true" table:show-details="true"/>
                <table:data-pilot-member table:name="0,00458402" table:display="true" table:show-details="true"/>
                <table:data-pilot-member table:name="0,00458728" table:display="true" table:show-details="true"/>
                <table:data-pilot-member table:name="0,00458816" table:display="true" table:show-details="true"/>
                <table:data-pilot-member table:name="0,00458903" table:display="true" table:show-details="true"/>
                <table:data-pilot-member table:name="0,00459494" table:display="true" table:show-details="true"/>
                <table:data-pilot-member table:name="0,00459681" table:display="true" table:show-details="true"/>
                <table:data-pilot-member table:name="0,0046142" table:display="true" table:show-details="true"/>
                <table:data-pilot-member table:name="0,00462188" table:display="true" table:show-details="true"/>
                <table:data-pilot-member table:name="0,00462721" table:display="true" table:show-details="true"/>
                <table:data-pilot-member table:name="0,00463182" table:display="true" table:show-details="true"/>
                <table:data-pilot-member table:name="0,0046348" table:display="true" table:show-details="true"/>
                <table:data-pilot-member table:name="0,00463749" table:display="true" table:show-details="true"/>
                <table:data-pilot-member table:name="0,00464003" table:display="true" table:show-details="true"/>
                <table:data-pilot-member table:name="0,00464622" table:display="true" table:show-details="true"/>
                <table:data-pilot-member table:name="0,00465523" table:display="true" table:show-details="true"/>
                <table:data-pilot-member table:name="0,00465623" table:display="true" table:show-details="true"/>
                <table:data-pilot-member table:name="0,0046746" table:display="true" table:show-details="true"/>
                <table:data-pilot-member table:name="0,00470104" table:display="true" table:show-details="true"/>
                <table:data-pilot-member table:name="0,00470894" table:display="true" table:show-details="true"/>
                <table:data-pilot-member table:name="0,00471223" table:display="true" table:show-details="true"/>
                <table:data-pilot-member table:name="0,00472317" table:display="true" table:show-details="true"/>
                <table:data-pilot-member table:name="0,00478693" table:display="true" table:show-details="true"/>
                <table:data-pilot-member table:name="0,00479277" table:display="true" table:show-details="true"/>
                <table:data-pilot-member table:name="0,00481241" table:display="true" table:show-details="true"/>
                <table:data-pilot-member table:name="0,00481784" table:display="true" table:show-details="true"/>
                <table:data-pilot-member table:name="0,00483668" table:display="true" table:show-details="true"/>
                <table:data-pilot-member table:name="0,00484758" table:display="true" table:show-details="true"/>
                <table:data-pilot-member table:name="0,00489055" table:display="true" table:show-details="true"/>
                <table:data-pilot-member table:name="0,00490877" table:display="true" table:show-details="true"/>
                <table:data-pilot-member table:name="0,00491581" table:display="true" table:show-details="true"/>
                <table:data-pilot-member table:name="0,00491632" table:display="true" table:show-details="true"/>
                <table:data-pilot-member table:name="0,00498982" table:display="true" table:show-details="true"/>
                <table:data-pilot-member table:name="0,0049984" table:display="true" table:show-details="true"/>
                <table:data-pilot-member table:name="0,00500202" table:display="true" table:show-details="true"/>
                <table:data-pilot-member table:name="0,00503075" table:display="true" table:show-details="true"/>
                <table:data-pilot-member table:name="0,00508078" table:display="true" table:show-details="true"/>
                <table:data-pilot-member table:name="0,00509464" table:display="true" table:show-details="true"/>
                <table:data-pilot-member table:name="0,00514613" table:display="true" table:show-details="true"/>
                <table:data-pilot-member table:name="0,00518809" table:display="true" table:show-details="true"/>
                <table:data-pilot-member table:name="0,00523324" table:display="true" table:show-details="true"/>
                <table:data-pilot-member table:name="0,00528464" table:display="true" table:show-details="true"/>
                <table:data-pilot-member table:name="0,0053149" table:display="true" table:show-details="true"/>
                <table:data-pilot-member table:name="0,00533383" table:display="true" table:show-details="true"/>
                <table:data-pilot-member table:name="0,00536252" table:display="true" table:show-details="true"/>
                <table:data-pilot-member table:name="0,00537482" table:display="true" table:show-details="true"/>
                <table:data-pilot-member table:name="0,00538483" table:display="true" table:show-details="true"/>
                <table:data-pilot-member table:name="0,00539339" table:display="true" table:show-details="true"/>
                <table:data-pilot-member table:name="0,00540109" table:display="true" table:show-details="true"/>
                <table:data-pilot-member table:name="0,00540295" table:display="true" table:show-details="true"/>
                <table:data-pilot-member table:name="0,00541285" table:display="true" table:show-details="true"/>
                <table:data-pilot-member table:name="0,00555668" table:display="true" table:show-details="true"/>
                <table:data-pilot-member table:name="0,00560956" table:display="true" table:show-details="true"/>
                <table:data-pilot-member table:name="0,00561594" table:display="true" table:show-details="true"/>
                <table:data-pilot-member table:name="0,00562848" table:display="true" table:show-details="true"/>
                <table:data-pilot-member table:name="0,00571319" table:display="true" table:show-details="true"/>
                <table:data-pilot-member table:name="0,00574976" table:display="true" table:show-details="true"/>
                <table:data-pilot-member table:name="0,00575242" table:display="true" table:show-details="true"/>
                <table:data-pilot-member table:name="0,00576027" table:display="true" table:show-details="true"/>
                <table:data-pilot-member table:name="0,00583348" table:display="true" table:show-details="true"/>
                <table:data-pilot-member table:name="0,00586675" table:display="true" table:show-details="true"/>
                <table:data-pilot-member table:name="0,00592066" table:display="true" table:show-details="true"/>
                <table:data-pilot-member table:name="0,00626762" table:display="true" table:show-details="true"/>
                <table:data-pilot-member table:name="0,00632097" table:display="true" table:show-details="true"/>
                <table:data-pilot-member table:name="0,00660484" table:display="true" table:show-details="true"/>
                <table:data-pilot-member table:name="0,00675473" table:display="true" table:show-details="true"/>
                <table:data-pilot-member table:name="0,00691421" table:display="true" table:show-details="true"/>
                <table:data-pilot-member table:name="0,00738357" table:display="true" table:show-details="true"/>
                <table:data-pilot-member table:name="0,007680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L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3T13:07:15.542979518</dc:date>
    <meta:editing-duration>PT36S</meta:editing-duration>
    <meta:editing-cycles>1</meta:editing-cycles>
    <meta:document-statistic meta:table-count="2" meta:cell-count="12075" meta:object-count="1"/>
    <meta:generator>LibreOffice/24.2.3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line" chart:style-name="ch1">
        <chart:legend chart:legend-position="end" svg:x="11.46cm" svg:y="2.29cm" style:legend-expansion="high" chart:style-name="ch2"/>
        <chart:plot-area chart:style-name="ch3" table:cell-range-address="PivotChart" chart:data-source-has-labels="column" svg:x="0.32cm" svg:y="0.18cm" svg:width="10.82cm" svg:height="7.74cm">
          <chart:coordinate-region svg:x="1.651cm" svg:y="0.382cm" svg:width="8.99cm" svg:height="6.88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8"/>
          </chart:series>
          <chart:series chart:style-name="ch7" chart:values-cell-range-address="PT@data 1" chart:label-cell-address="PT@label 1" chart:class="chart:line">
            <chart:data-point chart:repeated="8"/>
          </chart:series>
          <chart:series chart:style-name="ch8" chart:values-cell-range-address="PT@data 2" chart:label-cell-address="PT@label 2" chart:class="chart:line">
            <chart:data-point chart:repeated="8"/>
          </chart:series>
          <chart:series chart:style-name="ch9" chart:values-cell-range-address="PT@data 3" chart:label-cell-address="PT@label 3" chart:class="chart:line">
            <chart:data-point chart:repeated="8"/>
          </chart:series>
          <chart:series chart:style-name="ch10" chart:values-cell-range-address="PT@data 4" chart:label-cell-address="PT@label 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ining</text:p>
                <draw:g>
                  <svg:desc>PT@label 0</svg:desc>
                </draw:g>
              </table:table-cell>
              <table:table-cell office:value-type="string">
                <text:p>double hashing</text:p>
                <draw:g>
                  <svg:desc>PT@label 1</svg:desc>
                </draw:g>
              </table:table-cell>
              <table:table-cell office:value-type="string">
                <text:p>lineal probing</text:p>
                <draw:g>
                  <svg:desc>PT@label 2</svg:desc>
                </draw:g>
              </table:table-cell>
              <table:table-cell office:value-type="string">
                <text:p>quadratic probing</text:p>
                <draw:g>
                  <svg:desc>PT@label 3</svg:desc>
                </draw:g>
              </table:table-cell>
              <table:table-cell office:value-type="string">
                <text:p>STL unordered map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PT@categories</svg:desc>
                </draw:g>
              </table:table-cell>
              <table:table-cell office:value-type="float" office:value="0.00030347417">
                <text:p>0.00030347417</text:p>
                <draw:g>
                  <svg:desc>PT@data 0</svg:desc>
                </draw:g>
              </table:table-cell>
              <table:table-cell office:value-type="float" office:value="0.00018847986">
                <text:p>0.00018847986</text:p>
                <draw:g>
                  <svg:desc>PT@data 1</svg:desc>
                </draw:g>
              </table:table-cell>
              <table:table-cell office:value-type="float" office:value="0.0002053423">
                <text:p>0.0002053423</text:p>
                <draw:g>
                  <svg:desc>PT@data 2</svg:desc>
                </draw:g>
              </table:table-cell>
              <table:table-cell office:value-type="float" office:value="0.00018280157">
                <text:p>0.00018280157</text:p>
                <draw:g>
                  <svg:desc>PT@data 3</svg:desc>
                </draw:g>
              </table:table-cell>
              <table:table-cell office:value-type="float" office:value="0.00018391205">
                <text:p>0.00018391205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00065772423">
                <text:p>0.00065772423</text:p>
              </table:table-cell>
              <table:table-cell office:value-type="float" office:value="0.00041116239">
                <text:p>0.00041116239</text:p>
              </table:table-cell>
              <table:table-cell office:value-type="float" office:value="0.00044527033">
                <text:p>0.00044527033</text:p>
              </table:table-cell>
              <table:table-cell office:value-type="float" office:value="0.00041286978">
                <text:p>0.00041286978</text:p>
              </table:table-cell>
              <table:table-cell office:value-type="float" office:value="0.00055271669">
                <text:p>0.00055271669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00131263881">
                <text:p>0.00131263881</text:p>
              </table:table-cell>
              <table:table-cell office:value-type="float" office:value="0.00081518904">
                <text:p>0.00081518904</text:p>
              </table:table-cell>
              <table:table-cell office:value-type="float" office:value="0.00086698351">
                <text:p>0.00086698351</text:p>
              </table:table-cell>
              <table:table-cell office:value-type="float" office:value="0.00081055233">
                <text:p>0.00081055233</text:p>
              </table:table-cell>
              <table:table-cell office:value-type="float" office:value="0.00100536639">
                <text:p>0.00100536639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0026220956">
                <text:p>0.0026220956</text:p>
              </table:table-cell>
              <table:table-cell office:value-type="float" office:value="0.0019272355">
                <text:p>0.0019272355</text:p>
              </table:table-cell>
              <table:table-cell office:value-type="float" office:value="0.0020557223">
                <text:p>0.0020557223</text:p>
              </table:table-cell>
              <table:table-cell office:value-type="float" office:value="0.0019666962">
                <text:p>0.0019666962</text:p>
              </table:table-cell>
              <table:table-cell office:value-type="float" office:value="0.0025356676">
                <text:p>0.0025356676</text:p>
              </table:table-cell>
            </table:table-row>
            <table:table-row>
              <table:table-cell office:value-type="string">
                <text:p>12500</text:p>
              </table:table-cell>
              <table:table-cell office:value-type="float" office:value="0.0023724812">
                <text:p>0.0023724812</text:p>
              </table:table-cell>
              <table:table-cell office:value-type="float" office:value="0.0019834442">
                <text:p>0.0019834442</text:p>
              </table:table-cell>
              <table:table-cell office:value-type="float" office:value="0.0020312567">
                <text:p>0.0020312567</text:p>
              </table:table-cell>
              <table:table-cell office:value-type="float" office:value="0.001922765">
                <text:p>0.001922765</text:p>
              </table:table-cell>
              <table:table-cell office:value-type="float" office:value="0.0023952909">
                <text:p>0.0023952909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0025757525">
                <text:p>0.0025757525</text:p>
              </table:table-cell>
              <table:table-cell office:value-type="float" office:value="0.0022205186">
                <text:p>0.0022205186</text:p>
              </table:table-cell>
              <table:table-cell office:value-type="float" office:value="0.002141463">
                <text:p>0.002141463</text:p>
              </table:table-cell>
              <table:table-cell office:value-type="float" office:value="0.0022287738">
                <text:p>0.0022287738</text:p>
              </table:table-cell>
              <table:table-cell office:value-type="float" office:value="0.0024060926">
                <text:p>0.0024060926</text:p>
              </table:table-cell>
            </table:table-row>
            <table:table-row>
              <table:table-cell office:value-type="string">
                <text:p>17500</text:p>
              </table:table-cell>
              <table:table-cell office:value-type="float" office:value="0.0030611536">
                <text:p>0.0030611536</text:p>
              </table:table-cell>
              <table:table-cell office:value-type="float" office:value="0.002660596">
                <text:p>0.002660596</text:p>
              </table:table-cell>
              <table:table-cell office:value-type="float" office:value="0.0026758444">
                <text:p>0.0026758444</text:p>
              </table:table-cell>
              <table:table-cell office:value-type="float" office:value="0.0026572396">
                <text:p>0.0026572396</text:p>
              </table:table-cell>
              <table:table-cell office:value-type="float" office:value="0.0030039156">
                <text:p>0.0030039156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0033335764">
                <text:p>0.0033335764</text:p>
              </table:table-cell>
              <table:table-cell office:value-type="float" office:value="0.003008789">
                <text:p>0.003008789</text:p>
              </table:table-cell>
              <table:table-cell office:value-type="float" office:value="0.0031913474">
                <text:p>0.0031913474</text:p>
              </table:table-cell>
              <table:table-cell office:value-type="float" office:value="0.003090371">
                <text:p>0.003090371</text:p>
              </table:table-cell>
              <table:table-cell office:value-type="float" office:value="0.0035267943">
                <text:p>0.00352679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